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57mm"/>
    </style:style>
    <style:style style:name="co3" style:family="table-column">
      <style:table-column-properties fo:break-before="auto" style:column-width="11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ource Han Sans CN Regular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 fo:font-size="11pt" fo:language="none" fo:country="none" style:text-underline-style="solid" style:text-underline-width="auto" style:text-underline-color="font-color" fo:font-weight="bold" style:font-name-asian="Source Han Sans CN Regular" style:font-size-asian="11pt" style:language-asian="none" style:country-asian="none" style:font-weight-asian="bold" style:font-name-complex="Arial" style:font-size-complex="11pt" style:language-complex="none" style:country-complex="none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style:text-underline-mode="continuous" style:text-overline-mode="continuous" style:text-line-through-mode="continuous" style:font-size-asian="10.5pt" style:language-asian="none" style:country-asian="none" style:font-style-asian="normal" style:font-name-complex="DejaVu Sans Mono" style:font-size-complex="10.5pt" style:language-complex="none" style:country-complex="none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DejaVu Sans Mono" fo:font-size="10.5pt" fo:language="none" fo:country="none" style:font-name-asian="DejaVu Sans Mono" style:font-size-asian="10.5pt" style:language-asian="none" style:country-asian="none" style:font-name-complex="DejaVu Sans Mono" style:font-size-complex="10.5pt" style:language-complex="none" style:country-complex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ff"/>
    </style:style>
    <style:style style:name="T3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00"/>
    </style:style>
    <style:style style:name="T4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/>
    </style:style>
    <style:style style:name="T5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ff"/>
    </style:style>
    <style:style style:name="T6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00"/>
    </style:style>
    <style:style style:name="T7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/>
    </style:style>
    <style:style style:name="T8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 fo:color="#0000ff"/>
    </style:style>
    <style:style style:name="T9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 fo:color="#000000"/>
    </style:style>
    <style:style style:name="T10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/>
    </style:style>
    <style:style style:name="T11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 fo:color="#0000ff"/>
    </style:style>
    <style:style style:name="T12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 fo:color="#000000"/>
    </style:style>
    <style:style style:name="T13" style:family="text">
      <style:text-properties fo:font-size="10.5pt" style:font-name="DejaVu Sans Mono" style:font-weight-asian="bold" style:font-style-asian="normal" style:font-style-complex="normal" style:font-name-complex="DejaVu Sans Mono" style:font-name-asian="DejaVu Sans Mono" fo:font-style="normal" fo:font-weight="bold" fo:color="#000080" style:font-size-complex="10.5pt" style:font-weight-complex="bold" style:font-size-asian="10.5pt"/>
    </style:style>
    <style:style style:name="T14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color="#000000" fo:font-weight="normal" style:font-weight-asian="normal" style:font-weight-complex="normal"/>
    </style:style>
    <style:style style:name="T15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asian="bold" fo:color="#000080" fo:font-weight="bold" style:font-weight-complex="bold"/>
    </style:style>
    <style:style style:name="T16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complex="normal" style:font-weight-asian="normal" fo:font-weight="normal" fo:color="#000000"/>
    </style:style>
    <style:style style:name="T17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complex="normal" style:font-weight-asian="normal" fo:font-weight="normal" fo:color="#0000ff"/>
    </style:style>
    <style:style style:name="T18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complex="bold" style:font-weight-asian="bold" fo:font-weight="bold" fo:color="#008080"/>
    </style:style>
    <style:style style:name="T19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style:font-weight-complex="bold" style:font-weight-asian="bold" fo:font-weight="bold" fo:color="#000080"/>
    </style:style>
    <style:style style:name="T20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color="#000000" style:font-weight-asian="normal" style:font-weight-complex="normal" fo:font-weight="normal"/>
    </style:style>
    <style:style style:name="T21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color="#008080" fo:font-weight="bold" style:font-weight-asian="bold" style:font-weight-complex="bold"/>
    </style:style>
    <style:style style:name="T22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font-weight="normal" style:font-weight-asian="normal" style:font-weight-complex="normal" fo:color="#0000ff"/>
    </style:style>
    <style:style style:name="T23" style:family="text">
      <style:text-properties fo:font-size="10.5pt" style:font-name="DejaVu Sans Mono" style:font-style-asian="normal" style:font-style-complex="normal" style:font-name-complex="DejaVu Sans Mono" style:font-name-asian="DejaVu Sans Mono" fo:font-style="normal" style:font-size-complex="10.5pt" style:font-size-asian="10.5pt"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onnéee brutes" table:style-name="ta1">
        <table:table-column table:style-name="co1" table:number-columns-repeated="5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68"/>
        </table:table-row>
        <table:table-row table:style-name="ro2"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27"/>
          <table:table-cell table:style-name="ce6" office:value-type="string" calcext:value-type="string">
            <text:p><text:span text:style-name="T7">elf.conv1 = nn.Conv2d(</text:span><text:span text:style-name="T8">1</text:span><text:span text:style-name="T9">, </text:span><text:span text:style-name="T8">5</text:span><text:span text:style-name="T9">, </text:span><text:span text:style-name="T8">5</text:span><text:span text:style-name="T9">)self.conv2 = nn.Conv2d(</text:span><text:span text:style-name="T8">5</text:span><text:span text:style-name="T9">, </text:span><text:span text:style-name="T8">10</text:span><text:span text:style-name="T9">, </text:span><text:span text:style-name="T8">5</text:span><text:span text:style-name="T9">)</text:span></text:p>
          </table:table-cell>
          <table:table-cell table:number-columns-repeated="4"/>
          <table:table-cell table:style-name="ce6" office:value-type="string" calcext:value-type="string">
            <text:p><text:span text:style-name="T7">self.conv1 = nn.Conv2d(</text:span><text:span text:style-name="T8">1</text:span><text:span text:style-name="T9">, nChannel, </text:span><text:span text:style-name="T8">5</text:span><text:span text:style-name="T9">)self.conv2 = nn.Conv2d(nChannel, nChannel, </text:span><text:span text:style-name="T8">5</text:span><text:span text:style-name="T9">)self.mp = nn.MaxPool2d(</text:span><text:span text:style-name="T8">2</text:span><text:span text:style-name="T9">)self.fc1 = nn.Linear(</text:span><text:span text:style-name="T8">16</text:span><text:span text:style-name="T9">*nChannel, </text:span><text:span text:style-name="T8">10</text:span><text:span text:style-name="T9">)</text:span></text:p>
          </table:table-cell>
          <table:table-cell table:number-columns-repeated="5"/>
          <table:table-cell table:style-name="ce23" office:value-type="string" calcext:value-type="string">
            <text:p><text:span text:style-name="T10">self.conv1 = nn.Conv2d(</text:span><text:span text:style-name="T11">1</text:span><text:span text:style-name="T12">, nChannel, kernel_size)self.conv2 = nn.Conv2d(nChannel, nChannel, kernel_size)self.mp = nn.MaxPool2d(</text:span><text:span text:style-name="T11">2</text:span><text:span text:style-name="T12">)self.fc1 = nn.Linear(</text:span><text:span text:style-name="T11">980</text:span><text:span text:style-name="T12">, </text:span><text:span text:style-name="T11">10</text:span><text:span text:style-name="T12">)</text:span></text:p>
          </table:table-cell>
          <table:table-cell/>
          <table:table-cell table:style-name="ce5" office:value-type="string" calcext:value-type="string">
            <text:p><text:span text:style-name="T13">for </text:span><text:span text:style-name="T14">model </text:span><text:span text:style-name="T15">in </text:span><text:span text:style-name="T16">[ConvoModel(</text:span><text:span text:style-name="T17">100</text:span><text:span text:style-name="T16">, </text:span><text:span text:style-name="T17">3</text:span><text:span text:style-name="T16">)]:    print(</text:span><text:span text:style-name="T18">'</text:span><text:span text:style-name="T19">\n</text:span><text:span text:style-name="T18">' </text:span><text:span text:style-name="T20">+ </text:span><text:span text:style-name="T21">"DEBUT DES TEST POUR LE MODEL:"</text:span><text:span text:style-name="T14">)    model = model    model, precision = experiment(model, </text:span><text:span text:style-name="T22">100</text:span><text:span text:style-name="T23">, </text:span><text:span text:style-name="T22">0.001</text:span><text:span text:style-name="T23">)</text:span></text:p>
          </table:table-cell>
          <table:table-cell table:number-columns-repeated="5"/>
          <table:table-cell table:style-name="ce5" office:value-type="string" calcext:value-type="string">
            <text:p><text:span text:style-name="T13">for </text:span><text:span text:style-name="T14">model </text:span><text:span text:style-name="T15">in </text:span><text:span text:style-name="T16">[ConvoModel(</text:span><text:span text:style-name="T17">100</text:span><text:span text:style-name="T16">, </text:span><text:span text:style-name="T17">3</text:span><text:span text:style-name="T16">)]:    print(</text:span><text:span text:style-name="T18">'</text:span><text:span text:style-name="T19">\n</text:span><text:span text:style-name="T18">' </text:span><text:span text:style-name="T20">+ </text:span><text:span text:style-name="T21">"DEBUT DES TEST POUR LE MODEL:"</text:span><text:span text:style-name="T14">)    model = model    model, precision = experiment(model, </text:span><text:span text:style-name="T22">100</text:span><text:span text:style-name="T23">, </text:span><text:span text:style-name="T22">0.0001</text:span><text:span text:style-name="T23">)</text:span></text:p>
          </table:table-cell>
        </table:table-row>
        <table:table-row table:style-name="ro3">
          <table:table-cell table:style-name="ce1" office:value-type="string" calcext:value-type="string">
            <text:p>LR = 0,001</text:p>
          </table:table-cell>
          <table:table-cell table:number-columns-repeated="4"/>
          <table:table-cell table:style-name="ce1" office:value-type="string" calcext:value-type="string">
            <text:p>LR = 0,001</text:p>
          </table:table-cell>
          <table:table-cell/>
          <table:table-cell table:style-name="ce5"/>
          <table:table-cell table:number-columns-repeated="2"/>
          <table:table-cell table:style-name="ce1" office:value-type="string" calcext:value-type="string">
            <text:p>LR = 0,01</text:p>
          </table:table-cell>
          <table:table-cell table:number-columns-repeated="4"/>
          <table:table-cell table:style-name="ce1" office:value-type="string" calcext:value-type="string">
            <text:p>LR = 0,0001</text:p>
          </table:table-cell>
          <table:table-cell table:number-columns-repeated="4"/>
          <table:table-cell table:style-name="ce6" office:value-type="string" calcext:value-type="string">
            <text:p><text:span text:style-name="T1">NLayerSigmoidModel(nNeurones,</text:span><text:span text:style-name="T2">10</text:span><text:span text:style-name="T3">)</text:span></text:p>
          </table:table-cell>
          <table:table-cell table:number-columns-repeated="47"/>
        </table:table-row>
        <table:table-row table:style-name="ro4">
          <table:table-cell table:style-name="ce2" office:value-type="string" calcext:value-type="string">
            <text:p>1 hidden layer (sigmoid) avec 512 neurones 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6" office:value-type="string" calcext:value-type="string">
            <text:p><text:span text:style-name="T1">experiment(model, </text:span><text:span text:style-name="T2">100</text:span><text:span text:style-name="T3">, </text:span><text:span text:style-name="T2">0.001</text:span><text:span text:style-name="T3">)</text:span></text:p>
          </table:table-cell>
          <table:table-cell table:number-columns-repeated="4"/>
          <table:table-cell table:style-name="ce6" office:value-type="string" calcext:value-type="string">
            <text:p><text:span text:style-name="T1">model, precision = experiment(model, </text:span><text:span text:style-name="T2">30</text:span><text:span text:style-name="T3">, </text:span><text:span text:style-name="T2">0.00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model, precision = experiment(model, </text:span><text:span text:style-name="T2">20</text:span><text:span text:style-name="T3">, </text:span><text:span text:style-name="T2">0.001</text:span><text:span text:style-name="T3">)</text:span></text:p>
          </table:table-cell>
          <table:table-cell table:number-columns-repeated="4"/>
          <table:table-cell table:style-name="ce6" office:value-type="string" calcext:value-type="string">
            <text:p><text:span text:style-name="T1">model, precision = experiment(model, </text:span><text:span text:style-name="T2">20</text:span><text:span text:style-name="T3">, </text:span><text:span text:style-name="T2">0.001</text:span><text:span text:style-name="T3">)</text:span></text:p>
          </table:table-cell>
          <table:table-cell table:number-columns-repeated="11"/>
          <table:table-cell office:value-type="string" calcext:value-type="string">
            <text:p>DEBUT DES TEST POUR LE MODEL:</text:p>
          </table:table-cell>
          <table:table-cell table:number-columns-repeated="4"/>
          <table:table-cell table:style-name="ce6" office:value-type="string" calcext:value-type="string">
            <text:p><text:span text:style-name="T1">ConvoModel(</text:span><text:span text:style-name="T2">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ConvoModel(</text:span><text:span text:style-name="T2">20</text:span><text:span text:style-name="T3">, </text:span><text:span text:style-name="T2">1</text:span><text:span text:style-name="T3">)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valid set: Average loss: 0.3852, Accuracy: 5177/6000 (86%)</text:p>
          </table:table-cell>
          <table:table-cell table:number-columns-repeated="4"/>
          <table:table-cell office:value-type="string" calcext:value-type="string">
            <text:p>valid set: Average loss: 0.4070, Accuracy: 5140/6000 (86%)</text:p>
          </table:table-cell>
          <table:table-cell table:number-columns-repeated="4"/>
          <table:table-cell office:value-type="string" calcext:value-type="string">
            <text:p>valid set: Average loss: 0.5250, Accuracy: 4823/6000 (80%)</text:p>
          </table:table-cell>
          <table:table-cell table:number-columns-repeated="4"/>
          <table:table-cell office:value-type="string" calcext:value-type="string">
            <text:p>valid set: Average loss: 0.6098, Accuracy: 4741/6000 (79%)</text:p>
          </table:table-cell>
          <table:table-cell table:number-columns-repeated="4"/>
          <table:table-cell office:value-type="string" calcext:value-type="string">
            <text:p>valid set: Average loss: 1.0081, Accuracy: 3674/6000 (61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1</text:span><text:span text:style-name="T3">)</text:span></text:p>
          </table:table-cell>
          <table:table-cell table:number-columns-repeated="10"/>
          <table:table-cell table:style-name="ce6" office:value-type="string" calcext:value-type="string">
            <text:p><text:span text:style-name="T1">NLayerRectifyModel(nNeurones, </text:span><text:span text:style-name="T2">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TwoLayerRectSoftplusModel(nNeurones, </text:span><text:span text:style-name="T2">2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4621, Accuracy: 5019/6000 (84%)</text:p>
          </table:table-cell>
          <table:table-cell table:number-columns-repeated="4"/>
          <table:table-cell office:value-type="string" calcext:value-type="string">
            <text:p>valid set: Average loss: 0.9564, Accuracy: 3919/6000 (65%)</text:p>
          </table:table-cell>
          <table:table-cell table:number-columns-repeated="5"/>
          <table:table-cell office:value-type="string" calcext:value-type="string">
            <text:p>valid set: Average loss: 0.4908, Accuracy: 4922/6000 (82%)</text:p>
          </table:table-cell>
          <table:table-cell/>
          <table:table-cell office:value-type="string" calcext:value-type="string">
            <text:p>DEBUT DES TEST POUR LE MODEL:</text:p>
          </table:table-cell>
          <table:table-cell table:number-columns-repeated="5"/>
          <table:table-cell office:value-type="string" calcext:value-type="string">
            <text:p>DEBUT DES TEST POUR LE MODEL:</text:p>
          </table:table-cell>
        </table:table-row>
        <table:table-row table:style-name="ro6">
          <table:table-cell office:value-type="string" calcext:value-type="string">
            <text:p>valid set: Average loss: 0.3511, Accuracy: 5224/6000 (87%)</text:p>
          </table:table-cell>
          <table:table-cell table:number-columns-repeated="4"/>
          <table:table-cell office:value-type="string" calcext:value-type="string">
            <text:p>valid set: Average loss: 0.3623, Accuracy: 5220/6000 (87%)</text:p>
          </table:table-cell>
          <table:table-cell table:number-columns-repeated="4"/>
          <table:table-cell office:value-type="string" calcext:value-type="string">
            <text:p>valid set: Average loss: 0.4993, Accuracy: 4893/6000 (82%)</text:p>
          </table:table-cell>
          <table:table-cell table:number-columns-repeated="4"/>
          <table:table-cell office:value-type="string" calcext:value-type="string">
            <text:p>valid set: Average loss: 0.4964, Accuracy: 4960/6000 (83%)</text:p>
          </table:table-cell>
          <table:table-cell table:number-columns-repeated="4"/>
          <table:table-cell office:value-type="string" calcext:value-type="string">
            <text:p>valid set: Average loss: 1.0154, Accuracy: 3716/6000 (62%)</text:p>
          </table:table-cell>
          <table:table-cell table:number-columns-repeated="4"/>
          <table:table-cell office:value-type="string" calcext:value-type="string">
            <text:p>valid set: Average loss: 0.3899, Accuracy: 5140/6000 (86%)</text:p>
          </table:table-cell>
          <table:table-cell table:number-columns-repeated="5"/>
          <table:table-cell table:style-name="ce6" office:value-type="string" calcext:value-type="string">
            <text:p><text:span text:style-name="T1">NLayerTanhModel(nNeurones, </text:span><text:span text:style-name="T2">1</text:span><text:span text:style-name="T3">)</text:span></text:p>
          </table:table-cell>
          <table:table-cell table:number-columns-repeated="4"/>
          <table:table-cell office:value-type="string" calcext:value-type="string">
            <text:p>valid set: Average loss: 0.3568, Accuracy: 5162/6000 (86%)</text:p>
          </table:table-cell>
          <table:table-cell table:number-columns-repeated="5"/>
          <table:table-cell office:value-type="string" calcext:value-type="string">
            <text:p>valid set: Average loss: 0.3765, Accuracy: 5159/6000 (86%)</text:p>
          </table:table-cell>
          <table:table-cell table:number-columns-repeated="5"/>
          <table:table-cell office:value-type="string" calcext:value-type="string">
            <text:p>valid set: Average loss: 0.4038, Accuracy: 5119/6000 (85%)</text:p>
          </table:table-cell>
          <table:table-cell table:number-columns-repeated="4"/>
          <table:table-cell office:value-type="string" calcext:value-type="string">
            <text:p>valid set: Average loss: 0.8458, Accuracy: 4121/6000 (69%)</text:p>
          </table:table-cell>
          <table:table-cell table:number-columns-repeated="5"/>
          <table:table-cell office:value-type="string" calcext:value-type="string">
            <text:p>valid set: Average loss: 0.4609, Accuracy: 4992/6000 (83%)</text:p>
          </table:table-cell>
          <table:table-cell/>
          <table:table-cell office:value-type="string" calcext:value-type="string">
            <text:p>valid set: Average loss: 0.3414, Accuracy: 5274/6000 (88%)</text:p>
          </table:table-cell>
          <table:table-cell table:number-columns-repeated="5"/>
          <table:table-cell office:value-type="string" calcext:value-type="string">
            <text:p>valid set: Average loss: 0.4716, Accuracy: 4987/6000 (83%)</text:p>
          </table:table-cell>
        </table:table-row>
        <table:table-row table:style-name="ro1">
          <table:table-cell office:value-type="string" calcext:value-type="string">
            <text:p>valid set: Average loss: 0.3471, Accuracy: 5238/6000 (87%)</text:p>
          </table:table-cell>
          <table:table-cell table:number-columns-repeated="4"/>
          <table:table-cell office:value-type="string" calcext:value-type="string">
            <text:p>valid set: Average loss: 0.3360, Accuracy: 5292/6000 (88%)</text:p>
          </table:table-cell>
          <table:table-cell table:number-columns-repeated="4"/>
          <table:table-cell office:value-type="string" calcext:value-type="string">
            <text:p>valid set: Average loss: 0.4901, Accuracy: 4910/6000 (82%)</text:p>
          </table:table-cell>
          <table:table-cell table:number-columns-repeated="4"/>
          <table:table-cell office:value-type="string" calcext:value-type="string">
            <text:p>valid set: Average loss: 0.4531, Accuracy: 5025/6000 (84%)</text:p>
          </table:table-cell>
          <table:table-cell table:number-columns-repeated="4"/>
          <table:table-cell office:value-type="string" calcext:value-type="string">
            <text:p>valid set: Average loss: 0.6781, Accuracy: 4375/6000 (73%)</text:p>
          </table:table-cell>
          <table:table-cell table:number-columns-repeated="4"/>
          <table:table-cell office:value-type="string" calcext:value-type="string">
            <text:p>valid set: Average loss: 0.3222, Accuracy: 5286/6000 (88%)</text:p>
          </table:table-cell>
          <table:table-cell table:number-columns-repeated="5"/>
          <table:table-cell office:value-type="string" calcext:value-type="string">
            <text:p>valid set: Average loss: 0.3900, Accuracy: 5145/6000 (86%)</text:p>
          </table:table-cell>
          <table:table-cell table:number-columns-repeated="4"/>
          <table:table-cell office:value-type="string" calcext:value-type="string">
            <text:p>valid set: Average loss: 0.3295, Accuracy: 5270/6000 (88%)</text:p>
          </table:table-cell>
          <table:table-cell table:number-columns-repeated="5"/>
          <table:table-cell office:value-type="string" calcext:value-type="string">
            <text:p>valid set: Average loss: 0.3332, Accuracy: 5276/6000 (88%)</text:p>
          </table:table-cell>
          <table:table-cell table:number-columns-repeated="5"/>
          <table:table-cell office:value-type="string" calcext:value-type="string">
            <text:p>valid set: Average loss: 0.3723, Accuracy: 5191/6000 (87%)</text:p>
          </table:table-cell>
          <table:table-cell table:number-columns-repeated="4"/>
          <table:table-cell office:value-type="string" calcext:value-type="string">
            <text:p>valid set: Average loss: 0.7876, Accuracy: 4255/6000 (71%)</text:p>
          </table:table-cell>
          <table:table-cell table:number-columns-repeated="5"/>
          <table:table-cell office:value-type="string" calcext:value-type="string">
            <text:p>valid set: Average loss: 0.4366, Accuracy: 5077/6000 (85%)</text:p>
          </table:table-cell>
          <table:table-cell/>
          <table:table-cell office:value-type="string" calcext:value-type="string">
            <text:p>valid set: Average loss: 0.2822, Accuracy: 5391/6000 (90%)</text:p>
          </table:table-cell>
          <table:table-cell table:number-columns-repeated="5"/>
          <table:table-cell office:value-type="string" calcext:value-type="string">
            <text:p>valid set: Average loss: 0.4039, Accuracy: 5154/6000 (86%)</text:p>
          </table:table-cell>
        </table:table-row>
        <table:table-row table:style-name="ro1">
          <table:table-cell office:value-type="string" calcext:value-type="string">
            <text:p>valid set: Average loss: 0.3126, Accuracy: 5314/6000 (89%)</text:p>
          </table:table-cell>
          <table:table-cell table:number-columns-repeated="4"/>
          <table:table-cell office:value-type="string" calcext:value-type="string">
            <text:p>valid set: Average loss: 0.3270, Accuracy: 5295/6000 (88%)</text:p>
          </table:table-cell>
          <table:table-cell table:number-columns-repeated="4"/>
          <table:table-cell office:value-type="string" calcext:value-type="string">
            <text:p>valid set: Average loss: 0.4870, Accuracy: 5012/6000 (84%)</text:p>
          </table:table-cell>
          <table:table-cell table:number-columns-repeated="4"/>
          <table:table-cell office:value-type="string" calcext:value-type="string">
            <text:p>valid set: Average loss: 0.4290, Accuracy: 5088/6000 (85%)</text:p>
          </table:table-cell>
          <table:table-cell table:number-columns-repeated="4"/>
          <table:table-cell office:value-type="string" calcext:value-type="string">
            <text:p>valid set: Average loss: 0.5590, Accuracy: 4845/6000 (81%)</text:p>
          </table:table-cell>
          <table:table-cell table:number-columns-repeated="4"/>
          <table:table-cell office:value-type="string" calcext:value-type="string">
            <text:p>valid set: Average loss: 0.3297, Accuracy: 5249/6000 (87%)</text:p>
          </table:table-cell>
          <table:table-cell table:number-columns-repeated="5"/>
          <table:table-cell office:value-type="string" calcext:value-type="string">
            <text:p>valid set: Average loss: 0.3359, Accuracy: 5260/6000 (88%)</text:p>
          </table:table-cell>
          <table:table-cell table:number-columns-repeated="4"/>
          <table:table-cell office:value-type="string" calcext:value-type="string">
            <text:p>valid set: Average loss: 0.3011, Accuracy: 5318/6000 (89%)</text:p>
          </table:table-cell>
          <table:table-cell table:number-columns-repeated="5"/>
          <table:table-cell office:value-type="string" calcext:value-type="string">
            <text:p>valid set: Average loss: 0.3200, Accuracy: 5286/6000 (88%)</text:p>
          </table:table-cell>
          <table:table-cell table:number-columns-repeated="5"/>
          <table:table-cell office:value-type="string" calcext:value-type="string">
            <text:p>valid set: Average loss: 0.3553, Accuracy: 5234/6000 (87%)</text:p>
          </table:table-cell>
          <table:table-cell table:number-columns-repeated="4"/>
          <table:table-cell office:value-type="string" calcext:value-type="string">
            <text:p>valid set: Average loss: 0.7625, Accuracy: 4312/6000 (72%)</text:p>
          </table:table-cell>
          <table:table-cell table:number-columns-repeated="5"/>
          <table:table-cell office:value-type="string" calcext:value-type="string">
            <text:p>valid set: Average loss: 0.4178, Accuracy: 5077/6000 (85%)</text:p>
          </table:table-cell>
          <table:table-cell/>
          <table:table-cell office:value-type="string" calcext:value-type="string">
            <text:p>valid set: Average loss: 0.2688, Accuracy: 5420/6000 (90%)</text:p>
          </table:table-cell>
          <table:table-cell table:number-columns-repeated="5"/>
          <table:table-cell office:value-type="string" calcext:value-type="string">
            <text:p>valid set: Average loss: 0.3746, Accuracy: 5185/6000 (86%)</text:p>
          </table:table-cell>
        </table:table-row>
        <table:table-row table:style-name="ro1">
          <table:table-cell office:value-type="string" calcext:value-type="string">
            <text:p>valid set: Average loss: 0.3321, Accuracy: 5279/6000 (88%)</text:p>
          </table:table-cell>
          <table:table-cell table:number-columns-repeated="4"/>
          <table:table-cell office:value-type="string" calcext:value-type="string">
            <text:p>valid set: Average loss: 0.3086, Accuracy: 5343/6000 (89%)</text:p>
          </table:table-cell>
          <table:table-cell table:number-columns-repeated="4"/>
          <table:table-cell office:value-type="string" calcext:value-type="string">
            <text:p>valid set: Average loss: 0.5168, Accuracy: 4844/6000 (81%)</text:p>
          </table:table-cell>
          <table:table-cell table:number-columns-repeated="4"/>
          <table:table-cell office:value-type="string" calcext:value-type="string">
            <text:p>valid set: Average loss: 0.4118, Accuracy: 5102/6000 (85%)</text:p>
          </table:table-cell>
          <table:table-cell table:number-columns-repeated="4"/>
          <table:table-cell office:value-type="string" calcext:value-type="string">
            <text:p>valid set: Average loss: 0.5372, Accuracy: 4830/6000 (80%)</text:p>
          </table:table-cell>
          <table:table-cell table:number-columns-repeated="4"/>
          <table:table-cell office:value-type="string" calcext:value-type="string">
            <text:p>valid set: Average loss: 0.2958, Accuracy: 5349/6000 (89%)</text:p>
          </table:table-cell>
          <table:table-cell table:number-columns-repeated="5"/>
          <table:table-cell office:value-type="string" calcext:value-type="string">
            <text:p>valid set: Average loss: 0.3541, Accuracy: 5211/6000 (87%)</text:p>
          </table:table-cell>
          <table:table-cell table:number-columns-repeated="4"/>
          <table:table-cell office:value-type="string" calcext:value-type="string">
            <text:p>valid set: Average loss: 0.2963, Accuracy: 5331/6000 (89%)</text:p>
          </table:table-cell>
          <table:table-cell table:number-columns-repeated="5"/>
          <table:table-cell office:value-type="string" calcext:value-type="string">
            <text:p>valid set: Average loss: 0.3137, Accuracy: 5299/6000 (88%)</text:p>
          </table:table-cell>
          <table:table-cell table:number-columns-repeated="5"/>
          <table:table-cell office:value-type="string" calcext:value-type="string">
            <text:p>valid set: Average loss: 0.3547, Accuracy: 5227/6000 (87%)</text:p>
          </table:table-cell>
          <table:table-cell table:number-columns-repeated="4"/>
          <table:table-cell office:value-type="string" calcext:value-type="string">
            <text:p>valid set: Average loss: 0.7419, Accuracy: 4351/6000 (73%)</text:p>
          </table:table-cell>
          <table:table-cell table:number-columns-repeated="5"/>
          <table:table-cell office:value-type="string" calcext:value-type="string">
            <text:p>valid set: Average loss: 0.4140, Accuracy: 5100/6000 (85%)</text:p>
          </table:table-cell>
          <table:table-cell/>
          <table:table-cell office:value-type="string" calcext:value-type="string">
            <text:p>valid set: Average loss: 0.2506, Accuracy: 5461/6000 (91%)</text:p>
          </table:table-cell>
          <table:table-cell table:number-columns-repeated="5"/>
          <table:table-cell office:value-type="string" calcext:value-type="string">
            <text:p>valid set: Average loss: 0.3510, Accuracy: 5238/6000 (87%)</text:p>
          </table:table-cell>
        </table:table-row>
        <table:table-row table:style-name="ro1">
          <table:table-cell office:value-type="string" calcext:value-type="string">
            <text:p>valid set: Average loss: 0.3227, Accuracy: 5303/6000 (88%)</text:p>
          </table:table-cell>
          <table:table-cell table:number-columns-repeated="4"/>
          <table:table-cell office:value-type="string" calcext:value-type="string">
            <text:p>valid set: Average loss: 0.3040, Accuracy: 5346/6000 (89%)</text:p>
          </table:table-cell>
          <table:table-cell table:number-columns-repeated="4"/>
          <table:table-cell office:value-type="string" calcext:value-type="string">
            <text:p>valid set: Average loss: 0.4486, Accuracy: 4991/6000 (83%)</text:p>
          </table:table-cell>
          <table:table-cell table:number-columns-repeated="4"/>
          <table:table-cell office:value-type="string" calcext:value-type="string">
            <text:p>valid set: Average loss: 0.4013, Accuracy: 5123/6000 (85%)</text:p>
          </table:table-cell>
          <table:table-cell table:number-columns-repeated="4"/>
          <table:table-cell office:value-type="string" calcext:value-type="string">
            <text:p>valid set: Average loss: 0.4867, Accuracy: 5014/6000 (84%)</text:p>
          </table:table-cell>
          <table:table-cell table:number-columns-repeated="4"/>
          <table:table-cell office:value-type="string" calcext:value-type="string">
            <text:p>valid set: Average loss: 0.2965, Accuracy: 5324/6000 (89%)</text:p>
          </table:table-cell>
          <table:table-cell table:number-columns-repeated="5"/>
          <table:table-cell office:value-type="string" calcext:value-type="string">
            <text:p>valid set: Average loss: 0.3117, Accuracy: 5355/6000 (89%)</text:p>
          </table:table-cell>
          <table:table-cell table:number-columns-repeated="4"/>
          <table:table-cell office:value-type="string" calcext:value-type="string">
            <text:p>valid set: Average loss: 0.2955, Accuracy: 5316/6000 (89%)</text:p>
          </table:table-cell>
          <table:table-cell table:number-columns-repeated="5"/>
          <table:table-cell office:value-type="string" calcext:value-type="string">
            <text:p>valid set: Average loss: 0.2887, Accuracy: 5351/6000 (89%)</text:p>
          </table:table-cell>
          <table:table-cell table:number-columns-repeated="5"/>
          <table:table-cell office:value-type="string" calcext:value-type="string">
            <text:p>valid set: Average loss: 0.3418, Accuracy: 5259/6000 (88%)</text:p>
          </table:table-cell>
          <table:table-cell table:number-columns-repeated="4"/>
          <table:table-cell office:value-type="string" calcext:value-type="string">
            <text:p>valid set: Average loss: 0.7325, Accuracy: 4415/6000 (74%)</text:p>
          </table:table-cell>
          <table:table-cell table:number-columns-repeated="5"/>
          <table:table-cell office:value-type="string" calcext:value-type="string">
            <text:p>valid set: Average loss: 0.4081, Accuracy: 5130/6000 (86%)</text:p>
          </table:table-cell>
          <table:table-cell/>
          <table:table-cell office:value-type="string" calcext:value-type="string">
            <text:p>valid set: Average loss: 0.2660, Accuracy: 5414/6000 (90%)</text:p>
          </table:table-cell>
          <table:table-cell table:number-columns-repeated="5"/>
          <table:table-cell office:value-type="string" calcext:value-type="string">
            <text:p>valid set: Average loss: 0.3408, Accuracy: 5274/6000 (88%)</text:p>
          </table:table-cell>
        </table:table-row>
        <table:table-row table:style-name="ro1">
          <table:table-cell office:value-type="string" calcext:value-type="string">
            <text:p>valid set: Average loss: 0.2924, Accuracy: 5358/6000 (89%)</text:p>
          </table:table-cell>
          <table:table-cell table:number-columns-repeated="4"/>
          <table:table-cell office:value-type="string" calcext:value-type="string">
            <text:p>valid set: Average loss: 0.3006, Accuracy: 5362/6000 (89%)</text:p>
          </table:table-cell>
          <table:table-cell table:number-columns-repeated="4"/>
          <table:table-cell office:value-type="string" calcext:value-type="string">
            <text:p>valid set: Average loss: 0.4609, Accuracy: 5013/6000 (84%)</text:p>
          </table:table-cell>
          <table:table-cell table:number-columns-repeated="4"/>
          <table:table-cell office:value-type="string" calcext:value-type="string">
            <text:p>valid set: Average loss: 0.3920, Accuracy: 5155/6000 (86%)</text:p>
          </table:table-cell>
          <table:table-cell table:number-columns-repeated="4"/>
          <table:table-cell office:value-type="string" calcext:value-type="string">
            <text:p>valid set: Average loss: 0.4908, Accuracy: 4946/6000 (82%)</text:p>
          </table:table-cell>
          <table:table-cell table:number-columns-repeated="4"/>
          <table:table-cell office:value-type="string" calcext:value-type="string">
            <text:p>valid set: Average loss: 0.2892, Accuracy: 5364/6000 (89%)</text:p>
          </table:table-cell>
          <table:table-cell table:number-columns-repeated="5"/>
          <table:table-cell office:value-type="string" calcext:value-type="string">
            <text:p>valid set: Average loss: 0.3191, Accuracy: 5287/6000 (88%)</text:p>
          </table:table-cell>
          <table:table-cell table:number-columns-repeated="4"/>
          <table:table-cell office:value-type="string" calcext:value-type="string">
            <text:p>valid set: Average loss: 0.2791, Accuracy: 5371/6000 (90%)</text:p>
          </table:table-cell>
          <table:table-cell table:number-columns-repeated="5"/>
          <table:table-cell office:value-type="string" calcext:value-type="string">
            <text:p>valid set: Average loss: 0.2924, Accuracy: 5399/6000 (90%)</text:p>
          </table:table-cell>
          <table:table-cell table:number-columns-repeated="5"/>
          <table:table-cell office:value-type="string" calcext:value-type="string">
            <text:p>valid set: Average loss: 0.3413, Accuracy: 5254/6000 (88%)</text:p>
          </table:table-cell>
          <table:table-cell table:number-columns-repeated="4"/>
          <table:table-cell office:value-type="string" calcext:value-type="string">
            <text:p>valid set: Average loss: 0.7210, Accuracy: 4396/6000 (73%)</text:p>
          </table:table-cell>
          <table:table-cell table:number-columns-repeated="5"/>
          <table:table-cell office:value-type="string" calcext:value-type="string">
            <text:p>valid set: Average loss: 0.3957, Accuracy: 5155/6000 (86%)</text:p>
          </table:table-cell>
          <table:table-cell/>
          <table:table-cell office:value-type="string" calcext:value-type="string">
            <text:p>valid set: Average loss: 0.2706, Accuracy: 5443/6000 (91%)</text:p>
          </table:table-cell>
          <table:table-cell table:number-columns-repeated="5"/>
          <table:table-cell office:value-type="string" calcext:value-type="string">
            <text:p>valid set: Average loss: 0.3289, Accuracy: 5284/6000 (88%)</text:p>
          </table:table-cell>
        </table:table-row>
        <table:table-row table:style-name="ro1">
          <table:table-cell office:value-type="string" calcext:value-type="string">
            <text:p>valid set: Average loss: 0.2925, Accuracy: 5357/6000 (89%)</text:p>
          </table:table-cell>
          <table:table-cell table:number-columns-repeated="4"/>
          <table:table-cell office:value-type="string" calcext:value-type="string">
            <text:p>valid set: Average loss: 0.3137, Accuracy: 5356/6000 (89%)</text:p>
          </table:table-cell>
          <table:table-cell table:number-columns-repeated="4"/>
          <table:table-cell office:value-type="string" calcext:value-type="string">
            <text:p>valid set: Average loss: 0.4876, Accuracy: 4888/6000 (81%)</text:p>
          </table:table-cell>
          <table:table-cell table:number-columns-repeated="4"/>
          <table:table-cell office:value-type="string" calcext:value-type="string">
            <text:p>valid set: Average loss: 0.3803, Accuracy: 5159/6000 (86%)</text:p>
          </table:table-cell>
          <table:table-cell table:number-columns-repeated="4"/>
          <table:table-cell office:value-type="string" calcext:value-type="string">
            <text:p>valid set: Average loss: 0.4265, Accuracy: 5166/6000 (86%)</text:p>
          </table:table-cell>
          <table:table-cell table:number-columns-repeated="4"/>
          <table:table-cell office:value-type="string" calcext:value-type="string">
            <text:p>valid set: Average loss: 0.2919, Accuracy: 5353/6000 (89%)</text:p>
          </table:table-cell>
          <table:table-cell table:number-columns-repeated="5"/>
          <table:table-cell office:value-type="string" calcext:value-type="string">
            <text:p>valid set: Average loss: 0.3202, Accuracy: 5314/6000 (89%)</text:p>
          </table:table-cell>
          <table:table-cell table:number-columns-repeated="4"/>
          <table:table-cell office:value-type="string" calcext:value-type="string">
            <text:p>valid set: Average loss: 0.2782, Accuracy: 5393/6000 (90%)</text:p>
          </table:table-cell>
          <table:table-cell table:number-columns-repeated="5"/>
          <table:table-cell office:value-type="string" calcext:value-type="string">
            <text:p>valid set: Average loss: 0.2965, Accuracy: 5346/6000 (89%)</text:p>
          </table:table-cell>
          <table:table-cell table:number-columns-repeated="5"/>
          <table:table-cell office:value-type="string" calcext:value-type="string">
            <text:p>valid set: Average loss: 0.3441, Accuracy: 5262/6000 (88%)</text:p>
          </table:table-cell>
          <table:table-cell table:number-columns-repeated="4"/>
          <table:table-cell office:value-type="string" calcext:value-type="string">
            <text:p>valid set: Average loss: 0.7171, Accuracy: 4424/6000 (74%)</text:p>
          </table:table-cell>
          <table:table-cell table:number-columns-repeated="5"/>
          <table:table-cell office:value-type="string" calcext:value-type="string">
            <text:p>valid set: Average loss: 0.4016, Accuracy: 5114/6000 (85%)</text:p>
          </table:table-cell>
          <table:table-cell/>
          <table:table-cell office:value-type="string" calcext:value-type="string">
            <text:p>valid set: Average loss: 0.2524, Accuracy: 5466/6000 (91%)</text:p>
          </table:table-cell>
          <table:table-cell table:number-columns-repeated="5"/>
          <table:table-cell office:value-type="string" calcext:value-type="string">
            <text:p>valid set: Average loss: 0.3143, Accuracy: 5329/6000 (89%)</text:p>
          </table:table-cell>
        </table:table-row>
        <table:table-row table:style-name="ro1">
          <table:table-cell office:value-type="string" calcext:value-type="string">
            <text:p>valid set: Average loss: 0.2916, Accuracy: 5347/6000 (89%)</text:p>
          </table:table-cell>
          <table:table-cell table:number-columns-repeated="4"/>
          <table:table-cell office:value-type="string" calcext:value-type="string">
            <text:p>valid set: Average loss: 0.3017, Accuracy: 5341/6000 (89%)</text:p>
          </table:table-cell>
          <table:table-cell table:number-columns-repeated="4"/>
          <table:table-cell office:value-type="string" calcext:value-type="string">
            <text:p>valid set: Average loss: 0.5518, Accuracy: 4957/6000 (83%)</text:p>
          </table:table-cell>
          <table:table-cell table:number-columns-repeated="4"/>
          <table:table-cell office:value-type="string" calcext:value-type="string">
            <text:p>valid set: Average loss: 0.3749, Accuracy: 5177/6000 (86%)</text:p>
          </table:table-cell>
          <table:table-cell table:number-columns-repeated="4"/>
          <table:table-cell office:value-type="string" calcext:value-type="string">
            <text:p>valid set: Average loss: 0.4070, Accuracy: 5188/6000 (86%)</text:p>
          </table:table-cell>
          <table:table-cell table:number-columns-repeated="4"/>
          <table:table-cell office:value-type="string" calcext:value-type="string">
            <text:p>valid set: Average loss: 0.2800, Accuracy: 5384/6000 (90%)</text:p>
          </table:table-cell>
          <table:table-cell table:number-columns-repeated="5"/>
          <table:table-cell office:value-type="string" calcext:value-type="string">
            <text:p>valid set: Average loss: 0.3147, Accuracy: 5308/6000 (88%)</text:p>
          </table:table-cell>
          <table:table-cell table:number-columns-repeated="4"/>
          <table:table-cell office:value-type="string" calcext:value-type="string">
            <text:p>valid set: Average loss: 0.2790, Accuracy: 5377/6000 (90%)</text:p>
          </table:table-cell>
          <table:table-cell table:number-columns-repeated="5"/>
          <table:table-cell office:value-type="string" calcext:value-type="string">
            <text:p>valid set: Average loss: 0.2971, Accuracy: 5375/6000 (90%)</text:p>
          </table:table-cell>
          <table:table-cell table:number-columns-repeated="5"/>
          <table:table-cell office:value-type="string" calcext:value-type="string">
            <text:p>valid set: Average loss: 0.3257, Accuracy: 5321/6000 (89%)</text:p>
          </table:table-cell>
          <table:table-cell table:number-columns-repeated="4"/>
          <table:table-cell office:value-type="string" calcext:value-type="string">
            <text:p>valid set: Average loss: 0.7082, Accuracy: 4435/6000 (74%)</text:p>
          </table:table-cell>
          <table:table-cell table:number-columns-repeated="5"/>
          <table:table-cell office:value-type="string" calcext:value-type="string">
            <text:p>valid set: Average loss: 0.3961, Accuracy: 5122/6000 (85%)</text:p>
          </table:table-cell>
          <table:table-cell/>
          <table:table-cell office:value-type="string" calcext:value-type="string">
            <text:p>valid set: Average loss: 0.2827, Accuracy: 5437/6000 (91%)</text:p>
          </table:table-cell>
          <table:table-cell table:number-columns-repeated="5"/>
          <table:table-cell office:value-type="string" calcext:value-type="string">
            <text:p>valid set: Average loss: 0.3028, Accuracy: 5340/6000 (89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2993, Accuracy: 5360/6000 (89%)</text:p>
          </table:table-cell>
          <table:table-cell table:number-columns-repeated="4"/>
          <table:table-cell office:value-type="string" calcext:value-type="string">
            <text:p>valid set: Average loss: 0.4671, Accuracy: 4992/6000 (83%)</text:p>
          </table:table-cell>
          <table:table-cell table:number-columns-repeated="4"/>
          <table:table-cell office:value-type="string" calcext:value-type="string">
            <text:p>valid set: Average loss: 0.3708, Accuracy: 5184/6000 (86%)</text:p>
          </table:table-cell>
          <table:table-cell table:number-columns-repeated="4"/>
          <table:table-cell office:value-type="string" calcext:value-type="string">
            <text:p>valid set: Average loss: 0.4020, Accuracy: 5229/6000 (87%)</text:p>
          </table:table-cell>
          <table:table-cell table:number-columns-repeated="4"/>
          <table:table-cell office:value-type="string" calcext:value-type="string">
            <text:p>valid set: Average loss: 0.2836, Accuracy: 5437/6000 (91%)</text:p>
          </table:table-cell>
          <table:table-cell table:number-columns-repeated="5"/>
          <table:table-cell office:value-type="string" calcext:value-type="string">
            <text:p>valid set: Average loss: 0.3026, Accuracy: 5320/6000 (89%)</text:p>
          </table:table-cell>
          <table:table-cell table:number-columns-repeated="4"/>
          <table:table-cell office:value-type="string" calcext:value-type="string">
            <text:p>valid set: Average loss: 0.2912, Accuracy: 5390/6000 (90%)</text:p>
          </table:table-cell>
          <table:table-cell table:number-columns-repeated="5"/>
          <table:table-cell office:value-type="string" calcext:value-type="string">
            <text:p>valid set: Average loss: 0.3042, Accuracy: 5353/6000 (89%)</text:p>
          </table:table-cell>
          <table:table-cell table:number-columns-repeated="5"/>
          <table:table-cell office:value-type="string" calcext:value-type="string">
            <text:p>valid set: Average loss: 0.3219, Accuracy: 5319/6000 (89%)</text:p>
          </table:table-cell>
          <table:table-cell table:number-columns-repeated="4"/>
          <table:table-cell office:value-type="string" calcext:value-type="string">
            <text:p>valid set: Average loss: 0.7112, Accuracy: 4446/6000 (74%)</text:p>
          </table:table-cell>
          <table:table-cell table:number-columns-repeated="5"/>
          <table:table-cell office:value-type="string" calcext:value-type="string">
            <text:p>valid set: Average loss: 0.3863, Accuracy: 5178/6000 (86%)</text:p>
          </table:table-cell>
          <table:table-cell/>
          <table:table-cell office:value-type="string" calcext:value-type="string">
            <text:p>valid set: Average loss: 0.2634, Accuracy: 5483/6000 (91%)</text:p>
          </table:table-cell>
          <table:table-cell table:number-columns-repeated="5"/>
          <table:table-cell office:value-type="string" calcext:value-type="string">
            <text:p>valid set: Average loss: 0.2967, Accuracy: 5369/6000 (89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629, Accuracy: 5209/6000 (87%)</text:p>
          </table:table-cell>
          <table:table-cell table:number-columns-repeated="4"/>
          <table:table-cell office:value-type="string" calcext:value-type="string">
            <text:p>valid set: Average loss: 0.4353, Accuracy: 5156/6000 (86%)</text:p>
          </table:table-cell>
          <table:table-cell table:number-columns-repeated="4"/>
          <table:table-cell office:value-type="string" calcext:value-type="string">
            <text:p>valid set: Average loss: 0.2728, Accuracy: 5410/6000 (90%)</text:p>
          </table:table-cell>
          <table:table-cell table:number-columns-repeated="5"/>
          <table:table-cell office:value-type="string" calcext:value-type="string">
            <text:p>valid set: Average loss: 0.3049, Accuracy: 5348/6000 (89%)</text:p>
          </table:table-cell>
          <table:table-cell table:number-columns-repeated="4"/>
          <table:table-cell office:value-type="string" calcext:value-type="string">
            <text:p>valid set: Average loss: 0.2856, Accuracy: 5415/6000 (90%)</text:p>
          </table:table-cell>
          <table:table-cell table:number-columns-repeated="5"/>
          <table:table-cell office:value-type="string" calcext:value-type="string">
            <text:p>valid set: Average loss: 0.3039, Accuracy: 5411/6000 (90%)</text:p>
          </table:table-cell>
          <table:table-cell table:number-columns-repeated="5"/>
          <table:table-cell office:value-type="string" calcext:value-type="string">
            <text:p>valid set: Average loss: 0.3277, Accuracy: 5314/6000 (89%)</text:p>
          </table:table-cell>
          <table:table-cell table:number-columns-repeated="4"/>
          <table:table-cell office:value-type="string" calcext:value-type="string">
            <text:p>valid set: Average loss: 0.7032, Accuracy: 4446/6000 (74%)</text:p>
          </table:table-cell>
          <table:table-cell table:number-columns-repeated="5"/>
          <table:table-cell office:value-type="string" calcext:value-type="string">
            <text:p>valid set: Average loss: 0.3842, Accuracy: 5177/6000 (86%)</text:p>
          </table:table-cell>
          <table:table-cell/>
          <table:table-cell office:value-type="string" calcext:value-type="string">
            <text:p>valid set: Average loss: 0.2697, Accuracy: 5491/6000 (92%)</text:p>
          </table:table-cell>
          <table:table-cell table:number-columns-repeated="5"/>
          <table:table-cell office:value-type="string" calcext:value-type="string">
            <text:p>valid set: Average loss: 0.2950, Accuracy: 5356/6000 (89%)</text:p>
          </table:table-cell>
        </table:table-row>
        <table:table-row table:style-name="ro4">
          <table:table-cell table:style-name="ce3" office:value-type="string" calcext:value-type="string">
            <text:p>1 hidden layer (sigmoid) avec 2000 neurones 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office:value-type="string" calcext:value-type="string">
            <text:p>valid set: Average loss: 0.3593, Accuracy: 5206/6000 (87%)</text:p>
          </table:table-cell>
          <table:table-cell table:number-columns-repeated="4"/>
          <table:table-cell office:value-type="string" calcext:value-type="string">
            <text:p>valid set: Average loss: 0.3985, Accuracy: 5221/6000 (87%)</text:p>
          </table:table-cell>
          <table:table-cell table:number-columns-repeated="4"/>
          <table:table-cell office:value-type="string" calcext:value-type="string">
            <text:p>valid set: Average loss: 0.3015, Accuracy: 5379/6000 (90%)</text:p>
          </table:table-cell>
          <table:table-cell table:number-columns-repeated="5"/>
          <table:table-cell office:value-type="string" calcext:value-type="string">
            <text:p>valid set: Average loss: 0.3154, Accuracy: 5323/6000 (89%)</text:p>
          </table:table-cell>
          <table:table-cell table:number-columns-repeated="4"/>
          <table:table-cell office:value-type="string" calcext:value-type="string">
            <text:p>valid set: Average loss: 0.2912, Accuracy: 5381/6000 (90%)</text:p>
          </table:table-cell>
          <table:table-cell table:number-columns-repeated="5"/>
          <table:table-cell office:value-type="string" calcext:value-type="string">
            <text:p>valid set: Average loss: 0.3261, Accuracy: 5358/6000 (89%)</text:p>
          </table:table-cell>
          <table:table-cell table:number-columns-repeated="5"/>
          <table:table-cell office:value-type="string" calcext:value-type="string">
            <text:p>valid set: Average loss: 0.3192, Accuracy: 5335/6000 (89%)</text:p>
          </table:table-cell>
          <table:table-cell table:number-columns-repeated="4"/>
          <table:table-cell office:value-type="string" calcext:value-type="string">
            <text:p>valid set: Average loss: 0.6966, Accuracy: 4477/6000 (75%)</text:p>
          </table:table-cell>
          <table:table-cell table:number-columns-repeated="5"/>
          <table:table-cell office:value-type="string" calcext:value-type="string">
            <text:p>valid set: Average loss: 0.3748, Accuracy: 5183/6000 (86%)</text:p>
          </table:table-cell>
          <table:table-cell/>
          <table:table-cell office:value-type="string" calcext:value-type="string">
            <text:p>valid set: Average loss: 0.2676, Accuracy: 5462/6000 (91%)</text:p>
          </table:table-cell>
          <table:table-cell table:number-columns-repeated="5"/>
          <table:table-cell office:value-type="string" calcext:value-type="string">
            <text:p>valid set: Average loss: 0.2853, Accuracy: 5393/6000 (90%)</text:p>
          </table:table-cell>
        </table:table-row>
        <table:table-row table:style-name="ro1">
          <table:table-cell office:value-type="string" calcext:value-type="string">
            <text:p>valid set: Average loss: 0.4620, Accuracy: 4962/6000 (83%)</text:p>
          </table:table-cell>
          <table:table-cell table:number-columns-repeated="4"/>
          <table:table-cell office:value-type="string" calcext:value-type="string">
            <text:p>valid set: Average loss: 0.3931, Accuracy: 5184/6000 (86%)</text:p>
          </table:table-cell>
          <table:table-cell table:number-columns-repeated="4"/>
          <table:table-cell office:value-type="string" calcext:value-type="string">
            <text:p>valid set: Average loss: 0.5411, Accuracy: 4801/6000 (80%)</text:p>
          </table:table-cell>
          <table:table-cell table:number-columns-repeated="4"/>
          <table:table-cell office:value-type="string" calcext:value-type="string">
            <text:p>valid set: Average loss: 0.3524, Accuracy: 5228/6000 (87%)</text:p>
          </table:table-cell>
          <table:table-cell table:number-columns-repeated="4"/>
          <table:table-cell office:value-type="string" calcext:value-type="string">
            <text:p>valid set: Average loss: 0.3760, Accuracy: 5258/6000 (88%)</text:p>
          </table:table-cell>
          <table:table-cell table:number-columns-repeated="4"/>
          <table:table-cell office:value-type="string" calcext:value-type="string">
            <text:p>valid set: Average loss: 0.2883, Accuracy: 5412/6000 (90%)</text:p>
          </table:table-cell>
          <table:table-cell table:number-columns-repeated="5"/>
          <table:table-cell office:value-type="string" calcext:value-type="string">
            <text:p>valid set: Average loss: 0.2993, Accuracy: 5370/6000 (90%)</text:p>
          </table:table-cell>
          <table:table-cell table:number-columns-repeated="4"/>
          <table:table-cell office:value-type="string" calcext:value-type="string">
            <text:p>valid set: Average loss: 0.3045, Accuracy: 5389/6000 (90%)</text:p>
          </table:table-cell>
          <table:table-cell table:number-columns-repeated="5"/>
          <table:table-cell office:value-type="string" calcext:value-type="string">
            <text:p>valid set: Average loss: 0.3354, Accuracy: 5386/6000 (90%)</text:p>
          </table:table-cell>
          <table:table-cell table:number-columns-repeated="5"/>
          <table:table-cell office:value-type="string" calcext:value-type="string">
            <text:p>valid set: Average loss: 0.3166, Accuracy: 5332/6000 (89%)</text:p>
          </table:table-cell>
          <table:table-cell table:number-columns-repeated="4"/>
          <table:table-cell office:value-type="string" calcext:value-type="string">
            <text:p>valid set: Average loss: 0.6935, Accuracy: 4479/6000 (75%)</text:p>
          </table:table-cell>
          <table:table-cell table:number-columns-repeated="5"/>
          <table:table-cell office:value-type="string" calcext:value-type="string">
            <text:p>valid set: Average loss: 0.3837, Accuracy: 5166/6000 (86%)</text:p>
          </table:table-cell>
          <table:table-cell/>
          <table:table-cell office:value-type="string" calcext:value-type="string">
            <text:p>valid set: Average loss: 0.2794, Accuracy: 5496/6000 (92%)</text:p>
          </table:table-cell>
          <table:table-cell table:number-columns-repeated="5"/>
          <table:table-cell office:value-type="string" calcext:value-type="string">
            <text:p>valid set: Average loss: 0.2993, Accuracy: 5340/6000 (89%)</text:p>
          </table:table-cell>
        </table:table-row>
        <table:table-row table:style-name="ro1">
          <table:table-cell office:value-type="string" calcext:value-type="string">
            <text:p>valid set: Average loss: 0.3857, Accuracy: 5182/6000 (86%)</text:p>
          </table:table-cell>
          <table:table-cell table:number-columns-repeated="4"/>
          <table:table-cell office:value-type="string" calcext:value-type="string">
            <text:p>valid set: Average loss: 0.3673, Accuracy: 5181/6000 (86%)</text:p>
          </table:table-cell>
          <table:table-cell table:number-columns-repeated="4"/>
          <table:table-cell office:value-type="string" calcext:value-type="string">
            <text:p>valid set: Average loss: 0.4788, Accuracy: 4951/6000 (83%)</text:p>
          </table:table-cell>
          <table:table-cell table:number-columns-repeated="4"/>
          <table:table-cell office:value-type="string" calcext:value-type="string">
            <text:p>valid set: Average loss: 0.3468, Accuracy: 5241/6000 (87%)</text:p>
          </table:table-cell>
          <table:table-cell table:number-columns-repeated="4"/>
          <table:table-cell office:value-type="string" calcext:value-type="string">
            <text:p>valid set: Average loss: 0.3712, Accuracy: 5260/6000 (88%)</text:p>
          </table:table-cell>
          <table:table-cell table:number-columns-repeated="4"/>
          <table:table-cell office:value-type="string" calcext:value-type="string">
            <text:p>valid set: Average loss: 0.2976, Accuracy: 5391/6000 (90%)</text:p>
          </table:table-cell>
          <table:table-cell table:number-columns-repeated="5"/>
          <table:table-cell office:value-type="string" calcext:value-type="string">
            <text:p>valid set: Average loss: 0.3268, Accuracy: 5316/6000 (89%)</text:p>
          </table:table-cell>
          <table:table-cell table:number-columns-repeated="4"/>
          <table:table-cell office:value-type="string" calcext:value-type="string">
            <text:p>valid set: Average loss: 0.2933, Accuracy: 5403/6000 (90%)</text:p>
          </table:table-cell>
          <table:table-cell table:number-columns-repeated="5"/>
          <table:table-cell office:value-type="string" calcext:value-type="string">
            <text:p>valid set: Average loss: 0.3257, Accuracy: 5381/6000 (90%)</text:p>
          </table:table-cell>
          <table:table-cell table:number-columns-repeated="5"/>
          <table:table-cell office:value-type="string" calcext:value-type="string">
            <text:p>valid set: Average loss: 0.3190, Accuracy: 5322/6000 (89%)</text:p>
          </table:table-cell>
          <table:table-cell table:number-columns-repeated="4"/>
          <table:table-cell office:value-type="string" calcext:value-type="string">
            <text:p>valid set: Average loss: 0.6887, Accuracy: 4486/6000 (75%)</text:p>
          </table:table-cell>
          <table:table-cell table:number-columns-repeated="5"/>
          <table:table-cell office:value-type="string" calcext:value-type="string">
            <text:p>valid set: Average loss: 0.3907, Accuracy: 5163/6000 (86%)</text:p>
          </table:table-cell>
          <table:table-cell/>
          <table:table-cell office:value-type="string" calcext:value-type="string">
            <text:p>valid set: Average loss: 0.2836, Accuracy: 5494/6000 (92%)</text:p>
          </table:table-cell>
          <table:table-cell table:number-columns-repeated="5"/>
          <table:table-cell office:value-type="string" calcext:value-type="string">
            <text:p>valid set: Average loss: 0.2767, Accuracy: 5411/6000 (90%)</text:p>
          </table:table-cell>
        </table:table-row>
        <table:table-row table:style-name="ro1">
          <table:table-cell office:value-type="string" calcext:value-type="string">
            <text:p>valid set: Average loss: 0.3532, Accuracy: 5225/6000 (87%)</text:p>
          </table:table-cell>
          <table:table-cell table:number-columns-repeated="4"/>
          <table:table-cell office:value-type="string" calcext:value-type="string">
            <text:p>valid set: Average loss: 0.3443, Accuracy: 5220/6000 (87%)</text:p>
          </table:table-cell>
          <table:table-cell table:number-columns-repeated="4"/>
          <table:table-cell office:value-type="string" calcext:value-type="string">
            <text:p>valid set: Average loss: 0.4477, Accuracy: 5036/6000 (84%)</text:p>
          </table:table-cell>
          <table:table-cell table:number-columns-repeated="4"/>
          <table:table-cell office:value-type="string" calcext:value-type="string">
            <text:p>valid set: Average loss: 0.3462, Accuracy: 5227/6000 (87%)</text:p>
          </table:table-cell>
          <table:table-cell table:number-columns-repeated="4"/>
          <table:table-cell office:value-type="string" calcext:value-type="string">
            <text:p>valid set: Average loss: 0.3883, Accuracy: 5251/6000 (88%)</text:p>
          </table:table-cell>
          <table:table-cell table:number-columns-repeated="4"/>
          <table:table-cell office:value-type="string" calcext:value-type="string">
            <text:p>valid set: Average loss: 0.3064, Accuracy: 5370/6000 (90%)</text:p>
          </table:table-cell>
          <table:table-cell table:number-columns-repeated="5"/>
          <table:table-cell office:value-type="string" calcext:value-type="string">
            <text:p>valid set: Average loss: 0.3069, Accuracy: 5317/6000 (89%)</text:p>
          </table:table-cell>
          <table:table-cell table:number-columns-repeated="4"/>
          <table:table-cell office:value-type="string" calcext:value-type="string">
            <text:p>valid set: Average loss: 0.2966, Accuracy: 5433/6000 (91%)</text:p>
          </table:table-cell>
          <table:table-cell table:number-columns-repeated="5"/>
          <table:table-cell office:value-type="string" calcext:value-type="string">
            <text:p>valid set: Average loss: 0.3310, Accuracy: 5418/6000 (90%)</text:p>
          </table:table-cell>
          <table:table-cell table:number-columns-repeated="5"/>
          <table:table-cell office:value-type="string" calcext:value-type="string">
            <text:p>valid set: Average loss: 0.3127, Accuracy: 5339/6000 (89%)</text:p>
          </table:table-cell>
          <table:table-cell table:number-columns-repeated="4"/>
          <table:table-cell office:value-type="string" calcext:value-type="string">
            <text:p>valid set: Average loss: 0.6899, Accuracy: 4484/6000 (75%)</text:p>
          </table:table-cell>
          <table:table-cell table:number-columns-repeated="5"/>
          <table:table-cell office:value-type="string" calcext:value-type="string">
            <text:p>valid set: Average loss: 0.3769, Accuracy: 5202/6000 (87%)</text:p>
          </table:table-cell>
          <table:table-cell/>
          <table:table-cell office:value-type="string" calcext:value-type="string">
            <text:p>valid set: Average loss: 0.3040, Accuracy: 5478/6000 (91%)</text:p>
          </table:table-cell>
          <table:table-cell table:number-columns-repeated="5"/>
          <table:table-cell office:value-type="string" calcext:value-type="string">
            <text:p>valid set: Average loss: 0.2768, Accuracy: 5399/6000 (90%)</text:p>
          </table:table-cell>
        </table:table-row>
        <table:table-row table:style-name="ro1">
          <table:table-cell office:value-type="string" calcext:value-type="string">
            <text:p>valid set: Average loss: 0.3575, Accuracy: 5228/6000 (87%)</text:p>
          </table:table-cell>
          <table:table-cell table:number-columns-repeated="4"/>
          <table:table-cell office:value-type="string" calcext:value-type="string">
            <text:p>valid set: Average loss: 0.3231, Accuracy: 5319/6000 (89%)</text:p>
          </table:table-cell>
          <table:table-cell table:number-columns-repeated="4"/>
          <table:table-cell office:value-type="string" calcext:value-type="string">
            <text:p>valid set: Average loss: 0.4763, Accuracy: 4991/6000 (83%)</text:p>
          </table:table-cell>
          <table:table-cell table:number-columns-repeated="4"/>
          <table:table-cell office:value-type="string" calcext:value-type="string">
            <text:p>valid set: Average loss: 0.3395, Accuracy: 5260/6000 (88%)</text:p>
          </table:table-cell>
          <table:table-cell table:number-columns-repeated="4"/>
          <table:table-cell office:value-type="string" calcext:value-type="string">
            <text:p>valid set: Average loss: 0.3635, Accuracy: 5273/6000 (88%)</text:p>
          </table:table-cell>
          <table:table-cell table:number-columns-repeated="4"/>
          <table:table-cell office:value-type="string" calcext:value-type="string">
            <text:p>valid set: Average loss: 0.3548, Accuracy: 5347/6000 (89%)</text:p>
          </table:table-cell>
          <table:table-cell table:number-columns-repeated="5"/>
          <table:table-cell office:value-type="string" calcext:value-type="string">
            <text:p>valid set: Average loss: 0.2971, Accuracy: 5359/6000 (89%)</text:p>
          </table:table-cell>
          <table:table-cell table:number-columns-repeated="4"/>
          <table:table-cell office:value-type="string" calcext:value-type="string">
            <text:p>valid set: Average loss: 0.2958, Accuracy: 5400/6000 (90%)</text:p>
          </table:table-cell>
          <table:table-cell table:number-columns-repeated="5"/>
          <table:table-cell office:value-type="string" calcext:value-type="string">
            <text:p>valid set: Average loss: 0.3486, Accuracy: 5402/6000 (90%)</text:p>
          </table:table-cell>
          <table:table-cell table:number-columns-repeated="5"/>
          <table:table-cell office:value-type="string" calcext:value-type="string">
            <text:p>valid set: Average loss: 0.3094, Accuracy: 5367/6000 (89%)</text:p>
          </table:table-cell>
          <table:table-cell table:number-columns-repeated="4"/>
          <table:table-cell office:value-type="string" calcext:value-type="string">
            <text:p>valid set: Average loss: 0.6867, Accuracy: 4510/6000 (75%)</text:p>
          </table:table-cell>
          <table:table-cell table:number-columns-repeated="5"/>
          <table:table-cell office:value-type="string" calcext:value-type="string">
            <text:p>valid set: Average loss: 0.3643, Accuracy: 5222/6000 (87%)</text:p>
          </table:table-cell>
          <table:table-cell/>
          <table:table-cell office:value-type="string" calcext:value-type="string">
            <text:p>valid set: Average loss: 0.3035, Accuracy: 5477/6000 (91%)</text:p>
          </table:table-cell>
          <table:table-cell table:number-columns-repeated="5"/>
          <table:table-cell office:value-type="string" calcext:value-type="string">
            <text:p>valid set: Average loss: 0.2700, Accuracy: 5427/6000 (90%)</text:p>
          </table:table-cell>
        </table:table-row>
        <table:table-row table:style-name="ro1">
          <table:table-cell office:value-type="string" calcext:value-type="string">
            <text:p>valid set: Average loss: 0.3413, Accuracy: 5258/6000 (88%)</text:p>
          </table:table-cell>
          <table:table-cell table:number-columns-repeated="4"/>
          <table:table-cell office:value-type="string" calcext:value-type="string">
            <text:p>valid set: Average loss: 0.3329, Accuracy: 5338/6000 (89%)</text:p>
          </table:table-cell>
          <table:table-cell table:number-columns-repeated="4"/>
          <table:table-cell office:value-type="string" calcext:value-type="string">
            <text:p>valid set: Average loss: 0.4602, Accuracy: 5029/6000 (84%)</text:p>
          </table:table-cell>
          <table:table-cell table:number-columns-repeated="4"/>
          <table:table-cell office:value-type="string" calcext:value-type="string">
            <text:p>valid set: Average loss: 0.3386, Accuracy: 5255/6000 (88%)</text:p>
          </table:table-cell>
          <table:table-cell table:number-columns-repeated="4"/>
          <table:table-cell office:value-type="string" calcext:value-type="string">
            <text:p>valid set: Average loss: 0.3853, Accuracy: 5244/6000 (87%)</text:p>
          </table:table-cell>
          <table:table-cell table:number-columns-repeated="4"/>
          <table:table-cell office:value-type="string" calcext:value-type="string">
            <text:p>valid set: Average loss: 0.3122, Accuracy: 5408/6000 (90%)</text:p>
          </table:table-cell>
          <table:table-cell table:number-columns-repeated="5"/>
          <table:table-cell office:value-type="string" calcext:value-type="string">
            <text:p>valid set: Average loss: 0.3151, Accuracy: 5333/6000 (89%)</text:p>
          </table:table-cell>
          <table:table-cell table:number-columns-repeated="4"/>
          <table:table-cell office:value-type="string" calcext:value-type="string">
            <text:p>valid set: Average loss: 0.2978, Accuracy: 5443/6000 (91%)</text:p>
          </table:table-cell>
          <table:table-cell table:number-columns-repeated="5"/>
          <table:table-cell office:value-type="string" calcext:value-type="string">
            <text:p>valid set: Average loss: 0.3613, Accuracy: 5399/6000 (90%)</text:p>
          </table:table-cell>
          <table:table-cell table:number-columns-repeated="5"/>
          <table:table-cell office:value-type="string" calcext:value-type="string">
            <text:p>valid set: Average loss: 0.3056, Accuracy: 5346/6000 (89%)</text:p>
          </table:table-cell>
          <table:table-cell table:number-columns-repeated="4"/>
          <table:table-cell office:value-type="string" calcext:value-type="string">
            <text:p>valid set: Average loss: 0.6881, Accuracy: 4499/6000 (75%)</text:p>
          </table:table-cell>
          <table:table-cell table:number-columns-repeated="5"/>
          <table:table-cell office:value-type="string" calcext:value-type="string">
            <text:p>valid set: Average loss: 0.3690, Accuracy: 5201/6000 (87%)</text:p>
          </table:table-cell>
          <table:table-cell/>
          <table:table-cell office:value-type="string" calcext:value-type="string">
            <text:p>valid set: Average loss: 0.3123, Accuracy: 5505/6000 (92%)</text:p>
          </table:table-cell>
          <table:table-cell table:number-columns-repeated="5"/>
          <table:table-cell office:value-type="string" calcext:value-type="string">
            <text:p>valid set: Average loss: 0.2849, Accuracy: 5372/6000 (90%)</text:p>
          </table:table-cell>
        </table:table-row>
        <table:table-row table:style-name="ro1">
          <table:table-cell office:value-type="string" calcext:value-type="string">
            <text:p>valid set: Average loss: 0.3330, Accuracy: 5277/6000 (88%)</text:p>
          </table:table-cell>
          <table:table-cell table:number-columns-repeated="4"/>
          <table:table-cell office:value-type="string" calcext:value-type="string">
            <text:p>valid set: Average loss: 0.3222, Accuracy: 5319/6000 (89%)</text:p>
          </table:table-cell>
          <table:table-cell table:number-columns-repeated="4"/>
          <table:table-cell office:value-type="string" calcext:value-type="string">
            <text:p>valid set: Average loss: 0.5059, Accuracy: 4884/6000 (81%)</text:p>
          </table:table-cell>
          <table:table-cell table:number-columns-repeated="4"/>
          <table:table-cell office:value-type="string" calcext:value-type="string">
            <text:p>valid set: Average loss: 0.3344, Accuracy: 5252/6000 (88%)</text:p>
          </table:table-cell>
          <table:table-cell table:number-columns-repeated="4"/>
          <table:table-cell office:value-type="string" calcext:value-type="string">
            <text:p>valid set: Average loss: 0.3925, Accuracy: 5268/6000 (88%)</text:p>
          </table:table-cell>
          <table:table-cell table:number-columns-repeated="4"/>
          <table:table-cell office:value-type="string" calcext:value-type="string">
            <text:p>valid set: Average loss: 0.3140, Accuracy: 5411/6000 (90%)</text:p>
          </table:table-cell>
          <table:table-cell table:number-columns-repeated="5"/>
          <table:table-cell office:value-type="string" calcext:value-type="string">
            <text:p>valid set: Average loss: 0.3093, Accuracy: 5374/6000 (90%)</text:p>
          </table:table-cell>
          <table:table-cell table:number-columns-repeated="4"/>
          <table:table-cell office:value-type="string" calcext:value-type="string">
            <text:p>valid set: Average loss: 0.3318, Accuracy: 5394/6000 (90%)</text:p>
          </table:table-cell>
          <table:table-cell table:number-columns-repeated="5"/>
          <table:table-cell office:value-type="string" calcext:value-type="string">
            <text:p>valid set: Average loss: 0.3684, Accuracy: 5387/6000 (90%)</text:p>
          </table:table-cell>
          <table:table-cell table:number-columns-repeated="5"/>
          <table:table-cell office:value-type="string" calcext:value-type="string">
            <text:p>valid set: Average loss: 0.3295, Accuracy: 5306/6000 (88%)</text:p>
          </table:table-cell>
          <table:table-cell table:number-columns-repeated="4"/>
          <table:table-cell office:value-type="string" calcext:value-type="string">
            <text:p>valid set: Average loss: 0.6779, Accuracy: 4513/6000 (75%)</text:p>
          </table:table-cell>
          <table:table-cell table:number-columns-repeated="5"/>
          <table:table-cell office:value-type="string" calcext:value-type="string">
            <text:p>valid set: Average loss: 0.4033, Accuracy: 5107/6000 (85%)</text:p>
          </table:table-cell>
          <table:table-cell/>
          <table:table-cell office:value-type="string" calcext:value-type="string">
            <text:p>valid set: Average loss: 0.3769, Accuracy: 5410/6000 (90%)</text:p>
          </table:table-cell>
          <table:table-cell table:number-columns-repeated="5"/>
          <table:table-cell office:value-type="string" calcext:value-type="string">
            <text:p>valid set: Average loss: 0.2741, Accuracy: 5409/6000 (90%)</text:p>
          </table:table-cell>
        </table:table-row>
        <table:table-row table:style-name="ro1">
          <table:table-cell office:value-type="string" calcext:value-type="string">
            <text:p>valid set: Average loss: 0.3286, Accuracy: 5302/6000 (88%)</text:p>
          </table:table-cell>
          <table:table-cell table:number-columns-repeated="4"/>
          <table:table-cell office:value-type="string" calcext:value-type="string">
            <text:p>valid set: Average loss: 0.3331, Accuracy: 5316/6000 (89%)</text:p>
          </table:table-cell>
          <table:table-cell table:number-columns-repeated="4"/>
          <table:table-cell office:value-type="string" calcext:value-type="string">
            <text:p>valid set: Average loss: 0.4847, Accuracy: 4894/6000 (82%)</text:p>
          </table:table-cell>
          <table:table-cell table:number-columns-repeated="4"/>
          <table:table-cell office:value-type="string" calcext:value-type="string">
            <text:p>valid set: Average loss: 0.3402, Accuracy: 5227/6000 (87%)</text:p>
          </table:table-cell>
          <table:table-cell table:number-columns-repeated="4"/>
          <table:table-cell office:value-type="string" calcext:value-type="string">
            <text:p>valid set: Average loss: 0.3779, Accuracy: 5247/6000 (87%)</text:p>
          </table:table-cell>
          <table:table-cell table:number-columns-repeated="4"/>
          <table:table-cell office:value-type="string" calcext:value-type="string">
            <text:p>valid set: Average loss: 0.3228, Accuracy: 5430/6000 (90%)</text:p>
          </table:table-cell>
          <table:table-cell table:number-columns-repeated="5"/>
          <table:table-cell office:value-type="string" calcext:value-type="string">
            <text:p>valid set: Average loss: 0.3298, Accuracy: 5297/6000 (88%)</text:p>
          </table:table-cell>
          <table:table-cell table:number-columns-repeated="4"/>
          <table:table-cell office:value-type="string" calcext:value-type="string">
            <text:p>valid set: Average loss: 0.3106, Accuracy: 5430/6000 (90%)</text:p>
          </table:table-cell>
          <table:table-cell table:number-columns-repeated="5"/>
          <table:table-cell office:value-type="string" calcext:value-type="string">
            <text:p>valid set: Average loss: 0.3927, Accuracy: 5406/6000 (90%)</text:p>
          </table:table-cell>
          <table:table-cell table:number-columns-repeated="5"/>
          <table:table-cell office:value-type="string" calcext:value-type="string">
            <text:p>valid set: Average loss: 0.3034, Accuracy: 5366/6000 (89%)</text:p>
          </table:table-cell>
          <table:table-cell table:number-columns-repeated="4"/>
          <table:table-cell office:value-type="string" calcext:value-type="string">
            <text:p>valid set: Average loss: 0.6791, Accuracy: 4491/6000 (75%)</text:p>
          </table:table-cell>
          <table:table-cell table:number-columns-repeated="5"/>
          <table:table-cell office:value-type="string" calcext:value-type="string">
            <text:p>valid set: Average loss: 0.3642, Accuracy: 5218/6000 (87%)</text:p>
          </table:table-cell>
          <table:table-cell/>
          <table:table-cell office:value-type="string" calcext:value-type="string">
            <text:p>valid set: Average loss: 0.3456, Accuracy: 5473/6000 (91%)</text:p>
          </table:table-cell>
          <table:table-cell table:number-columns-repeated="5"/>
          <table:table-cell office:value-type="string" calcext:value-type="string">
            <text:p>valid set: Average loss: 0.2658, Accuracy: 5421/6000 (90%)</text:p>
          </table:table-cell>
        </table:table-row>
        <table:table-row table:style-name="ro1">
          <table:table-cell office:value-type="string" calcext:value-type="string">
            <text:p>valid set: Average loss: 0.3631, Accuracy: 5216/6000 (87%)</text:p>
          </table:table-cell>
          <table:table-cell table:number-columns-repeated="4"/>
          <table:table-cell office:value-type="string" calcext:value-type="string">
            <text:p>valid set: Average loss: 0.2970, Accuracy: 5394/6000 (90%)</text:p>
          </table:table-cell>
          <table:table-cell table:number-columns-repeated="4"/>
          <table:table-cell office:value-type="string" calcext:value-type="string">
            <text:p>valid set: Average loss: 0.4884, Accuracy: 4930/6000 (82%)</text:p>
          </table:table-cell>
          <table:table-cell table:number-columns-repeated="4"/>
          <table:table-cell office:value-type="string" calcext:value-type="string">
            <text:p>valid set: Average loss: 0.3316, Accuracy: 5271/6000 (88%)</text:p>
          </table:table-cell>
          <table:table-cell table:number-columns-repeated="4"/>
          <table:table-cell office:value-type="string" calcext:value-type="string">
            <text:p>valid set: Average loss: 0.3779, Accuracy: 5291/6000 (88%)</text:p>
          </table:table-cell>
          <table:table-cell table:number-columns-repeated="4"/>
          <table:table-cell office:value-type="string" calcext:value-type="string">
            <text:p>valid set: Average loss: 0.3273, Accuracy: 5398/6000 (90%)</text:p>
          </table:table-cell>
          <table:table-cell table:number-columns-repeated="5"/>
          <table:table-cell office:value-type="string" calcext:value-type="string">
            <text:p>valid set: Average loss: 0.3139, Accuracy: 5345/6000 (89%)</text:p>
          </table:table-cell>
          <table:table-cell table:number-columns-repeated="4"/>
          <table:table-cell office:value-type="string" calcext:value-type="string">
            <text:p>valid set: Average loss: 0.3627, Accuracy: 5380/6000 (90%)</text:p>
          </table:table-cell>
          <table:table-cell table:number-columns-repeated="5"/>
          <table:table-cell office:value-type="string" calcext:value-type="string">
            <text:p>valid set: Average loss: 0.4043, Accuracy: 5367/6000 (89%)</text:p>
          </table:table-cell>
          <table:table-cell table:number-columns-repeated="5"/>
          <table:table-cell office:value-type="string" calcext:value-type="string">
            <text:p>valid set: Average loss: 0.3063, Accuracy: 5357/6000 (89%)</text:p>
          </table:table-cell>
          <table:table-cell table:number-columns-repeated="4"/>
          <table:table-cell office:value-type="string" calcext:value-type="string">
            <text:p>valid set: Average loss: 0.6766, Accuracy: 4470/6000 (74%)</text:p>
          </table:table-cell>
          <table:table-cell table:number-columns-repeated="5"/>
          <table:table-cell office:value-type="string" calcext:value-type="string">
            <text:p>valid set: Average loss: 0.3720, Accuracy: 5178/6000 (86%)</text:p>
          </table:table-cell>
          <table:table-cell/>
          <table:table-cell office:value-type="string" calcext:value-type="string">
            <text:p>valid set: Average loss: 0.3560, Accuracy: 5472/6000 (91%)</text:p>
          </table:table-cell>
          <table:table-cell table:number-columns-repeated="5"/>
          <table:table-cell office:value-type="string" calcext:value-type="string">
            <text:p>valid set: Average loss: 0.2668, Accuracy: 5429/6000 (90%)</text:p>
          </table:table-cell>
        </table:table-row>
        <table:table-row table:style-name="ro1">
          <table:table-cell office:value-type="string" calcext:value-type="string">
            <text:p>valid set: Average loss: 0.3401, Accuracy: 5283/6000 (88%)</text:p>
          </table:table-cell>
          <table:table-cell table:number-columns-repeated="4"/>
          <table:table-cell office:value-type="string" calcext:value-type="string">
            <text:p>valid set: Average loss: 0.3053, Accuracy: 5342/6000 (89%)</text:p>
          </table:table-cell>
          <table:table-cell table:number-columns-repeated="4"/>
          <table:table-cell office:value-type="string" calcext:value-type="string">
            <text:p>valid set: Average loss: 0.4519, Accuracy: 5039/6000 (84%)</text:p>
          </table:table-cell>
          <table:table-cell table:number-columns-repeated="4"/>
          <table:table-cell office:value-type="string" calcext:value-type="string">
            <text:p>valid set: Average loss: 0.3254, Accuracy: 5278/6000 (88%)</text:p>
          </table:table-cell>
          <table:table-cell table:number-columns-repeated="4"/>
          <table:table-cell office:value-type="string" calcext:value-type="string">
            <text:p>valid set: Average loss: 0.3547, Accuracy: 5298/6000 (88%)</text:p>
          </table:table-cell>
          <table:table-cell table:number-columns-repeated="4"/>
          <table:table-cell office:value-type="string" calcext:value-type="string">
            <text:p>valid set: Average loss: 0.3447, Accuracy: 5440/6000 (91%)</text:p>
          </table:table-cell>
          <table:table-cell table:number-columns-repeated="5"/>
          <table:table-cell office:value-type="string" calcext:value-type="string">
            <text:p>valid set: Average loss: 0.3148, Accuracy: 5354/6000 (89%)</text:p>
          </table:table-cell>
          <table:table-cell table:number-columns-repeated="4"/>
          <table:table-cell office:value-type="string" calcext:value-type="string">
            <text:p>valid set: Average loss: 0.3628, Accuracy: 5352/6000 (89%)</text:p>
          </table:table-cell>
          <table:table-cell table:number-columns-repeated="5"/>
          <table:table-cell office:value-type="string" calcext:value-type="string">
            <text:p>valid set: Average loss: 0.4137, Accuracy: 5401/6000 (90%)</text:p>
          </table:table-cell>
          <table:table-cell table:number-columns-repeated="5"/>
          <table:table-cell office:value-type="string" calcext:value-type="string">
            <text:p>test set: Average loss: 0.3208, Accuracy: 8853/10000 (89%)</text:p>
          </table:table-cell>
          <table:table-cell table:number-columns-repeated="10"/>
          <table:table-cell office:value-type="string" calcext:value-type="string">
            <text:p>test set: Average loss: 0.3737, Accuracy: 8631/10000 (86%)</text:p>
          </table:table-cell>
          <table:table-cell/>
          <table:table-cell office:value-type="string" calcext:value-type="string">
            <text:p>valid set: Average loss: 0.3415, Accuracy: 5482/6000 (91%)</text:p>
          </table:table-cell>
          <table:table-cell table:number-columns-repeated="5"/>
          <table:table-cell office:value-type="string" calcext:value-type="string">
            <text:p>valid set: Average loss: 0.2571, Accuracy: 5433/6000 (91%)</text:p>
          </table:table-cell>
        </table:table-row>
        <table:table-row table:style-name="ro7">
          <table:table-cell office:value-type="string" calcext:value-type="string">
            <text:p>valid set: Average loss: 0.3206, Accuracy: 5350/6000 (89%)</text:p>
          </table:table-cell>
          <table:table-cell table:number-columns-repeated="4"/>
          <table:table-cell office:value-type="string" calcext:value-type="string">
            <text:p>valid set: Average loss: 0.3271, Accuracy: 5321/6000 (89%)</text:p>
          </table:table-cell>
          <table:table-cell table:number-columns-repeated="4"/>
          <table:table-cell office:value-type="string" calcext:value-type="string">
            <text:p>valid set: Average loss: 0.4637, Accuracy: 5014/6000 (84%)</text:p>
          </table:table-cell>
          <table:table-cell table:number-columns-repeated="4"/>
          <table:table-cell office:value-type="string" calcext:value-type="string">
            <text:p>valid set: Average loss: 0.3211, Accuracy: 5293/6000 (88%)</text:p>
          </table:table-cell>
          <table:table-cell table:number-columns-repeated="4"/>
          <table:table-cell office:value-type="string" calcext:value-type="string">
            <text:p>valid set: Average loss: 0.3791, Accuracy: 5268/6000 (88%)</text:p>
          </table:table-cell>
          <table:table-cell table:number-columns-repeated="4"/>
          <table:table-cell office:value-type="string" calcext:value-type="string">
            <text:p>valid set: Average loss: 0.3500, Accuracy: 5408/6000 (90%)</text:p>
          </table:table-cell>
          <table:table-cell table:number-columns-repeated="5"/>
          <table:table-cell office:value-type="string" calcext:value-type="string">
            <text:p>valid set: Average loss: 0.3218, Accuracy: 5330/6000 (89%)</text:p>
          </table:table-cell>
          <table:table-cell table:number-columns-repeated="21"/>
          <table:table-cell table:style-name="ce15" office:value-type="string" calcext:value-type="string">
            <text:p><text:span text:style-name="T1">ConvoModel(</text:span><text:span text:style-name="T2">5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3494, Accuracy: 5483/6000 (91%)</text:p>
          </table:table-cell>
          <table:table-cell table:number-columns-repeated="5"/>
          <table:table-cell office:value-type="string" calcext:value-type="string">
            <text:p>valid set: Average loss: 0.2666, Accuracy: 5430/6000 (90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3197, Accuracy: 5299/6000 (88%)</text:p>
          </table:table-cell>
          <table:table-cell table:number-columns-repeated="4"/>
          <table:table-cell office:value-type="string" calcext:value-type="string">
            <text:p>valid set: Average loss: 0.4441, Accuracy: 5209/6000 (87%)</text:p>
          </table:table-cell>
          <table:table-cell table:number-columns-repeated="4"/>
          <table:table-cell office:value-type="string" calcext:value-type="string">
            <text:p>valid set: Average loss: 0.3402, Accuracy: 5443/6000 (91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2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TwoLayerSoftplusRectModel(nNeurones, </text:span><text:span text:style-name="T2">2</text:span><text:span text:style-name="T3">)</text:span></text:p>
          </table:table-cell>
          <table:table-cell table:number-columns-repeated="10"/>
          <table:table-cell office:value-type="string" calcext:value-type="string">
            <text:p>valid set: Average loss: 0.5924, Accuracy: 4658/6000 (78%)</text:p>
          </table:table-cell>
          <table:table-cell table:number-columns-repeated="5"/>
          <table:table-cell table:style-name="ce16" office:value-type="string" calcext:value-type="string">
            <text:p><text:span text:style-name="T4">ConvoModel(</text:span><text:span text:style-name="T5">20, 2</text:span><text:span text:style-name="T6">)</text:span></text:p>
          </table:table-cell>
          <table:table-cell/>
          <table:table-cell office:value-type="string" calcext:value-type="string">
            <text:p>valid set: Average loss: 0.3898, Accuracy: 5490/6000 (92%)</text:p>
          </table:table-cell>
          <table:table-cell table:number-columns-repeated="5"/>
          <table:table-cell office:value-type="string" calcext:value-type="string">
            <text:p>valid set: Average loss: 0.2568, Accuracy: 5448/6000 (91%)</text:p>
          </table:table-cell>
        </table:table-row>
        <table:table-row table:style-name="ro7">
          <table:table-cell table:style-name="ce2" office:value-type="string" calcext:value-type="string">
            <text:p>1 hidden layer (sigmoid) avec 1 neurone 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4"/>
          <table:table-cell office:value-type="string" calcext:value-type="string">
            <text:p>valid set: Average loss: 0.3260, Accuracy: 5262/6000 (88%)</text:p>
          </table:table-cell>
          <table:table-cell table:number-columns-repeated="4"/>
          <table:table-cell office:value-type="string" calcext:value-type="string">
            <text:p>valid set: Average loss: 0.3963, Accuracy: 5294/6000 (88%)</text:p>
          </table:table-cell>
          <table:table-cell table:number-columns-repeated="4"/>
          <table:table-cell office:value-type="string" calcext:value-type="string">
            <text:p>valid set: Average loss: 0.3548, Accuracy: 5416/6000 (90%)</text:p>
          </table:table-cell>
          <table:table-cell table:number-columns-repeated="5"/>
          <table:table-cell table:style-name="ce15" office:value-type="string" calcext:value-type="string">
            <text:p><text:span text:style-name="T1">NLayerTanhModel(nNeurones, </text:span><text:span text:style-name="T2">2</text:span><text:span text:style-name="T3">)</text:span></text:p>
          </table:table-cell>
          <table:table-cell table:number-columns-repeated="4"/>
          <table:table-cell office:value-type="string" calcext:value-type="string">
            <text:p>valid set: Average loss: 0.3811, Accuracy: 5120/6000 (85%)</text:p>
          </table:table-cell>
          <table:table-cell table:number-columns-repeated="5"/>
          <table:table-cell office:value-type="string" calcext:value-type="string">
            <text:p>valid set: Average loss: 0.3716, Accuracy: 5180/6000 (86%)</text:p>
          </table:table-cell>
          <table:table-cell table:number-columns-repeated="10"/>
          <table:table-cell office:value-type="string" calcext:value-type="string">
            <text:p>valid set: Average loss: 0.5110, Accuracy: 4889/6000 (81%)</text:p>
          </table:table-cell>
          <table:table-cell table:number-columns-repeated="5"/>
          <table:table-cell office:value-type="string" calcext:value-type="string">
            <text:p>valid set: Average loss: 0.4153, Accuracy: 5143/6000 (86%)</text:p>
          </table:table-cell>
          <table:table-cell/>
          <table:table-cell office:value-type="string" calcext:value-type="string">
            <text:p>valid set: Average loss: 0.3685, Accuracy: 5498/6000 (92%)</text:p>
          </table:table-cell>
          <table:table-cell table:number-columns-repeated="5"/>
          <table:table-cell office:value-type="string" calcext:value-type="string">
            <text:p>valid set: Average loss: 0.2518, Accuracy: 5456/6000 (91%)</text:p>
          </table:table-cell>
        </table:table-row>
        <table:table-row table:style-name="ro1">
          <table:table-cell office:value-type="string" calcext:value-type="string">
            <text:p>valid set: Average loss: 2.1074, Accuracy: 1486/6000 (25%)</text:p>
          </table:table-cell>
          <table:table-cell table:number-columns-repeated="4"/>
          <table:table-cell office:value-type="string" calcext:value-type="string">
            <text:p>valid set: Average loss: 0.4244, Accuracy: 5096/6000 (85%)</text:p>
          </table:table-cell>
          <table:table-cell table:number-columns-repeated="4"/>
          <table:table-cell office:value-type="string" calcext:value-type="string">
            <text:p>valid set: Average loss: 0.6177, Accuracy: 4679/6000 (78%)</text:p>
          </table:table-cell>
          <table:table-cell table:number-columns-repeated="4"/>
          <table:table-cell office:value-type="string" calcext:value-type="string">
            <text:p>valid set: Average loss: 0.3157, Accuracy: 5303/6000 (88%)</text:p>
          </table:table-cell>
          <table:table-cell table:number-columns-repeated="4"/>
          <table:table-cell office:value-type="string" calcext:value-type="string">
            <text:p>valid set: Average loss: 0.4249, Accuracy: 5217/6000 (87%)</text:p>
          </table:table-cell>
          <table:table-cell table:number-columns-repeated="4"/>
          <table:table-cell office:value-type="string" calcext:value-type="string">
            <text:p>valid set: Average loss: 0.3681, Accuracy: 5405/6000 (90%)</text:p>
          </table:table-cell>
          <table:table-cell table:number-columns-repeated="5"/>
          <table:table-cell office:value-type="string" calcext:value-type="string">
            <text:p>valid set: Average loss: 0.3808, Accuracy: 5188/6000 (86%)</text:p>
          </table:table-cell>
          <table:table-cell table:number-columns-repeated="4"/>
          <table:table-cell office:value-type="string" calcext:value-type="string">
            <text:p>valid set: Average loss: 0.3309, Accuracy: 5251/6000 (88%)</text:p>
          </table:table-cell>
          <table:table-cell table:number-columns-repeated="5"/>
          <table:table-cell office:value-type="string" calcext:value-type="string">
            <text:p>valid set: Average loss: 0.3192, Accuracy: 5294/6000 (88%)</text:p>
          </table:table-cell>
          <table:table-cell table:number-columns-repeated="10"/>
          <table:table-cell office:value-type="string" calcext:value-type="string">
            <text:p>valid set: Average loss: 0.4802, Accuracy: 4985/6000 (83%)</text:p>
          </table:table-cell>
          <table:table-cell table:number-columns-repeated="5"/>
          <table:table-cell office:value-type="string" calcext:value-type="string">
            <text:p>valid set: Average loss: 0.3797, Accuracy: 5191/6000 (87%)</text:p>
          </table:table-cell>
          <table:table-cell/>
          <table:table-cell office:value-type="string" calcext:value-type="string">
            <text:p>valid set: Average loss: 0.3980, Accuracy: 5457/6000 (91%)</text:p>
          </table:table-cell>
          <table:table-cell table:number-columns-repeated="5"/>
          <table:table-cell office:value-type="string" calcext:value-type="string">
            <text:p>valid set: Average loss: 0.2599, Accuracy: 5431/6000 (91%)</text:p>
          </table:table-cell>
        </table:table-row>
        <table:table-row table:style-name="ro1">
          <table:table-cell office:value-type="string" calcext:value-type="string">
            <text:p>valid set: Average loss: 1.9992, Accuracy: 1315/6000 (22%)</text:p>
          </table:table-cell>
          <table:table-cell table:number-columns-repeated="4"/>
          <table:table-cell office:value-type="string" calcext:value-type="string">
            <text:p>valid set: Average loss: 0.3743, Accuracy: 5184/6000 (86%)</text:p>
          </table:table-cell>
          <table:table-cell table:number-columns-repeated="4"/>
          <table:table-cell office:value-type="string" calcext:value-type="string">
            <text:p>valid set: Average loss: 0.4781, Accuracy: 4922/6000 (82%)</text:p>
          </table:table-cell>
          <table:table-cell table:number-columns-repeated="4"/>
          <table:table-cell office:value-type="string" calcext:value-type="string">
            <text:p>valid set: Average loss: 0.3132, Accuracy: 5292/6000 (88%)</text:p>
          </table:table-cell>
          <table:table-cell table:number-columns-repeated="4"/>
          <table:table-cell office:value-type="string" calcext:value-type="string">
            <text:p>valid set: Average loss: 0.4133, Accuracy: 5268/6000 (88%)</text:p>
          </table:table-cell>
          <table:table-cell table:number-columns-repeated="4"/>
          <table:table-cell office:value-type="string" calcext:value-type="string">
            <text:p>valid set: Average loss: 0.3777, Accuracy: 5415/6000 (90%)</text:p>
          </table:table-cell>
          <table:table-cell table:number-columns-repeated="5"/>
          <table:table-cell office:value-type="string" calcext:value-type="string">
            <text:p>valid set: Average loss: 0.3525, Accuracy: 5229/6000 (87%)</text:p>
          </table:table-cell>
          <table:table-cell table:number-columns-repeated="4"/>
          <table:table-cell office:value-type="string" calcext:value-type="string">
            <text:p>valid set: Average loss: 0.3063, Accuracy: 5308/6000 (88%)</text:p>
          </table:table-cell>
          <table:table-cell table:number-columns-repeated="5"/>
          <table:table-cell office:value-type="string" calcext:value-type="string">
            <text:p>valid set: Average loss: 0.3011, Accuracy: 5327/6000 (89%)</text:p>
          </table:table-cell>
          <table:table-cell table:number-columns-repeated="10"/>
          <table:table-cell office:value-type="string" calcext:value-type="string">
            <text:p>valid set: Average loss: 0.4601, Accuracy: 5019/6000 (84%)</text:p>
          </table:table-cell>
          <table:table-cell table:number-columns-repeated="5"/>
          <table:table-cell office:value-type="string" calcext:value-type="string">
            <text:p>valid set: Average loss: 0.3345, Accuracy: 5302/6000 (88%)</text:p>
          </table:table-cell>
          <table:table-cell/>
          <table:table-cell office:value-type="string" calcext:value-type="string">
            <text:p>valid set: Average loss: 0.4054, Accuracy: 5463/6000 (91%)</text:p>
          </table:table-cell>
          <table:table-cell table:number-columns-repeated="5"/>
          <table:table-cell office:value-type="string" calcext:value-type="string">
            <text:p>valid set: Average loss: 0.2490, Accuracy: 5461/6000 (91%)</text:p>
          </table:table-cell>
        </table:table-row>
        <table:table-row table:style-name="ro1">
          <table:table-cell office:value-type="string" calcext:value-type="string">
            <text:p>valid set: Average loss: 1.9338, Accuracy: 1208/6000 (20%)</text:p>
          </table:table-cell>
          <table:table-cell table:number-columns-repeated="4"/>
          <table:table-cell office:value-type="string" calcext:value-type="string">
            <text:p>valid set: Average loss: 0.3503, Accuracy: 5278/6000 (88%)</text:p>
          </table:table-cell>
          <table:table-cell table:number-columns-repeated="4"/>
          <table:table-cell office:value-type="string" calcext:value-type="string">
            <text:p>valid set: Average loss: 0.4589, Accuracy: 5015/6000 (84%)</text:p>
          </table:table-cell>
          <table:table-cell table:number-columns-repeated="4"/>
          <table:table-cell office:value-type="string" calcext:value-type="string">
            <text:p>valid set: Average loss: 0.3140, Accuracy: 5298/6000 (88%)</text:p>
          </table:table-cell>
          <table:table-cell table:number-columns-repeated="4"/>
          <table:table-cell office:value-type="string" calcext:value-type="string">
            <text:p>valid set: Average loss: 0.4229, Accuracy: 5228/6000 (87%)</text:p>
          </table:table-cell>
          <table:table-cell table:number-columns-repeated="4"/>
          <table:table-cell office:value-type="string" calcext:value-type="string">
            <text:p>valid set: Average loss: 0.3838, Accuracy: 5400/6000 (90%)</text:p>
          </table:table-cell>
          <table:table-cell table:number-columns-repeated="5"/>
          <table:table-cell office:value-type="string" calcext:value-type="string">
            <text:p>valid set: Average loss: 0.3795, Accuracy: 5152/6000 (86%)</text:p>
          </table:table-cell>
          <table:table-cell table:number-columns-repeated="4"/>
          <table:table-cell office:value-type="string" calcext:value-type="string">
            <text:p>valid set: Average loss: 0.2936, Accuracy: 5326/6000 (89%)</text:p>
          </table:table-cell>
          <table:table-cell table:number-columns-repeated="5"/>
          <table:table-cell office:value-type="string" calcext:value-type="string">
            <text:p>valid set: Average loss: 0.2869, Accuracy: 5387/6000 (90%)</text:p>
          </table:table-cell>
          <table:table-cell table:number-columns-repeated="10"/>
          <table:table-cell office:value-type="string" calcext:value-type="string">
            <text:p>valid set: Average loss: 0.4425, Accuracy: 5062/6000 (84%)</text:p>
          </table:table-cell>
          <table:table-cell table:number-columns-repeated="5"/>
          <table:table-cell office:value-type="string" calcext:value-type="string">
            <text:p>valid set: Average loss: 0.3349, Accuracy: 5292/6000 (88%)</text:p>
          </table:table-cell>
          <table:table-cell/>
          <table:table-cell office:value-type="string" calcext:value-type="string">
            <text:p>valid set: Average loss: 0.4331, Accuracy: 5463/6000 (91%)</text:p>
          </table:table-cell>
          <table:table-cell table:number-columns-repeated="5"/>
          <table:table-cell office:value-type="string" calcext:value-type="string">
            <text:p>valid set: Average loss: 0.2498, Accuracy: 5453/6000 (91%)</text:p>
          </table:table-cell>
        </table:table-row>
        <table:table-row table:style-name="ro1">
          <table:table-cell office:value-type="string" calcext:value-type="string">
            <text:p>valid set: Average loss: 1.8864, Accuracy: 1299/6000 (22%)</text:p>
          </table:table-cell>
          <table:table-cell table:number-columns-repeated="4"/>
          <table:table-cell office:value-type="string" calcext:value-type="string">
            <text:p>valid set: Average loss: 0.3326, Accuracy: 5296/6000 (88%)</text:p>
          </table:table-cell>
          <table:table-cell table:number-columns-repeated="4"/>
          <table:table-cell office:value-type="string" calcext:value-type="string">
            <text:p>valid set: Average loss: 0.4848, Accuracy: 4952/6000 (83%)</text:p>
          </table:table-cell>
          <table:table-cell table:number-columns-repeated="4"/>
          <table:table-cell office:value-type="string" calcext:value-type="string">
            <text:p>valid set: Average loss: 0.3106, Accuracy: 5315/6000 (89%)</text:p>
          </table:table-cell>
          <table:table-cell table:number-columns-repeated="4"/>
          <table:table-cell office:value-type="string" calcext:value-type="string">
            <text:p>valid set: Average loss: 0.3976, Accuracy: 5248/6000 (87%)</text:p>
          </table:table-cell>
          <table:table-cell table:number-columns-repeated="4"/>
          <table:table-cell office:value-type="string" calcext:value-type="string">
            <text:p>valid set: Average loss: 0.3828, Accuracy: 5424/6000 (90%)</text:p>
          </table:table-cell>
          <table:table-cell table:number-columns-repeated="5"/>
          <table:table-cell office:value-type="string" calcext:value-type="string">
            <text:p>valid set: Average loss: 0.3175, Accuracy: 5310/6000 (88%)</text:p>
          </table:table-cell>
          <table:table-cell table:number-columns-repeated="4"/>
          <table:table-cell office:value-type="string" calcext:value-type="string">
            <text:p>valid set: Average loss: 0.2945, Accuracy: 5335/6000 (89%)</text:p>
          </table:table-cell>
          <table:table-cell table:number-columns-repeated="5"/>
          <table:table-cell office:value-type="string" calcext:value-type="string">
            <text:p>valid set: Average loss: 0.2940, Accuracy: 5359/6000 (89%)</text:p>
          </table:table-cell>
          <table:table-cell table:number-columns-repeated="10"/>
          <table:table-cell office:value-type="string" calcext:value-type="string">
            <text:p>valid set: Average loss: 0.4264, Accuracy: 5096/6000 (85%)</text:p>
          </table:table-cell>
          <table:table-cell table:number-columns-repeated="5"/>
          <table:table-cell office:value-type="string" calcext:value-type="string">
            <text:p>valid set: Average loss: 0.3214, Accuracy: 5324/6000 (89%)</text:p>
          </table:table-cell>
          <table:table-cell/>
          <table:table-cell office:value-type="string" calcext:value-type="string">
            <text:p>valid set: Average loss: 0.4671, Accuracy: 5426/6000 (90%)</text:p>
          </table:table-cell>
          <table:table-cell table:number-columns-repeated="5"/>
          <table:table-cell office:value-type="string" calcext:value-type="string">
            <text:p>valid set: Average loss: 0.2575, Accuracy: 5463/6000 (91%)</text:p>
          </table:table-cell>
        </table:table-row>
        <table:table-row table:style-name="ro1">
          <table:table-cell office:value-type="string" calcext:value-type="string">
            <text:p>valid set: Average loss: 1.8518, Accuracy: 1320/6000 (22%)</text:p>
          </table:table-cell>
          <table:table-cell table:number-columns-repeated="4"/>
          <table:table-cell office:value-type="string" calcext:value-type="string">
            <text:p>valid set: Average loss: 0.3218, Accuracy: 5335/6000 (89%)</text:p>
          </table:table-cell>
          <table:table-cell table:number-columns-repeated="4"/>
          <table:table-cell office:value-type="string" calcext:value-type="string">
            <text:p>valid set: Average loss: 0.4600, Accuracy: 4990/6000 (83%)</text:p>
          </table:table-cell>
          <table:table-cell table:number-columns-repeated="4"/>
          <table:table-cell office:value-type="string" calcext:value-type="string">
            <text:p>valid set: Average loss: 0.3096, Accuracy: 5303/6000 (88%)</text:p>
          </table:table-cell>
          <table:table-cell table:number-columns-repeated="4"/>
          <table:table-cell office:value-type="string" calcext:value-type="string">
            <text:p>valid set: Average loss: 0.3788, Accuracy: 5297/6000 (88%)</text:p>
          </table:table-cell>
          <table:table-cell table:number-columns-repeated="4"/>
          <table:table-cell office:value-type="string" calcext:value-type="string">
            <text:p>valid set: Average loss: 0.3865, Accuracy: 5439/6000 (91%)</text:p>
          </table:table-cell>
          <table:table-cell table:number-columns-repeated="5"/>
          <table:table-cell office:value-type="string" calcext:value-type="string">
            <text:p>valid set: Average loss: 0.3345, Accuracy: 5264/6000 (88%)</text:p>
          </table:table-cell>
          <table:table-cell table:number-columns-repeated="4"/>
          <table:table-cell office:value-type="string" calcext:value-type="string">
            <text:p>valid set: Average loss: 0.2942, Accuracy: 5347/6000 (89%)</text:p>
          </table:table-cell>
          <table:table-cell table:number-columns-repeated="5"/>
          <table:table-cell office:value-type="string" calcext:value-type="string">
            <text:p>valid set: Average loss: 0.2751, Accuracy: 5424/6000 (90%)</text:p>
          </table:table-cell>
          <table:table-cell table:number-columns-repeated="10"/>
          <table:table-cell office:value-type="string" calcext:value-type="string">
            <text:p>valid set: Average loss: 0.4251, Accuracy: 5085/6000 (85%)</text:p>
          </table:table-cell>
          <table:table-cell table:number-columns-repeated="5"/>
          <table:table-cell office:value-type="string" calcext:value-type="string">
            <text:p>valid set: Average loss: 0.3176, Accuracy: 5324/6000 (89%)</text:p>
          </table:table-cell>
          <table:table-cell/>
          <table:table-cell office:value-type="string" calcext:value-type="string">
            <text:p>valid set: Average loss: 0.4499, Accuracy: 5497/6000 (92%)</text:p>
          </table:table-cell>
          <table:table-cell table:number-columns-repeated="5"/>
          <table:table-cell office:value-type="string" calcext:value-type="string">
            <text:p>valid set: Average loss: 0.2509, Accuracy: 5444/6000 (91%)</text:p>
          </table:table-cell>
        </table:table-row>
        <table:table-row table:style-name="ro1">
          <table:table-cell office:value-type="string" calcext:value-type="string">
            <text:p>valid set: Average loss: 1.8258, Accuracy: 1354/6000 (23%)</text:p>
          </table:table-cell>
          <table:table-cell table:number-columns-repeated="4"/>
          <table:table-cell office:value-type="string" calcext:value-type="string">
            <text:p>valid set: Average loss: 0.3376, Accuracy: 5288/6000 (88%)</text:p>
          </table:table-cell>
          <table:table-cell table:number-columns-repeated="4"/>
          <table:table-cell office:value-type="string" calcext:value-type="string">
            <text:p>valid set: Average loss: 0.4462, Accuracy: 5049/6000 (84%)</text:p>
          </table:table-cell>
          <table:table-cell table:number-columns-repeated="4"/>
          <table:table-cell office:value-type="string" calcext:value-type="string">
            <text:p>valid set: Average loss: 0.3070, Accuracy: 5312/6000 (89%)</text:p>
          </table:table-cell>
          <table:table-cell table:number-columns-repeated="4"/>
          <table:table-cell office:value-type="string" calcext:value-type="string">
            <text:p>valid set: Average loss: 0.3921, Accuracy: 5288/6000 (88%)</text:p>
          </table:table-cell>
          <table:table-cell table:number-columns-repeated="4"/>
          <table:table-cell office:value-type="string" calcext:value-type="string">
            <text:p>valid set: Average loss: 0.4028, Accuracy: 5421/6000 (90%)</text:p>
          </table:table-cell>
          <table:table-cell table:number-columns-repeated="5"/>
          <table:table-cell office:value-type="string" calcext:value-type="string">
            <text:p>valid set: Average loss: 0.3248, Accuracy: 5338/6000 (89%)</text:p>
          </table:table-cell>
          <table:table-cell table:number-columns-repeated="4"/>
          <table:table-cell office:value-type="string" calcext:value-type="string">
            <text:p>valid set: Average loss: 0.2800, Accuracy: 5411/6000 (90%)</text:p>
          </table:table-cell>
          <table:table-cell table:number-columns-repeated="5"/>
          <table:table-cell office:value-type="string" calcext:value-type="string">
            <text:p>valid set: Average loss: 0.2834, Accuracy: 5402/6000 (90%)</text:p>
          </table:table-cell>
          <table:table-cell table:number-columns-repeated="10"/>
          <table:table-cell office:value-type="string" calcext:value-type="string">
            <text:p>valid set: Average loss: 0.4145, Accuracy: 5104/6000 (85%)</text:p>
          </table:table-cell>
          <table:table-cell table:number-columns-repeated="5"/>
          <table:table-cell office:value-type="string" calcext:value-type="string">
            <text:p>valid set: Average loss: 0.3205, Accuracy: 5333/6000 (89%)</text:p>
          </table:table-cell>
          <table:table-cell/>
          <table:table-cell office:value-type="string" calcext:value-type="string">
            <text:p>valid set: Average loss: 0.4875, Accuracy: 5470/6000 (91%)</text:p>
          </table:table-cell>
          <table:table-cell table:number-columns-repeated="5"/>
          <table:table-cell office:value-type="string" calcext:value-type="string">
            <text:p>valid set: Average loss: 0.2474, Accuracy: 5471/6000 (91%)</text:p>
          </table:table-cell>
        </table:table-row>
        <table:table-row table:style-name="ro1">
          <table:table-cell office:value-type="string" calcext:value-type="string">
            <text:p>valid set: Average loss: 1.8038, Accuracy: 1449/6000 (24%)</text:p>
          </table:table-cell>
          <table:table-cell table:number-columns-repeated="4"/>
          <table:table-cell office:value-type="string" calcext:value-type="string">
            <text:p>valid set: Average loss: 0.3349, Accuracy: 5274/6000 (88%)</text:p>
          </table:table-cell>
          <table:table-cell table:number-columns-repeated="4"/>
          <table:table-cell office:value-type="string" calcext:value-type="string">
            <text:p>valid set: Average loss: 0.4473, Accuracy: 5048/6000 (84%)</text:p>
          </table:table-cell>
          <table:table-cell table:number-columns-repeated="4"/>
          <table:table-cell office:value-type="string" calcext:value-type="string">
            <text:p>valid set: Average loss: 0.3055, Accuracy: 5319/6000 (89%)</text:p>
          </table:table-cell>
          <table:table-cell table:number-columns-repeated="4"/>
          <table:table-cell office:value-type="string" calcext:value-type="string">
            <text:p>valid set: Average loss: 0.3999, Accuracy: 5296/6000 (88%)</text:p>
          </table:table-cell>
          <table:table-cell table:number-columns-repeated="4"/>
          <table:table-cell office:value-type="string" calcext:value-type="string">
            <text:p>valid set: Average loss: 0.3897, Accuracy: 5415/6000 (90%)</text:p>
          </table:table-cell>
          <table:table-cell table:number-columns-repeated="5"/>
          <table:table-cell office:value-type="string" calcext:value-type="string">
            <text:p>valid set: Average loss: 0.3118, Accuracy: 5327/6000 (89%)</text:p>
          </table:table-cell>
          <table:table-cell table:number-columns-repeated="4"/>
          <table:table-cell office:value-type="string" calcext:value-type="string">
            <text:p>valid set: Average loss: 0.2873, Accuracy: 5359/6000 (89%)</text:p>
          </table:table-cell>
          <table:table-cell table:number-columns-repeated="5"/>
          <table:table-cell office:value-type="string" calcext:value-type="string">
            <text:p>valid set: Average loss: 0.3077, Accuracy: 5351/6000 (89%)</text:p>
          </table:table-cell>
          <table:table-cell table:number-columns-repeated="10"/>
          <table:table-cell office:value-type="string" calcext:value-type="string">
            <text:p>valid set: Average loss: 0.4122, Accuracy: 5119/6000 (85%)</text:p>
          </table:table-cell>
          <table:table-cell table:number-columns-repeated="5"/>
          <table:table-cell office:value-type="string" calcext:value-type="string">
            <text:p>valid set: Average loss: 0.3138, Accuracy: 5331/6000 (89%)</text:p>
          </table:table-cell>
          <table:table-cell table:number-columns-repeated="7"/>
          <table:table-cell office:value-type="string" calcext:value-type="string">
            <text:p>valid set: Average loss: 0.2470, Accuracy: 5464/6000 (91%)</text:p>
          </table:table-cell>
        </table:table-row>
        <table:table-row table:style-name="ro1">
          <table:table-cell office:value-type="string" calcext:value-type="string">
            <text:p>valid set: Average loss: 1.7822, Accuracy: 1473/6000 (25%)</text:p>
          </table:table-cell>
          <table:table-cell table:number-columns-repeated="4"/>
          <table:table-cell office:value-type="string" calcext:value-type="string">
            <text:p>valid set: Average loss: 0.3062, Accuracy: 5370/6000 (90%)</text:p>
          </table:table-cell>
          <table:table-cell table:number-columns-repeated="4"/>
          <table:table-cell office:value-type="string" calcext:value-type="string">
            <text:p>valid set: Average loss: 0.4385, Accuracy: 5043/6000 (84%)</text:p>
          </table:table-cell>
          <table:table-cell table:number-columns-repeated="4"/>
          <table:table-cell office:value-type="string" calcext:value-type="string">
            <text:p>valid set: Average loss: 0.3031, Accuracy: 5322/6000 (89%)</text:p>
          </table:table-cell>
          <table:table-cell table:number-columns-repeated="4"/>
          <table:table-cell office:value-type="string" calcext:value-type="string">
            <text:p>valid set: Average loss: 0.3973, Accuracy: 5273/6000 (88%)</text:p>
          </table:table-cell>
          <table:table-cell table:number-columns-repeated="10"/>
          <table:table-cell office:value-type="string" calcext:value-type="string">
            <text:p>valid set: Average loss: 0.3068, Accuracy: 5341/6000 (89%)</text:p>
          </table:table-cell>
          <table:table-cell table:number-columns-repeated="4"/>
          <table:table-cell office:value-type="string" calcext:value-type="string">
            <text:p>valid set: Average loss: 0.3022, Accuracy: 5354/6000 (89%)</text:p>
          </table:table-cell>
          <table:table-cell table:number-columns-repeated="5"/>
          <table:table-cell office:value-type="string" calcext:value-type="string">
            <text:p>valid set: Average loss: 0.2983, Accuracy: 5386/6000 (90%)</text:p>
          </table:table-cell>
          <table:table-cell table:number-columns-repeated="10"/>
          <table:table-cell office:value-type="string" calcext:value-type="string">
            <text:p>valid set: Average loss: 0.3985, Accuracy: 5151/6000 (86%)</text:p>
          </table:table-cell>
          <table:table-cell table:number-columns-repeated="5"/>
          <table:table-cell office:value-type="string" calcext:value-type="string">
            <text:p>valid set: Average loss: 0.3026, Accuracy: 5361/6000 (89%)</text:p>
          </table:table-cell>
          <table:table-cell table:number-columns-repeated="7"/>
          <table:table-cell office:value-type="string" calcext:value-type="string">
            <text:p>valid set: Average loss: 0.2592, Accuracy: 5425/6000 (90%)</text:p>
          </table:table-cell>
        </table:table-row>
        <table:table-row table:style-name="ro7">
          <table:table-cell office:value-type="string" calcext:value-type="string">
            <text:p>valid set: Average loss: 1.7544, Accuracy: 1587/6000 (26%)</text:p>
          </table:table-cell>
          <table:table-cell table:number-columns-repeated="4"/>
          <table:table-cell office:value-type="string" calcext:value-type="string">
            <text:p>valid set: Average loss: 0.3203, Accuracy: 5319/6000 (89%)</text:p>
          </table:table-cell>
          <table:table-cell table:number-columns-repeated="4"/>
          <table:table-cell office:value-type="string" calcext:value-type="string">
            <text:p>valid set: Average loss: 0.4449, Accuracy: 5049/6000 (84%)</text:p>
          </table:table-cell>
          <table:table-cell table:number-columns-repeated="4"/>
          <table:table-cell office:value-type="string" calcext:value-type="string">
            <text:p>valid set: Average loss: 0.3018, Accuracy: 5324/6000 (89%)</text:p>
          </table:table-cell>
          <table:table-cell table:number-columns-repeated="4"/>
          <table:table-cell office:value-type="string" calcext:value-type="string">
            <text:p>valid set: Average loss: 0.3862, Accuracy: 5289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2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099, Accuracy: 5337/6000 (89%)</text:p>
          </table:table-cell>
          <table:table-cell table:number-columns-repeated="4"/>
          <table:table-cell office:value-type="string" calcext:value-type="string">
            <text:p>valid set: Average loss: 0.2730, Accuracy: 5421/6000 (90%)</text:p>
          </table:table-cell>
          <table:table-cell table:number-columns-repeated="5"/>
          <table:table-cell office:value-type="string" calcext:value-type="string">
            <text:p>valid set: Average loss: 0.2995, Accuracy: 5399/6000 (90%)</text:p>
          </table:table-cell>
          <table:table-cell table:number-columns-repeated="10"/>
          <table:table-cell office:value-type="string" calcext:value-type="string">
            <text:p>valid set: Average loss: 0.4042, Accuracy: 5122/6000 (85%)</text:p>
          </table:table-cell>
          <table:table-cell table:number-columns-repeated="5"/>
          <table:table-cell office:value-type="string" calcext:value-type="string">
            <text:p>valid set: Average loss: 0.3204, Accuracy: 5310/6000 (88%)</text:p>
          </table:table-cell>
          <table:table-cell table:number-columns-repeated="7"/>
          <table:table-cell office:value-type="string" calcext:value-type="string">
            <text:p>valid set: Average loss: 0.2507, Accuracy: 5438/6000 (91%)</text:p>
          </table:table-cell>
        </table:table-row>
        <table:table-row table:style-name="ro1">
          <table:table-cell office:value-type="string" calcext:value-type="string">
            <text:p>valid set: Average loss: 1.7335, Accuracy: 1666/6000 (28%)</text:p>
          </table:table-cell>
          <table:table-cell table:number-columns-repeated="4"/>
          <table:table-cell office:value-type="string" calcext:value-type="string">
            <text:p>valid set: Average loss: 0.3440, Accuracy: 5319/6000 (89%)</text:p>
          </table:table-cell>
          <table:table-cell table:number-columns-repeated="4"/>
          <table:table-cell office:value-type="string" calcext:value-type="string">
            <text:p>valid set: Average loss: 0.4538, Accuracy: 5043/6000 (84%)</text:p>
          </table:table-cell>
          <table:table-cell table:number-columns-repeated="4"/>
          <table:table-cell office:value-type="string" calcext:value-type="string">
            <text:p>valid set: Average loss: 0.2991, Accuracy: 5335/6000 (89%)</text:p>
          </table:table-cell>
          <table:table-cell table:number-columns-repeated="4"/>
          <table:table-cell office:value-type="string" calcext:value-type="string">
            <text:p>valid set: Average loss: 0.4022, Accuracy: 5296/6000 (88%)</text:p>
          </table:table-cell>
          <table:table-cell table:number-columns-repeated="4"/>
          <table:table-cell office:value-type="string" calcext:value-type="string">
            <text:p>valid set: Average loss: 0.3983, Accuracy: 5129/6000 (85%)</text:p>
          </table:table-cell>
          <table:table-cell table:number-columns-repeated="5"/>
          <table:table-cell office:value-type="string" calcext:value-type="string">
            <text:p>valid set: Average loss: 0.3451, Accuracy: 5260/6000 (88%)</text:p>
          </table:table-cell>
          <table:table-cell table:number-columns-repeated="4"/>
          <table:table-cell office:value-type="string" calcext:value-type="string">
            <text:p>valid set: Average loss: 0.3073, Accuracy: 5392/6000 (90%)</text:p>
          </table:table-cell>
          <table:table-cell table:number-columns-repeated="5"/>
          <table:table-cell office:value-type="string" calcext:value-type="string">
            <text:p>valid set: Average loss: 0.2976, Accuracy: 5442/6000 (91%)</text:p>
          </table:table-cell>
          <table:table-cell table:number-columns-repeated="10"/>
          <table:table-cell office:value-type="string" calcext:value-type="string">
            <text:p>valid set: Average loss: 0.3894, Accuracy: 5158/6000 (86%)</text:p>
          </table:table-cell>
          <table:table-cell table:number-columns-repeated="5"/>
          <table:table-cell office:value-type="string" calcext:value-type="string">
            <text:p>valid set: Average loss: 0.2884, Accuracy: 5391/6000 (90%)</text:p>
          </table:table-cell>
          <table:table-cell table:number-columns-repeated="7"/>
          <table:table-cell office:value-type="string" calcext:value-type="string">
            <text:p>valid set: Average loss: 0.2490, Accuracy: 5456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003, Accuracy: 5335/6000 (89%)</text:p>
          </table:table-cell>
          <table:table-cell table:number-columns-repeated="4"/>
          <table:table-cell office:value-type="string" calcext:value-type="string">
            <text:p>valid set: Average loss: 0.3988, Accuracy: 5274/6000 (88%)</text:p>
          </table:table-cell>
          <table:table-cell table:number-columns-repeated="4"/>
          <table:table-cell office:value-type="string" calcext:value-type="string">
            <text:p>valid set: Average loss: 0.3211, Accuracy: 5316/6000 (89%)</text:p>
          </table:table-cell>
          <table:table-cell table:number-columns-repeated="5"/>
          <table:table-cell office:value-type="string" calcext:value-type="string">
            <text:p>valid set: Average loss: 0.3270, Accuracy: 5311/6000 (89%)</text:p>
          </table:table-cell>
          <table:table-cell table:number-columns-repeated="4"/>
          <table:table-cell office:value-type="string" calcext:value-type="string">
            <text:p>valid set: Average loss: 0.3298, Accuracy: 5377/6000 (90%)</text:p>
          </table:table-cell>
          <table:table-cell table:number-columns-repeated="5"/>
          <table:table-cell office:value-type="string" calcext:value-type="string">
            <text:p>valid set: Average loss: 0.3242, Accuracy: 5370/6000 (90%)</text:p>
          </table:table-cell>
          <table:table-cell table:number-columns-repeated="10"/>
          <table:table-cell office:value-type="string" calcext:value-type="string">
            <text:p>valid set: Average loss: 0.3872, Accuracy: 5179/6000 (86%)</text:p>
          </table:table-cell>
          <table:table-cell table:number-columns-repeated="5"/>
          <table:table-cell office:value-type="string" calcext:value-type="string">
            <text:p>valid set: Average loss: 0.2835, Accuracy: 5399/6000 (90%)</text:p>
          </table:table-cell>
          <table:table-cell table:number-columns-repeated="7"/>
          <table:table-cell office:value-type="string" calcext:value-type="string">
            <text:p>valid set: Average loss: 0.2571, Accuracy: 5454/6000 (91%)</text:p>
          </table:table-cell>
        </table:table-row>
        <table:table-row table:style-name="ro4">
          <table:table-cell table:style-name="ce2" office:value-type="string" calcext:value-type="string">
            <text:p>1 hidden layer (sigmoid) avec 5 neurones </text:p>
          </table:table-cell>
          <table:table-cell table:number-columns-repeated="4"/>
          <table:table-cell table:style-name="ce12" office:value-type="string" calcext:value-type="string">
            <text:p>4 Layer à 512 neurones</text:p>
          </table:table-cell>
          <table:table-cell table:number-columns-repeated="4"/>
          <table:table-cell table:style-name="ce12" office:value-type="string" calcext:value-type="string">
            <text:p>4 Layer à 512 neurones</text:p>
          </table:table-cell>
          <table:table-cell table:number-columns-repeated="4"/>
          <table:table-cell office:value-type="string" calcext:value-type="string">
            <text:p>valid set: Average loss: 0.2990, Accuracy: 5330/6000 (89%)</text:p>
          </table:table-cell>
          <table:table-cell table:number-columns-repeated="4"/>
          <table:table-cell office:value-type="string" calcext:value-type="string">
            <text:p>valid set: Average loss: 0.3943, Accuracy: 5294/6000 (88%)</text:p>
          </table:table-cell>
          <table:table-cell table:number-columns-repeated="4"/>
          <table:table-cell office:value-type="string" calcext:value-type="string">
            <text:p>valid set: Average loss: 0.3104, Accuracy: 5339/6000 (89%)</text:p>
          </table:table-cell>
          <table:table-cell table:number-columns-repeated="5"/>
          <table:table-cell office:value-type="string" calcext:value-type="string">
            <text:p>valid set: Average loss: 0.3113, Accuracy: 5311/6000 (89%)</text:p>
          </table:table-cell>
          <table:table-cell table:number-columns-repeated="4"/>
          <table:table-cell office:value-type="string" calcext:value-type="string">
            <text:p>valid set: Average loss: 0.3111, Accuracy: 5413/6000 (90%)</text:p>
          </table:table-cell>
          <table:table-cell table:number-columns-repeated="5"/>
          <table:table-cell office:value-type="string" calcext:value-type="string">
            <text:p>valid set: Average loss: 0.3266, Accuracy: 5373/6000 (90%)</text:p>
          </table:table-cell>
          <table:table-cell table:number-columns-repeated="10"/>
          <table:table-cell office:value-type="string" calcext:value-type="string">
            <text:p>valid set: Average loss: 0.3838, Accuracy: 5182/6000 (86%)</text:p>
          </table:table-cell>
          <table:table-cell table:number-columns-repeated="5"/>
          <table:table-cell office:value-type="string" calcext:value-type="string">
            <text:p>valid set: Average loss: 0.2729, Accuracy: 5434/6000 (91%)</text:p>
          </table:table-cell>
          <table:table-cell table:number-columns-repeated="7"/>
          <table:table-cell office:value-type="string" calcext:value-type="string">
            <text:p>valid set: Average loss: 0.2501, Accuracy: 5469/6000 (91%)</text:p>
          </table:table-cell>
        </table:table-row>
        <table:table-row table:style-name="ro1">
          <table:table-cell office:value-type="string" calcext:value-type="string">
            <text:p>valid set: Average loss: 1.4352, Accuracy: 4588/6000 (76%)</text:p>
          </table:table-cell>
          <table:table-cell table:number-columns-repeated="4"/>
          <table:table-cell office:value-type="string" calcext:value-type="string">
            <text:p>valid set: Average loss: 0.5061, Accuracy: 4904/6000 (82%)</text:p>
          </table:table-cell>
          <table:table-cell table:number-columns-repeated="4"/>
          <table:table-cell office:value-type="string" calcext:value-type="string">
            <text:p>valid set: Average loss: 0.6807, Accuracy: 4377/6000 (73%)</text:p>
          </table:table-cell>
          <table:table-cell table:number-columns-repeated="4"/>
          <table:table-cell office:value-type="string" calcext:value-type="string">
            <text:p>valid set: Average loss: 0.2964, Accuracy: 5331/6000 (89%)</text:p>
          </table:table-cell>
          <table:table-cell table:number-columns-repeated="4"/>
          <table:table-cell office:value-type="string" calcext:value-type="string">
            <text:p>valid set: Average loss: 0.4097, Accuracy: 5296/6000 (88%)</text:p>
          </table:table-cell>
          <table:table-cell table:number-columns-repeated="4"/>
          <table:table-cell office:value-type="string" calcext:value-type="string">
            <text:p>valid set: Average loss: 0.2988, Accuracy: 5344/6000 (89%)</text:p>
          </table:table-cell>
          <table:table-cell table:number-columns-repeated="5"/>
          <table:table-cell office:value-type="string" calcext:value-type="string">
            <text:p>valid set: Average loss: 0.3053, Accuracy: 5370/6000 (90%)</text:p>
          </table:table-cell>
          <table:table-cell table:number-columns-repeated="4"/>
          <table:table-cell office:value-type="string" calcext:value-type="string">
            <text:p>valid set: Average loss: 0.3200, Accuracy: 5392/6000 (90%)</text:p>
          </table:table-cell>
          <table:table-cell table:number-columns-repeated="5"/>
          <table:table-cell office:value-type="string" calcext:value-type="string">
            <text:p>valid set: Average loss: 0.3362, Accuracy: 5374/6000 (90%)</text:p>
          </table:table-cell>
          <table:table-cell table:number-columns-repeated="10"/>
          <table:table-cell office:value-type="string" calcext:value-type="string">
            <text:p>valid set: Average loss: 0.3815, Accuracy: 5180/6000 (86%)</text:p>
          </table:table-cell>
          <table:table-cell table:number-columns-repeated="5"/>
          <table:table-cell office:value-type="string" calcext:value-type="string">
            <text:p>valid set: Average loss: 0.2819, Accuracy: 5404/6000 (90%)</text:p>
          </table:table-cell>
          <table:table-cell table:number-columns-repeated="7"/>
          <table:table-cell office:value-type="string" calcext:value-type="string">
            <text:p>valid set: Average loss: 0.2518, Accuracy: 5470/6000 (91%)</text:p>
          </table:table-cell>
        </table:table-row>
        <table:table-row table:style-name="ro1">
          <table:table-cell office:value-type="string" calcext:value-type="string">
            <text:p>valid set: Average loss: 1.0632, Accuracy: 4790/6000 (80%)</text:p>
          </table:table-cell>
          <table:table-cell table:number-columns-repeated="4"/>
          <table:table-cell office:value-type="string" calcext:value-type="string">
            <text:p>valid set: Average loss: 0.4211, Accuracy: 5135/6000 (86%)</text:p>
          </table:table-cell>
          <table:table-cell table:number-columns-repeated="4"/>
          <table:table-cell office:value-type="string" calcext:value-type="string">
            <text:p>valid set: Average loss: 0.5391, Accuracy: 4775/6000 (80%)</text:p>
          </table:table-cell>
          <table:table-cell table:number-columns-repeated="4"/>
          <table:table-cell office:value-type="string" calcext:value-type="string">
            <text:p>valid set: Average loss: 0.2962, Accuracy: 5338/6000 (89%)</text:p>
          </table:table-cell>
          <table:table-cell table:number-columns-repeated="4"/>
          <table:table-cell office:value-type="string" calcext:value-type="string">
            <text:p>valid set: Average loss: 0.4710, Accuracy: 5189/6000 (86%)</text:p>
          </table:table-cell>
          <table:table-cell table:number-columns-repeated="4"/>
          <table:table-cell office:value-type="string" calcext:value-type="string">
            <text:p>valid set: Average loss: 0.2820, Accuracy: 5348/6000 (89%)</text:p>
          </table:table-cell>
          <table:table-cell table:number-columns-repeated="5"/>
          <table:table-cell office:value-type="string" calcext:value-type="string">
            <text:p>valid set: Average loss: 0.3142, Accuracy: 5343/6000 (89%)</text:p>
          </table:table-cell>
          <table:table-cell table:number-columns-repeated="4"/>
          <table:table-cell office:value-type="string" calcext:value-type="string">
            <text:p>valid set: Average loss: 0.3395, Accuracy: 5417/6000 (90%)</text:p>
          </table:table-cell>
          <table:table-cell table:number-columns-repeated="5"/>
          <table:table-cell office:value-type="string" calcext:value-type="string">
            <text:p>valid set: Average loss: 0.3715, Accuracy: 5366/6000 (89%)</text:p>
          </table:table-cell>
          <table:table-cell table:number-columns-repeated="10"/>
          <table:table-cell office:value-type="string" calcext:value-type="string">
            <text:p>valid set: Average loss: 0.3893, Accuracy: 5165/6000 (86%)</text:p>
          </table:table-cell>
          <table:table-cell table:number-columns-repeated="5"/>
          <table:table-cell office:value-type="string" calcext:value-type="string">
            <text:p>valid set: Average loss: 0.2776, Accuracy: 5434/6000 (91%)</text:p>
          </table:table-cell>
          <table:table-cell table:number-columns-repeated="7"/>
          <table:table-cell office:value-type="string" calcext:value-type="string">
            <text:p>valid set: Average loss: 0.2446, Accuracy: 5479/6000 (91%)</text:p>
          </table:table-cell>
        </table:table-row>
        <table:table-row table:style-name="ro1">
          <table:table-cell office:value-type="string" calcext:value-type="string">
            <text:p>valid set: Average loss: 0.8689, Accuracy: 4839/6000 (81%)</text:p>
          </table:table-cell>
          <table:table-cell table:number-columns-repeated="4"/>
          <table:table-cell office:value-type="string" calcext:value-type="string">
            <text:p>valid set: Average loss: 0.3772, Accuracy: 5203/6000 (87%)</text:p>
          </table:table-cell>
          <table:table-cell table:number-columns-repeated="4"/>
          <table:table-cell office:value-type="string" calcext:value-type="string">
            <text:p>valid set: Average loss: 0.5199, Accuracy: 4838/6000 (81%)</text:p>
          </table:table-cell>
          <table:table-cell table:number-columns-repeated="4"/>
          <table:table-cell office:value-type="string" calcext:value-type="string">
            <text:p>valid set: Average loss: 0.2930, Accuracy: 5338/6000 (89%)</text:p>
          </table:table-cell>
          <table:table-cell table:number-columns-repeated="4"/>
          <table:table-cell office:value-type="string" calcext:value-type="string">
            <text:p>valid set: Average loss: 0.3902, Accuracy: 5294/6000 (88%)</text:p>
          </table:table-cell>
          <table:table-cell table:number-columns-repeated="4"/>
          <table:table-cell office:value-type="string" calcext:value-type="string">
            <text:p>valid set: Average loss: 0.2751, Accuracy: 5393/6000 (90%)</text:p>
          </table:table-cell>
          <table:table-cell table:number-columns-repeated="5"/>
          <table:table-cell office:value-type="string" calcext:value-type="string">
            <text:p>valid set: Average loss: 0.3392, Accuracy: 5306/6000 (88%)</text:p>
          </table:table-cell>
          <table:table-cell table:number-columns-repeated="4"/>
          <table:table-cell office:value-type="string" calcext:value-type="string">
            <text:p>valid set: Average loss: 0.3555, Accuracy: 5386/6000 (90%)</text:p>
          </table:table-cell>
          <table:table-cell table:number-columns-repeated="5"/>
          <table:table-cell office:value-type="string" calcext:value-type="string">
            <text:p>valid set: Average loss: 0.3644, Accuracy: 5399/6000 (90%)</text:p>
          </table:table-cell>
          <table:table-cell table:number-columns-repeated="10"/>
          <table:table-cell office:value-type="string" calcext:value-type="string">
            <text:p>valid set: Average loss: 0.3727, Accuracy: 5202/6000 (87%)</text:p>
          </table:table-cell>
          <table:table-cell table:number-columns-repeated="5"/>
          <table:table-cell office:value-type="string" calcext:value-type="string">
            <text:p>valid set: Average loss: 0.2735, Accuracy: 5434/6000 (91%)</text:p>
          </table:table-cell>
          <table:table-cell table:number-columns-repeated="7"/>
          <table:table-cell office:value-type="string" calcext:value-type="string">
            <text:p>valid set: Average loss: 0.2442, Accuracy: 5473/6000 (91%)</text:p>
          </table:table-cell>
        </table:table-row>
        <table:table-row table:style-name="ro1">
          <table:table-cell office:value-type="string" calcext:value-type="string">
            <text:p>valid set: Average loss: 0.7591, Accuracy: 4876/6000 (81%)</text:p>
          </table:table-cell>
          <table:table-cell table:number-columns-repeated="4"/>
          <table:table-cell office:value-type="string" calcext:value-type="string">
            <text:p>valid set: Average loss: 0.3710, Accuracy: 5236/6000 (87%)</text:p>
          </table:table-cell>
          <table:table-cell table:number-columns-repeated="4"/>
          <table:table-cell office:value-type="string" calcext:value-type="string">
            <text:p>valid set: Average loss: 0.4870, Accuracy: 4949/6000 (82%)</text:p>
          </table:table-cell>
          <table:table-cell table:number-columns-repeated="4"/>
          <table:table-cell office:value-type="string" calcext:value-type="string">
            <text:p>valid set: Average loss: 0.2941, Accuracy: 5332/6000 (89%)</text:p>
          </table:table-cell>
          <table:table-cell table:number-columns-repeated="4"/>
          <table:table-cell office:value-type="string" calcext:value-type="string">
            <text:p>valid set: Average loss: 0.4073, Accuracy: 5311/6000 (89%)</text:p>
          </table:table-cell>
          <table:table-cell table:number-columns-repeated="4"/>
          <table:table-cell office:value-type="string" calcext:value-type="string">
            <text:p>valid set: Average loss: 0.3031, Accuracy: 5340/6000 (89%)</text:p>
          </table:table-cell>
          <table:table-cell table:number-columns-repeated="5"/>
          <table:table-cell office:value-type="string" calcext:value-type="string">
            <text:p>valid set: Average loss: 0.3112, Accuracy: 5360/6000 (89%)</text:p>
          </table:table-cell>
          <table:table-cell table:number-columns-repeated="4"/>
          <table:table-cell office:value-type="string" calcext:value-type="string">
            <text:p>valid set: Average loss: 0.3556, Accuracy: 5396/6000 (90%)</text:p>
          </table:table-cell>
          <table:table-cell table:number-columns-repeated="5"/>
          <table:table-cell office:value-type="string" calcext:value-type="string">
            <text:p>valid set: Average loss: 0.3548, Accuracy: 5431/6000 (91%)</text:p>
          </table:table-cell>
          <table:table-cell table:number-columns-repeated="10"/>
          <table:table-cell office:value-type="string" calcext:value-type="string">
            <text:p>valid set: Average loss: 0.3840, Accuracy: 5186/6000 (86%)</text:p>
          </table:table-cell>
          <table:table-cell table:number-columns-repeated="5"/>
          <table:table-cell office:value-type="string" calcext:value-type="string">
            <text:p>valid set: Average loss: 0.2830, Accuracy: 5400/6000 (90%)</text:p>
          </table:table-cell>
          <table:table-cell table:number-columns-repeated="7"/>
          <table:table-cell office:value-type="string" calcext:value-type="string">
            <text:p>valid set: Average loss: 0.2456, Accuracy: 5472/6000 (91%)</text:p>
          </table:table-cell>
        </table:table-row>
        <table:table-row table:style-name="ro1">
          <table:table-cell office:value-type="string" calcext:value-type="string">
            <text:p>valid set: Average loss: 0.6985, Accuracy: 4899/6000 (82%)</text:p>
          </table:table-cell>
          <table:table-cell table:number-columns-repeated="4"/>
          <table:table-cell office:value-type="string" calcext:value-type="string">
            <text:p>valid set: Average loss: 0.3379, Accuracy: 5306/6000 (88%)</text:p>
          </table:table-cell>
          <table:table-cell table:number-columns-repeated="4"/>
          <table:table-cell office:value-type="string" calcext:value-type="string">
            <text:p>valid set: Average loss: 0.5193, Accuracy: 4884/6000 (81%)</text:p>
          </table:table-cell>
          <table:table-cell table:number-columns-repeated="4"/>
          <table:table-cell office:value-type="string" calcext:value-type="string">
            <text:p>valid set: Average loss: 0.2937, Accuracy: 5356/6000 (89%)</text:p>
          </table:table-cell>
          <table:table-cell table:number-columns-repeated="4"/>
          <table:table-cell office:value-type="string" calcext:value-type="string">
            <text:p>valid set: Average loss: 0.3998, Accuracy: 5299/6000 (88%)</text:p>
          </table:table-cell>
          <table:table-cell table:number-columns-repeated="4"/>
          <table:table-cell office:value-type="string" calcext:value-type="string">
            <text:p>valid set: Average loss: 0.2817, Accuracy: 5411/6000 (90%)</text:p>
          </table:table-cell>
          <table:table-cell table:number-columns-repeated="5"/>
          <table:table-cell office:value-type="string" calcext:value-type="string">
            <text:p>valid set: Average loss: 0.3227, Accuracy: 5317/6000 (89%)</text:p>
          </table:table-cell>
          <table:table-cell table:number-columns-repeated="4"/>
          <table:table-cell office:value-type="string" calcext:value-type="string">
            <text:p>valid set: Average loss: 0.3738, Accuracy: 5405/6000 (90%)</text:p>
          </table:table-cell>
          <table:table-cell table:number-columns-repeated="5"/>
          <table:table-cell office:value-type="string" calcext:value-type="string">
            <text:p>valid set: Average loss: 0.3780, Accuracy: 5412/6000 (90%)</text:p>
          </table:table-cell>
          <table:table-cell table:number-columns-repeated="10"/>
          <table:table-cell office:value-type="string" calcext:value-type="string">
            <text:p>valid set: Average loss: 0.3758, Accuracy: 5176/6000 (86%)</text:p>
          </table:table-cell>
          <table:table-cell table:number-columns-repeated="5"/>
          <table:table-cell office:value-type="string" calcext:value-type="string">
            <text:p>valid set: Average loss: 0.2743, Accuracy: 5413/6000 (90%)</text:p>
          </table:table-cell>
          <table:table-cell table:number-columns-repeated="7"/>
          <table:table-cell office:value-type="string" calcext:value-type="string">
            <text:p>valid set: Average loss: 0.2472, Accuracy: 5478/6000 (91%)</text:p>
          </table:table-cell>
        </table:table-row>
        <table:table-row table:style-name="ro1">
          <table:table-cell office:value-type="string" calcext:value-type="string">
            <text:p>valid set: Average loss: 0.6449, Accuracy: 4918/6000 (82%)</text:p>
          </table:table-cell>
          <table:table-cell table:number-columns-repeated="4"/>
          <table:table-cell office:value-type="string" calcext:value-type="string">
            <text:p>valid set: Average loss: 0.3407, Accuracy: 5301/6000 (88%)</text:p>
          </table:table-cell>
          <table:table-cell table:number-columns-repeated="4"/>
          <table:table-cell office:value-type="string" calcext:value-type="string">
            <text:p>valid set: Average loss: 0.5071, Accuracy: 4844/6000 (81%)</text:p>
          </table:table-cell>
          <table:table-cell table:number-columns-repeated="4"/>
          <table:table-cell office:value-type="string" calcext:value-type="string">
            <text:p>valid set: Average loss: 0.2926, Accuracy: 5357/6000 (89%)</text:p>
          </table:table-cell>
          <table:table-cell table:number-columns-repeated="4"/>
          <table:table-cell office:value-type="string" calcext:value-type="string">
            <text:p>valid set: Average loss: 0.4273, Accuracy: 5289/6000 (88%)</text:p>
          </table:table-cell>
          <table:table-cell table:number-columns-repeated="4"/>
          <table:table-cell office:value-type="string" calcext:value-type="string">
            <text:p>valid set: Average loss: 0.3385, Accuracy: 5334/6000 (89%)</text:p>
          </table:table-cell>
          <table:table-cell table:number-columns-repeated="5"/>
          <table:table-cell office:value-type="string" calcext:value-type="string">
            <text:p>valid set: Average loss: 0.3249, Accuracy: 5330/6000 (89%)</text:p>
          </table:table-cell>
          <table:table-cell table:number-columns-repeated="4"/>
          <table:table-cell office:value-type="string" calcext:value-type="string">
            <text:p>valid set: Average loss: 0.3677, Accuracy: 5377/6000 (90%)</text:p>
          </table:table-cell>
          <table:table-cell table:number-columns-repeated="5"/>
          <table:table-cell office:value-type="string" calcext:value-type="string">
            <text:p>valid set: Average loss: 0.3770, Accuracy: 5402/6000 (90%)</text:p>
          </table:table-cell>
          <table:table-cell table:number-columns-repeated="10"/>
          <table:table-cell office:value-type="string" calcext:value-type="string">
            <text:p>valid set: Average loss: 0.3920, Accuracy: 5152/6000 (86%)</text:p>
          </table:table-cell>
          <table:table-cell table:number-columns-repeated="5"/>
          <table:table-cell office:value-type="string" calcext:value-type="string">
            <text:p>valid set: Average loss: 0.2706, Accuracy: 5437/6000 (91%)</text:p>
          </table:table-cell>
          <table:table-cell table:number-columns-repeated="7"/>
          <table:table-cell office:value-type="string" calcext:value-type="string">
            <text:p>valid set: Average loss: 0.2479, Accuracy: 5469/6000 (91%)</text:p>
          </table:table-cell>
        </table:table-row>
        <table:table-row table:style-name="ro1">
          <table:table-cell office:value-type="string" calcext:value-type="string">
            <text:p>valid set: Average loss: 0.6093, Accuracy: 4946/6000 (82%)</text:p>
          </table:table-cell>
          <table:table-cell table:number-columns-repeated="4"/>
          <table:table-cell office:value-type="string" calcext:value-type="string">
            <text:p>valid set: Average loss: 0.3383, Accuracy: 5309/6000 (88%)</text:p>
          </table:table-cell>
          <table:table-cell table:number-columns-repeated="4"/>
          <table:table-cell office:value-type="string" calcext:value-type="string">
            <text:p>valid set: Average loss: 0.4655, Accuracy: 4960/6000 (83%)</text:p>
          </table:table-cell>
          <table:table-cell table:number-columns-repeated="4"/>
          <table:table-cell office:value-type="string" calcext:value-type="string">
            <text:p>valid set: Average loss: 0.2933, Accuracy: 5338/6000 (89%)</text:p>
          </table:table-cell>
          <table:table-cell table:number-columns-repeated="4"/>
          <table:table-cell office:value-type="string" calcext:value-type="string">
            <text:p>valid set: Average loss: 0.4126, Accuracy: 5286/6000 (88%)</text:p>
          </table:table-cell>
          <table:table-cell table:number-columns-repeated="4"/>
          <table:table-cell office:value-type="string" calcext:value-type="string">
            <text:p>valid set: Average loss: 0.2902, Accuracy: 5430/6000 (90%)</text:p>
          </table:table-cell>
          <table:table-cell table:number-columns-repeated="5"/>
          <table:table-cell office:value-type="string" calcext:value-type="string">
            <text:p>valid set: Average loss: 0.3139, Accuracy: 5354/6000 (89%)</text:p>
          </table:table-cell>
          <table:table-cell table:number-columns-repeated="4"/>
          <table:table-cell office:value-type="string" calcext:value-type="string">
            <text:p>valid set: Average loss: 0.3680, Accuracy: 5387/6000 (90%)</text:p>
          </table:table-cell>
          <table:table-cell table:number-columns-repeated="5"/>
          <table:table-cell office:value-type="string" calcext:value-type="string">
            <text:p>valid set: Average loss: 0.4015, Accuracy: 5389/6000 (90%)</text:p>
          </table:table-cell>
          <table:table-cell table:number-columns-repeated="16"/>
          <table:table-cell office:value-type="string" calcext:value-type="string">
            <text:p>valid set: Average loss: 0.2740, Accuracy: 5441/6000 (91%)</text:p>
          </table:table-cell>
          <table:table-cell table:number-columns-repeated="7"/>
          <table:table-cell office:value-type="string" calcext:value-type="string">
            <text:p>valid set: Average loss: 0.2527, Accuracy: 5459/6000 (91%)</text:p>
          </table:table-cell>
        </table:table-row>
        <table:table-row table:style-name="ro7">
          <table:table-cell office:value-type="string" calcext:value-type="string">
            <text:p>valid set: Average loss: 0.5868, Accuracy: 4946/6000 (82%)</text:p>
          </table:table-cell>
          <table:table-cell table:number-columns-repeated="4"/>
          <table:table-cell office:value-type="string" calcext:value-type="string">
            <text:p>valid set: Average loss: 0.3357, Accuracy: 5317/6000 (89%)</text:p>
          </table:table-cell>
          <table:table-cell table:number-columns-repeated="4"/>
          <table:table-cell office:value-type="string" calcext:value-type="string">
            <text:p>valid set: Average loss: 0.4619, Accuracy: 4991/6000 (83%)</text:p>
          </table:table-cell>
          <table:table-cell table:number-columns-repeated="4"/>
          <table:table-cell office:value-type="string" calcext:value-type="string">
            <text:p>valid set: Average loss: 0.2911, Accuracy: 5340/6000 (89%)</text:p>
          </table:table-cell>
          <table:table-cell table:number-columns-repeated="4"/>
          <table:table-cell office:value-type="string" calcext:value-type="string">
            <text:p>valid set: Average loss: 0.4248, Accuracy: 5287/6000 (88%)</text:p>
          </table:table-cell>
          <table:table-cell table:number-columns-repeated="4"/>
          <table:table-cell office:value-type="string" calcext:value-type="string">
            <text:p>valid set: Average loss: 0.2940, Accuracy: 5439/6000 (91%)</text:p>
          </table:table-cell>
          <table:table-cell table:number-columns-repeated="5"/>
          <table:table-cell office:value-type="string" calcext:value-type="string">
            <text:p>valid set: Average loss: 0.3561, Accuracy: 5266/6000 (88%)</text:p>
          </table:table-cell>
          <table:table-cell table:number-columns-repeated="10"/>
          <table:table-cell office:value-type="string" calcext:value-type="string">
            <text:p>test set: Average loss: 0.4924, Accuracy: 8847/10000 (88%)</text:p>
          </table:table-cell>
          <table:table-cell table:number-columns-repeated="10"/>
          <table:table-cell table:style-name="ce15" office:value-type="string" calcext:value-type="string">
            <text:p><text:span text:style-name="T1">ConvoModel(</text:span><text:span text:style-name="T2">10</text:span><text:span text:style-name="T3">)</text:span></text:p>
          </table:table-cell>
          <table:table-cell table:number-columns-repeated="5"/>
          <table:table-cell office:value-type="string" calcext:value-type="string">
            <text:p>test set: Average loss: 0.2943, Accuracy: 8956/10000 (90%)</text:p>
          </table:table-cell>
          <table:table-cell table:number-columns-repeated="7"/>
          <table:table-cell office:value-type="string" calcext:value-type="string">
            <text:p>valid set: Average loss: 0.2514, Accuracy: 5453/6000 (91%)</text:p>
          </table:table-cell>
        </table:table-row>
        <table:table-row table:style-name="ro7">
          <table:table-cell office:value-type="string" calcext:value-type="string">
            <text:p>valid set: Average loss: 0.5717, Accuracy: 4936/6000 (82%)</text:p>
          </table:table-cell>
          <table:table-cell table:number-columns-repeated="4"/>
          <table:table-cell office:value-type="string" calcext:value-type="string">
            <text:p>valid set: Average loss: 0.3259, Accuracy: 5321/6000 (89%)</text:p>
          </table:table-cell>
          <table:table-cell table:number-columns-repeated="4"/>
          <table:table-cell office:value-type="string" calcext:value-type="string">
            <text:p>valid set: Average loss: 0.4771, Accuracy: 4966/6000 (83%)</text:p>
          </table:table-cell>
          <table:table-cell table:number-columns-repeated="4"/>
          <table:table-cell office:value-type="string" calcext:value-type="string">
            <text:p>valid set: Average loss: 0.2897, Accuracy: 5356/6000 (89%)</text:p>
          </table:table-cell>
          <table:table-cell table:number-columns-repeated="4"/>
          <table:table-cell office:value-type="string" calcext:value-type="string">
            <text:p>valid set: Average loss: 0.4310, Accuracy: 5304/6000 (88%)</text:p>
          </table:table-cell>
          <table:table-cell table:number-columns-repeated="4"/>
          <table:table-cell office:value-type="string" calcext:value-type="string">
            <text:p>valid set: Average loss: 0.3138, Accuracy: 5432/6000 (91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3</text:span><text:span text:style-name="T3">)</text:span></text:p>
          </table:table-cell>
          <table:table-cell table:number-columns-repeated="16"/>
          <table:table-cell office:value-type="string" calcext:value-type="string">
            <text:p>valid set: Average loss: 0.4907, Accuracy: 4963/6000 (83%)</text:p>
          </table:table-cell>
          <table:table-cell table:number-columns-repeated="13"/>
          <table:table-cell office:value-type="string" calcext:value-type="string">
            <text:p>valid set: Average loss: 0.2446, Accuracy: 5488/6000 (91%)</text:p>
          </table:table-cell>
        </table:table-row>
        <table:table-row table:style-name="ro7">
          <table:table-cell office:value-type="string" calcext:value-type="string">
            <text:p>valid set: Average loss: 0.5556, Accuracy: 4980/6000 (83%)</text:p>
          </table:table-cell>
          <table:table-cell table:number-columns-repeated="4"/>
          <table:table-cell office:value-type="string" calcext:value-type="string">
            <text:p>valid set: Average loss: 0.3438, Accuracy: 5299/6000 (88%)</text:p>
          </table:table-cell>
          <table:table-cell table:number-columns-repeated="4"/>
          <table:table-cell office:value-type="string" calcext:value-type="string">
            <text:p>valid set: Average loss: 0.4820, Accuracy: 4993/6000 (83%)</text:p>
          </table:table-cell>
          <table:table-cell table:number-columns-repeated="4"/>
          <table:table-cell office:value-type="string" calcext:value-type="string">
            <text:p>valid set: Average loss: 0.2886, Accuracy: 5364/6000 (89%)</text:p>
          </table:table-cell>
          <table:table-cell table:number-columns-repeated="4"/>
          <table:table-cell office:value-type="string" calcext:value-type="string">
            <text:p>valid set: Average loss: 0.4264, Accuracy: 5324/6000 (89%)</text:p>
          </table:table-cell>
          <table:table-cell table:number-columns-repeated="4"/>
          <table:table-cell office:value-type="string" calcext:value-type="string">
            <text:p>valid set: Average loss: 0.3342, Accuracy: 5433/6000 (91%)</text:p>
          </table:table-cell>
          <table:table-cell table:number-columns-repeated="5"/>
          <table:table-cell table:style-name="ce16" office:value-type="string" calcext:value-type="string">
            <text:p><text:span text:style-name="T4">NLayerTanhModel(nNeurones, </text:span><text:span text:style-name="T5">3</text:span><text:span text:style-name="T6">)</text:span></text:p>
          </table:table-cell>
          <table:table-cell table:number-columns-repeated="4"/>
          <table:table-cell office:value-type="string" calcext:value-type="string">
            <text:p>valid set: Average loss: 0.3508, Accuracy: 5233/6000 (87%)</text:p>
          </table:table-cell>
          <table:table-cell table:number-columns-repeated="16"/>
          <table:table-cell office:value-type="string" calcext:value-type="string">
            <text:p>valid set: Average loss: 0.4163, Accuracy: 5124/6000 (85%)</text:p>
          </table:table-cell>
          <table:table-cell table:number-columns-repeated="13"/>
          <table:table-cell office:value-type="string" calcext:value-type="string">
            <text:p>valid set: Average loss: 0.2476, Accuracy: 5465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2873, Accuracy: 5365/6000 (89%)</text:p>
          </table:table-cell>
          <table:table-cell table:number-columns-repeated="4"/>
          <table:table-cell office:value-type="string" calcext:value-type="string">
            <text:p>valid set: Average loss: 0.4257, Accuracy: 5326/6000 (89%)</text:p>
          </table:table-cell>
          <table:table-cell table:number-columns-repeated="4"/>
          <table:table-cell office:value-type="string" calcext:value-type="string">
            <text:p>valid set: Average loss: 0.3469, Accuracy: 5413/6000 (90%)</text:p>
          </table:table-cell>
          <table:table-cell table:number-columns-repeated="5"/>
          <table:table-cell office:value-type="string" calcext:value-type="string">
            <text:p>valid set: Average loss: 0.3774, Accuracy: 5160/6000 (86%)</text:p>
          </table:table-cell>
          <table:table-cell table:number-columns-repeated="4"/>
          <table:table-cell office:value-type="string" calcext:value-type="string">
            <text:p>valid set: Average loss: 0.3361, Accuracy: 5265/6000 (88%)</text:p>
          </table:table-cell>
          <table:table-cell table:number-columns-repeated="16"/>
          <table:table-cell office:value-type="string" calcext:value-type="string">
            <text:p>valid set: Average loss: 0.3957, Accuracy: 5138/6000 (86%)</text:p>
          </table:table-cell>
          <table:table-cell table:number-columns-repeated="5"/>
          <table:table-cell table:style-name="ce6" office:value-type="string" calcext:value-type="string">
            <text:p><text:span text:style-name="T1">ConvoModel(</text:span><text:span text:style-name="T2">20</text:span><text:span text:style-name="T3">, </text:span><text:span text:style-name="T2">3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486, Accuracy: 5475/6000 (91%)</text:p>
          </table:table-cell>
        </table:table-row>
        <table:table-row table:style-name="ro4">
          <table:table-cell table:style-name="ce4" office:value-type="string" calcext:value-type="string">
            <text:p>1 hidden layer (sigmoid) avec 10 neurones </text:p>
          </table:table-cell>
          <table:table-cell table:number-columns-repeated="4"/>
          <table:table-cell table:style-name="ce12" office:value-type="string" calcext:value-type="string">
            <text:p>5 Layer à 512 neurones</text:p>
          </table:table-cell>
          <table:table-cell table:number-columns-repeated="4"/>
          <table:table-cell table:style-name="ce12" office:value-type="string" calcext:value-type="string">
            <text:p>5 Layer à 512 neurones</text:p>
          </table:table-cell>
          <table:table-cell table:number-columns-repeated="4"/>
          <table:table-cell office:value-type="string" calcext:value-type="string">
            <text:p>valid set: Average loss: 0.2856, Accuracy: 5362/6000 (89%)</text:p>
          </table:table-cell>
          <table:table-cell table:number-columns-repeated="4"/>
          <table:table-cell office:value-type="string" calcext:value-type="string">
            <text:p>valid set: Average loss: 0.4313, Accuracy: 5297/6000 (88%)</text:p>
          </table:table-cell>
          <table:table-cell table:number-columns-repeated="4"/>
          <table:table-cell office:value-type="string" calcext:value-type="string">
            <text:p>valid set: Average loss: 0.3515, Accuracy: 5395/6000 (90%)</text:p>
          </table:table-cell>
          <table:table-cell table:number-columns-repeated="5"/>
          <table:table-cell office:value-type="string" calcext:value-type="string">
            <text:p>valid set: Average loss: 0.3652, Accuracy: 5216/6000 (87%)</text:p>
          </table:table-cell>
          <table:table-cell table:number-columns-repeated="4"/>
          <table:table-cell office:value-type="string" calcext:value-type="string">
            <text:p>valid set: Average loss: 0.3194, Accuracy: 5289/6000 (88%)</text:p>
          </table:table-cell>
          <table:table-cell table:number-columns-repeated="16"/>
          <table:table-cell office:value-type="string" calcext:value-type="string">
            <text:p>valid set: Average loss: 0.3836, Accuracy: 5159/6000 (86%)</text:p>
          </table:table-cell>
          <table:table-cell table:number-columns-repeated="5"/>
          <table:table-cell office:value-type="string" calcext:value-type="string">
            <text:p>valid set: Average loss: 0.4326, Accuracy: 5089/6000 (85%)</text:p>
          </table:table-cell>
          <table:table-cell table:number-columns-repeated="7"/>
          <table:table-cell office:value-type="string" calcext:value-type="string">
            <text:p>valid set: Average loss: 0.2459, Accuracy: 5488/6000 (91%)</text:p>
          </table:table-cell>
        </table:table-row>
        <table:table-row table:style-name="ro1">
          <table:table-cell office:value-type="string" calcext:value-type="string">
            <text:p>valid set: Average loss: 0.9994, Accuracy: 4698/6000 (78%)</text:p>
          </table:table-cell>
          <table:table-cell table:number-columns-repeated="4"/>
          <table:table-cell office:value-type="string" calcext:value-type="string">
            <text:p>valid set: Average loss: 0.7049, Accuracy: 4434/6000 (74%)</text:p>
          </table:table-cell>
          <table:table-cell table:number-columns-repeated="4"/>
          <table:table-cell office:value-type="string" calcext:value-type="string">
            <text:p>valid set: Average loss: 0.6068, Accuracy: 4613/6000 (77%)</text:p>
          </table:table-cell>
          <table:table-cell table:number-columns-repeated="4"/>
          <table:table-cell office:value-type="string" calcext:value-type="string">
            <text:p>valid set: Average loss: 0.2873, Accuracy: 5349/6000 (89%)</text:p>
          </table:table-cell>
          <table:table-cell table:number-columns-repeated="4"/>
          <table:table-cell office:value-type="string" calcext:value-type="string">
            <text:p>valid set: Average loss: 0.4289, Accuracy: 5292/6000 (88%)</text:p>
          </table:table-cell>
          <table:table-cell table:number-columns-repeated="4"/>
          <table:table-cell office:value-type="string" calcext:value-type="string">
            <text:p>valid set: Average loss: 0.3606, Accuracy: 5427/6000 (90%)</text:p>
          </table:table-cell>
          <table:table-cell table:number-columns-repeated="5"/>
          <table:table-cell office:value-type="string" calcext:value-type="string">
            <text:p>valid set: Average loss: 0.3562, Accuracy: 5224/6000 (87%)</text:p>
          </table:table-cell>
          <table:table-cell table:number-columns-repeated="4"/>
          <table:table-cell office:value-type="string" calcext:value-type="string">
            <text:p>valid set: Average loss: 0.2957, Accuracy: 5363/6000 (89%)</text:p>
          </table:table-cell>
          <table:table-cell table:number-columns-repeated="16"/>
          <table:table-cell office:value-type="string" calcext:value-type="string">
            <text:p>valid set: Average loss: 0.3753, Accuracy: 5192/6000 (87%)</text:p>
          </table:table-cell>
          <table:table-cell table:number-columns-repeated="5"/>
          <table:table-cell office:value-type="string" calcext:value-type="string">
            <text:p>valid set: Average loss: 0.3735, Accuracy: 5214/6000 (87%)</text:p>
          </table:table-cell>
          <table:table-cell table:number-columns-repeated="7"/>
          <table:table-cell office:value-type="string" calcext:value-type="string">
            <text:p>valid set: Average loss: 0.2511, Accuracy: 5480/6000 (91%)</text:p>
          </table:table-cell>
        </table:table-row>
        <table:table-row table:style-name="ro1">
          <table:table-cell office:value-type="string" calcext:value-type="string">
            <text:p>valid set: Average loss: 0.7053, Accuracy: 4917/6000 (82%)</text:p>
          </table:table-cell>
          <table:table-cell table:number-columns-repeated="4"/>
          <table:table-cell office:value-type="string" calcext:value-type="string">
            <text:p>valid set: Average loss: 0.5221, Accuracy: 4943/6000 (82%)</text:p>
          </table:table-cell>
          <table:table-cell table:number-columns-repeated="4"/>
          <table:table-cell office:value-type="string" calcext:value-type="string">
            <text:p>valid set: Average loss: 0.6417, Accuracy: 4555/6000 (76%)</text:p>
          </table:table-cell>
          <table:table-cell table:number-columns-repeated="4"/>
          <table:table-cell office:value-type="string" calcext:value-type="string">
            <text:p>valid set: Average loss: 0.2880, Accuracy: 5347/6000 (89%)</text:p>
          </table:table-cell>
          <table:table-cell table:number-columns-repeated="4"/>
          <table:table-cell office:value-type="string" calcext:value-type="string">
            <text:p>valid set: Average loss: 0.4222, Accuracy: 5288/6000 (88%)</text:p>
          </table:table-cell>
          <table:table-cell table:number-columns-repeated="4"/>
          <table:table-cell office:value-type="string" calcext:value-type="string">
            <text:p>valid set: Average loss: 0.3469, Accuracy: 5434/6000 (91%)</text:p>
          </table:table-cell>
          <table:table-cell table:number-columns-repeated="5"/>
          <table:table-cell office:value-type="string" calcext:value-type="string">
            <text:p>valid set: Average loss: 0.3442, Accuracy: 5272/6000 (88%)</text:p>
          </table:table-cell>
          <table:table-cell table:number-columns-repeated="4"/>
          <table:table-cell office:value-type="string" calcext:value-type="string">
            <text:p>valid set: Average loss: 0.2976, Accuracy: 5336/6000 (89%)</text:p>
          </table:table-cell>
          <table:table-cell table:number-columns-repeated="16"/>
          <table:table-cell office:value-type="string" calcext:value-type="string">
            <text:p>valid set: Average loss: 0.3555, Accuracy: 5234/6000 (87%)</text:p>
          </table:table-cell>
          <table:table-cell table:number-columns-repeated="5"/>
          <table:table-cell office:value-type="string" calcext:value-type="string">
            <text:p>valid set: Average loss: 0.3302, Accuracy: 5289/6000 (88%)</text:p>
          </table:table-cell>
          <table:table-cell table:number-columns-repeated="7"/>
          <table:table-cell office:value-type="string" calcext:value-type="string">
            <text:p>valid set: Average loss: 0.2505, Accuracy: 5471/6000 (91%)</text:p>
          </table:table-cell>
        </table:table-row>
        <table:table-row table:style-name="ro1">
          <table:table-cell office:value-type="string" calcext:value-type="string">
            <text:p>valid set: Average loss: 0.5832, Accuracy: 5003/6000 (83%)</text:p>
          </table:table-cell>
          <table:table-cell table:number-columns-repeated="4"/>
          <table:table-cell office:value-type="string" calcext:value-type="string">
            <text:p>valid set: Average loss: 0.4273, Accuracy: 5123/6000 (85%)</text:p>
          </table:table-cell>
          <table:table-cell table:number-columns-repeated="4"/>
          <table:table-cell office:value-type="string" calcext:value-type="string">
            <text:p>valid set: Average loss: 0.5371, Accuracy: 4825/6000 (80%)</text:p>
          </table:table-cell>
          <table:table-cell table:number-columns-repeated="9"/>
          <table:table-cell office:value-type="string" calcext:value-type="string">
            <text:p>valid set: Average loss: 0.4318, Accuracy: 5321/6000 (89%)</text:p>
          </table:table-cell>
          <table:table-cell table:number-columns-repeated="4"/>
          <table:table-cell office:value-type="string" calcext:value-type="string">
            <text:p>valid set: Average loss: 0.3573, Accuracy: 5447/6000 (91%)</text:p>
          </table:table-cell>
          <table:table-cell table:number-columns-repeated="5"/>
          <table:table-cell office:value-type="string" calcext:value-type="string">
            <text:p>valid set: Average loss: 0.3362, Accuracy: 5273/6000 (88%)</text:p>
          </table:table-cell>
          <table:table-cell table:number-columns-repeated="4"/>
          <table:table-cell office:value-type="string" calcext:value-type="string">
            <text:p>valid set: Average loss: 0.2924, Accuracy: 5355/6000 (89%)</text:p>
          </table:table-cell>
          <table:table-cell table:number-columns-repeated="16"/>
          <table:table-cell office:value-type="string" calcext:value-type="string">
            <text:p>valid set: Average loss: 0.3363, Accuracy: 5290/6000 (88%)</text:p>
          </table:table-cell>
          <table:table-cell table:number-columns-repeated="5"/>
          <table:table-cell office:value-type="string" calcext:value-type="string">
            <text:p>valid set: Average loss: 0.3229, Accuracy: 5312/6000 (89%)</text:p>
          </table:table-cell>
          <table:table-cell table:number-columns-repeated="7"/>
          <table:table-cell office:value-type="string" calcext:value-type="string">
            <text:p>valid set: Average loss: 0.2570, Accuracy: 5469/6000 (91%)</text:p>
          </table:table-cell>
        </table:table-row>
        <table:table-row table:style-name="ro1">
          <table:table-cell office:value-type="string" calcext:value-type="string">
            <text:p>valid set: Average loss: 0.5264, Accuracy: 5029/6000 (84%)</text:p>
          </table:table-cell>
          <table:table-cell table:number-columns-repeated="4"/>
          <table:table-cell office:value-type="string" calcext:value-type="string">
            <text:p>valid set: Average loss: 0.3912, Accuracy: 5215/6000 (87%)</text:p>
          </table:table-cell>
          <table:table-cell table:number-columns-repeated="4"/>
          <table:table-cell office:value-type="string" calcext:value-type="string">
            <text:p>valid set: Average loss: 0.5519, Accuracy: 4820/6000 (80%)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office:value-type="string" calcext:value-type="string">
            <text:p>valid set: Average loss: 0.4405, Accuracy: 5265/6000 (88%)</text:p>
          </table:table-cell>
          <table:table-cell table:number-columns-repeated="4"/>
          <table:table-cell office:value-type="string" calcext:value-type="string">
            <text:p>valid set: Average loss: 0.3573, Accuracy: 5450/6000 (91%)</text:p>
          </table:table-cell>
          <table:table-cell table:number-columns-repeated="5"/>
          <table:table-cell office:value-type="string" calcext:value-type="string">
            <text:p>valid set: Average loss: 0.3336, Accuracy: 5296/6000 (88%)</text:p>
          </table:table-cell>
          <table:table-cell table:number-columns-repeated="4"/>
          <table:table-cell office:value-type="string" calcext:value-type="string">
            <text:p>valid set: Average loss: 0.2999, Accuracy: 5334/6000 (89%)</text:p>
          </table:table-cell>
          <table:table-cell table:number-columns-repeated="16"/>
          <table:table-cell office:value-type="string" calcext:value-type="string">
            <text:p>valid set: Average loss: 0.3306, Accuracy: 5284/6000 (88%)</text:p>
          </table:table-cell>
          <table:table-cell table:number-columns-repeated="5"/>
          <table:table-cell office:value-type="string" calcext:value-type="string">
            <text:p>valid set: Average loss: 0.3152, Accuracy: 5312/6000 (89%)</text:p>
          </table:table-cell>
          <table:table-cell table:number-columns-repeated="7"/>
          <table:table-cell office:value-type="string" calcext:value-type="string">
            <text:p>valid set: Average loss: 0.2497, Accuracy: 5499/6000 (92%)</text:p>
          </table:table-cell>
        </table:table-row>
        <table:table-row table:style-name="ro1">
          <table:table-cell office:value-type="string" calcext:value-type="string">
            <text:p>valid set: Average loss: 0.4939, Accuracy: 5056/6000 (84%)</text:p>
          </table:table-cell>
          <table:table-cell table:number-columns-repeated="4"/>
          <table:table-cell office:value-type="string" calcext:value-type="string">
            <text:p>valid set: Average loss: 0.3746, Accuracy: 5242/6000 (87%)</text:p>
          </table:table-cell>
          <table:table-cell table:number-columns-repeated="4"/>
          <table:table-cell office:value-type="string" calcext:value-type="string">
            <text:p>valid set: Average loss: 0.5920, Accuracy: 4697/6000 (78%)</text:p>
          </table:table-cell>
          <table:table-cell table:number-columns-repeated="4"/>
          <table:table-cell office:value-type="string" calcext:value-type="string">
            <text:p>valid set: Average loss: 0.6734, Accuracy: 4584/6000 (76%)</text:p>
          </table:table-cell>
          <table:table-cell table:number-columns-repeated="4"/>
          <table:table-cell office:value-type="string" calcext:value-type="string">
            <text:p>valid set: Average loss: 0.4776, Accuracy: 5268/6000 (88%)</text:p>
          </table:table-cell>
          <table:table-cell table:number-columns-repeated="4"/>
          <table:table-cell office:value-type="string" calcext:value-type="string">
            <text:p>valid set: Average loss: 0.3606, Accuracy: 5469/6000 (91%)</text:p>
          </table:table-cell>
          <table:table-cell table:number-columns-repeated="5"/>
          <table:table-cell office:value-type="string" calcext:value-type="string">
            <text:p>valid set: Average loss: 0.3294, Accuracy: 5297/6000 (88%)</text:p>
          </table:table-cell>
          <table:table-cell table:number-columns-repeated="4"/>
          <table:table-cell office:value-type="string" calcext:value-type="string">
            <text:p>valid set: Average loss: 0.3067, Accuracy: 5389/6000 (90%)</text:p>
          </table:table-cell>
          <table:table-cell table:number-columns-repeated="16"/>
          <table:table-cell office:value-type="string" calcext:value-type="string">
            <text:p>valid set: Average loss: 0.3192, Accuracy: 5314/6000 (89%)</text:p>
          </table:table-cell>
          <table:table-cell table:number-columns-repeated="5"/>
          <table:table-cell office:value-type="string" calcext:value-type="string">
            <text:p>valid set: Average loss: 0.3068, Accuracy: 5339/6000 (89%)</text:p>
          </table:table-cell>
          <table:table-cell table:number-columns-repeated="7"/>
          <table:table-cell office:value-type="string" calcext:value-type="string">
            <text:p>valid set: Average loss: 0.2622, Accuracy: 5464/6000 (91%)</text:p>
          </table:table-cell>
        </table:table-row>
        <table:table-row table:style-name="ro1">
          <table:table-cell office:value-type="string" calcext:value-type="string">
            <text:p>valid set: Average loss: 0.4722, Accuracy: 5072/6000 (85%)</text:p>
          </table:table-cell>
          <table:table-cell table:number-columns-repeated="4"/>
          <table:table-cell office:value-type="string" calcext:value-type="string">
            <text:p>valid set: Average loss: 0.3643, Accuracy: 5234/6000 (87%)</text:p>
          </table:table-cell>
          <table:table-cell table:number-columns-repeated="4"/>
          <table:table-cell office:value-type="string" calcext:value-type="string">
            <text:p>valid set: Average loss: 0.5025, Accuracy: 4874/6000 (81%)</text:p>
          </table:table-cell>
          <table:table-cell table:number-columns-repeated="4"/>
          <table:table-cell office:value-type="string" calcext:value-type="string">
            <text:p>valid set: Average loss: 0.5111, Accuracy: 4912/6000 (82%)</text:p>
          </table:table-cell>
          <table:table-cell table:number-columns-repeated="4"/>
          <table:table-cell office:value-type="string" calcext:value-type="string">
            <text:p>valid set: Average loss: 0.4726, Accuracy: 5257/6000 (88%)</text:p>
          </table:table-cell>
          <table:table-cell table:number-columns-repeated="4"/>
          <table:table-cell office:value-type="string" calcext:value-type="string">
            <text:p>valid set: Average loss: 0.3884, Accuracy: 5434/6000 (91%)</text:p>
          </table:table-cell>
          <table:table-cell table:number-columns-repeated="5"/>
          <table:table-cell office:value-type="string" calcext:value-type="string">
            <text:p>valid set: Average loss: 0.3168, Accuracy: 5320/6000 (89%)</text:p>
          </table:table-cell>
          <table:table-cell table:number-columns-repeated="4"/>
          <table:table-cell office:value-type="string" calcext:value-type="string">
            <text:p>valid set: Average loss: 0.3017, Accuracy: 5380/6000 (90%)</text:p>
          </table:table-cell>
          <table:table-cell table:number-columns-repeated="16"/>
          <table:table-cell office:value-type="string" calcext:value-type="string">
            <text:p>valid set: Average loss: 0.3311, Accuracy: 5294/6000 (88%)</text:p>
          </table:table-cell>
          <table:table-cell table:number-columns-repeated="5"/>
          <table:table-cell office:value-type="string" calcext:value-type="string">
            <text:p>valid set: Average loss: 0.2972, Accuracy: 5344/6000 (89%)</text:p>
          </table:table-cell>
          <table:table-cell table:number-columns-repeated="7"/>
          <table:table-cell office:value-type="string" calcext:value-type="string">
            <text:p>valid set: Average loss: 0.2550, Accuracy: 5471/6000 (91%)</text:p>
          </table:table-cell>
        </table:table-row>
        <table:table-row table:style-name="ro1">
          <table:table-cell office:value-type="string" calcext:value-type="string">
            <text:p>valid set: Average loss: 0.4538, Accuracy: 5082/6000 (85%)</text:p>
          </table:table-cell>
          <table:table-cell table:number-columns-repeated="4"/>
          <table:table-cell office:value-type="string" calcext:value-type="string">
            <text:p>valid set: Average loss: 0.3528, Accuracy: 5289/6000 (88%)</text:p>
          </table:table-cell>
          <table:table-cell table:number-columns-repeated="4"/>
          <table:table-cell office:value-type="string" calcext:value-type="string">
            <text:p>valid set: Average loss: 0.5090, Accuracy: 4922/6000 (82%)</text:p>
          </table:table-cell>
          <table:table-cell table:number-columns-repeated="4"/>
          <table:table-cell office:value-type="string" calcext:value-type="string">
            <text:p>valid set: Average loss: 0.4524, Accuracy: 5001/6000 (83%)</text:p>
          </table:table-cell>
          <table:table-cell table:number-columns-repeated="4"/>
          <table:table-cell office:value-type="string" calcext:value-type="string">
            <text:p>valid set: Average loss: 0.4215, Accuracy: 5266/6000 (88%)</text:p>
          </table:table-cell>
          <table:table-cell table:number-columns-repeated="4"/>
          <table:table-cell office:value-type="string" calcext:value-type="string">
            <text:p>valid set: Average loss: 0.4233, Accuracy: 5427/6000 (90%)</text:p>
          </table:table-cell>
          <table:table-cell table:number-columns-repeated="5"/>
          <table:table-cell office:value-type="string" calcext:value-type="string">
            <text:p>valid set: Average loss: 0.3271, Accuracy: 5326/6000 (89%)</text:p>
          </table:table-cell>
          <table:table-cell table:number-columns-repeated="4"/>
          <table:table-cell office:value-type="string" calcext:value-type="string">
            <text:p>valid set: Average loss: 0.3097, Accuracy: 5374/6000 (90%)</text:p>
          </table:table-cell>
          <table:table-cell table:number-columns-repeated="16"/>
          <table:table-cell office:value-type="string" calcext:value-type="string">
            <text:p>valid set: Average loss: 0.3200, Accuracy: 5327/6000 (89%)</text:p>
          </table:table-cell>
          <table:table-cell table:number-columns-repeated="5"/>
          <table:table-cell office:value-type="string" calcext:value-type="string">
            <text:p>valid set: Average loss: 0.3110, Accuracy: 5329/6000 (89%)</text:p>
          </table:table-cell>
          <table:table-cell table:number-columns-repeated="7"/>
          <table:table-cell office:value-type="string" calcext:value-type="string">
            <text:p>valid set: Average loss: 0.2634, Accuracy: 5471/6000 (91%)</text:p>
          </table:table-cell>
        </table:table-row>
        <table:table-row table:style-name="ro1">
          <table:table-cell office:value-type="string" calcext:value-type="string">
            <text:p>valid set: Average loss: 0.4400, Accuracy: 5108/6000 (85%)</text:p>
          </table:table-cell>
          <table:table-cell table:number-columns-repeated="4"/>
          <table:table-cell office:value-type="string" calcext:value-type="string">
            <text:p>valid set: Average loss: 0.3406, Accuracy: 5327/6000 (89%)</text:p>
          </table:table-cell>
          <table:table-cell table:number-columns-repeated="4"/>
          <table:table-cell office:value-type="string" calcext:value-type="string">
            <text:p>valid set: Average loss: 0.4840, Accuracy: 4968/6000 (83%)</text:p>
          </table:table-cell>
          <table:table-cell table:number-columns-repeated="4"/>
          <table:table-cell office:value-type="string" calcext:value-type="string">
            <text:p>valid set: Average loss: 0.4241, Accuracy: 5067/6000 (84%)</text:p>
          </table:table-cell>
          <table:table-cell table:number-columns-repeated="4"/>
          <table:table-cell office:value-type="string" calcext:value-type="string">
            <text:p>valid set: Average loss: 0.4852, Accuracy: 5291/6000 (88%)</text:p>
          </table:table-cell>
          <table:table-cell table:number-columns-repeated="4"/>
          <table:table-cell office:value-type="string" calcext:value-type="string">
            <text:p>valid set: Average loss: 0.4321, Accuracy: 5444/6000 (91%)</text:p>
          </table:table-cell>
          <table:table-cell table:number-columns-repeated="5"/>
          <table:table-cell office:value-type="string" calcext:value-type="string">
            <text:p>valid set: Average loss: 0.3364, Accuracy: 5279/6000 (88%)</text:p>
          </table:table-cell>
          <table:table-cell table:number-columns-repeated="4"/>
          <table:table-cell office:value-type="string" calcext:value-type="string">
            <text:p>valid set: Average loss: 0.3117, Accuracy: 5390/6000 (90%)</text:p>
          </table:table-cell>
          <table:table-cell table:number-columns-repeated="16"/>
          <table:table-cell office:value-type="string" calcext:value-type="string">
            <text:p>valid set: Average loss: 0.3165, Accuracy: 5322/6000 (89%)</text:p>
          </table:table-cell>
          <table:table-cell table:number-columns-repeated="5"/>
          <table:table-cell office:value-type="string" calcext:value-type="string">
            <text:p>valid set: Average loss: 0.2866, Accuracy: 5412/6000 (90%)</text:p>
          </table:table-cell>
          <table:table-cell table:number-columns-repeated="7"/>
          <table:table-cell office:value-type="string" calcext:value-type="string">
            <text:p>valid set: Average loss: 0.2558, Accuracy: 5493/6000 (92%)</text:p>
          </table:table-cell>
        </table:table-row>
        <table:table-row table:style-name="ro1">
          <table:table-cell office:value-type="string" calcext:value-type="string">
            <text:p>valid set: Average loss: 0.4303, Accuracy: 5129/6000 (85%)</text:p>
          </table:table-cell>
          <table:table-cell table:number-columns-repeated="4"/>
          <table:table-cell office:value-type="string" calcext:value-type="string">
            <text:p>valid set: Average loss: 0.3743, Accuracy: 5240/6000 (87%)</text:p>
          </table:table-cell>
          <table:table-cell table:number-columns-repeated="4"/>
          <table:table-cell office:value-type="string" calcext:value-type="string">
            <text:p>valid set: Average loss: 0.4945, Accuracy: 4942/6000 (82%)</text:p>
          </table:table-cell>
          <table:table-cell table:number-columns-repeated="4"/>
          <table:table-cell office:value-type="string" calcext:value-type="string">
            <text:p>valid set: Average loss: 0.4042, Accuracy: 5096/6000 (85%)</text:p>
          </table:table-cell>
          <table:table-cell table:number-columns-repeated="4"/>
          <table:table-cell office:value-type="string" calcext:value-type="string">
            <text:p>valid set: Average loss: 0.4765, Accuracy: 5275/6000 (88%)</text:p>
          </table:table-cell>
          <table:table-cell table:number-columns-repeated="4"/>
          <table:table-cell office:value-type="string" calcext:value-type="string">
            <text:p>valid set: Average loss: 0.4793, Accuracy: 5360/6000 (89%)</text:p>
          </table:table-cell>
          <table:table-cell table:number-columns-repeated="5"/>
          <table:table-cell office:value-type="string" calcext:value-type="string">
            <text:p>valid set: Average loss: 0.3264, Accuracy: 5319/6000 (89%)</text:p>
          </table:table-cell>
          <table:table-cell table:number-columns-repeated="4"/>
          <table:table-cell office:value-type="string" calcext:value-type="string">
            <text:p>valid set: Average loss: 0.3137, Accuracy: 5401/6000 (90%)</text:p>
          </table:table-cell>
          <table:table-cell table:number-columns-repeated="16"/>
          <table:table-cell office:value-type="string" calcext:value-type="string">
            <text:p>valid set: Average loss: 0.3116, Accuracy: 5373/6000 (90%)</text:p>
          </table:table-cell>
          <table:table-cell table:number-columns-repeated="5"/>
          <table:table-cell office:value-type="string" calcext:value-type="string">
            <text:p>valid set: Average loss: 0.2843, Accuracy: 5413/6000 (90%)</text:p>
          </table:table-cell>
          <table:table-cell table:number-columns-repeated="7"/>
          <table:table-cell office:value-type="string" calcext:value-type="string">
            <text:p>valid set: Average loss: 0.2631, Accuracy: 5453/6000 (91%)</text:p>
          </table:table-cell>
        </table:table-row>
        <table:table-row table:style-name="ro1">
          <table:table-cell office:value-type="string" calcext:value-type="string">
            <text:p>valid set: Average loss: 0.4393, Accuracy: 5093/6000 (85%)</text:p>
          </table:table-cell>
          <table:table-cell table:number-columns-repeated="4"/>
          <table:table-cell office:value-type="string" calcext:value-type="string">
            <text:p>valid set: Average loss: 0.3537, Accuracy: 5291/6000 (88%)</text:p>
          </table:table-cell>
          <table:table-cell table:number-columns-repeated="4"/>
          <table:table-cell office:value-type="string" calcext:value-type="string">
            <text:p>valid set: Average loss: 0.4916, Accuracy: 4940/6000 (82%)</text:p>
          </table:table-cell>
          <table:table-cell table:number-columns-repeated="4"/>
          <table:table-cell office:value-type="string" calcext:value-type="string">
            <text:p>valid set: Average loss: 0.3913, Accuracy: 5142/6000 (86%)</text:p>
          </table:table-cell>
          <table:table-cell table:number-columns-repeated="4"/>
          <table:table-cell office:value-type="string" calcext:value-type="string">
            <text:p>valid set: Average loss: 0.4569, Accuracy: 5219/6000 (87%)</text:p>
          </table:table-cell>
          <table:table-cell table:number-columns-repeated="4"/>
          <table:table-cell office:value-type="string" calcext:value-type="string">
            <text:p>valid set: Average loss: 0.4741, Accuracy: 5382/6000 (90%)</text:p>
          </table:table-cell>
          <table:table-cell table:number-columns-repeated="5"/>
          <table:table-cell office:value-type="string" calcext:value-type="string">
            <text:p>valid set: Average loss: 0.3307, Accuracy: 5294/6000 (88%)</text:p>
          </table:table-cell>
          <table:table-cell table:number-columns-repeated="4"/>
          <table:table-cell office:value-type="string" calcext:value-type="string">
            <text:p>valid set: Average loss: 0.3034, Accuracy: 5392/6000 (90%)</text:p>
          </table:table-cell>
          <table:table-cell table:number-columns-repeated="16"/>
          <table:table-cell office:value-type="string" calcext:value-type="string">
            <text:p>valid set: Average loss: 0.3154, Accuracy: 5330/6000 (89%)</text:p>
          </table:table-cell>
          <table:table-cell table:number-columns-repeated="5"/>
          <table:table-cell office:value-type="string" calcext:value-type="string">
            <text:p>valid set: Average loss: 0.2793, Accuracy: 5400/6000 (90%)</text:p>
          </table:table-cell>
          <table:table-cell table:number-columns-repeated="7"/>
          <table:table-cell office:value-type="string" calcext:value-type="string">
            <text:p>valid set: Average loss: 0.2508, Accuracy: 5484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787, Accuracy: 5167/6000 (86%)</text:p>
          </table:table-cell>
          <table:table-cell table:number-columns-repeated="4"/>
          <table:table-cell office:value-type="string" calcext:value-type="string">
            <text:p>valid set: Average loss: 0.4694, Accuracy: 5316/6000 (89%)</text:p>
          </table:table-cell>
          <table:table-cell table:number-columns-repeated="4"/>
          <table:table-cell office:value-type="string" calcext:value-type="string">
            <text:p>valid set: Average loss: 0.5014, Accuracy: 5420/6000 (90%)</text:p>
          </table:table-cell>
          <table:table-cell table:number-columns-repeated="5"/>
          <table:table-cell office:value-type="string" calcext:value-type="string">
            <text:p>valid set: Average loss: 0.3153, Accuracy: 5347/6000 (89%)</text:p>
          </table:table-cell>
          <table:table-cell table:number-columns-repeated="4"/>
          <table:table-cell office:value-type="string" calcext:value-type="string">
            <text:p>valid set: Average loss: 0.3246, Accuracy: 5378/6000 (90%)</text:p>
          </table:table-cell>
          <table:table-cell table:number-columns-repeated="16"/>
          <table:table-cell office:value-type="string" calcext:value-type="string">
            <text:p>valid set: Average loss: 0.3121, Accuracy: 5336/6000 (89%)</text:p>
          </table:table-cell>
          <table:table-cell table:number-columns-repeated="5"/>
          <table:table-cell office:value-type="string" calcext:value-type="string">
            <text:p>valid set: Average loss: 0.2727, Accuracy: 5420/6000 (90%)</text:p>
          </table:table-cell>
          <table:table-cell table:number-columns-repeated="7"/>
          <table:table-cell office:value-type="string" calcext:value-type="string">
            <text:p>valid set: Average loss: 0.2543, Accuracy: 5506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00 neurones </text:p>
          </table:table-cell>
          <table:table-cell table:number-columns-repeated="4"/>
          <table:table-cell table:style-name="ce12" office:value-type="string" calcext:value-type="string">
            <text:p>6 Layer à 512 neurones</text:p>
          </table:table-cell>
          <table:table-cell table:number-columns-repeated="4"/>
          <table:table-cell table:style-name="ce12" office:value-type="string" calcext:value-type="string">
            <text:p>6 Layer à 512 neurones</text:p>
          </table:table-cell>
          <table:table-cell table:number-columns-repeated="4"/>
          <table:table-cell office:value-type="string" calcext:value-type="string">
            <text:p>valid set: Average loss: 0.3724, Accuracy: 5182/6000 (86%)</text:p>
          </table:table-cell>
          <table:table-cell table:number-columns-repeated="4"/>
          <table:table-cell office:value-type="string" calcext:value-type="string">
            <text:p>valid set: Average loss: 0.4550, Accuracy: 5290/6000 (88%)</text:p>
          </table:table-cell>
          <table:table-cell table:number-columns-repeated="4"/>
          <table:table-cell office:value-type="string" calcext:value-type="string">
            <text:p>valid set: Average loss: 0.4589, Accuracy: 5423/6000 (90%)</text:p>
          </table:table-cell>
          <table:table-cell table:number-columns-repeated="5"/>
          <table:table-cell office:value-type="string" calcext:value-type="string">
            <text:p>valid set: Average loss: 0.3204, Accuracy: 5317/6000 (89%)</text:p>
          </table:table-cell>
          <table:table-cell table:number-columns-repeated="4"/>
          <table:table-cell office:value-type="string" calcext:value-type="string">
            <text:p>valid set: Average loss: 0.3423, Accuracy: 5392/6000 (90%)</text:p>
          </table:table-cell>
          <table:table-cell table:number-columns-repeated="16"/>
          <table:table-cell office:value-type="string" calcext:value-type="string">
            <text:p>valid set: Average loss: 0.3156, Accuracy: 5329/6000 (89%)</text:p>
          </table:table-cell>
          <table:table-cell table:number-columns-repeated="5"/>
          <table:table-cell office:value-type="string" calcext:value-type="string">
            <text:p>valid set: Average loss: 0.2687, Accuracy: 5431/6000 (91%)</text:p>
          </table:table-cell>
          <table:table-cell table:number-columns-repeated="7"/>
          <table:table-cell office:value-type="string" calcext:value-type="string">
            <text:p>valid set: Average loss: 0.2567, Accuracy: 5497/6000 (92%)</text:p>
          </table:table-cell>
        </table:table-row>
        <table:table-row table:style-name="ro1">
          <table:table-cell office:value-type="string" calcext:value-type="string">
            <text:p>valid set: Average loss: 0.4340, Accuracy: 5071/6000 (85%)</text:p>
          </table:table-cell>
          <table:table-cell table:number-columns-repeated="4"/>
          <table:table-cell office:value-type="string" calcext:value-type="string">
            <text:p>valid set: Average loss: 0.7568, Accuracy: 4117/6000 (69%)</text:p>
          </table:table-cell>
          <table:table-cell table:number-columns-repeated="4"/>
          <table:table-cell office:value-type="string" calcext:value-type="string">
            <text:p>valid set: Average loss: 2.3035, Accuracy: 642/6000 (11%)</text:p>
          </table:table-cell>
          <table:table-cell table:number-columns-repeated="4"/>
          <table:table-cell office:value-type="string" calcext:value-type="string">
            <text:p>valid set: Average loss: 0.3601, Accuracy: 5210/6000 (87%)</text:p>
          </table:table-cell>
          <table:table-cell table:number-columns-repeated="4"/>
          <table:table-cell office:value-type="string" calcext:value-type="string">
            <text:p>valid set: Average loss: 0.4967, Accuracy: 5310/6000 (88%)</text:p>
          </table:table-cell>
          <table:table-cell table:number-columns-repeated="4"/>
          <table:table-cell office:value-type="string" calcext:value-type="string">
            <text:p>valid set: Average loss: 0.5096, Accuracy: 5430/6000 (90%)</text:p>
          </table:table-cell>
          <table:table-cell table:number-columns-repeated="5"/>
          <table:table-cell office:value-type="string" calcext:value-type="string">
            <text:p>valid set: Average loss: 0.3605, Accuracy: 5269/6000 (88%)</text:p>
          </table:table-cell>
          <table:table-cell table:number-columns-repeated="4"/>
          <table:table-cell office:value-type="string" calcext:value-type="string">
            <text:p>valid set: Average loss: 0.3223, Accuracy: 5401/6000 (90%)</text:p>
          </table:table-cell>
          <table:table-cell table:number-columns-repeated="16"/>
          <table:table-cell office:value-type="string" calcext:value-type="string">
            <text:p>valid set: Average loss: 0.3118, Accuracy: 5328/6000 (89%)</text:p>
          </table:table-cell>
          <table:table-cell table:number-columns-repeated="5"/>
          <table:table-cell office:value-type="string" calcext:value-type="string">
            <text:p>valid set: Average loss: 0.2870, Accuracy: 5400/6000 (90%)</text:p>
          </table:table-cell>
          <table:table-cell table:number-columns-repeated="7"/>
          <table:table-cell office:value-type="string" calcext:value-type="string">
            <text:p>valid set: Average loss: 0.2698, Accuracy: 5489/6000 (91%)</text:p>
          </table:table-cell>
        </table:table-row>
        <table:table-row table:style-name="ro1">
          <table:table-cell office:value-type="string" calcext:value-type="string">
            <text:p>valid set: Average loss: 0.3831, Accuracy: 5188/6000 (86%)</text:p>
          </table:table-cell>
          <table:table-cell table:number-columns-repeated="4"/>
          <table:table-cell office:value-type="string" calcext:value-type="string">
            <text:p>valid set: Average loss: 0.5920, Accuracy: 4742/6000 (79%)</text:p>
          </table:table-cell>
          <table:table-cell table:number-columns-repeated="4"/>
          <table:table-cell office:value-type="string" calcext:value-type="string">
            <text:p>valid set: Average loss: 2.3037, Accuracy: 642/6000 (11%)</text:p>
          </table:table-cell>
          <table:table-cell table:number-columns-repeated="4"/>
          <table:table-cell office:value-type="string" calcext:value-type="string">
            <text:p>valid set: Average loss: 0.3575, Accuracy: 5211/6000 (87%)</text:p>
          </table:table-cell>
          <table:table-cell table:number-columns-repeated="4"/>
          <table:table-cell office:value-type="string" calcext:value-type="string">
            <text:p>valid set: Average loss: 0.4682, Accuracy: 5314/6000 (89%)</text:p>
          </table:table-cell>
          <table:table-cell table:number-columns-repeated="4"/>
          <table:table-cell office:value-type="string" calcext:value-type="string">
            <text:p>valid set: Average loss: 0.4600, Accuracy: 5455/6000 (91%)</text:p>
          </table:table-cell>
          <table:table-cell table:number-columns-repeated="5"/>
          <table:table-cell office:value-type="string" calcext:value-type="string">
            <text:p>valid set: Average loss: 0.3146, Accuracy: 5356/6000 (89%)</text:p>
          </table:table-cell>
          <table:table-cell table:number-columns-repeated="4"/>
          <table:table-cell office:value-type="string" calcext:value-type="string">
            <text:p>valid set: Average loss: 0.3671, Accuracy: 5358/6000 (89%)</text:p>
          </table:table-cell>
          <table:table-cell table:number-columns-repeated="16"/>
          <table:table-cell office:value-type="string" calcext:value-type="string">
            <text:p>valid set: Average loss: 0.3156, Accuracy: 5351/6000 (89%)</text:p>
          </table:table-cell>
          <table:table-cell table:number-columns-repeated="5"/>
          <table:table-cell office:value-type="string" calcext:value-type="string">
            <text:p>valid set: Average loss: 0.2642, Accuracy: 5451/6000 (91%)</text:p>
          </table:table-cell>
          <table:table-cell table:number-columns-repeated="7"/>
          <table:table-cell office:value-type="string" calcext:value-type="string">
            <text:p>valid set: Average loss: 0.2600, Accuracy: 5500/6000 (92%)</text:p>
          </table:table-cell>
        </table:table-row>
        <table:table-row table:style-name="ro1">
          <table:table-cell office:value-type="string" calcext:value-type="string">
            <text:p>valid set: Average loss: 0.3559, Accuracy: 5225/6000 (87%)</text:p>
          </table:table-cell>
          <table:table-cell table:number-columns-repeated="4"/>
          <table:table-cell office:value-type="string" calcext:value-type="string">
            <text:p>valid set: Average loss: 0.4506, Accuracy: 5106/6000 (85%)</text:p>
          </table:table-cell>
          <table:table-cell table:number-columns-repeated="4"/>
          <table:table-cell office:value-type="string" calcext:value-type="string">
            <text:p>valid set: Average loss: 2.3035, Accuracy: 619/6000 (10%)</text:p>
          </table:table-cell>
          <table:table-cell table:number-columns-repeated="4"/>
          <table:table-cell office:value-type="string" calcext:value-type="string">
            <text:p>valid set: Average loss: 0.3491, Accuracy: 5226/6000 (87%)</text:p>
          </table:table-cell>
          <table:table-cell table:number-columns-repeated="4"/>
          <table:table-cell office:value-type="string" calcext:value-type="string">
            <text:p>valid set: Average loss: 0.4993, Accuracy: 5318/6000 (89%)</text:p>
          </table:table-cell>
          <table:table-cell table:number-columns-repeated="4"/>
          <table:table-cell office:value-type="string" calcext:value-type="string">
            <text:p>valid set: Average loss: 0.5275, Accuracy: 5432/6000 (91%)</text:p>
          </table:table-cell>
          <table:table-cell table:number-columns-repeated="5"/>
          <table:table-cell office:value-type="string" calcext:value-type="string">
            <text:p>valid set: Average loss: 0.3215, Accuracy: 5325/6000 (89%)</text:p>
          </table:table-cell>
          <table:table-cell table:number-columns-repeated="4"/>
          <table:table-cell office:value-type="string" calcext:value-type="string">
            <text:p>valid set: Average loss: 0.3317, Accuracy: 5416/6000 (90%)</text:p>
          </table:table-cell>
          <table:table-cell table:number-columns-repeated="16"/>
          <table:table-cell office:value-type="string" calcext:value-type="string">
            <text:p>valid set: Average loss: 0.3103, Accuracy: 5350/6000 (89%)</text:p>
          </table:table-cell>
          <table:table-cell table:number-columns-repeated="5"/>
          <table:table-cell office:value-type="string" calcext:value-type="string">
            <text:p>valid set: Average loss: 0.2698, Accuracy: 5439/6000 (91%)</text:p>
          </table:table-cell>
          <table:table-cell table:number-columns-repeated="7"/>
          <table:table-cell office:value-type="string" calcext:value-type="string">
            <text:p>valid set: Average loss: 0.2656, Accuracy: 5473/6000 (91%)</text:p>
          </table:table-cell>
        </table:table-row>
        <table:table-row table:style-name="ro1">
          <table:table-cell office:value-type="string" calcext:value-type="string">
            <text:p>valid set: Average loss: 0.3318, Accuracy: 5284/6000 (88%)</text:p>
          </table:table-cell>
          <table:table-cell table:number-columns-repeated="4"/>
          <table:table-cell office:value-type="string" calcext:value-type="string">
            <text:p>valid set: Average loss: 0.4198, Accuracy: 5170/6000 (86%)</text:p>
          </table:table-cell>
          <table:table-cell table:number-columns-repeated="4"/>
          <table:table-cell office:value-type="string" calcext:value-type="string">
            <text:p>valid set: Average loss: 2.3039, Accuracy: 620/6000 (10%)</text:p>
          </table:table-cell>
          <table:table-cell table:number-columns-repeated="4"/>
          <table:table-cell office:value-type="string" calcext:value-type="string">
            <text:p>valid set: Average loss: 0.3431, Accuracy: 5230/6000 (87%)</text:p>
          </table:table-cell>
          <table:table-cell table:number-columns-repeated="4"/>
          <table:table-cell office:value-type="string" calcext:value-type="string">
            <text:p>valid set: Average loss: 0.5102, Accuracy: 5325/6000 (89%)</text:p>
          </table:table-cell>
          <table:table-cell table:number-columns-repeated="10"/>
          <table:table-cell office:value-type="string" calcext:value-type="string">
            <text:p>valid set: Average loss: 0.3335, Accuracy: 5321/6000 (89%)</text:p>
          </table:table-cell>
          <table:table-cell table:number-columns-repeated="4"/>
          <table:table-cell office:value-type="string" calcext:value-type="string">
            <text:p>valid set: Average loss: 0.3527, Accuracy: 5415/6000 (90%)</text:p>
          </table:table-cell>
          <table:table-cell table:number-columns-repeated="16"/>
          <table:table-cell office:value-type="string" calcext:value-type="string">
            <text:p>valid set: Average loss: 0.3095, Accuracy: 5340/6000 (89%)</text:p>
          </table:table-cell>
          <table:table-cell table:number-columns-repeated="5"/>
          <table:table-cell office:value-type="string" calcext:value-type="string">
            <text:p>valid set: Average loss: 0.2760, Accuracy: 5420/6000 (90%)</text:p>
          </table:table-cell>
          <table:table-cell table:number-columns-repeated="7"/>
          <table:table-cell office:value-type="string" calcext:value-type="string">
            <text:p>valid set: Average loss: 0.2629, Accuracy: 5480/6000 (91%)</text:p>
          </table:table-cell>
        </table:table-row>
        <table:table-row table:style-name="ro7">
          <table:table-cell office:value-type="string" calcext:value-type="string">
            <text:p>valid set: Average loss: 0.3341, Accuracy: 5275/6000 (88%)</text:p>
          </table:table-cell>
          <table:table-cell table:number-columns-repeated="4"/>
          <table:table-cell office:value-type="string" calcext:value-type="string">
            <text:p>valid set: Average loss: 0.3980, Accuracy: 5214/6000 (87%)</text:p>
          </table:table-cell>
          <table:table-cell table:number-columns-repeated="4"/>
          <table:table-cell office:value-type="string" calcext:value-type="string">
            <text:p>valid set: Average loss: 2.3049, Accuracy: 564/6000 (9%)</text:p>
          </table:table-cell>
          <table:table-cell table:number-columns-repeated="4"/>
          <table:table-cell office:value-type="string" calcext:value-type="string">
            <text:p>valid set: Average loss: 0.3413, Accuracy: 5245/6000 (87%)</text:p>
          </table:table-cell>
          <table:table-cell table:number-columns-repeated="4"/>
          <table:table-cell office:value-type="string" calcext:value-type="string">
            <text:p>valid set: Average loss: 0.5054, Accuracy: 5286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3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324, Accuracy: 5327/6000 (89%)</text:p>
          </table:table-cell>
          <table:table-cell table:number-columns-repeated="4"/>
          <table:table-cell office:value-type="string" calcext:value-type="string">
            <text:p>valid set: Average loss: 0.3584, Accuracy: 5429/6000 (90%)</text:p>
          </table:table-cell>
          <table:table-cell table:number-columns-repeated="22"/>
          <table:table-cell office:value-type="string" calcext:value-type="string">
            <text:p>valid set: Average loss: 0.2728, Accuracy: 5419/6000 (90%)</text:p>
          </table:table-cell>
          <table:table-cell table:number-columns-repeated="7"/>
          <table:table-cell office:value-type="string" calcext:value-type="string">
            <text:p>valid set: Average loss: 0.2641, Accuracy: 5485/6000 (91%)</text:p>
          </table:table-cell>
        </table:table-row>
        <table:table-row table:style-name="ro7">
          <table:table-cell office:value-type="string" calcext:value-type="string">
            <text:p>valid set: Average loss: 0.3134, Accuracy: 5320/6000 (89%)</text:p>
          </table:table-cell>
          <table:table-cell table:number-columns-repeated="4"/>
          <table:table-cell office:value-type="string" calcext:value-type="string">
            <text:p>valid set: Average loss: 0.4702, Accuracy: 5064/6000 (84%)</text:p>
          </table:table-cell>
          <table:table-cell table:number-columns-repeated="4"/>
          <table:table-cell office:value-type="string" calcext:value-type="string">
            <text:p>valid set: Average loss: 2.3041, Accuracy: 572/6000 (10%)</text:p>
          </table:table-cell>
          <table:table-cell table:number-columns-repeated="4"/>
          <table:table-cell office:value-type="string" calcext:value-type="string">
            <text:p>valid set: Average loss: 0.3378, Accuracy: 5260/6000 (88%)</text:p>
          </table:table-cell>
          <table:table-cell table:number-columns-repeated="4"/>
          <table:table-cell office:value-type="string" calcext:value-type="string">
            <text:p>valid set: Average loss: 0.5023, Accuracy: 5302/6000 (88%)</text:p>
          </table:table-cell>
          <table:table-cell table:number-columns-repeated="4"/>
          <table:table-cell office:value-type="string" calcext:value-type="string">
            <text:p>valid set: Average loss: 0.3806, Accuracy: 5174/6000 (86%)</text:p>
          </table:table-cell>
          <table:table-cell table:number-columns-repeated="5"/>
          <table:table-cell office:value-type="string" calcext:value-type="string">
            <text:p>valid set: Average loss: 0.3261, Accuracy: 5332/6000 (89%)</text:p>
          </table:table-cell>
          <table:table-cell table:number-columns-repeated="21"/>
          <table:table-cell table:style-name="ce15" office:value-type="string" calcext:value-type="string">
            <text:p><text:span text:style-name="T1">ConvoModel(</text:span><text:span text:style-name="T2">2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2657, Accuracy: 5441/6000 (91%)</text:p>
          </table:table-cell>
          <table:table-cell table:number-columns-repeated="7"/>
          <table:table-cell office:value-type="string" calcext:value-type="string">
            <text:p>valid set: Average loss: 0.2618, Accuracy: 5503/6000 (92%)</text:p>
          </table:table-cell>
        </table:table-row>
        <table:table-row table:style-name="ro7">
          <table:table-cell office:value-type="string" calcext:value-type="string">
            <text:p>valid set: Average loss: 0.3077, Accuracy: 5351/6000 (89%)</text:p>
          </table:table-cell>
          <table:table-cell table:number-columns-repeated="4"/>
          <table:table-cell office:value-type="string" calcext:value-type="string">
            <text:p>valid set: Average loss: 0.3869, Accuracy: 5250/6000 (88%)</text:p>
          </table:table-cell>
          <table:table-cell table:number-columns-repeated="4"/>
          <table:table-cell office:value-type="string" calcext:value-type="string">
            <text:p>valid set: Average loss: 2.3023, Accuracy: 620/6000 (10%)</text:p>
          </table:table-cell>
          <table:table-cell table:number-columns-repeated="4"/>
          <table:table-cell office:value-type="string" calcext:value-type="string">
            <text:p>valid set: Average loss: 0.3323, Accuracy: 5262/6000 (88%)</text:p>
          </table:table-cell>
          <table:table-cell table:number-columns-repeated="4"/>
          <table:table-cell office:value-type="string" calcext:value-type="string">
            <text:p>valid set: Average loss: 0.5220, Accuracy: 5284/6000 (88%)</text:p>
          </table:table-cell>
          <table:table-cell table:number-columns-repeated="4"/>
          <table:table-cell office:value-type="string" calcext:value-type="string">
            <text:p>valid set: Average loss: 0.3491, Accuracy: 5232/6000 (87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4</text:span><text:span text:style-name="T3">)</text:span></text:p>
          </table:table-cell>
          <table:table-cell table:number-columns-repeated="16"/>
          <table:table-cell office:value-type="string" calcext:value-type="string">
            <text:p>valid set: Average loss: 0.4393, Accuracy: 5087/6000 (85%)</text:p>
          </table:table-cell>
          <table:table-cell table:number-columns-repeated="5"/>
          <table:table-cell office:value-type="string" calcext:value-type="string">
            <text:p>valid set: Average loss: 0.2707, Accuracy: 5425/6000 (90%)</text:p>
          </table:table-cell>
          <table:table-cell table:number-columns-repeated="7"/>
          <table:table-cell office:value-type="string" calcext:value-type="string">
            <text:p>valid set: Average loss: 0.2581, Accuracy: 5487/6000 (91%)</text:p>
          </table:table-cell>
        </table:table-row>
        <table:table-row table:style-name="ro7">
          <table:table-cell office:value-type="string" calcext:value-type="string">
            <text:p>valid set: Average loss: 0.3089, Accuracy: 5330/6000 (89%)</text:p>
          </table:table-cell>
          <table:table-cell table:number-columns-repeated="4"/>
          <table:table-cell office:value-type="string" calcext:value-type="string">
            <text:p>valid set: Average loss: 0.3939, Accuracy: 5247/6000 (87%)</text:p>
          </table:table-cell>
          <table:table-cell table:number-columns-repeated="4"/>
          <table:table-cell office:value-type="string" calcext:value-type="string">
            <text:p>valid set: Average loss: 2.3027, Accuracy: 620/6000 (10%)</text:p>
          </table:table-cell>
          <table:table-cell table:number-columns-repeated="4"/>
          <table:table-cell office:value-type="string" calcext:value-type="string">
            <text:p>valid set: Average loss: 0.3287, Accuracy: 5266/6000 (88%)</text:p>
          </table:table-cell>
          <table:table-cell table:number-columns-repeated="4"/>
          <table:table-cell office:value-type="string" calcext:value-type="string">
            <text:p>valid set: Average loss: 0.5120, Accuracy: 5262/6000 (88%)</text:p>
          </table:table-cell>
          <table:table-cell table:number-columns-repeated="4"/>
          <table:table-cell office:value-type="string" calcext:value-type="string">
            <text:p>valid set: Average loss: 0.3158, Accuracy: 5304/6000 (88%)</text:p>
          </table:table-cell>
          <table:table-cell table:number-columns-repeated="5"/>
          <table:table-cell table:style-name="ce16" office:value-type="string" calcext:value-type="string">
            <text:p><text:span text:style-name="T4">NLayerTanhModel(nNeurones, </text:span><text:span text:style-name="T5">4</text:span><text:span text:style-name="T6">)</text:span></text:p>
          </table:table-cell>
          <table:table-cell table:number-columns-repeated="4"/>
          <table:table-cell office:value-type="string" calcext:value-type="string">
            <text:p>valid set: Average loss: 0.3627, Accuracy: 5187/6000 (86%)</text:p>
          </table:table-cell>
          <table:table-cell table:number-columns-repeated="16"/>
          <table:table-cell office:value-type="string" calcext:value-type="string">
            <text:p>valid set: Average loss: 0.3779, Accuracy: 5202/6000 (87%)</text:p>
          </table:table-cell>
          <table:table-cell table:number-columns-repeated="5"/>
          <table:table-cell office:value-type="string" calcext:value-type="string">
            <text:p>test set: Average loss: 0.2919, Accuracy: 8955/10000 (90%)</text:p>
          </table:table-cell>
          <table:table-cell table:number-columns-repeated="7"/>
          <table:table-cell office:value-type="string" calcext:value-type="string">
            <text:p>valid set: Average loss: 0.2631, Accuracy: 5497/6000 (92%)</text:p>
          </table:table-cell>
        </table:table-row>
        <table:table-row table:style-name="ro1">
          <table:table-cell office:value-type="string" calcext:value-type="string">
            <text:p>valid set: Average loss: 0.3073, Accuracy: 5326/6000 (89%)</text:p>
          </table:table-cell>
          <table:table-cell table:number-columns-repeated="4"/>
          <table:table-cell office:value-type="string" calcext:value-type="string">
            <text:p>valid set: Average loss: 0.3811, Accuracy: 5235/6000 (87%)</text:p>
          </table:table-cell>
          <table:table-cell table:number-columns-repeated="4"/>
          <table:table-cell office:value-type="string" calcext:value-type="string">
            <text:p>valid set: Average loss: 2.3033, Accuracy: 564/6000 (9%)</text:p>
          </table:table-cell>
          <table:table-cell table:number-columns-repeated="4"/>
          <table:table-cell office:value-type="string" calcext:value-type="string">
            <text:p>valid set: Average loss: 0.3241, Accuracy: 5286/6000 (88%)</text:p>
          </table:table-cell>
          <table:table-cell table:number-columns-repeated="4"/>
          <table:table-cell office:value-type="string" calcext:value-type="string">
            <text:p>valid set: Average loss: 0.5069, Accuracy: 5286/6000 (88%)</text:p>
          </table:table-cell>
          <table:table-cell table:number-columns-repeated="4"/>
          <table:table-cell office:value-type="string" calcext:value-type="string">
            <text:p>valid set: Average loss: 0.3073, Accuracy: 5309/6000 (88%)</text:p>
          </table:table-cell>
          <table:table-cell table:number-columns-repeated="5"/>
          <table:table-cell office:value-type="string" calcext:value-type="string">
            <text:p>valid set: Average loss: 0.3847, Accuracy: 5160/6000 (86%)</text:p>
          </table:table-cell>
          <table:table-cell table:number-columns-repeated="4"/>
          <table:table-cell office:value-type="string" calcext:value-type="string">
            <text:p>valid set: Average loss: 0.3370, Accuracy: 5234/6000 (87%)</text:p>
          </table:table-cell>
          <table:table-cell table:number-columns-repeated="16"/>
          <table:table-cell office:value-type="string" calcext:value-type="string">
            <text:p>valid set: Average loss: 0.3544, Accuracy: 5220/6000 (87%)</text:p>
          </table:table-cell>
          <table:table-cell table:number-columns-repeated="13"/>
          <table:table-cell office:value-type="string" calcext:value-type="string">
            <text:p>valid set: Average loss: 0.2652, Accuracy: 5487/6000 (91%)</text:p>
          </table:table-cell>
        </table:table-row>
        <table:table-row table:style-name="ro8">
          <table:table-cell office:value-type="string" calcext:value-type="string">
            <text:p>valid set: Average loss: 0.3022, Accuracy: 5358/6000 (89%)</text:p>
          </table:table-cell>
          <table:table-cell table:number-columns-repeated="4"/>
          <table:table-cell office:value-type="string" calcext:value-type="string">
            <text:p>valid set: Average loss: 0.3551, Accuracy: 5290/6000 (88%)</text:p>
          </table:table-cell>
          <table:table-cell table:number-columns-repeated="4"/>
          <table:table-cell office:value-type="string" calcext:value-type="string">
            <text:p>valid set: Average loss: 2.3051, Accuracy: 576/6000 (10%)</text:p>
          </table:table-cell>
          <table:table-cell table:number-columns-repeated="4"/>
          <table:table-cell office:value-type="string" calcext:value-type="string">
            <text:p>valid set: Average loss: 0.3214, Accuracy: 5286/6000 (88%)</text:p>
          </table:table-cell>
          <table:table-cell table:number-columns-repeated="4"/>
          <table:table-cell office:value-type="string" calcext:value-type="string">
            <text:p>valid set: Average loss: 0.5015, Accuracy: 5283/6000 (88%)</text:p>
          </table:table-cell>
          <table:table-cell table:number-columns-repeated="4"/>
          <table:table-cell office:value-type="string" calcext:value-type="string">
            <text:p>valid set: Average loss: 0.2909, Accuracy: 5363/6000 (89%)</text:p>
          </table:table-cell>
          <table:table-cell table:number-columns-repeated="5"/>
          <table:table-cell office:value-type="string" calcext:value-type="string">
            <text:p>valid set: Average loss: 0.3763, Accuracy: 5180/6000 (86%)</text:p>
          </table:table-cell>
          <table:table-cell table:number-columns-repeated="4"/>
          <table:table-cell office:value-type="string" calcext:value-type="string">
            <text:p>valid set: Average loss: 0.3144, Accuracy: 5311/6000 (89%)</text:p>
          </table:table-cell>
          <table:table-cell table:number-columns-repeated="16"/>
          <table:table-cell office:value-type="string" calcext:value-type="string">
            <text:p>valid set: Average loss: 0.3143, Accuracy: 5336/6000 (89%)</text:p>
          </table:table-cell>
          <table:table-cell table:number-columns-repeated="5"/>
          <table:table-cell table:style-name="ce6"/>
          <table:table-cell table:number-columns-repeated="7"/>
          <table:table-cell office:value-type="string" calcext:value-type="string">
            <text:p>valid set: Average loss: 0.2692, Accuracy: 5479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3184, Accuracy: 5306/6000 (88%)</text:p>
          </table:table-cell>
          <table:table-cell table:number-columns-repeated="4"/>
          <table:table-cell office:value-type="string" calcext:value-type="string">
            <text:p>valid set: Average loss: 0.5301, Accuracy: 5261/6000 (88%)</text:p>
          </table:table-cell>
          <table:table-cell table:number-columns-repeated="4"/>
          <table:table-cell office:value-type="string" calcext:value-type="string">
            <text:p>valid set: Average loss: 0.2928, Accuracy: 5372/6000 (90%)</text:p>
          </table:table-cell>
          <table:table-cell table:number-columns-repeated="5"/>
          <table:table-cell office:value-type="string" calcext:value-type="string">
            <text:p>valid set: Average loss: 0.3692, Accuracy: 5227/6000 (87%)</text:p>
          </table:table-cell>
          <table:table-cell table:number-columns-repeated="4"/>
          <table:table-cell office:value-type="string" calcext:value-type="string">
            <text:p>valid set: Average loss: 0.3027, Accuracy: 5318/6000 (89%)</text:p>
          </table:table-cell>
          <table:table-cell table:number-columns-repeated="16"/>
          <table:table-cell office:value-type="string" calcext:value-type="string">
            <text:p>valid set: Average loss: 0.3139, Accuracy: 5328/6000 (89%)</text:p>
          </table:table-cell>
          <table:table-cell table:number-columns-repeated="5"/>
          <table:table-cell table:style-name="ce15" office:value-type="string" calcext:value-type="string">
            <text:p><text:span text:style-name="T1">ConvoModel(</text:span><text:span text:style-name="T2">20, 4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654, Accuracy: 5493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 000 neurones </text:p>
          </table:table-cell>
          <table:table-cell table:number-columns-repeated="4"/>
          <table:table-cell table:style-name="ce12" office:value-type="string" calcext:value-type="string">
            <text:p>7 Layer à 512 neurones</text:p>
          </table:table-cell>
          <table:table-cell table:number-columns-repeated="4"/>
          <table:table-cell table:style-name="ce12" office:value-type="string" calcext:value-type="string">
            <text:p>7 Layer à 512 neurones</text:p>
          </table:table-cell>
          <table:table-cell table:number-columns-repeated="4"/>
          <table:table-cell office:value-type="string" calcext:value-type="string">
            <text:p>valid set: Average loss: 0.3157, Accuracy: 5285/6000 (88%)</text:p>
          </table:table-cell>
          <table:table-cell table:number-columns-repeated="4"/>
          <table:table-cell office:value-type="string" calcext:value-type="string">
            <text:p>valid set: Average loss: 0.4927, Accuracy: 5283/6000 (88%)</text:p>
          </table:table-cell>
          <table:table-cell table:number-columns-repeated="4"/>
          <table:table-cell office:value-type="string" calcext:value-type="string">
            <text:p>valid set: Average loss: 0.3089, Accuracy: 5349/6000 (89%)</text:p>
          </table:table-cell>
          <table:table-cell table:number-columns-repeated="5"/>
          <table:table-cell office:value-type="string" calcext:value-type="string">
            <text:p>valid set: Average loss: 0.3668, Accuracy: 5221/6000 (87%)</text:p>
          </table:table-cell>
          <table:table-cell table:number-columns-repeated="4"/>
          <table:table-cell office:value-type="string" calcext:value-type="string">
            <text:p>valid set: Average loss: 0.3062, Accuracy: 5306/6000 (88%)</text:p>
          </table:table-cell>
          <table:table-cell table:number-columns-repeated="16"/>
          <table:table-cell office:value-type="string" calcext:value-type="string">
            <text:p>valid set: Average loss: 0.3075, Accuracy: 5355/6000 (89%)</text:p>
          </table:table-cell>
          <table:table-cell table:number-columns-repeated="5"/>
          <table:table-cell office:value-type="string" calcext:value-type="string">
            <text:p>valid set: Average loss: 0.4331, Accuracy: 5065/6000 (84%)</text:p>
          </table:table-cell>
          <table:table-cell table:number-columns-repeated="7"/>
          <table:table-cell office:value-type="string" calcext:value-type="string">
            <text:p>valid set: Average loss: 0.2773, Accuracy: 5471/6000 (91%)</text:p>
          </table:table-cell>
        </table:table-row>
        <table:table-row table:style-name="ro1">
          <table:table-cell office:value-type="string" calcext:value-type="string">
            <text:p>valid set: Average loss: 0.3903, Accuracy: 5158/6000 (86%)</text:p>
          </table:table-cell>
          <table:table-cell table:number-columns-repeated="4"/>
          <table:table-cell office:value-type="string" calcext:value-type="string">
            <text:p>valid set: Average loss: 0.8612, Accuracy: 3772/6000 (63%)</text:p>
          </table:table-cell>
          <table:table-cell table:number-columns-repeated="4"/>
          <table:table-cell office:value-type="string" calcext:value-type="string">
            <text:p>valid set: Average loss: 0.9575, Accuracy: 3714/6000 (62%)</text:p>
          </table:table-cell>
          <table:table-cell table:number-columns-repeated="4"/>
          <table:table-cell office:value-type="string" calcext:value-type="string">
            <text:p>valid set: Average loss: 0.3166, Accuracy: 5294/6000 (88%)</text:p>
          </table:table-cell>
          <table:table-cell table:number-columns-repeated="4"/>
          <table:table-cell office:value-type="string" calcext:value-type="string">
            <text:p>valid set: Average loss: 0.5024, Accuracy: 5284/6000 (88%)</text:p>
          </table:table-cell>
          <table:table-cell table:number-columns-repeated="4"/>
          <table:table-cell office:value-type="string" calcext:value-type="string">
            <text:p>valid set: Average loss: 0.2884, Accuracy: 5386/6000 (90%)</text:p>
          </table:table-cell>
          <table:table-cell table:number-columns-repeated="5"/>
          <table:table-cell office:value-type="string" calcext:value-type="string">
            <text:p>valid set: Average loss: 0.3416, Accuracy: 5219/6000 (87%)</text:p>
          </table:table-cell>
          <table:table-cell table:number-columns-repeated="4"/>
          <table:table-cell office:value-type="string" calcext:value-type="string">
            <text:p>valid set: Average loss: 0.3012, Accuracy: 5342/6000 (89%)</text:p>
          </table:table-cell>
          <table:table-cell table:number-columns-repeated="16"/>
          <table:table-cell office:value-type="string" calcext:value-type="string">
            <text:p>valid set: Average loss: 0.2967, Accuracy: 5352/6000 (89%)</text:p>
          </table:table-cell>
          <table:table-cell table:number-columns-repeated="5"/>
          <table:table-cell office:value-type="string" calcext:value-type="string">
            <text:p>valid set: Average loss: 0.3685, Accuracy: 5201/6000 (87%)</text:p>
          </table:table-cell>
          <table:table-cell table:number-columns-repeated="7"/>
          <table:table-cell office:value-type="string" calcext:value-type="string">
            <text:p>valid set: Average loss: 0.2738, Accuracy: 5488/6000 (91%)</text:p>
          </table:table-cell>
        </table:table-row>
        <table:table-row table:style-name="ro1">
          <table:table-cell office:value-type="string" calcext:value-type="string">
            <text:p>valid set: Average loss: 0.3430, Accuracy: 5254/6000 (88%)</text:p>
          </table:table-cell>
          <table:table-cell table:number-columns-repeated="4"/>
          <table:table-cell office:value-type="string" calcext:value-type="string">
            <text:p>valid set: Average loss: 0.5963, Accuracy: 4848/6000 (81%)</text:p>
          </table:table-cell>
          <table:table-cell table:number-columns-repeated="4"/>
          <table:table-cell office:value-type="string" calcext:value-type="string">
            <text:p>valid set: Average loss: 0.8421, Accuracy: 3914/6000 (65%)</text:p>
          </table:table-cell>
          <table:table-cell table:number-columns-repeated="4"/>
          <table:table-cell office:value-type="string" calcext:value-type="string">
            <text:p>valid set: Average loss: 0.3130, Accuracy: 5302/6000 (88%)</text:p>
          </table:table-cell>
          <table:table-cell table:number-columns-repeated="4"/>
          <table:table-cell office:value-type="string" calcext:value-type="string">
            <text:p>valid set: Average loss: 0.4903, Accuracy: 5297/6000 (88%)</text:p>
          </table:table-cell>
          <table:table-cell table:number-columns-repeated="4"/>
          <table:table-cell office:value-type="string" calcext:value-type="string">
            <text:p>valid set: Average loss: 0.2967, Accuracy: 5393/6000 (90%)</text:p>
          </table:table-cell>
          <table:table-cell table:number-columns-repeated="5"/>
          <table:table-cell office:value-type="string" calcext:value-type="string">
            <text:p>valid set: Average loss: 0.3434, Accuracy: 5258/6000 (88%)</text:p>
          </table:table-cell>
          <table:table-cell table:number-columns-repeated="4"/>
          <table:table-cell office:value-type="string" calcext:value-type="string">
            <text:p>valid set: Average loss: 0.2866, Accuracy: 5371/6000 (90%)</text:p>
          </table:table-cell>
          <table:table-cell table:number-columns-repeated="16"/>
          <table:table-cell office:value-type="string" calcext:value-type="string">
            <text:p>valid set: Average loss: 0.2905, Accuracy: 5369/6000 (89%)</text:p>
          </table:table-cell>
          <table:table-cell table:number-columns-repeated="5"/>
          <table:table-cell office:value-type="string" calcext:value-type="string">
            <text:p>valid set: Average loss: 0.3527, Accuracy: 5236/6000 (87%)</text:p>
          </table:table-cell>
          <table:table-cell table:number-columns-repeated="7"/>
          <table:table-cell office:value-type="string" calcext:value-type="string">
            <text:p>valid set: Average loss: 0.2695, Accuracy: 5485/6000 (91%)</text:p>
          </table:table-cell>
        </table:table-row>
        <table:table-row table:style-name="ro1">
          <table:table-cell office:value-type="string" calcext:value-type="string">
            <text:p>valid set: Average loss: 0.3187, Accuracy: 5295/6000 (88%)</text:p>
          </table:table-cell>
          <table:table-cell table:number-columns-repeated="4"/>
          <table:table-cell office:value-type="string" calcext:value-type="string">
            <text:p>valid set: Average loss: 0.5672, Accuracy: 4940/6000 (82%)</text:p>
          </table:table-cell>
          <table:table-cell table:number-columns-repeated="4"/>
          <table:table-cell office:value-type="string" calcext:value-type="string">
            <text:p>valid set: Average loss: 0.8052, Accuracy: 3991/6000 (67%)</text:p>
          </table:table-cell>
          <table:table-cell table:number-columns-repeated="4"/>
          <table:table-cell office:value-type="string" calcext:value-type="string">
            <text:p>valid set: Average loss: 0.3149, Accuracy: 5297/6000 (88%)</text:p>
          </table:table-cell>
          <table:table-cell table:number-columns-repeated="4"/>
          <table:table-cell office:value-type="string" calcext:value-type="string">
            <text:p>valid set: Average loss: 0.4878, Accuracy: 5288/6000 (88%)</text:p>
          </table:table-cell>
          <table:table-cell table:number-columns-repeated="4"/>
          <table:table-cell office:value-type="string" calcext:value-type="string">
            <text:p>valid set: Average loss: 0.3036, Accuracy: 5382/6000 (90%)</text:p>
          </table:table-cell>
          <table:table-cell table:number-columns-repeated="5"/>
          <table:table-cell office:value-type="string" calcext:value-type="string">
            <text:p>valid set: Average loss: 0.3536, Accuracy: 5207/6000 (87%)</text:p>
          </table:table-cell>
          <table:table-cell table:number-columns-repeated="4"/>
          <table:table-cell office:value-type="string" calcext:value-type="string">
            <text:p>valid set: Average loss: 0.3128, Accuracy: 5322/6000 (89%)</text:p>
          </table:table-cell>
          <table:table-cell table:number-columns-repeated="16"/>
          <table:table-cell office:value-type="string" calcext:value-type="string">
            <text:p>valid set: Average loss: 0.2898, Accuracy: 5403/6000 (90%)</text:p>
          </table:table-cell>
          <table:table-cell table:number-columns-repeated="5"/>
          <table:table-cell office:value-type="string" calcext:value-type="string">
            <text:p>valid set: Average loss: 0.3431, Accuracy: 5269/6000 (88%)</text:p>
          </table:table-cell>
          <table:table-cell table:number-columns-repeated="7"/>
          <table:table-cell office:value-type="string" calcext:value-type="string">
            <text:p>valid set: Average loss: 0.2806, Accuracy: 5458/6000 (91%)</text:p>
          </table:table-cell>
        </table:table-row>
        <table:table-row table:style-name="ro1">
          <table:table-cell office:value-type="string" calcext:value-type="string">
            <text:p>valid set: Average loss: 0.3011, Accuracy: 5349/6000 (89%)</text:p>
          </table:table-cell>
          <table:table-cell table:number-columns-repeated="4"/>
          <table:table-cell office:value-type="string" calcext:value-type="string">
            <text:p>valid set: Average loss: 0.5327, Accuracy: 4989/6000 (83%)</text:p>
          </table:table-cell>
          <table:table-cell table:number-columns-repeated="4"/>
          <table:table-cell office:value-type="string" calcext:value-type="string">
            <text:p>valid set: Average loss: 0.6993, Accuracy: 4482/6000 (75%)</text:p>
          </table:table-cell>
          <table:table-cell table:number-columns-repeated="4"/>
          <table:table-cell office:value-type="string" calcext:value-type="string">
            <text:p>valid set: Average loss: 0.3082, Accuracy: 5320/6000 (89%)</text:p>
          </table:table-cell>
          <table:table-cell table:number-columns-repeated="4"/>
          <table:table-cell office:value-type="string" calcext:value-type="string">
            <text:p>valid set: Average loss: 0.5263, Accuracy: 5242/6000 (87%)</text:p>
          </table:table-cell>
          <table:table-cell table:number-columns-repeated="4"/>
          <table:table-cell office:value-type="string" calcext:value-type="string">
            <text:p>valid set: Average loss: 0.3007, Accuracy: 5411/6000 (90%)</text:p>
          </table:table-cell>
          <table:table-cell table:number-columns-repeated="5"/>
          <table:table-cell office:value-type="string" calcext:value-type="string">
            <text:p>valid set: Average loss: 0.3216, Accuracy: 5309/6000 (88%)</text:p>
          </table:table-cell>
          <table:table-cell table:number-columns-repeated="4"/>
          <table:table-cell office:value-type="string" calcext:value-type="string">
            <text:p>valid set: Average loss: 0.3120, Accuracy: 5392/6000 (90%)</text:p>
          </table:table-cell>
          <table:table-cell table:number-columns-repeated="16"/>
          <table:table-cell office:value-type="string" calcext:value-type="string">
            <text:p>valid set: Average loss: 0.2973, Accuracy: 5382/6000 (90%)</text:p>
          </table:table-cell>
          <table:table-cell table:number-columns-repeated="5"/>
          <table:table-cell office:value-type="string" calcext:value-type="string">
            <text:p>valid set: Average loss: 0.3253, Accuracy: 5302/6000 (88%)</text:p>
          </table:table-cell>
          <table:table-cell table:number-columns-repeated="7"/>
          <table:table-cell office:value-type="string" calcext:value-type="string">
            <text:p>valid set: Average loss: 0.2732, Accuracy: 5493/6000 (92%)</text:p>
          </table:table-cell>
        </table:table-row>
        <table:table-row table:style-name="ro1">
          <table:table-cell office:value-type="string" calcext:value-type="string">
            <text:p>valid set: Average loss: 0.2856, Accuracy: 5393/6000 (90%)</text:p>
          </table:table-cell>
          <table:table-cell table:number-columns-repeated="4"/>
          <table:table-cell office:value-type="string" calcext:value-type="string">
            <text:p>valid set: Average loss: 0.5152, Accuracy: 5050/6000 (84%)</text:p>
          </table:table-cell>
          <table:table-cell table:number-columns-repeated="4"/>
          <table:table-cell office:value-type="string" calcext:value-type="string">
            <text:p>valid set: Average loss: 0.7572, Accuracy: 4540/6000 (76%)</text:p>
          </table:table-cell>
          <table:table-cell table:number-columns-repeated="4"/>
          <table:table-cell office:value-type="string" calcext:value-type="string">
            <text:p>valid set: Average loss: 0.3049, Accuracy: 5325/6000 (89%)</text:p>
          </table:table-cell>
          <table:table-cell table:number-columns-repeated="4"/>
          <table:table-cell office:value-type="string" calcext:value-type="string">
            <text:p>valid set: Average loss: 0.5221, Accuracy: 5252/6000 (88%)</text:p>
          </table:table-cell>
          <table:table-cell table:number-columns-repeated="4"/>
          <table:table-cell office:value-type="string" calcext:value-type="string">
            <text:p>valid set: Average loss: 0.2870, Accuracy: 5447/6000 (91%)</text:p>
          </table:table-cell>
          <table:table-cell table:number-columns-repeated="5"/>
          <table:table-cell office:value-type="string" calcext:value-type="string">
            <text:p>valid set: Average loss: 0.3318, Accuracy: 5305/6000 (88%)</text:p>
          </table:table-cell>
          <table:table-cell table:number-columns-repeated="4"/>
          <table:table-cell office:value-type="string" calcext:value-type="string">
            <text:p>valid set: Average loss: 0.3007, Accuracy: 5415/6000 (90%)</text:p>
          </table:table-cell>
          <table:table-cell table:number-columns-repeated="16"/>
          <table:table-cell office:value-type="string" calcext:value-type="string">
            <text:p>valid set: Average loss: 0.3013, Accuracy: 5387/6000 (90%)</text:p>
          </table:table-cell>
          <table:table-cell table:number-columns-repeated="5"/>
          <table:table-cell office:value-type="string" calcext:value-type="string">
            <text:p>valid set: Average loss: 0.3325, Accuracy: 5280/6000 (88%)</text:p>
          </table:table-cell>
          <table:table-cell table:number-columns-repeated="7"/>
          <table:table-cell office:value-type="string" calcext:value-type="string">
            <text:p>valid set: Average loss: 0.2776, Accuracy: 5485/6000 (91%)</text:p>
          </table:table-cell>
        </table:table-row>
        <table:table-row table:style-name="ro1">
          <table:table-cell office:value-type="string" calcext:value-type="string">
            <text:p>valid set: Average loss: 0.3055, Accuracy: 5314/6000 (89%)</text:p>
          </table:table-cell>
          <table:table-cell table:number-columns-repeated="4"/>
          <table:table-cell office:value-type="string" calcext:value-type="string">
            <text:p>valid set: Average loss: 0.4407, Accuracy: 5110/6000 (85%)</text:p>
          </table:table-cell>
          <table:table-cell table:number-columns-repeated="4"/>
          <table:table-cell office:value-type="string" calcext:value-type="string">
            <text:p>valid set: Average loss: 0.6502, Accuracy: 4405/6000 (73%)</text:p>
          </table:table-cell>
          <table:table-cell table:number-columns-repeated="4"/>
          <table:table-cell office:value-type="string" calcext:value-type="string">
            <text:p>valid set: Average loss: 0.3038, Accuracy: 5321/6000 (89%)</text:p>
          </table:table-cell>
          <table:table-cell table:number-columns-repeated="4"/>
          <table:table-cell office:value-type="string" calcext:value-type="string">
            <text:p>valid set: Average loss: 0.5358, Accuracy: 5287/6000 (88%)</text:p>
          </table:table-cell>
          <table:table-cell table:number-columns-repeated="4"/>
          <table:table-cell office:value-type="string" calcext:value-type="string">
            <text:p>valid set: Average loss: 0.3086, Accuracy: 5423/6000 (90%)</text:p>
          </table:table-cell>
          <table:table-cell table:number-columns-repeated="5"/>
          <table:table-cell office:value-type="string" calcext:value-type="string">
            <text:p>valid set: Average loss: 0.3188, Accuracy: 5298/6000 (88%)</text:p>
          </table:table-cell>
          <table:table-cell table:number-columns-repeated="4"/>
          <table:table-cell office:value-type="string" calcext:value-type="string">
            <text:p>valid set: Average loss: 0.2871, Accuracy: 5385/6000 (90%)</text:p>
          </table:table-cell>
          <table:table-cell table:number-columns-repeated="16"/>
          <table:table-cell office:value-type="string" calcext:value-type="string">
            <text:p>valid set: Average loss: 0.2936, Accuracy: 5402/6000 (90%)</text:p>
          </table:table-cell>
          <table:table-cell table:number-columns-repeated="5"/>
          <table:table-cell office:value-type="string" calcext:value-type="string">
            <text:p>valid set: Average loss: 0.3058, Accuracy: 5325/6000 (89%)</text:p>
          </table:table-cell>
          <table:table-cell table:number-columns-repeated="7"/>
          <table:table-cell office:value-type="string" calcext:value-type="string">
            <text:p>valid set: Average loss: 0.2763, Accuracy: 5489/6000 (91%)</text:p>
          </table:table-cell>
        </table:table-row>
        <table:table-row table:style-name="ro1">
          <table:table-cell office:value-type="string" calcext:value-type="string">
            <text:p>valid set: Average loss: 0.2868, Accuracy: 5374/6000 (90%)</text:p>
          </table:table-cell>
          <table:table-cell table:number-columns-repeated="4"/>
          <table:table-cell office:value-type="string" calcext:value-type="string">
            <text:p>valid set: Average loss: 0.4036, Accuracy: 5197/6000 (87%)</text:p>
          </table:table-cell>
          <table:table-cell table:number-columns-repeated="4"/>
          <table:table-cell office:value-type="string" calcext:value-type="string">
            <text:p>valid set: Average loss: 0.6426, Accuracy: 4580/6000 (76%)</text:p>
          </table:table-cell>
          <table:table-cell table:number-columns-repeated="4"/>
          <table:table-cell office:value-type="string" calcext:value-type="string">
            <text:p>valid set: Average loss: 0.3009, Accuracy: 5346/6000 (89%)</text:p>
          </table:table-cell>
          <table:table-cell table:number-columns-repeated="4"/>
          <table:table-cell office:value-type="string" calcext:value-type="string">
            <text:p>valid set: Average loss: 0.5198, Accuracy: 5255/6000 (88%)</text:p>
          </table:table-cell>
          <table:table-cell table:number-columns-repeated="4"/>
          <table:table-cell office:value-type="string" calcext:value-type="string">
            <text:p>valid set: Average loss: 0.3121, Accuracy: 5434/6000 (91%)</text:p>
          </table:table-cell>
          <table:table-cell table:number-columns-repeated="5"/>
          <table:table-cell office:value-type="string" calcext:value-type="string">
            <text:p>valid set: Average loss: 0.3183, Accuracy: 5316/6000 (89%)</text:p>
          </table:table-cell>
          <table:table-cell table:number-columns-repeated="4"/>
          <table:table-cell office:value-type="string" calcext:value-type="string">
            <text:p>valid set: Average loss: 0.3103, Accuracy: 5376/6000 (90%)</text:p>
          </table:table-cell>
          <table:table-cell table:number-columns-repeated="16"/>
          <table:table-cell office:value-type="string" calcext:value-type="string">
            <text:p>valid set: Average loss: 0.2906, Accuracy: 5405/6000 (90%)</text:p>
          </table:table-cell>
          <table:table-cell table:number-columns-repeated="5"/>
          <table:table-cell office:value-type="string" calcext:value-type="string">
            <text:p>valid set: Average loss: 0.3111, Accuracy: 5313/6000 (89%)</text:p>
          </table:table-cell>
          <table:table-cell table:number-columns-repeated="7"/>
          <table:table-cell office:value-type="string" calcext:value-type="string">
            <text:p>valid set: Average loss: 0.2743, Accuracy: 5494/6000 (92%)</text:p>
          </table:table-cell>
        </table:table-row>
        <table:table-row table:style-name="ro1">
          <table:table-cell office:value-type="string" calcext:value-type="string">
            <text:p>valid set: Average loss: 0.3037, Accuracy: 5337/6000 (89%)</text:p>
          </table:table-cell>
          <table:table-cell table:number-columns-repeated="4"/>
          <table:table-cell office:value-type="string" calcext:value-type="string">
            <text:p>valid set: Average loss: 0.3834, Accuracy: 5218/6000 (87%)</text:p>
          </table:table-cell>
          <table:table-cell table:number-columns-repeated="4"/>
          <table:table-cell office:value-type="string" calcext:value-type="string">
            <text:p>valid set: Average loss: 0.6603, Accuracy: 4618/6000 (77%)</text:p>
          </table:table-cell>
          <table:table-cell table:number-columns-repeated="4"/>
          <table:table-cell office:value-type="string" calcext:value-type="string">
            <text:p>valid set: Average loss: 0.2992, Accuracy: 5343/6000 (89%)</text:p>
          </table:table-cell>
          <table:table-cell table:number-columns-repeated="4"/>
          <table:table-cell office:value-type="string" calcext:value-type="string">
            <text:p>valid set: Average loss: 0.5691, Accuracy: 5282/6000 (88%)</text:p>
          </table:table-cell>
          <table:table-cell table:number-columns-repeated="4"/>
          <table:table-cell office:value-type="string" calcext:value-type="string">
            <text:p>valid set: Average loss: 0.3118, Accuracy: 5439/6000 (91%)</text:p>
          </table:table-cell>
          <table:table-cell table:number-columns-repeated="5"/>
          <table:table-cell office:value-type="string" calcext:value-type="string">
            <text:p>valid set: Average loss: 0.3249, Accuracy: 5311/6000 (89%)</text:p>
          </table:table-cell>
          <table:table-cell table:number-columns-repeated="4"/>
          <table:table-cell office:value-type="string" calcext:value-type="string">
            <text:p>valid set: Average loss: 0.3010, Accuracy: 5391/6000 (90%)</text:p>
          </table:table-cell>
          <table:table-cell table:number-columns-repeated="16"/>
          <table:table-cell office:value-type="string" calcext:value-type="string">
            <text:p>valid set: Average loss: 0.2954, Accuracy: 5403/6000 (90%)</text:p>
          </table:table-cell>
          <table:table-cell table:number-columns-repeated="5"/>
          <table:table-cell office:value-type="string" calcext:value-type="string">
            <text:p>valid set: Average loss: 0.3149, Accuracy: 5320/6000 (89%)</text:p>
          </table:table-cell>
          <table:table-cell table:number-columns-repeated="7"/>
          <table:table-cell office:value-type="string" calcext:value-type="string">
            <text:p>valid set: Average loss: 0.2776, Accuracy: 5472/6000 (91%)</text:p>
          </table:table-cell>
        </table:table-row>
        <table:table-row table:style-name="ro1">
          <table:table-cell office:value-type="string" calcext:value-type="string">
            <text:p>valid set: Average loss: 0.2857, Accuracy: 5394/6000 (90%)</text:p>
          </table:table-cell>
          <table:table-cell table:number-columns-repeated="4"/>
          <table:table-cell office:value-type="string" calcext:value-type="string">
            <text:p>valid set: Average loss: 0.3964, Accuracy: 5203/6000 (87%)</text:p>
          </table:table-cell>
          <table:table-cell table:number-columns-repeated="4"/>
          <table:table-cell office:value-type="string" calcext:value-type="string">
            <text:p>valid set: Average loss: 0.5909, Accuracy: 4726/6000 (79%)</text:p>
          </table:table-cell>
          <table:table-cell table:number-columns-repeated="4"/>
          <table:table-cell office:value-type="string" calcext:value-type="string">
            <text:p>valid set: Average loss: 0.3013, Accuracy: 5340/6000 (89%)</text:p>
          </table:table-cell>
          <table:table-cell table:number-columns-repeated="4"/>
          <table:table-cell office:value-type="string" calcext:value-type="string">
            <text:p>valid set: Average loss: 0.5236, Accuracy: 5262/6000 (88%)</text:p>
          </table:table-cell>
          <table:table-cell table:number-columns-repeated="4"/>
          <table:table-cell office:value-type="string" calcext:value-type="string">
            <text:p>valid set: Average loss: 0.3393, Accuracy: 5439/6000 (91%)</text:p>
          </table:table-cell>
          <table:table-cell table:number-columns-repeated="5"/>
          <table:table-cell office:value-type="string" calcext:value-type="string">
            <text:p>valid set: Average loss: 0.3256, Accuracy: 5314/6000 (89%)</text:p>
          </table:table-cell>
          <table:table-cell table:number-columns-repeated="4"/>
          <table:table-cell office:value-type="string" calcext:value-type="string">
            <text:p>valid set: Average loss: 0.3082, Accuracy: 5390/6000 (90%)</text:p>
          </table:table-cell>
          <table:table-cell table:number-columns-repeated="16"/>
          <table:table-cell office:value-type="string" calcext:value-type="string">
            <text:p>valid set: Average loss: 0.2826, Accuracy: 5420/6000 (90%)</text:p>
          </table:table-cell>
          <table:table-cell table:number-columns-repeated="5"/>
          <table:table-cell office:value-type="string" calcext:value-type="string">
            <text:p>valid set: Average loss: 0.3054, Accuracy: 5335/6000 (89%)</text:p>
          </table:table-cell>
          <table:table-cell table:number-columns-repeated="7"/>
          <table:table-cell office:value-type="string" calcext:value-type="string">
            <text:p>valid set: Average loss: 0.2829, Accuracy: 5486/6000 (91%)</text:p>
          </table:table-cell>
        </table:table-row>
        <table:table-row table:style-name="ro1">
          <table:table-cell office:value-type="string" calcext:value-type="string">
            <text:p>valid set: Average loss: 0.2855, Accuracy: 5375/6000 (90%)</text:p>
          </table:table-cell>
          <table:table-cell table:number-columns-repeated="4"/>
          <table:table-cell office:value-type="string" calcext:value-type="string">
            <text:p>valid set: Average loss: 0.3807, Accuracy: 5222/6000 (87%)</text:p>
          </table:table-cell>
          <table:table-cell table:number-columns-repeated="4"/>
          <table:table-cell office:value-type="string" calcext:value-type="string">
            <text:p>valid set: Average loss: 0.6184, Accuracy: 4629/6000 (77%)</text:p>
          </table:table-cell>
          <table:table-cell table:number-columns-repeated="4"/>
          <table:table-cell office:value-type="string" calcext:value-type="string">
            <text:p>valid set: Average loss: 0.2978, Accuracy: 5349/6000 (89%)</text:p>
          </table:table-cell>
          <table:table-cell table:number-columns-repeated="4"/>
          <table:table-cell office:value-type="string" calcext:value-type="string">
            <text:p>valid set: Average loss: 0.5307, Accuracy: 5313/6000 (89%)</text:p>
          </table:table-cell>
          <table:table-cell table:number-columns-repeated="4"/>
          <table:table-cell office:value-type="string" calcext:value-type="string">
            <text:p>valid set: Average loss: 0.3590, Accuracy: 5422/6000 (90%)</text:p>
          </table:table-cell>
          <table:table-cell table:number-columns-repeated="5"/>
          <table:table-cell office:value-type="string" calcext:value-type="string">
            <text:p>valid set: Average loss: 0.3233, Accuracy: 5316/6000 (89%)</text:p>
          </table:table-cell>
          <table:table-cell table:number-columns-repeated="4"/>
          <table:table-cell office:value-type="string" calcext:value-type="string">
            <text:p>valid set: Average loss: 0.3298, Accuracy: 5400/6000 (90%)</text:p>
          </table:table-cell>
          <table:table-cell table:number-columns-repeated="16"/>
          <table:table-cell office:value-type="string" calcext:value-type="string">
            <text:p>valid set: Average loss: 0.2976, Accuracy: 5374/6000 (90%)</text:p>
          </table:table-cell>
          <table:table-cell table:number-columns-repeated="5"/>
          <table:table-cell office:value-type="string" calcext:value-type="string">
            <text:p>valid set: Average loss: 0.3172, Accuracy: 5345/6000 (89%)</text:p>
          </table:table-cell>
          <table:table-cell table:number-columns-repeated="7"/>
          <table:table-cell office:value-type="string" calcext:value-type="string">
            <text:p>valid set: Average loss: 0.2758, Accuracy: 5478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2966, Accuracy: 5352/6000 (89%)</text:p>
          </table:table-cell>
          <table:table-cell table:number-columns-repeated="4"/>
          <table:table-cell office:value-type="string" calcext:value-type="string">
            <text:p>valid set: Average loss: 0.5113, Accuracy: 5311/6000 (89%)</text:p>
          </table:table-cell>
          <table:table-cell table:number-columns-repeated="4"/>
          <table:table-cell office:value-type="string" calcext:value-type="string">
            <text:p>valid set: Average loss: 0.3433, Accuracy: 5411/6000 (90%)</text:p>
          </table:table-cell>
          <table:table-cell table:number-columns-repeated="5"/>
          <table:table-cell office:value-type="string" calcext:value-type="string">
            <text:p>valid set: Average loss: 0.3136, Accuracy: 5332/6000 (89%)</text:p>
          </table:table-cell>
          <table:table-cell table:number-columns-repeated="4"/>
          <table:table-cell office:value-type="string" calcext:value-type="string">
            <text:p>valid set: Average loss: 0.3253, Accuracy: 5424/6000 (90%)</text:p>
          </table:table-cell>
          <table:table-cell table:number-columns-repeated="16"/>
          <table:table-cell office:value-type="string" calcext:value-type="string">
            <text:p>valid set: Average loss: 0.2973, Accuracy: 5399/6000 (90%)</text:p>
          </table:table-cell>
          <table:table-cell table:number-columns-repeated="5"/>
          <table:table-cell office:value-type="string" calcext:value-type="string">
            <text:p>valid set: Average loss: 0.3049, Accuracy: 5344/6000 (89%)</text:p>
          </table:table-cell>
          <table:table-cell table:number-columns-repeated="7"/>
          <table:table-cell office:value-type="string" calcext:value-type="string">
            <text:p>valid set: Average loss: 0.2878, Accuracy: 5491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0 000 neurones</text:p>
          </table:table-cell>
          <table:table-cell table:number-columns-repeated="4"/>
          <table:table-cell table:style-name="ce12" office:value-type="string" calcext:value-type="string">
            <text:p>8 Layer à 512 neurones</text:p>
          </table:table-cell>
          <table:table-cell table:number-columns-repeated="4"/>
          <table:table-cell table:style-name="ce12" office:value-type="string" calcext:value-type="string">
            <text:p>8 Layer à 512 neurones</text:p>
          </table:table-cell>
          <table:table-cell table:number-columns-repeated="4"/>
          <table:table-cell office:value-type="string" calcext:value-type="string">
            <text:p>valid set: Average loss: 0.2980, Accuracy: 5335/6000 (89%)</text:p>
          </table:table-cell>
          <table:table-cell table:number-columns-repeated="4"/>
          <table:table-cell office:value-type="string" calcext:value-type="string">
            <text:p>valid set: Average loss: 0.4849, Accuracy: 5272/6000 (88%)</text:p>
          </table:table-cell>
          <table:table-cell table:number-columns-repeated="4"/>
          <table:table-cell office:value-type="string" calcext:value-type="string">
            <text:p>valid set: Average loss: 0.3798, Accuracy: 5404/6000 (90%)</text:p>
          </table:table-cell>
          <table:table-cell table:number-columns-repeated="5"/>
          <table:table-cell office:value-type="string" calcext:value-type="string">
            <text:p>valid set: Average loss: 0.3140, Accuracy: 5353/6000 (89%)</text:p>
          </table:table-cell>
          <table:table-cell table:number-columns-repeated="4"/>
          <table:table-cell office:value-type="string" calcext:value-type="string">
            <text:p>valid set: Average loss: 0.3405, Accuracy: 5383/6000 (90%)</text:p>
          </table:table-cell>
          <table:table-cell table:number-columns-repeated="16"/>
          <table:table-cell office:value-type="string" calcext:value-type="string">
            <text:p>valid set: Average loss: 0.2937, Accuracy: 5418/6000 (90%)</text:p>
          </table:table-cell>
          <table:table-cell table:number-columns-repeated="5"/>
          <table:table-cell office:value-type="string" calcext:value-type="string">
            <text:p>valid set: Average loss: 0.3041, Accuracy: 5358/6000 (89%)</text:p>
          </table:table-cell>
          <table:table-cell table:number-columns-repeated="7"/>
          <table:table-cell office:value-type="string" calcext:value-type="string">
            <text:p>valid set: Average loss: 0.2936, Accuracy: 5478/6000 (91%)</text:p>
          </table:table-cell>
        </table:table-row>
        <table:table-row table:style-name="ro1">
          <table:table-cell office:value-type="string" calcext:value-type="string">
            <text:p>valid set: Average loss: 0.4213, Accuracy: 5064/6000 (84%)</text:p>
          </table:table-cell>
          <table:table-cell table:number-columns-repeated="4"/>
          <table:table-cell office:value-type="string" calcext:value-type="string">
            <text:p>valid set: Average loss: 0.8543, Accuracy: 3836/6000 (64%)</text:p>
          </table:table-cell>
          <table:table-cell table:number-columns-repeated="4"/>
          <table:table-cell office:value-type="string" calcext:value-type="string">
            <text:p>valid set: Average loss: 0.8010, Accuracy: 4150/6000 (69%)</text:p>
          </table:table-cell>
          <table:table-cell table:number-columns-repeated="4"/>
          <table:table-cell office:value-type="string" calcext:value-type="string">
            <text:p>valid set: Average loss: 0.3010, Accuracy: 5314/6000 (89%)</text:p>
          </table:table-cell>
          <table:table-cell table:number-columns-repeated="4"/>
          <table:table-cell office:value-type="string" calcext:value-type="string">
            <text:p>valid set: Average loss: 0.4941, Accuracy: 5291/6000 (88%)</text:p>
          </table:table-cell>
          <table:table-cell table:number-columns-repeated="4"/>
          <table:table-cell office:value-type="string" calcext:value-type="string">
            <text:p>valid set: Average loss: 0.3974, Accuracy: 5429/6000 (90%)</text:p>
          </table:table-cell>
          <table:table-cell table:number-columns-repeated="5"/>
          <table:table-cell office:value-type="string" calcext:value-type="string">
            <text:p>valid set: Average loss: 0.3435, Accuracy: 5264/6000 (88%)</text:p>
          </table:table-cell>
          <table:table-cell table:number-columns-repeated="4"/>
          <table:table-cell office:value-type="string" calcext:value-type="string">
            <text:p>valid set: Average loss: 0.3416, Accuracy: 5420/6000 (90%)</text:p>
          </table:table-cell>
          <table:table-cell table:number-columns-repeated="16"/>
          <table:table-cell office:value-type="string" calcext:value-type="string">
            <text:p>valid set: Average loss: 0.3147, Accuracy: 5358/6000 (89%)</text:p>
          </table:table-cell>
          <table:table-cell table:number-columns-repeated="5"/>
          <table:table-cell office:value-type="string" calcext:value-type="string">
            <text:p>valid set: Average loss: 0.3000, Accuracy: 5352/6000 (89%)</text:p>
          </table:table-cell>
          <table:table-cell table:number-columns-repeated="7"/>
          <table:table-cell office:value-type="string" calcext:value-type="string">
            <text:p>valid set: Average loss: 0.2890, Accuracy: 5476/6000 (91%)</text:p>
          </table:table-cell>
        </table:table-row>
        <table:table-row table:style-name="ro1">
          <table:table-cell office:value-type="string" calcext:value-type="string">
            <text:p>valid set: Average loss: 0.3538, Accuracy: 5241/6000 (87%)</text:p>
          </table:table-cell>
          <table:table-cell table:number-columns-repeated="4"/>
          <table:table-cell office:value-type="string" calcext:value-type="string">
            <text:p>valid set: Average loss: 0.6356, Accuracy: 4788/6000 (80%)</text:p>
          </table:table-cell>
          <table:table-cell table:number-columns-repeated="4"/>
          <table:table-cell office:value-type="string" calcext:value-type="string">
            <text:p>valid set: Average loss: 0.7084, Accuracy: 4253/6000 (71%)</text:p>
          </table:table-cell>
          <table:table-cell table:number-columns-repeated="4"/>
          <table:table-cell office:value-type="string" calcext:value-type="string">
            <text:p>valid set: Average loss: 0.2968, Accuracy: 5344/6000 (89%)</text:p>
          </table:table-cell>
          <table:table-cell table:number-columns-repeated="4"/>
          <table:table-cell office:value-type="string" calcext:value-type="string">
            <text:p>valid set: Average loss: 0.5676, Accuracy: 5268/6000 (88%)</text:p>
          </table:table-cell>
          <table:table-cell table:number-columns-repeated="4"/>
          <table:table-cell office:value-type="string" calcext:value-type="string">
            <text:p>valid set: Average loss: 0.3756, Accuracy: 5428/6000 (90%)</text:p>
          </table:table-cell>
          <table:table-cell table:number-columns-repeated="5"/>
          <table:table-cell office:value-type="string" calcext:value-type="string">
            <text:p>valid set: Average loss: 0.3486, Accuracy: 5289/6000 (88%)</text:p>
          </table:table-cell>
          <table:table-cell table:number-columns-repeated="4"/>
          <table:table-cell office:value-type="string" calcext:value-type="string">
            <text:p>valid set: Average loss: 0.3725, Accuracy: 5401/6000 (90%)</text:p>
          </table:table-cell>
          <table:table-cell table:number-columns-repeated="16"/>
          <table:table-cell office:value-type="string" calcext:value-type="string">
            <text:p>valid set: Average loss: 0.2887, Accuracy: 5419/6000 (90%)</text:p>
          </table:table-cell>
          <table:table-cell table:number-columns-repeated="5"/>
          <table:table-cell office:value-type="string" calcext:value-type="string">
            <text:p>valid set: Average loss: 0.3180, Accuracy: 5322/6000 (89%)</text:p>
          </table:table-cell>
          <table:table-cell table:number-columns-repeated="7"/>
          <table:table-cell office:value-type="string" calcext:value-type="string">
            <text:p>valid set: Average loss: 0.2893, Accuracy: 5488/6000 (91%)</text:p>
          </table:table-cell>
        </table:table-row>
        <table:table-row table:style-name="ro1">
          <table:table-cell office:value-type="string" calcext:value-type="string">
            <text:p>valid set: Average loss: 0.3473, Accuracy: 5228/6000 (87%)</text:p>
          </table:table-cell>
          <table:table-cell table:number-columns-repeated="4"/>
          <table:table-cell office:value-type="string" calcext:value-type="string">
            <text:p>valid set: Average loss: 0.5174, Accuracy: 4961/6000 (83%)</text:p>
          </table:table-cell>
          <table:table-cell table:number-columns-repeated="4"/>
          <table:table-cell office:value-type="string" calcext:value-type="string">
            <text:p>valid set: Average loss: 0.6324, Accuracy: 4636/6000 (77%)</text:p>
          </table:table-cell>
          <table:table-cell table:number-columns-repeated="4"/>
          <table:table-cell office:value-type="string" calcext:value-type="string">
            <text:p>valid set: Average loss: 0.2885, Accuracy: 5366/6000 (89%)</text:p>
          </table:table-cell>
          <table:table-cell table:number-columns-repeated="4"/>
          <table:table-cell office:value-type="string" calcext:value-type="string">
            <text:p>valid set: Average loss: 0.5293, Accuracy: 5274/6000 (88%)</text:p>
          </table:table-cell>
          <table:table-cell table:number-columns-repeated="4"/>
          <table:table-cell office:value-type="string" calcext:value-type="string">
            <text:p>valid set: Average loss: 0.3882, Accuracy: 5462/6000 (91%)</text:p>
          </table:table-cell>
          <table:table-cell table:number-columns-repeated="5"/>
          <table:table-cell office:value-type="string" calcext:value-type="string">
            <text:p>valid set: Average loss: 0.3184, Accuracy: 5326/6000 (89%)</text:p>
          </table:table-cell>
          <table:table-cell table:number-columns-repeated="4"/>
          <table:table-cell office:value-type="string" calcext:value-type="string">
            <text:p>valid set: Average loss: 0.3972, Accuracy: 5405/6000 (90%)</text:p>
          </table:table-cell>
          <table:table-cell table:number-columns-repeated="16"/>
          <table:table-cell office:value-type="string" calcext:value-type="string">
            <text:p>test set: Average loss: 0.2992, Accuracy: 8974/10000 (90%)</text:p>
          </table:table-cell>
          <table:table-cell table:number-columns-repeated="5"/>
          <table:table-cell office:value-type="string" calcext:value-type="string">
            <text:p>valid set: Average loss: 0.3158, Accuracy: 5328/6000 (89%)</text:p>
          </table:table-cell>
          <table:table-cell table:number-columns-repeated="7"/>
          <table:table-cell office:value-type="string" calcext:value-type="string">
            <text:p>valid set: Average loss: 0.2933, Accuracy: 5495/6000 (92%)</text:p>
          </table:table-cell>
        </table:table-row>
        <table:table-row table:style-name="ro1">
          <table:table-cell office:value-type="string" calcext:value-type="string">
            <text:p>valid set: Average loss: 0.3075, Accuracy: 5322/6000 (89%)</text:p>
          </table:table-cell>
          <table:table-cell table:number-columns-repeated="4"/>
          <table:table-cell office:value-type="string" calcext:value-type="string">
            <text:p>valid set: Average loss: 0.4506, Accuracy: 5119/6000 (85%)</text:p>
          </table:table-cell>
          <table:table-cell table:number-columns-repeated="4"/>
          <table:table-cell office:value-type="string" calcext:value-type="string">
            <text:p>valid set: Average loss: 0.5709, Accuracy: 4802/6000 (80%)</text:p>
          </table:table-cell>
          <table:table-cell table:number-columns-repeated="4"/>
          <table:table-cell office:value-type="string" calcext:value-type="string">
            <text:p>valid set: Average loss: 0.2922, Accuracy: 5369/6000 (89%)</text:p>
          </table:table-cell>
          <table:table-cell table:number-columns-repeated="4"/>
          <table:table-cell office:value-type="string" calcext:value-type="string">
            <text:p>valid set: Average loss: 0.5463, Accuracy: 5289/6000 (88%)</text:p>
          </table:table-cell>
          <table:table-cell table:number-columns-repeated="4"/>
          <table:table-cell office:value-type="string" calcext:value-type="string">
            <text:p>valid set: Average loss: 0.4170, Accuracy: 5413/6000 (90%)</text:p>
          </table:table-cell>
          <table:table-cell table:number-columns-repeated="5"/>
          <table:table-cell office:value-type="string" calcext:value-type="string">
            <text:p>valid set: Average loss: 0.3227, Accuracy: 5343/6000 (89%)</text:p>
          </table:table-cell>
          <table:table-cell table:number-columns-repeated="4"/>
          <table:table-cell office:value-type="string" calcext:value-type="string">
            <text:p>test set: Average loss: 0.4381, Accuracy: 8845/10000 (88%)</text:p>
          </table:table-cell>
          <table:table-cell table:number-columns-repeated="22"/>
          <table:table-cell office:value-type="string" calcext:value-type="string">
            <text:p>valid set: Average loss: 0.3022, Accuracy: 5368/6000 (89%)</text:p>
          </table:table-cell>
          <table:table-cell table:number-columns-repeated="7"/>
          <table:table-cell office:value-type="string" calcext:value-type="string">
            <text:p>valid set: Average loss: 0.2869, Accuracy: 5503/6000 (92%)</text:p>
          </table:table-cell>
        </table:table-row>
        <table:table-row table:style-name="ro1">
          <table:table-cell office:value-type="string" calcext:value-type="string">
            <text:p>valid set: Average loss: 0.2947, Accuracy: 5372/6000 (90%)</text:p>
          </table:table-cell>
          <table:table-cell table:number-columns-repeated="4"/>
          <table:table-cell office:value-type="string" calcext:value-type="string">
            <text:p>valid set: Average loss: 0.4125, Accuracy: 5187/6000 (86%)</text:p>
          </table:table-cell>
          <table:table-cell table:number-columns-repeated="4"/>
          <table:table-cell office:value-type="string" calcext:value-type="string">
            <text:p>valid set: Average loss: 0.5901, Accuracy: 4656/6000 (78%)</text:p>
          </table:table-cell>
          <table:table-cell table:number-columns-repeated="4"/>
          <table:table-cell office:value-type="string" calcext:value-type="string">
            <text:p>valid set: Average loss: 0.2942, Accuracy: 5357/6000 (89%)</text:p>
          </table:table-cell>
          <table:table-cell table:number-columns-repeated="4"/>
          <table:table-cell office:value-type="string" calcext:value-type="string">
            <text:p>valid set: Average loss: 0.4989, Accuracy: 5294/6000 (88%)</text:p>
          </table:table-cell>
          <table:table-cell table:number-columns-repeated="4"/>
          <table:table-cell office:value-type="string" calcext:value-type="string">
            <text:p>valid set: Average loss: 0.4278, Accuracy: 5428/6000 (90%)</text:p>
          </table:table-cell>
          <table:table-cell table:number-columns-repeated="5"/>
          <table:table-cell office:value-type="string" calcext:value-type="string">
            <text:p>test set: Average loss: 0.3617, Accuracy: 8731/10000 (87%)</text:p>
          </table:table-cell>
          <table:table-cell table:number-columns-repeated="27"/>
          <table:table-cell office:value-type="string" calcext:value-type="string">
            <text:p>valid set: Average loss: 0.2952, Accuracy: 5352/6000 (89%)</text:p>
          </table:table-cell>
          <table:table-cell table:number-columns-repeated="7"/>
          <table:table-cell office:value-type="string" calcext:value-type="string">
            <text:p>valid set: Average loss: 0.2889, Accuracy: 5492/6000 (92%)</text:p>
          </table:table-cell>
        </table:table-row>
        <table:table-row table:style-name="ro7">
          <table:table-cell office:value-type="string" calcext:value-type="string">
            <text:p>valid set: Average loss: 0.3436, Accuracy: 5257/6000 (88%)</text:p>
          </table:table-cell>
          <table:table-cell table:number-columns-repeated="4"/>
          <table:table-cell office:value-type="string" calcext:value-type="string">
            <text:p>valid set: Average loss: 0.4048, Accuracy: 5221/6000 (87%)</text:p>
          </table:table-cell>
          <table:table-cell table:number-columns-repeated="4"/>
          <table:table-cell office:value-type="string" calcext:value-type="string">
            <text:p>valid set: Average loss: 0.5700, Accuracy: 4811/6000 (80%)</text:p>
          </table:table-cell>
          <table:table-cell table:number-columns-repeated="4"/>
          <table:table-cell office:value-type="string" calcext:value-type="string">
            <text:p>valid set: Average loss: 0.2894, Accuracy: 5344/6000 (89%)</text:p>
          </table:table-cell>
          <table:table-cell table:number-columns-repeated="4"/>
          <table:table-cell office:value-type="string" calcext:value-type="string">
            <text:p>valid set: Average loss: 0.5282, Accuracy: 5302/6000 (88%)</text:p>
          </table:table-cell>
          <table:table-cell table:number-columns-repeated="4"/>
          <table:table-cell office:value-type="string" calcext:value-type="string">
            <text:p>valid set: Average loss: 0.4396, Accuracy: 5411/6000 (90%)</text:p>
          </table:table-cell>
          <table:table-cell table:number-columns-repeated="27"/>
          <table:table-cell table:style-name="ce15" office:value-type="string" calcext:value-type="string">
            <text:p><text:span text:style-name="T1">ConvoModel(3</text:span><text:span text:style-name="T2">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100, Accuracy: 5356/6000 (89%)</text:p>
          </table:table-cell>
          <table:table-cell table:number-columns-repeated="7"/>
          <table:table-cell office:value-type="string" calcext:value-type="string">
            <text:p>valid set: Average loss: 0.3040, Accuracy: 5467/6000 (91%)</text:p>
          </table:table-cell>
        </table:table-row>
        <table:table-row table:style-name="ro1">
          <table:table-cell office:value-type="string" calcext:value-type="string">
            <text:p>valid set: Average loss: 0.3211, Accuracy: 5315/6000 (89%)</text:p>
          </table:table-cell>
          <table:table-cell table:number-columns-repeated="4"/>
          <table:table-cell office:value-type="string" calcext:value-type="string">
            <text:p>valid set: Average loss: 0.3902, Accuracy: 5222/6000 (87%)</text:p>
          </table:table-cell>
          <table:table-cell table:number-columns-repeated="4"/>
          <table:table-cell office:value-type="string" calcext:value-type="string">
            <text:p>valid set: Average loss: 0.5402, Accuracy: 4856/6000 (81%)</text:p>
          </table:table-cell>
          <table:table-cell table:number-columns-repeated="4"/>
          <table:table-cell office:value-type="string" calcext:value-type="string">
            <text:p>valid set: Average loss: 0.2912, Accuracy: 5371/6000 (90%)</text:p>
          </table:table-cell>
          <table:table-cell table:number-columns-repeated="4"/>
          <table:table-cell office:value-type="string" calcext:value-type="string">
            <text:p>valid set: Average loss: 0.6160, Accuracy: 5281/6000 (88%)</text:p>
          </table:table-cell>
          <table:table-cell table:number-columns-repeated="4"/>
          <table:table-cell office:value-type="string" calcext:value-type="string">
            <text:p>valid set: Average loss: 0.4915, Accuracy: 5388/6000 (90%)</text:p>
          </table:table-cell>
          <table:table-cell table:number-columns-repeated="27"/>
          <table:table-cell office:value-type="string" calcext:value-type="string">
            <text:p>valid set: Average loss: 0.3777, Accuracy: 5178/6000 (86%)</text:p>
          </table:table-cell>
          <table:table-cell table:number-columns-repeated="5"/>
          <table:table-cell office:value-type="string" calcext:value-type="string">
            <text:p>valid set: Average loss: 0.3095, Accuracy: 5340/6000 (89%)</text:p>
          </table:table-cell>
          <table:table-cell table:number-columns-repeated="7"/>
          <table:table-cell office:value-type="string" calcext:value-type="string">
            <text:p>valid set: Average loss: 0.2921, Accuracy: 5490/6000 (92%)</text:p>
          </table:table-cell>
        </table:table-row>
        <table:table-row table:style-name="ro1">
          <table:table-cell office:value-type="string" calcext:value-type="string">
            <text:p>valid set: Average loss: 0.2881, Accuracy: 5379/6000 (90%)</text:p>
          </table:table-cell>
          <table:table-cell table:number-columns-repeated="4"/>
          <table:table-cell office:value-type="string" calcext:value-type="string">
            <text:p>valid set: Average loss: 0.3926, Accuracy: 5217/6000 (87%)</text:p>
          </table:table-cell>
          <table:table-cell table:number-columns-repeated="4"/>
          <table:table-cell office:value-type="string" calcext:value-type="string">
            <text:p>valid set: Average loss: 0.5584, Accuracy: 4739/6000 (79%)</text:p>
          </table:table-cell>
          <table:table-cell table:number-columns-repeated="4"/>
          <table:table-cell office:value-type="string" calcext:value-type="string">
            <text:p>valid set: Average loss: 0.2904, Accuracy: 5365/6000 (89%)</text:p>
          </table:table-cell>
          <table:table-cell table:number-columns-repeated="4"/>
          <table:table-cell office:value-type="string" calcext:value-type="string">
            <text:p>valid set: Average loss: 0.5328, Accuracy: 5299/6000 (88%)</text:p>
          </table:table-cell>
          <table:table-cell table:number-columns-repeated="4"/>
          <table:table-cell office:value-type="string" calcext:value-type="string">
            <text:p>valid set: Average loss: 0.4595, Accuracy: 5440/6000 (91%)</text:p>
          </table:table-cell>
          <table:table-cell table:number-columns-repeated="27"/>
          <table:table-cell office:value-type="string" calcext:value-type="string">
            <text:p>valid set: Average loss: 0.3412, Accuracy: 5263/6000 (88%)</text:p>
          </table:table-cell>
          <table:table-cell table:number-columns-repeated="5"/>
          <table:table-cell office:value-type="string" calcext:value-type="string">
            <text:p>test set: Average loss: 0.3190, Accuracy: 8895/10000 (89%)</text:p>
          </table:table-cell>
          <table:table-cell table:number-columns-repeated="7"/>
          <table:table-cell office:value-type="string" calcext:value-type="string">
            <text:p>valid set: Average loss: 0.2966, Accuracy: 5485/6000 (91%)</text:p>
          </table:table-cell>
        </table:table-row>
        <table:table-row table:style-name="ro1">
          <table:table-cell office:value-type="string" calcext:value-type="string">
            <text:p>valid set: Average loss: 0.2918, Accuracy: 5384/6000 (90%)</text:p>
          </table:table-cell>
          <table:table-cell table:number-columns-repeated="4"/>
          <table:table-cell office:value-type="string" calcext:value-type="string">
            <text:p>valid set: Average loss: 0.4061, Accuracy: 5198/6000 (87%)</text:p>
          </table:table-cell>
          <table:table-cell table:number-columns-repeated="4"/>
          <table:table-cell office:value-type="string" calcext:value-type="string">
            <text:p>valid set: Average loss: 0.5491, Accuracy: 4734/6000 (79%)</text:p>
          </table:table-cell>
          <table:table-cell table:number-columns-repeated="4"/>
          <table:table-cell office:value-type="string" calcext:value-type="string">
            <text:p>valid set: Average loss: 0.2884, Accuracy: 5368/6000 (89%)</text:p>
          </table:table-cell>
          <table:table-cell table:number-columns-repeated="4"/>
          <table:table-cell office:value-type="string" calcext:value-type="string">
            <text:p>valid set: Average loss: 0.5678, Accuracy: 5258/6000 (88%)</text:p>
          </table:table-cell>
          <table:table-cell table:number-columns-repeated="4"/>
          <table:table-cell office:value-type="string" calcext:value-type="string">
            <text:p>valid set: Average loss: 0.4579, Accuracy: 5434/6000 (91%)</text:p>
          </table:table-cell>
          <table:table-cell table:number-columns-repeated="27"/>
          <table:table-cell office:value-type="string" calcext:value-type="string">
            <text:p>valid set: Average loss: 0.3043, Accuracy: 5348/6000 (89%)</text:p>
          </table:table-cell>
          <table:table-cell table:number-columns-repeated="13"/>
          <table:table-cell office:value-type="string" calcext:value-type="string">
            <text:p>valid set: Average loss: 0.3011, Accuracy: 5478/6000 (91%)</text:p>
          </table:table-cell>
        </table:table-row>
        <table:table-row table:style-name="ro1">
          <table:table-cell office:value-type="string" calcext:value-type="string">
            <text:p>valid set: Average loss: 0.3034, Accuracy: 5367/6000 (89%)</text:p>
          </table:table-cell>
          <table:table-cell table:number-columns-repeated="4"/>
          <table:table-cell office:value-type="string" calcext:value-type="string">
            <text:p>valid set: Average loss: 0.3757, Accuracy: 5259/6000 (88%)</text:p>
          </table:table-cell>
          <table:table-cell table:number-columns-repeated="4"/>
          <table:table-cell office:value-type="string" calcext:value-type="string">
            <text:p>valid set: Average loss: 0.5294, Accuracy: 4890/6000 (82%)</text:p>
          </table:table-cell>
          <table:table-cell table:number-columns-repeated="4"/>
          <table:table-cell office:value-type="string" calcext:value-type="string">
            <text:p>valid set: Average loss: 0.2885, Accuracy: 5375/6000 (90%)</text:p>
          </table:table-cell>
          <table:table-cell table:number-columns-repeated="4"/>
          <table:table-cell office:value-type="string" calcext:value-type="string">
            <text:p>valid set: Average loss: 0.5739, Accuracy: 5273/6000 (88%)</text:p>
          </table:table-cell>
          <table:table-cell table:number-columns-repeated="4"/>
          <table:table-cell office:value-type="string" calcext:value-type="string">
            <text:p>valid set: Average loss: 0.5125, Accuracy: 5446/6000 (91%)</text:p>
          </table:table-cell>
          <table:table-cell table:number-columns-repeated="27"/>
          <table:table-cell office:value-type="string" calcext:value-type="string">
            <text:p>valid set: Average loss: 0.2895, Accuracy: 5381/6000 (90%)</text:p>
          </table:table-cell>
          <table:table-cell table:number-columns-repeated="13"/>
          <table:table-cell office:value-type="string" calcext:value-type="string">
            <text:p>valid set: Average loss: 0.3096, Accuracy: 5479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2910, Accuracy: 5372/6000 (90%)</text:p>
          </table:table-cell>
          <table:table-cell table:number-columns-repeated="4"/>
          <table:table-cell office:value-type="string" calcext:value-type="string">
            <text:p>valid set: Average loss: 0.5850, Accuracy: 5299/6000 (88%)</text:p>
          </table:table-cell>
          <table:table-cell table:number-columns-repeated="4"/>
          <table:table-cell office:value-type="string" calcext:value-type="string">
            <text:p>valid set: Average loss: 0.4826, Accuracy: 5425/6000 (90%)</text:p>
          </table:table-cell>
          <table:table-cell table:number-columns-repeated="27"/>
          <table:table-cell office:value-type="string" calcext:value-type="string">
            <text:p>valid set: Average loss: 0.2624, Accuracy: 5448/6000 (91%)</text:p>
          </table:table-cell>
          <table:table-cell table:number-columns-repeated="5"/>
          <table:table-cell table:style-name="ce15" office:value-type="string" calcext:value-type="string">
            <text:p><text:span text:style-name="T1">ConvoModel(</text:span><text:span text:style-name="T2">20, 5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996, Accuracy: 5486/6000 (91%)</text:p>
          </table:table-cell>
        </table:table-row>
        <table:table-row table:style-name="ro1">
          <table:table-cell table:number-columns-repeated="5"/>
          <table:table-cell table:style-name="ce12" office:value-type="string" calcext:value-type="string">
            <text:p>9 Layer à 512 neurones</text:p>
          </table:table-cell>
          <table:table-cell table:number-columns-repeated="4"/>
          <table:table-cell table:style-name="ce12" office:value-type="string" calcext:value-type="string">
            <text:p>9 Layer à 512 neurones</text:p>
          </table:table-cell>
          <table:table-cell table:number-columns-repeated="4"/>
          <table:table-cell office:value-type="string" calcext:value-type="string">
            <text:p>valid set: Average loss: 0.2889, Accuracy: 5370/6000 (90%)</text:p>
          </table:table-cell>
          <table:table-cell table:number-columns-repeated="4"/>
          <table:table-cell office:value-type="string" calcext:value-type="string">
            <text:p>valid set: Average loss: 0.6163, Accuracy: 5287/6000 (88%)</text:p>
          </table:table-cell>
          <table:table-cell table:number-columns-repeated="32"/>
          <table:table-cell office:value-type="string" calcext:value-type="string">
            <text:p>valid set: Average loss: 0.2698, Accuracy: 5403/6000 (90%)</text:p>
          </table:table-cell>
          <table:table-cell table:number-columns-repeated="5"/>
          <table:table-cell office:value-type="string" calcext:value-type="string">
            <text:p>valid set: Average loss: 0.4393, Accuracy: 5087/6000 (85%)</text:p>
          </table:table-cell>
          <table:table-cell table:number-columns-repeated="7"/>
          <table:table-cell office:value-type="string" calcext:value-type="string">
            <text:p>valid set: Average loss: 0.3041, Accuracy: 5485/6000 (91%)</text:p>
          </table:table-cell>
        </table:table-row>
        <table:table-row table:style-name="ro7">
          <table:table-cell table:number-columns-repeated="5"/>
          <table:table-cell office:value-type="string" calcext:value-type="string">
            <text:p>valid set: Average loss: 1.1577, Accuracy: 2728/6000 (45%)</text:p>
          </table:table-cell>
          <table:table-cell table:number-columns-repeated="4"/>
          <table:table-cell office:value-type="string" calcext:value-type="string">
            <text:p>valid set: Average loss: 2.3024, Accuracy: 642/6000 (11%)</text:p>
          </table:table-cell>
          <table:table-cell table:number-columns-repeated="4"/>
          <table:table-cell office:value-type="string" calcext:value-type="string">
            <text:p>valid set: Average loss: 0.2968, Accuracy: 5360/6000 (89%)</text:p>
          </table:table-cell>
          <table:table-cell table:number-columns-repeated="4"/>
          <table:table-cell office:value-type="string" calcext:value-type="string">
            <text:p>valid set: Average loss: 0.5410, Accuracy: 5305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4</text:span><text:span text:style-name="T3">)</text:span></text:p>
          </table:table-cell>
          <table:table-cell table:number-columns-repeated="27"/>
          <table:table-cell office:value-type="string" calcext:value-type="string">
            <text:p>valid set: Average loss: 0.2717, Accuracy: 5406/6000 (90%)</text:p>
          </table:table-cell>
          <table:table-cell table:number-columns-repeated="5"/>
          <table:table-cell office:value-type="string" calcext:value-type="string">
            <text:p>valid set: Average loss: 0.3779, Accuracy: 5202/6000 (87%)</text:p>
          </table:table-cell>
          <table:table-cell table:number-columns-repeated="7"/>
          <table:table-cell office:value-type="string" calcext:value-type="string">
            <text:p>valid set: Average loss: 0.3112, Accuracy: 5454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9849, Accuracy: 3166/6000 (53%)</text:p>
          </table:table-cell>
          <table:table-cell table:number-columns-repeated="4"/>
          <table:table-cell office:value-type="string" calcext:value-type="string">
            <text:p>valid set: Average loss: 2.3030, Accuracy: 585/6000 (10%)</text:p>
          </table:table-cell>
          <table:table-cell table:number-columns-repeated="4"/>
          <table:table-cell office:value-type="string" calcext:value-type="string">
            <text:p>valid set: Average loss: 0.2901, Accuracy: 5375/6000 (90%)</text:p>
          </table:table-cell>
          <table:table-cell table:number-columns-repeated="4"/>
          <table:table-cell office:value-type="string" calcext:value-type="string">
            <text:p>valid set: Average loss: 0.5860, Accuracy: 5289/6000 (88%)</text:p>
          </table:table-cell>
          <table:table-cell table:number-columns-repeated="4"/>
          <table:table-cell office:value-type="string" calcext:value-type="string">
            <text:p>valid set: Average loss: 0.3950, Accuracy: 5166/6000 (86%)</text:p>
          </table:table-cell>
          <table:table-cell table:number-columns-repeated="27"/>
          <table:table-cell office:value-type="string" calcext:value-type="string">
            <text:p>valid set: Average loss: 0.2737, Accuracy: 5407/6000 (90%)</text:p>
          </table:table-cell>
          <table:table-cell table:number-columns-repeated="5"/>
          <table:table-cell office:value-type="string" calcext:value-type="string">
            <text:p>valid set: Average loss: 0.3544, Accuracy: 5220/6000 (87%)</text:p>
          </table:table-cell>
          <table:table-cell table:number-columns-repeated="7"/>
          <table:table-cell office:value-type="string" calcext:value-type="string">
            <text:p>valid set: Average loss: 0.3048, Accuracy: 5480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7585, Accuracy: 4241/6000 (71%)</text:p>
          </table:table-cell>
          <table:table-cell table:number-columns-repeated="4"/>
          <table:table-cell office:value-type="string" calcext:value-type="string">
            <text:p>valid set: Average loss: 2.3028, Accuracy: 564/6000 (9%)</text:p>
          </table:table-cell>
          <table:table-cell table:number-columns-repeated="4"/>
          <table:table-cell office:value-type="string" calcext:value-type="string">
            <text:p>valid set: Average loss: 0.2916, Accuracy: 5379/6000 (90%)</text:p>
          </table:table-cell>
          <table:table-cell table:number-columns-repeated="4"/>
          <table:table-cell office:value-type="string" calcext:value-type="string">
            <text:p>valid set: Average loss: 0.6456, Accuracy: 5230/6000 (87%)</text:p>
          </table:table-cell>
          <table:table-cell table:number-columns-repeated="4"/>
          <table:table-cell office:value-type="string" calcext:value-type="string">
            <text:p>valid set: Average loss: 0.3442, Accuracy: 5230/6000 (87%)</text:p>
          </table:table-cell>
          <table:table-cell table:number-columns-repeated="27"/>
          <table:table-cell office:value-type="string" calcext:value-type="string">
            <text:p>valid set: Average loss: 0.2661, Accuracy: 5448/6000 (91%)</text:p>
          </table:table-cell>
          <table:table-cell table:number-columns-repeated="5"/>
          <table:table-cell office:value-type="string" calcext:value-type="string">
            <text:p>valid set: Average loss: 0.3143, Accuracy: 5336/6000 (89%)</text:p>
          </table:table-cell>
          <table:table-cell table:number-columns-repeated="7"/>
          <table:table-cell office:value-type="string" calcext:value-type="string">
            <text:p>valid set: Average loss: 0.3137, Accuracy: 5481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7258, Accuracy: 4410/6000 (74%)</text:p>
          </table:table-cell>
          <table:table-cell table:number-columns-repeated="4"/>
          <table:table-cell office:value-type="string" calcext:value-type="string">
            <text:p>valid set: Average loss: 2.3037, Accuracy: 620/6000 (10%)</text:p>
          </table:table-cell>
          <table:table-cell table:number-columns-repeated="4"/>
          <table:table-cell office:value-type="string" calcext:value-type="string">
            <text:p>valid set: Average loss: 0.2927, Accuracy: 5390/6000 (90%)</text:p>
          </table:table-cell>
          <table:table-cell table:number-columns-repeated="4"/>
          <table:table-cell office:value-type="string" calcext:value-type="string">
            <text:p>valid set: Average loss: 0.5811, Accuracy: 5284/6000 (88%)</text:p>
          </table:table-cell>
          <table:table-cell table:number-columns-repeated="4"/>
          <table:table-cell office:value-type="string" calcext:value-type="string">
            <text:p>valid set: Average loss: 0.3611, Accuracy: 5237/6000 (87%)</text:p>
          </table:table-cell>
          <table:table-cell table:number-columns-repeated="27"/>
          <table:table-cell office:value-type="string" calcext:value-type="string">
            <text:p>valid set: Average loss: 0.2545, Accuracy: 5433/6000 (91%)</text:p>
          </table:table-cell>
          <table:table-cell table:number-columns-repeated="5"/>
          <table:table-cell office:value-type="string" calcext:value-type="string">
            <text:p>valid set: Average loss: 0.3139, Accuracy: 5328/6000 (89%)</text:p>
          </table:table-cell>
          <table:table-cell table:number-columns-repeated="7"/>
          <table:table-cell office:value-type="string" calcext:value-type="string">
            <text:p>valid set: Average loss: 0.3044, Accuracy: 5478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5215, Accuracy: 4908/6000 (82%)</text:p>
          </table:table-cell>
          <table:table-cell table:number-columns-repeated="4"/>
          <table:table-cell office:value-type="string" calcext:value-type="string">
            <text:p>valid set: Average loss: 2.3033, Accuracy: 629/6000 (10%)</text:p>
          </table:table-cell>
          <table:table-cell table:number-columns-repeated="4"/>
          <table:table-cell office:value-type="string" calcext:value-type="string">
            <text:p>valid set: Average loss: 0.2941, Accuracy: 5383/6000 (90%)</text:p>
          </table:table-cell>
          <table:table-cell table:number-columns-repeated="4"/>
          <table:table-cell office:value-type="string" calcext:value-type="string">
            <text:p>test set: Average loss: 0.5849, Accuracy: 8771/10000 (88%)</text:p>
          </table:table-cell>
          <table:table-cell table:number-columns-repeated="4"/>
          <table:table-cell office:value-type="string" calcext:value-type="string">
            <text:p>valid set: Average loss: 0.3109, Accuracy: 5323/6000 (89%)</text:p>
          </table:table-cell>
          <table:table-cell table:number-columns-repeated="27"/>
          <table:table-cell office:value-type="string" calcext:value-type="string">
            <text:p>valid set: Average loss: 0.2664, Accuracy: 5429/6000 (90%)</text:p>
          </table:table-cell>
          <table:table-cell table:number-columns-repeated="5"/>
          <table:table-cell office:value-type="string" calcext:value-type="string">
            <text:p>valid set: Average loss: 0.3075, Accuracy: 5355/6000 (89%)</text:p>
          </table:table-cell>
          <table:table-cell table:number-columns-repeated="7"/>
          <table:table-cell office:value-type="string" calcext:value-type="string">
            <text:p>valid set: Average loss: 0.3118, Accuracy: 5479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4817, Accuracy: 5023/6000 (84%)</text:p>
          </table:table-cell>
          <table:table-cell table:number-columns-repeated="4"/>
          <table:table-cell office:value-type="string" calcext:value-type="string">
            <text:p>valid set: Average loss: 2.3036, Accuracy: 585/6000 (10%)</text:p>
          </table:table-cell>
          <table:table-cell table:number-columns-repeated="4"/>
          <table:table-cell office:value-type="string" calcext:value-type="string">
            <text:p>valid set: Average loss: 0.2964, Accuracy: 5376/6000 (90%)</text:p>
          </table:table-cell>
          <table:table-cell table:number-columns-repeated="9"/>
          <table:table-cell office:value-type="string" calcext:value-type="string">
            <text:p>valid set: Average loss: 0.3146, Accuracy: 5333/6000 (89%)</text:p>
          </table:table-cell>
          <table:table-cell table:number-columns-repeated="27"/>
          <table:table-cell office:value-type="string" calcext:value-type="string">
            <text:p>valid set: Average loss: 0.2642, Accuracy: 5445/6000 (91%)</text:p>
          </table:table-cell>
          <table:table-cell table:number-columns-repeated="5"/>
          <table:table-cell office:value-type="string" calcext:value-type="string">
            <text:p>valid set: Average loss: 0.2967, Accuracy: 5352/6000 (89%)</text:p>
          </table:table-cell>
          <table:table-cell table:number-columns-repeated="7"/>
          <table:table-cell office:value-type="string" calcext:value-type="string">
            <text:p>test set: Average loss: 0.3495, Accuracy: 9094/10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4638, Accuracy: 5042/6000 (84%)</text:p>
          </table:table-cell>
          <table:table-cell table:number-columns-repeated="4"/>
          <table:table-cell office:value-type="string" calcext:value-type="string">
            <text:p>valid set: Average loss: 2.3030, Accuracy: 623/6000 (10%)</text:p>
          </table:table-cell>
          <table:table-cell table:number-columns-repeated="14"/>
          <table:table-cell office:value-type="string" calcext:value-type="string">
            <text:p>valid set: Average loss: 0.2985, Accuracy: 5342/6000 (89%)</text:p>
          </table:table-cell>
          <table:table-cell table:number-columns-repeated="27"/>
          <table:table-cell office:value-type="string" calcext:value-type="string">
            <text:p>valid set: Average loss: 0.2521, Accuracy: 5479/6000 (91%)</text:p>
          </table:table-cell>
          <table:table-cell table:number-columns-repeated="5"/>
          <table:table-cell office:value-type="string" calcext:value-type="string">
            <text:p>valid set: Average loss: 0.2905, Accuracy: 5369/6000 (89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619, Accuracy: 5051/6000 (84%)</text:p>
          </table:table-cell>
          <table:table-cell table:number-columns-repeated="4"/>
          <table:table-cell office:value-type="string" calcext:value-type="string">
            <text:p>valid set: Average loss: 2.3041, Accuracy: 570/6000 (10%)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9"/>
          <table:table-cell office:value-type="string" calcext:value-type="string">
            <text:p>valid set: Average loss: 0.2828, Accuracy: 5403/6000 (90%)</text:p>
          </table:table-cell>
          <table:table-cell table:number-columns-repeated="27"/>
          <table:table-cell office:value-type="string" calcext:value-type="string">
            <text:p>valid set: Average loss: 0.2620, Accuracy: 5457/6000 (91%)</text:p>
          </table:table-cell>
          <table:table-cell table:number-columns-repeated="5"/>
          <table:table-cell office:value-type="string" calcext:value-type="string">
            <text:p>valid set: Average loss: 0.2898, Accuracy: 5403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287, Accuracy: 5115/6000 (85%)</text:p>
          </table:table-cell>
          <table:table-cell table:number-columns-repeated="4"/>
          <table:table-cell office:value-type="string" calcext:value-type="string">
            <text:p>valid set: Average loss: 2.3041, Accuracy: 564/6000 (9%)</text:p>
          </table:table-cell>
          <table:table-cell table:number-columns-repeated="4"/>
          <table:table-cell office:value-type="string" calcext:value-type="string">
            <text:p>valid set: Average loss: 1.0080, Accuracy: 3784/6000 (63%)</text:p>
          </table:table-cell>
          <table:table-cell table:number-columns-repeated="9"/>
          <table:table-cell office:value-type="string" calcext:value-type="string">
            <text:p>valid set: Average loss: 0.2807, Accuracy: 5412/6000 (90%)</text:p>
          </table:table-cell>
          <table:table-cell table:number-columns-repeated="27"/>
          <table:table-cell office:value-type="string" calcext:value-type="string">
            <text:p>valid set: Average loss: 0.2673, Accuracy: 5426/6000 (90%)</text:p>
          </table:table-cell>
          <table:table-cell table:number-columns-repeated="5"/>
          <table:table-cell office:value-type="string" calcext:value-type="string">
            <text:p>valid set: Average loss: 0.2973, Accuracy: 5382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125, Accuracy: 5161/6000 (86%)</text:p>
          </table:table-cell>
          <table:table-cell table:number-columns-repeated="4"/>
          <table:table-cell office:value-type="string" calcext:value-type="string">
            <text:p>valid set: Average loss: 2.3029, Accuracy: 620/6000 (10%)</text:p>
          </table:table-cell>
          <table:table-cell table:number-columns-repeated="4"/>
          <table:table-cell office:value-type="string" calcext:value-type="string">
            <text:p>valid set: Average loss: 0.6546, Accuracy: 4500/6000 (75%)</text:p>
          </table:table-cell>
          <table:table-cell table:number-columns-repeated="9"/>
          <table:table-cell office:value-type="string" calcext:value-type="string">
            <text:p>valid set: Average loss: 0.2960, Accuracy: 5368/6000 (89%)</text:p>
          </table:table-cell>
          <table:table-cell table:number-columns-repeated="27"/>
          <table:table-cell office:value-type="string" calcext:value-type="string">
            <text:p>valid set: Average loss: 0.2849, Accuracy: 5437/6000 (91%)</text:p>
          </table:table-cell>
          <table:table-cell table:number-columns-repeated="5"/>
          <table:table-cell office:value-type="string" calcext:value-type="string">
            <text:p>valid set: Average loss: 0.3013, Accuracy: 5387/6000 (90%)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 calcext:value-type="string">
            <text:p>valid set: Average loss: 0.5486, Accuracy: 4783/6000 (80%)</text:p>
          </table:table-cell>
          <table:table-cell table:number-columns-repeated="9"/>
          <table:table-cell office:value-type="string" calcext:value-type="string">
            <text:p>valid set: Average loss: 0.2976, Accuracy: 5394/6000 (90%)</text:p>
          </table:table-cell>
          <table:table-cell table:number-columns-repeated="27"/>
          <table:table-cell office:value-type="string" calcext:value-type="string">
            <text:p>valid set: Average loss: 0.2673, Accuracy: 5470/6000 (91%)</text:p>
          </table:table-cell>
          <table:table-cell table:number-columns-repeated="5"/>
          <table:table-cell office:value-type="string" calcext:value-type="string">
            <text:p>valid set: Average loss: 0.2936, Accuracy: 5402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2" office:value-type="string" calcext:value-type="string">
            <text:p>10 Layer à 512 neurones</text:p>
          </table:table-cell>
          <table:table-cell table:number-columns-repeated="4"/>
          <table:table-cell table:style-name="ce12" office:value-type="string" calcext:value-type="string">
            <text:p>10 Layer à 512 neurones</text:p>
          </table:table-cell>
          <table:table-cell table:number-columns-repeated="4"/>
          <table:table-cell office:value-type="string" calcext:value-type="string">
            <text:p>valid set: Average loss: 0.4818, Accuracy: 4952/6000 (83%)</text:p>
          </table:table-cell>
          <table:table-cell table:number-columns-repeated="9"/>
          <table:table-cell office:value-type="string" calcext:value-type="string">
            <text:p>valid set: Average loss: 0.2923, Accuracy: 5415/6000 (90%)</text:p>
          </table:table-cell>
          <table:table-cell table:number-columns-repeated="27"/>
          <table:table-cell office:value-type="string" calcext:value-type="string">
            <text:p>valid set: Average loss: 0.2663, Accuracy: 5478/6000 (91%)</text:p>
          </table:table-cell>
          <table:table-cell table:number-columns-repeated="5"/>
          <table:table-cell office:value-type="string" calcext:value-type="string">
            <text:p>valid set: Average loss: 0.2906, Accuracy: 5405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1.0028, Accuracy: 3722/6000 (62%)</text:p>
          </table:table-cell>
          <table:table-cell table:number-columns-repeated="4"/>
          <table:table-cell office:value-type="string" calcext:value-type="string">
            <text:p>valid set: Average loss: 0.8923, Accuracy: 3821/6000 (64%)</text:p>
          </table:table-cell>
          <table:table-cell table:number-columns-repeated="4"/>
          <table:table-cell office:value-type="string" calcext:value-type="string">
            <text:p>valid set: Average loss: 0.4427, Accuracy: 5061/6000 (84%)</text:p>
          </table:table-cell>
          <table:table-cell table:number-columns-repeated="9"/>
          <table:table-cell office:value-type="string" calcext:value-type="string">
            <text:p>valid set: Average loss: 0.3007, Accuracy: 5445/6000 (91%)</text:p>
          </table:table-cell>
          <table:table-cell table:number-columns-repeated="27"/>
          <table:table-cell office:value-type="string" calcext:value-type="string">
            <text:p>valid set: Average loss: 0.2711, Accuracy: 5476/6000 (91%)</text:p>
          </table:table-cell>
          <table:table-cell table:number-columns-repeated="5"/>
          <table:table-cell office:value-type="string" calcext:value-type="string">
            <text:p>valid set: Average loss: 0.2954, Accuracy: 5403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7841, Accuracy: 4276/6000 (71%)</text:p>
          </table:table-cell>
          <table:table-cell table:number-columns-repeated="4"/>
          <table:table-cell office:value-type="string" calcext:value-type="string">
            <text:p>valid set: Average loss: 0.7792, Accuracy: 4082/6000 (68%)</text:p>
          </table:table-cell>
          <table:table-cell table:number-columns-repeated="4"/>
          <table:table-cell office:value-type="string" calcext:value-type="string">
            <text:p>valid set: Average loss: 0.4155, Accuracy: 5097/6000 (85%)</text:p>
          </table:table-cell>
          <table:table-cell table:number-columns-repeated="9"/>
          <table:table-cell office:value-type="string" calcext:value-type="string">
            <text:p>valid set: Average loss: 0.3070, Accuracy: 5436/6000 (91%)</text:p>
          </table:table-cell>
          <table:table-cell table:number-columns-repeated="27"/>
          <table:table-cell office:value-type="string" calcext:value-type="string">
            <text:p>valid set: Average loss: 0.2883, Accuracy: 5444/6000 (91%)</text:p>
          </table:table-cell>
          <table:table-cell table:number-columns-repeated="5"/>
          <table:table-cell office:value-type="string" calcext:value-type="string">
            <text:p>valid set: Average loss: 0.2826, Accuracy: 5420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6280, Accuracy: 4594/6000 (77%)</text:p>
          </table:table-cell>
          <table:table-cell table:number-columns-repeated="4"/>
          <table:table-cell office:value-type="string" calcext:value-type="string">
            <text:p>valid set: Average loss: 1.0124, Accuracy: 3706/6000 (62%)</text:p>
          </table:table-cell>
          <table:table-cell table:number-columns-repeated="4"/>
          <table:table-cell office:value-type="string" calcext:value-type="string">
            <text:p>valid set: Average loss: 0.3960, Accuracy: 5138/6000 (86%)</text:p>
          </table:table-cell>
          <table:table-cell table:number-columns-repeated="9"/>
          <table:table-cell office:value-type="string" calcext:value-type="string">
            <text:p>valid set: Average loss: 0.3216, Accuracy: 5419/6000 (90%)</text:p>
          </table:table-cell>
          <table:table-cell table:number-columns-repeated="27"/>
          <table:table-cell office:value-type="string" calcext:value-type="string">
            <text:p>test set: Average loss: 0.3150, Accuracy: 9000/10000 (90%)</text:p>
          </table:table-cell>
          <table:table-cell table:number-columns-repeated="5"/>
          <table:table-cell office:value-type="string" calcext:value-type="string">
            <text:p>valid set: Average loss: 0.2976, Accuracy: 5374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5799, Accuracy: 4638/6000 (77%)</text:p>
          </table:table-cell>
          <table:table-cell table:number-columns-repeated="4"/>
          <table:table-cell office:value-type="string" calcext:value-type="string">
            <text:p>valid set: Average loss: 0.8098, Accuracy: 4018/6000 (67%)</text:p>
          </table:table-cell>
          <table:table-cell table:number-columns-repeated="4"/>
          <table:table-cell office:value-type="string" calcext:value-type="string">
            <text:p>valid set: Average loss: 0.3822, Accuracy: 5157/6000 (86%)</text:p>
          </table:table-cell>
          <table:table-cell table:number-columns-repeated="9"/>
          <table:table-cell office:value-type="string" calcext:value-type="string">
            <text:p>valid set: Average loss: 0.3040, Accuracy: 5405/6000 (90%)</text:p>
          </table:table-cell>
          <table:table-cell table:number-columns-repeated="33"/>
          <table:table-cell office:value-type="string" calcext:value-type="string">
            <text:p>valid set: Average loss: 0.2973, Accuracy: 5399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5660, Accuracy: 4946/6000 (82%)</text:p>
          </table:table-cell>
          <table:table-cell table:number-columns-repeated="4"/>
          <table:table-cell office:value-type="string" calcext:value-type="string">
            <text:p>valid set: Average loss: 0.7734, Accuracy: 4169/6000 (69%)</text:p>
          </table:table-cell>
          <table:table-cell table:number-columns-repeated="4"/>
          <table:table-cell office:value-type="string" calcext:value-type="string">
            <text:p>valid set: Average loss: 0.3700, Accuracy: 5192/6000 (87%)</text:p>
          </table:table-cell>
          <table:table-cell table:number-columns-repeated="9"/>
          <table:table-cell office:value-type="string" calcext:value-type="string">
            <text:p>valid set: Average loss: 0.3369, Accuracy: 5439/6000 (91%)</text:p>
          </table:table-cell>
          <table:table-cell table:number-columns-repeated="33"/>
          <table:table-cell office:value-type="string" calcext:value-type="string">
            <text:p>valid set: Average loss: 0.2937, Accuracy: 5418/6000 (90%)</text:p>
          </table:table-cell>
          <table:table-cell table:number-columns-repeated="8"/>
        </table:table-row>
        <table:table-row table:style-name="ro7">
          <table:table-cell table:number-columns-repeated="5"/>
          <table:table-cell office:value-type="string" calcext:value-type="string">
            <text:p>valid set: Average loss: 0.5382, Accuracy: 4957/6000 (83%)</text:p>
          </table:table-cell>
          <table:table-cell table:number-columns-repeated="4"/>
          <table:table-cell office:value-type="string" calcext:value-type="string">
            <text:p>valid set: Average loss: 0.9958, Accuracy: 3268/6000 (54%)</text:p>
          </table:table-cell>
          <table:table-cell table:number-columns-repeated="4"/>
          <table:table-cell office:value-type="string" calcext:value-type="string">
            <text:p>valid set: Average loss: 0.3708, Accuracy: 5214/6000 (87%)</text:p>
          </table:table-cell>
          <table:table-cell table:number-columns-repeated="9"/>
          <table:table-cell office:value-type="string" calcext:value-type="string">
            <text:p>valid set: Average loss: 0.3383, Accuracy: 5435/6000 (91%)</text:p>
          </table:table-cell>
          <table:table-cell table:number-columns-repeated="27"/>
          <table:table-cell table:style-name="ce15" office:value-type="string" calcext:value-type="string">
            <text:p><text:span text:style-name="T1">ConvoModel(10</text:span><text:span text:style-name="T2">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147, Accuracy: 5358/6000 (89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860, Accuracy: 5064/6000 (84%)</text:p>
          </table:table-cell>
          <table:table-cell table:number-columns-repeated="4"/>
          <table:table-cell office:value-type="string" calcext:value-type="string">
            <text:p>valid set: Average loss: 0.8075, Accuracy: 4133/6000 (69%)</text:p>
          </table:table-cell>
          <table:table-cell table:number-columns-repeated="4"/>
          <table:table-cell office:value-type="string" calcext:value-type="string">
            <text:p>valid set: Average loss: 0.3498, Accuracy: 5243/6000 (87%)</text:p>
          </table:table-cell>
          <table:table-cell table:number-columns-repeated="9"/>
          <table:table-cell office:value-type="string" calcext:value-type="string">
            <text:p>valid set: Average loss: 0.3451, Accuracy: 5428/6000 (90%)</text:p>
          </table:table-cell>
          <table:table-cell table:number-columns-repeated="27"/>
          <table:table-cell office:value-type="string" calcext:value-type="string">
            <text:p>valid set: Average loss: 0.3316, Accuracy: 5303/6000 (88%)</text:p>
          </table:table-cell>
          <table:table-cell table:number-columns-repeated="5"/>
          <table:table-cell office:value-type="string" calcext:value-type="string">
            <text:p>valid set: Average loss: 0.2887, Accuracy: 5419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578, Accuracy: 5107/6000 (85%)</text:p>
          </table:table-cell>
          <table:table-cell table:number-columns-repeated="4"/>
          <table:table-cell office:value-type="string" calcext:value-type="string">
            <text:p>valid set: Average loss: 0.9098, Accuracy: 3690/6000 (62%)</text:p>
          </table:table-cell>
          <table:table-cell table:number-columns-repeated="4"/>
          <table:table-cell office:value-type="string" calcext:value-type="string">
            <text:p>valid set: Average loss: 0.3464, Accuracy: 5229/6000 (87%)</text:p>
          </table:table-cell>
          <table:table-cell table:number-columns-repeated="9"/>
          <table:table-cell office:value-type="string" calcext:value-type="string">
            <text:p>valid set: Average loss: 0.3489, Accuracy: 5464/6000 (91%)</text:p>
          </table:table-cell>
          <table:table-cell table:number-columns-repeated="27"/>
          <table:table-cell office:value-type="string" calcext:value-type="string">
            <text:p>valid set: Average loss: 0.2817, Accuracy: 5382/6000 (90%)</text:p>
          </table:table-cell>
          <table:table-cell table:number-columns-repeated="5"/>
          <table:table-cell office:value-type="string" calcext:value-type="string">
            <text:p>test set: Average loss: 0.2992, Accuracy: 8974/10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294, Accuracy: 5178/6000 (86%)</text:p>
          </table:table-cell>
          <table:table-cell table:number-columns-repeated="4"/>
          <table:table-cell office:value-type="string" calcext:value-type="string">
            <text:p>valid set: Average loss: 0.8446, Accuracy: 4067/6000 (68%)</text:p>
          </table:table-cell>
          <table:table-cell table:number-columns-repeated="4"/>
          <table:table-cell office:value-type="string" calcext:value-type="string">
            <text:p>valid set: Average loss: 0.3376, Accuracy: 5271/6000 (88%)</text:p>
          </table:table-cell>
          <table:table-cell table:number-columns-repeated="9"/>
          <table:table-cell office:value-type="string" calcext:value-type="string">
            <text:p>valid set: Average loss: 0.3613, Accuracy: 5406/6000 (90%)</text:p>
          </table:table-cell>
          <table:table-cell table:number-columns-repeated="27"/>
          <table:table-cell office:value-type="string" calcext:value-type="string">
            <text:p>valid set: Average loss: 0.2655, Accuracy: 5423/6000 (90%)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valid set: Average loss: 0.4210, Accuracy: 5179/6000 (86%)</text:p>
          </table:table-cell>
          <table:table-cell table:number-columns-repeated="4"/>
          <table:table-cell office:value-type="string" calcext:value-type="string">
            <text:p>valid set: Average loss: 0.7471, Accuracy: 4326/6000 (72%)</text:p>
          </table:table-cell>
          <table:table-cell table:number-columns-repeated="4"/>
          <table:table-cell office:value-type="string" calcext:value-type="string">
            <text:p>valid set: Average loss: 0.3490, Accuracy: 5248/6000 (87%)</text:p>
          </table:table-cell>
          <table:table-cell table:number-columns-repeated="9"/>
          <table:table-cell office:value-type="string" calcext:value-type="string">
            <text:p>valid set: Average loss: 0.3537, Accuracy: 5433/6000 (91%)</text:p>
          </table:table-cell>
          <table:table-cell table:number-columns-repeated="27"/>
          <table:table-cell office:value-type="string" calcext:value-type="string">
            <text:p>valid set: Average loss: 0.2388, Accuracy: 5478/6000 (91%)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est set: Average loss: 0.3412, Accuracy: 8807/10000 (88%)</text:p>
          </table:table-cell>
          <table:table-cell table:number-columns-repeated="4"/>
          <table:table-cell office:value-type="string" calcext:value-type="string">
            <text:p>valid set: Average loss: 0.7471, Accuracy: 4326/6000 (72%)</text:p>
          </table:table-cell>
          <table:table-cell table:number-columns-repeated="4"/>
          <table:table-cell office:value-type="string" calcext:value-type="string">
            <text:p>valid set: Average loss: 0.3307, Accuracy: 5289/6000 (88%)</text:p>
          </table:table-cell>
          <table:table-cell table:number-columns-repeated="9"/>
          <table:table-cell office:value-type="string" calcext:value-type="string">
            <text:p>valid set: Average loss: 0.3756, Accuracy: 5426/6000 (90%)</text:p>
          </table:table-cell>
          <table:table-cell table:number-columns-repeated="27"/>
          <table:table-cell office:value-type="string" calcext:value-type="string">
            <text:p>valid set: Average loss: 0.2472, Accuracy: 5493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231, Accuracy: 5296/6000 (88%)</text:p>
          </table:table-cell>
          <table:table-cell table:number-columns-repeated="9"/>
          <table:table-cell office:value-type="string" calcext:value-type="string">
            <text:p>valid set: Average loss: 0.4118, Accuracy: 5444/6000 (91%)</text:p>
          </table:table-cell>
          <table:table-cell table:number-columns-repeated="27"/>
          <table:table-cell office:value-type="string" calcext:value-type="string">
            <text:p>valid set: Average loss: 0.2448, Accuracy: 5488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241, Accuracy: 5276/6000 (88%)</text:p>
          </table:table-cell>
          <table:table-cell table:number-columns-repeated="9"/>
          <table:table-cell office:value-type="string" calcext:value-type="string">
            <text:p>valid set: Average loss: 0.3939, Accuracy: 5430/6000 (90%)</text:p>
          </table:table-cell>
          <table:table-cell table:number-columns-repeated="27"/>
          <table:table-cell office:value-type="string" calcext:value-type="string">
            <text:p>valid set: Average loss: 0.2449, Accuracy: 5500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75, Accuracy: 5308/6000 (88%)</text:p>
          </table:table-cell>
          <table:table-cell table:number-columns-repeated="9"/>
          <table:table-cell office:value-type="string" calcext:value-type="string">
            <text:p>valid set: Average loss: 0.4212, Accuracy: 5425/6000 (90%)</text:p>
          </table:table-cell>
          <table:table-cell table:number-columns-repeated="27"/>
          <table:table-cell office:value-type="string" calcext:value-type="string">
            <text:p>valid set: Average loss: 0.2595, Accuracy: 5507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18, Accuracy: 5323/6000 (89%)</text:p>
          </table:table-cell>
          <table:table-cell table:number-columns-repeated="9"/>
          <table:table-cell office:value-type="string" calcext:value-type="string">
            <text:p>valid set: Average loss: 0.4234, Accuracy: 5400/6000 (90%)</text:p>
          </table:table-cell>
          <table:table-cell table:number-columns-repeated="27"/>
          <table:table-cell office:value-type="string" calcext:value-type="string">
            <text:p>valid set: Average loss: 0.2823, Accuracy: 5460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58, Accuracy: 5301/6000 (88%)</text:p>
          </table:table-cell>
          <table:table-cell table:number-columns-repeated="9"/>
          <table:table-cell office:value-type="string" calcext:value-type="string">
            <text:p>valid set: Average loss: 0.4387, Accuracy: 5432/6000 (91%)</text:p>
          </table:table-cell>
          <table:table-cell table:number-columns-repeated="27"/>
          <table:table-cell office:value-type="string" calcext:value-type="string">
            <text:p>valid set: Average loss: 0.2847, Accuracy: 5492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50, Accuracy: 5291/6000 (88%)</text:p>
          </table:table-cell>
          <table:table-cell table:number-columns-repeated="9"/>
          <table:table-cell office:value-type="string" calcext:value-type="string">
            <text:p>valid set: Average loss: 0.4424, Accuracy: 5416/6000 (90%)</text:p>
          </table:table-cell>
          <table:table-cell table:number-columns-repeated="27"/>
          <table:table-cell office:value-type="string" calcext:value-type="string">
            <text:p>valid set: Average loss: 0.2762, Accuracy: 5508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02, Accuracy: 5318/6000 (89%)</text:p>
          </table:table-cell>
          <table:table-cell table:number-columns-repeated="9"/>
          <table:table-cell office:value-type="string" calcext:value-type="string">
            <text:p>valid set: Average loss: 0.5031, Accuracy: 5390/6000 (90%)</text:p>
          </table:table-cell>
          <table:table-cell table:number-columns-repeated="27"/>
          <table:table-cell office:value-type="string" calcext:value-type="string">
            <text:p>valid set: Average loss: 0.2860, Accuracy: 5489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05, Accuracy: 5306/6000 (88%)</text:p>
          </table:table-cell>
          <table:table-cell table:number-columns-repeated="9"/>
          <table:table-cell office:value-type="string" calcext:value-type="string">
            <text:p>valid set: Average loss: 0.4625, Accuracy: 5408/6000 (90%)</text:p>
          </table:table-cell>
          <table:table-cell table:number-columns-repeated="27"/>
          <table:table-cell office:value-type="string" calcext:value-type="string">
            <text:p>valid set: Average loss: 0.3481, Accuracy: 5462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30, Accuracy: 5334/6000 (89%)</text:p>
          </table:table-cell>
          <table:table-cell table:number-columns-repeated="9"/>
          <table:table-cell office:value-type="string" calcext:value-type="string">
            <text:p>test set: Average loss: 0.6771, Accuracy: 8909/10000 (89%)</text:p>
          </table:table-cell>
          <table:table-cell table:number-columns-repeated="27"/>
          <table:table-cell office:value-type="string" calcext:value-type="string">
            <text:p>valid set: Average loss: 0.3201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52, Accuracy: 5323/6000 (89%)</text:p>
          </table:table-cell>
          <table:table-cell table:number-columns-repeated="37"/>
          <table:table-cell office:value-type="string" calcext:value-type="string">
            <text:p>valid set: Average loss: 0.3345, Accuracy: 5472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45, Accuracy: 5321/6000 (89%)</text:p>
          </table:table-cell>
          <table:table-cell table:number-columns-repeated="37"/>
          <table:table-cell office:value-type="string" calcext:value-type="string">
            <text:p>valid set: Average loss: 0.3607, Accuracy: 5487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48, Accuracy: 5312/6000 (89%)</text:p>
          </table:table-cell>
          <table:table-cell table:number-columns-repeated="37"/>
          <table:table-cell office:value-type="string" calcext:value-type="string">
            <text:p>valid set: Average loss: 0.3661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88, Accuracy: 5321/6000 (89%)</text:p>
          </table:table-cell>
          <table:table-cell table:number-columns-repeated="37"/>
          <table:table-cell office:value-type="string" calcext:value-type="string">
            <text:p>valid set: Average loss: 0.4102, Accuracy: 5475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08, Accuracy: 5351/6000 (89%)</text:p>
          </table:table-cell>
          <table:table-cell table:number-columns-repeated="37"/>
          <table:table-cell office:value-type="string" calcext:value-type="string">
            <text:p>valid set: Average loss: 0.4237, Accuracy: 5477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2997, Accuracy: 5360/6000 (89%)</text:p>
          </table:table-cell>
          <table:table-cell table:number-columns-repeated="37"/>
          <table:table-cell office:value-type="string" calcext:value-type="string">
            <text:p>valid set: Average loss: 0.3942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13, Accuracy: 5306/6000 (88%)</text:p>
          </table:table-cell>
          <table:table-cell table:number-columns-repeated="37"/>
          <table:table-cell office:value-type="string" calcext:value-type="string">
            <text:p>test set: Average loss: 0.4112, Accuracy: 9102/10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76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62, Accuracy: 536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39, Accuracy: 534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35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21, Accuracy: 536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66, Accuracy: 536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59, Accuracy: 532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0, Accuracy: 536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2, Accuracy: 5392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5, Accuracy: 536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23, Accuracy: 5384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62, Accuracy: 5360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70, Accuracy: 5391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01, Accuracy: 536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31, Accuracy: 5390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95, Accuracy: 5394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56, Accuracy: 5383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89, Accuracy: 5392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2, Accuracy: 5388/6000 (90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4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4098, Accuracy: 2414/6000 (4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59, Accuracy: 4409/6000 (7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062, Accuracy: 4753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72, Accuracy: 4942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92, Accuracy: 503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50, Accuracy: 507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07, Accuracy: 5145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11, Accuracy: 5173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05, Accuracy: 5178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14, Accuracy: 521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73, Accuracy: 524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33, Accuracy: 524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25, Accuracy: 527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47, Accuracy: 5231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57, Accuracy: 5279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92, Accuracy: 5288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24, Accuracy: 524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9, Accuracy: 5292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98, Accuracy: 532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43, Accuracy: 530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47, Accuracy: 5313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04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81, Accuracy: 5264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86, Accuracy: 5307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32, Accuracy: 5303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26, Accuracy: 534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30, Accuracy: 534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3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00, Accuracy: 531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81, Accuracy: 5330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0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97, Accuracy: 533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77, Accuracy: 533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97, Accuracy: 531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34, Accuracy: 535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64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19, Accuracy: 533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21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37, Accuracy: 534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97, Accuracy: 531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76, Accuracy: 533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28, Accuracy: 531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63, Accuracy: 534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76, Accuracy: 531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87, Accuracy: 532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6, Accuracy: 5280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764, Accuracy: 534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52, Accuracy: 533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04, Accuracy: 534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61, Accuracy: 5342/6000 (89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5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2988, Accuracy: 574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5150, Accuracy: 1755/6000 (2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1162, Accuracy: 3323/6000 (5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889, Accuracy: 3748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501, Accuracy: 4522/6000 (7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667, Accuracy: 4711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227, Accuracy: 4768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53, Accuracy: 4900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17, Accuracy: 4969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64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91, Accuracy: 504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31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19, Accuracy: 510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84, Accuracy: 508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29, Accuracy: 5136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66, Accuracy: 5125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3, Accuracy: 5177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11, Accuracy: 5218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54, Accuracy: 5200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25, Accuracy: 5193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1, Accuracy: 522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29, Accuracy: 520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69, Accuracy: 521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63, Accuracy: 520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57, Accuracy: 525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23, Accuracy: 5228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74, Accuracy: 5231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78, Accuracy: 5186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77, Accuracy: 522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69, Accuracy: 521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96, Accuracy: 5210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23, Accuracy: 5239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26, Accuracy: 525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6, Accuracy: 524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74, Accuracy: 521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47, Accuracy: 519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77, Accuracy: 5276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49, Accuracy: 5264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37, Accuracy: 525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13, Accuracy: 524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41, Accuracy: 521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97, Accuracy: 5283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03, Accuracy: 522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62, Accuracy: 521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23, Accuracy: 523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28, Accuracy: 523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5, Accuracy: 5256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04, Accuracy: 5229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7, Accuracy: 526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73, Accuracy: 5259/6000 (88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6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72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42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1, Accuracy: 593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23, Accuracy: 617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0930, Accuracy: 1303/6000 (2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2407, Accuracy: 2682/6000 (4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0632, Accuracy: 3258/6000 (5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477, Accuracy: 3606/6000 (6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207, Accuracy: 3611/6000 (6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790, Accuracy: 3708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492, Accuracy: 3863/6000 (6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418, Accuracy: 3821/6000 (6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320, Accuracy: 3873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131, Accuracy: 3881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033, Accuracy: 3902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69, Accuracy: 3955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35, Accuracy: 3967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52, Accuracy: 3983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03, Accuracy: 3976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694, Accuracy: 3948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12, Accuracy: 3946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542, Accuracy: 4206/6000 (7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228, Accuracy: 4660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646, Accuracy: 4831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68, Accuracy: 4889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7, Accuracy: 4957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80, Accuracy: 4983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50, Accuracy: 4987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86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12, Accuracy: 5027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8, Accuracy: 5040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05, Accuracy: 507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8, Accuracy: 5053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37, Accuracy: 507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44, Accuracy: 5070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9, Accuracy: 5087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89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79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09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82, Accuracy: 507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93, Accuracy: 509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57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89, Accuracy: 510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73, Accuracy: 509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91, Accuracy: 5069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10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25, Accuracy: 5105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97, Accuracy: 509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104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13, Accuracy: 5086/6000 (85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7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114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38, Accuracy: 599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8, Accuracy: 586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3, Accuracy: 614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9, Accuracy: 599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6050, Accuracy: 1855/6000 (3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2210, Accuracy: 2750/6000 (4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0021, Accuracy: 3364/6000 (5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288, Accuracy: 3729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279, Accuracy: 4134/6000 (6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123, Accuracy: 4668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521, Accuracy: 4782/6000 (8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141, Accuracy: 4845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453, Accuracy: 4663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742, Accuracy: 4904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686, Accuracy: 4912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88, Accuracy: 4945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07, Accuracy: 4952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420, Accuracy: 496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29, Accuracy: 4953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32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27, Accuracy: 5009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72, Accuracy: 5025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416, Accuracy: 4998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05, Accuracy: 504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3, Accuracy: 5041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00, Accuracy: 5017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35, Accuracy: 5055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14, Accuracy: 504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62, Accuracy: 502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72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24, Accuracy: 5019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14, Accuracy: 505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45, Accuracy: 507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4, Accuracy: 504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45, Accuracy: 511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86, Accuracy: 506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79, Accuracy: 506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67, Accuracy: 5118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10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95, Accuracy: 508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69, Accuracy: 5118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08, Accuracy: 5126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37, Accuracy: 5104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67, Accuracy: 509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4, Accuracy: 510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28, Accuracy: 508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39, Accuracy: 509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03, Accuracy: 5107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50, Accuracy: 5100/6000 (85%)</text:p>
          </table:table-cell>
          <table:table-cell table:number-columns-repeated="52"/>
        </table:table-row>
      </table:table>
      <table:table table:name="Sig-1Layer Analyse" table:style-name="ta1">
        <table:shapes>
          <draw:frame draw:z-index="0" draw:style-name="gr1" draw:text-style-name="P1" svg:width="198.01mm" svg:height="90.1mm" svg:x="265.14mm" svg:y="18.98mm">
            <loext:p/>
            <draw:object draw:notify-on-update-of-ranges="'Sig-1Layer Analyse'.H6:'Sig-1Layer Analyse'.H13 'Sig-1Layer Analyse'.I5:'Sig-1Layer Analyse'.I5 'Sig-1Layer Analyse'.I6:'Sig-1Layer Analyse'.I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9.65mm" svg:height="89.99mm" svg:x="191.26mm" svg:y="168.51mm">
            <loext:p/>
            <draw:object draw:notify-on-update-of-ranges="'Sig-1Layer Analyse'.I27:'Sig-1Layer Analyse'.I36 'Sig-1Layer Analyse'.J26:'Sig-1Layer Analyse'.J26 'Sig-1Layer Analyse'.J27:'Sig-1Layer Analyse'.J36 'Sig-1Layer Analyse'.I27:'Sig-1Layer Analyse'.I36 'Sig-1Layer Analyse'.K26:'Sig-1Layer Analyse'.K26 'Sig-1Layer Analyse'.K27:'Sig-1Layer Analyse'.K36 'Sig-1Layer Analyse'.I27:'Sig-1Layer Analyse'.I36 'Sig-1Layer Analyse'.L26:'Sig-1Layer Analyse'.L26 'Sig-1Layer Analyse'.L27:'Sig-1Layer Analyse'.L36 'Sig-1Layer Analyse'.I27:'Sig-1Layer Analyse'.I36 'Sig-1Layer Analyse'.M26:'Sig-1Layer Analyse'.M26 'Sig-1Layer Analyse'.M27:'Sig-1Layer Analyse'.M36 'Sig-1Layer Analyse'.I27:'Sig-1Layer Analyse'.I36 'Sig-1Layer Analyse'.N26:'Sig-1Layer Analyse'.N26 'Sig-1Layer Analyse'.N27:'Sig-1Layer Analyse'.N36 'Sig-1Layer Analyse'.I27:'Sig-1Layer Analyse'.I36 'Sig-1Layer Analyse'.O26:'Sig-1Layer Analyse'.O26 'Sig-1Layer Analyse'.O27:'Sig-1Layer Analyse'.O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4">
          <table:table-cell table:style-name="ce2" office:value-type="string" calcext:value-type="string">
            <text:p>1 hidden layer (sigmoid) avec 512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2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5]/6000" office:value-type="float" office:value="0.862833333333333" calcext:value-type="float">
            <text:p>0,862833333333333</text:p>
          </table:table-cell>
          <table:table-cell/>
          <table:table-cell table:style-name="ce7" office:value-type="string" calcext:value-type="string">
            <text:p>N Neurones</text:p>
          </table:table-cell>
          <table:table-cell office:value-type="string" calcext:value-type="string">
            <text:p>Max Précisio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1, Accuracy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6000 (87%)</text:p>
          </table:table-cell>
          <table:table-cell table:formula="of:=[.D6]/6000" office:value-type="float" office:value="0.870666666666667" calcext:value-type="float">
            <text:p>0,87066666666666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0.277666666666667" calcext:value-type="float">
            <text:p>0,277666666666667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71, Accuracy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6000 (87%)</text:p>
          </table:table-cell>
          <table:table-cell table:formula="of:=[.D7]/6000" office:value-type="float" office:value="0.873" calcext:value-type="float">
            <text:p>0,87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0.83" calcext:value-type="float">
            <text:p>0,8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6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]/6000" office:value-type="float" office:value="0.885666666666667" calcext:value-type="float">
            <text:p>0,885666666666667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office:value-type="float" office:value="0.854833333333333" calcext:value-type="float">
            <text:p>0,85483333333333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1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9]/6000" office:value-type="float" office:value="0.879833333333333" calcext:value-type="float">
            <text:p>0,879833333333333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10]/6000" office:value-type="float" office:value="0.883833333333333" calcext:value-type="float">
            <text:p>0,883833333333333</text:p>
          </table:table-cell>
          <table:table-cell/>
          <table:table-cell table:style-name="ce7" office:value-type="float" office:value="512" calcext:value-type="float">
            <text:p>512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4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3" calcext:value-type="float">
            <text:p>0,893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office:value-type="float" office:value="0.899" calcext:value-type="float">
            <text:p>0,899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5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92833333333333" calcext:value-type="float">
            <text:p>0,892833333333333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office:value-type="float" office:value="0.891666666666667" calcext:value-type="float">
            <text:p>0,891666666666667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6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13]/6000" office:value-type="float" office:value="0.891166666666667" calcext:value-type="float">
            <text:p>0,891166666666667</text:p>
          </table:table-cell>
          <table:table-cell/>
          <table:table-cell table:style-name="ce7" office:value-type="float" office:value="10000" calcext:value-type="float">
            <text:p>10000</text:p>
          </table:table-cell>
          <table:table-cell office:value-type="float" office:value="0.897333333333333" calcext:value-type="float">
            <text:p>0,89733333333333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5"/>
          <table:table-cell table:formula="of:=AVERAGE([.F5:.F13])" office:value-type="float" office:value="0.881425925925926" calcext:value-type="float">
            <text:p>0,881425925925926</text:p>
          </table:table-cell>
          <table:table-cell table:formula="of:=MAX([.F5:.F13])" office:value-type="float" office:value="0.893" calcext:value-type="float">
            <text:p>0,89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4">
          <table:table-cell table:style-name="ce3" office:value-type="string" calcext:value-type="string">
            <text:p>1 hidden layer (sigmoid) avec 20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20, Accuracy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6000 (83%)</text:p>
          </table:table-cell>
          <table:table-cell table:formula="of:=[.D17]/6000" office:value-type="float" office:value="0.827" calcext:value-type="float">
            <text:p>0,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7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18]/6000" office:value-type="float" office:value="0.863666666666667" calcext:value-type="float">
            <text:p>0,86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2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19]/6000" office:value-type="float" office:value="0.870833333333333" calcext:value-type="float">
            <text:p>0,870833333333333</text:p>
          </table:table-cell>
          <table:table-cell table:number-columns-repeated="3"/>
          <table:table-cell table:style-name="ce1" office:value-type="string" calcext:value-type="string">
            <text:p>LR = 0,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5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20]/6000" office:value-type="float" office:value="0.871333333333333" calcext:value-type="float">
            <text:p>0,87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3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21]/6000" office:value-type="float" office:value="0.876333333333333" calcext:value-type="float">
            <text:p>0,87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0, Accuracy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95" calcext:value-type="float">
            <text:p>0,8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6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23]/6000" office:value-type="float" office:value="0.883666666666667" calcext:value-type="float">
            <text:p>0,88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31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24]/6000" office:value-type="float" office:value="0.869333333333333" calcext:value-type="float">
            <text:p>0,86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1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805" calcext:value-type="float">
            <text:p>0,8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6, Accuracy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6000 (89%)</text:p>
          </table:table-cell>
          <table:table-cell table:formula="of:=[.D26]/6000" office:value-type="float" office:value="0.891666666666667" calcext:value-type="float">
            <text:p>0,891666666666667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1 Neurone</text:p>
          </table:table-cell>
          <table:table-cell office:value-type="string" calcext:value-type="string">
            <text:p>5 Neurones</text:p>
          </table:table-cell>
          <table:table-cell office:value-type="string" calcext:value-type="string">
            <text:p>10 Neurones</text:p>
          </table:table-cell>
          <table:table-cell office:value-type="string" calcext:value-type="string">
            <text:p>100 Neurones</text:p>
          </table:table-cell>
          <table:table-cell office:value-type="string" calcext:value-type="string">
            <text:p>1000 Neurones</text:p>
          </table:table-cell>
          <table:table-cell office:value-type="string" calcext:value-type="string">
            <text:p>10000 Neurones</text:p>
          </table:table-cell>
        </table:table-row>
        <table:table-row table:style-name="ro1">
          <table:table-cell table:number-columns-repeated="5"/>
          <table:table-cell table:formula="of:=AVERAGE([.F17:.F26])" office:value-type="float" office:value="0.871383333333333" calcext:value-type="float">
            <text:p>0,871383333333333</text:p>
          </table:table-cell>
          <table:table-cell table:formula="of:=MAX([.F17:.F26])" office:value-type="float" office:value="0.891666666666667" calcext:value-type="float">
            <text:p>0,891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7666666666667" calcext:value-type="float">
            <text:p>0,247666666666667</text:p>
          </table:table-cell>
          <table:table-cell office:value-type="float" office:value="0.764666666666667" calcext:value-type="float">
            <text:p>0,764666666666667</text:p>
          </table:table-cell>
          <table:table-cell office:value-type="float" office:value="0.783" calcext:value-type="float">
            <text:p>0,783</text:p>
          </table:table-cell>
          <table:table-cell office:value-type="float" office:value="0.845166666666667" calcext:value-type="float">
            <text:p>0,845166666666667</text:p>
          </table:table-cell>
          <table:table-cell office:value-type="float" office:value="0.859666666666667" calcext:value-type="float">
            <text:p>0,859666666666667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4">
          <table:table-cell table:style-name="ce2" office:value-type="string" calcext:value-type="string">
            <text:p>1 hidden layer (sigmoid) avec 1 neurone 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219166666666667" calcext:value-type="float">
            <text:p>0,219166666666667</text:p>
          </table:table-cell>
          <table:table-cell office:value-type="float" office:value="0.798333333333333" calcext:value-type="float">
            <text:p>0,798333333333333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864666666666667" calcext:value-type="float">
            <text:p>0,864666666666667</text:p>
          </table:table-cell>
          <table:table-cell office:value-type="float" office:value="0.875666666666667" calcext:value-type="float">
            <text:p>0,875666666666667</text:p>
          </table:table-cell>
          <table:table-cell office:value-type="float" office:value="0.8735" calcext:value-type="float">
            <text:p>0,873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1074, Accuracy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6000 (25%)</text:p>
          </table:table-cell>
          <table:table-cell table:formula="of:=[.D29]/6000" office:value-type="float" office:value="0.247666666666667" calcext:value-type="float">
            <text:p>0,247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01333333333333" calcext:value-type="float">
            <text:p>0,201333333333333</text:p>
          </table:table-cell>
          <table:table-cell office:value-type="float" office:value="0.8065" calcext:value-type="float">
            <text:p>0,8065</text:p>
          </table:table-cell>
          <table:table-cell office:value-type="float" office:value="0.833833333333333" calcext:value-type="float">
            <text:p>0,833833333333333</text:p>
          </table:table-cell>
          <table:table-cell office:value-type="float" office:value="0.870833333333333" calcext:value-type="float">
            <text:p>0,870833333333333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71333333333333" calcext:value-type="float">
            <text:p>0,871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9992, Accuracy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6000 (22%)</text:p>
          </table:table-cell>
          <table:table-cell table:formula="of:=[.D30]/6000" office:value-type="float" office:value="0.219166666666667" calcext:value-type="float">
            <text:p>0,2191666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165" calcext:value-type="float">
            <text:p>0,2165</text:p>
          </table:table-cell>
          <table:table-cell office:value-type="float" office:value="0.812666666666667" calcext:value-type="float">
            <text:p>0,812666666666667</text:p>
          </table:table-cell>
          <table:table-cell office:value-type="float" office:value="0.838166666666667" calcext:value-type="float">
            <text:p>0,838166666666667</text:p>
          </table:table-cell>
          <table:table-cell office:value-type="float" office:value="0.880666666666667" calcext:value-type="float">
            <text:p>0,880666666666667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87" calcext:value-type="float">
            <text:p>0,8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9338, Accuracy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6000 (20%)</text:p>
          </table:table-cell>
          <table:table-cell table:formula="of:=[.D31]/6000" office:value-type="float" office:value="0.201333333333333" calcext:value-type="float">
            <text:p>0,20133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,22</text:p>
          </table:table-cell>
          <table:table-cell office:value-type="float" office:value="0.8165" calcext:value-type="float">
            <text:p>0,8165</text:p>
          </table:table-cell>
          <table:table-cell office:value-type="float" office:value="0.842666666666667" calcext:value-type="float">
            <text:p>0,842666666666667</text:p>
          </table:table-cell>
          <table:table-cell office:value-type="float" office:value="0.879166666666667" calcext:value-type="float">
            <text:p>0,87916666666666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864, Accuracy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6000 (22%)</text:p>
          </table:table-cell>
          <table:table-cell table:formula="of:=[.D32]/6000" office:value-type="float" office:value="0.2165" calcext:value-type="float">
            <text:p>0,21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25666666666667" calcext:value-type="float">
            <text:p>0,225666666666667</text:p>
          </table:table-cell>
          <table:table-cell office:value-type="float" office:value="0.819666666666667" calcext:value-type="float">
            <text:p>0,819666666666667</text:p>
          </table:table-cell>
          <table:table-cell office:value-type="float" office:value="0.845333333333333" calcext:value-type="float">
            <text:p>0,845333333333333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76166666666667" calcext:value-type="float">
            <text:p>0,876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518, Accurac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6000 (22%)</text:p>
          </table:table-cell>
          <table:table-cell table:formula="of:=[.D33]/6000" office:value-type="float" office:value="0.22" calcext:value-type="float">
            <text:p>0,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415" calcext:value-type="float">
            <text:p>0,2415</text:p>
          </table:table-cell>
          <table:table-cell office:value-type="float" office:value="0.824333333333333" calcext:value-type="float">
            <text:p>0,82433333333333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91833333333333" calcext:value-type="float">
            <text:p>0,891833333333333</text:p>
          </table:table-cell>
          <table:table-cell office:value-type="float" office:value="0.895666666666667" calcext:value-type="float">
            <text:p>0,895666666666667</text:p>
          </table:table-cell>
          <table:table-cell office:value-type="float" office:value="0.885833333333333" calcext:value-type="float">
            <text:p>0,88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258, Accuracy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6000 (23%)</text:p>
          </table:table-cell>
          <table:table-cell table:formula="of:=[.D34]/6000" office:value-type="float" office:value="0.225666666666667" calcext:value-type="float">
            <text:p>0,2256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455" calcext:value-type="float">
            <text:p>0,2455</text:p>
          </table:table-cell>
          <table:table-cell office:value-type="float" office:value="0.824333333333333" calcext:value-type="float">
            <text:p>0,824333333333333</text:p>
          </table:table-cell>
          <table:table-cell office:value-type="float" office:value="0.851333333333333" calcext:value-type="float">
            <text:p>0,8513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965" calcext:value-type="float">
            <text:p>0,89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038, Accuracy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6000 (24%)</text:p>
          </table:table-cell>
          <table:table-cell table:formula="of:=[.D35]/6000" office:value-type="float" office:value="0.2415" calcext:value-type="float">
            <text:p>0,24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645" calcext:value-type="float">
            <text:p>0,2645</text:p>
          </table:table-cell>
          <table:table-cell office:value-type="float" office:value="0.822666666666667" calcext:value-type="float">
            <text:p>0,822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7333333333333" calcext:value-type="float">
            <text:p>0,89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822, Accuracy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6000 (25%)</text:p>
          </table:table-cell>
          <table:table-cell table:formula="of:=[.D36]/6000" office:value-type="float" office:value="0.2455" calcext:value-type="float">
            <text:p>0,24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77666666666667" calcext:value-type="float">
            <text:p>0,277666666666667</text:p>
          </table:table-cell>
          <table:table-cell office:value-type="float" office:value="0.83" calcext:value-type="float">
            <text:p>0,83</text:p>
          </table:table-cell>
          <table:table-cell office:value-type="float" office:value="0.848833333333333" calcext:value-type="float">
            <text:p>0,8488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45" calcext:value-type="float">
            <text:p>0,894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544, Accuracy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6000 (26%)</text:p>
          </table:table-cell>
          <table:table-cell table:formula="of:=[.D37]/6000" office:value-type="float" office:value="0.2645" calcext:value-type="float">
            <text:p>0,2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335, Accuracy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6000 (28%)</text:p>
          </table:table-cell>
          <table:table-cell table:formula="of:=[.D38]/6000" office:value-type="float" office:value="0.277666666666667" calcext:value-type="float">
            <text:p>0,277666666666667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29:.F38])" office:value-type="float" office:value="0.23595" calcext:value-type="float">
            <text:p>0,23595</text:p>
          </table:table-cell>
          <table:table-cell table:formula="of:=MAX([.F29:.F38])" office:value-type="float" office:value="0.277666666666667" calcext:value-type="float">
            <text:p>0,277666666666667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1 hidden layer (sigmoid) avec 5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4352, Accuracy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6000 (76%)</text:p>
          </table:table-cell>
          <table:table-cell table:formula="of:=[.D41]/6000" office:value-type="float" office:value="0.764666666666667" calcext:value-type="float">
            <text:p>0,76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632, Accuracy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6000 (80%)</text:p>
          </table:table-cell>
          <table:table-cell table:formula="of:=[.D42]/6000" office:value-type="float" office:value="0.798333333333333" calcext:value-type="float">
            <text:p>0,79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689, Accuracy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6000 (81%)</text:p>
          </table:table-cell>
          <table:table-cell table:formula="of:=[.D43]/6000" office:value-type="float" office:value="0.8065" calcext:value-type="float">
            <text:p>0,8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91, Accuracy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6000 (81%)</text:p>
          </table:table-cell>
          <table:table-cell table:formula="of:=[.D44]/6000" office:value-type="float" office:value="0.812666666666667" calcext:value-type="float">
            <text:p>0,81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85, Accuracy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6000 (82%)</text:p>
          </table:table-cell>
          <table:table-cell table:formula="of:=[.D45]/6000" office:value-type="float" office:value="0.8165" calcext:value-type="float">
            <text:p>0,8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49, Accuracy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6000 (82%)</text:p>
          </table:table-cell>
          <table:table-cell table:formula="of:=[.D46]/6000" office:value-type="float" office:value="0.819666666666667" calcext:value-type="float">
            <text:p>0,81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93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47]/6000" office:value-type="float" office:value="0.824333333333333" calcext:value-type="float">
            <text:p>0,82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68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48]/6000" office:value-type="float" office:value="0.824333333333333" calcext:value-type="float">
            <text:p>0,82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17, Accuracy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6000 (82%)</text:p>
          </table:table-cell>
          <table:table-cell table:formula="of:=[.D49]/6000" office:value-type="float" office:value="0.822666666666667" calcext:value-type="float">
            <text:p>0,82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56, Accuracy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6000 (83%)</text:p>
          </table:table-cell>
          <table:table-cell table:formula="of:=[.D50]/6000" office:value-type="float" office:value="0.83" calcext:value-type="float">
            <text:p>0,8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41:.F50])" office:value-type="float" office:value="0.811966666666667" calcext:value-type="float">
            <text:p>0,811966666666667</text:p>
          </table:table-cell>
          <table:table-cell table:formula="of:=MAX([.F41:.F50])" office:value-type="float" office:value="0.83" calcext:value-type="float">
            <text:p>0,8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994, Accuracy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6000 (78%)</text:p>
          </table:table-cell>
          <table:table-cell table:formula="of:=[.D53]/6000" office:value-type="float" office:value="0.783" calcext:value-type="float">
            <text:p>0,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53, Accuracy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6000 (82%)</text:p>
          </table:table-cell>
          <table:table-cell table:formula="of:=[.D54]/6000" office:value-type="float" office:value="0.8195" calcext:value-type="float">
            <text:p>0,8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32, Accuracy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6000 (83%)</text:p>
          </table:table-cell>
          <table:table-cell table:formula="of:=[.D55]/6000" office:value-type="float" office:value="0.833833333333333" calcext:value-type="float">
            <text:p>0,83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4, Accuracy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6000 (84%)</text:p>
          </table:table-cell>
          <table:table-cell table:formula="of:=[.D56]/6000" office:value-type="float" office:value="0.838166666666667" calcext:value-type="float">
            <text:p>0,838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39, Accuracy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6000 (84%)</text:p>
          </table:table-cell>
          <table:table-cell table:formula="of:=[.D57]/6000" office:value-type="float" office:value="0.842666666666667" calcext:value-type="float">
            <text:p>0,84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2, Accuracy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6000 (85%)</text:p>
          </table:table-cell>
          <table:table-cell table:formula="of:=[.D58]/6000" office:value-type="float" office:value="0.845333333333333" calcext:value-type="float">
            <text:p>0,84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8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59]/6000" office:value-type="float" office:value="0.847" calcext:value-type="float">
            <text:p>0,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0, Accuracy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6000 (85%)</text:p>
          </table:table-cell>
          <table:table-cell table:formula="of:=[.D60]/6000" office:value-type="float" office:value="0.851333333333333" calcext:value-type="float">
            <text:p>0,85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3, Accuracy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6000 (85%)</text:p>
          </table:table-cell>
          <table:table-cell table:formula="of:=[.D61]/6000" office:value-type="float" office:value="0.854833333333333" calcext:value-type="float">
            <text:p>0,85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6000 (85%)</text:p>
          </table:table-cell>
          <table:table-cell table:formula="of:=[.D62]/6000" office:value-type="float" office:value="0.848833333333333" calcext:value-type="float">
            <text:p>0,8488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53:.F62])" office:value-type="float" office:value="0.83645" calcext:value-type="float">
            <text:p>0,83645</text:p>
          </table:table-cell>
          <table:table-cell table:formula="of:=MAX([.F53:.F62])" office:value-type="float" office:value="0.854833333333333" calcext:value-type="float">
            <text:p>0,85483333333333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0, Accuracy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6000 (85%)</text:p>
          </table:table-cell>
          <table:table-cell table:formula="of:=[.D65]/6000" office:value-type="float" office:value="0.845166666666667" calcext:value-type="float">
            <text:p>0,845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1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66]/6000" office:value-type="float" office:value="0.864666666666667" calcext:value-type="float">
            <text:p>0,86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9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67]/6000" office:value-type="float" office:value="0.870833333333333" calcext:value-type="float">
            <text:p>0,87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68]/6000" office:value-type="float" office:value="0.880666666666667" calcext:value-type="float">
            <text:p>0,88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1, Accuracy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6000 (88%)</text:p>
          </table:table-cell>
          <table:table-cell table:formula="of:=[.D69]/6000" office:value-type="float" office:value="0.879166666666667" calcext:value-type="float">
            <text:p>0,879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4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70]/6000" office:value-type="float" office:value="0.886666666666667" calcext:value-type="float">
            <text:p>0,88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7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71]/6000" office:value-type="float" office:value="0.891833333333333" calcext:value-type="float">
            <text:p>0,891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9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72]/6000" office:value-type="float" office:value="0.888333333333333" calcext:value-type="float">
            <text:p>0,88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73]/6000" office:value-type="float" office:value="0.887666666666667" calcext:value-type="float">
            <text:p>0,887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65:.F74])" office:value-type="float" office:value="0.8788" calcext:value-type="float">
            <text:p>0,8788</text:p>
          </table:table-cell>
          <table:table-cell table:formula="of:=MAX([.F65:.F74])" office:value-type="float" office:value="0.893" calcext:value-type="float">
            <text:p>0,89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 0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3, Accuracy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6000 (86%)</text:p>
          </table:table-cell>
          <table:table-cell table:formula="of:=[.D77]/6000" office:value-type="float" office:value="0.859666666666667" calcext:value-type="float">
            <text:p>0,85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0, Accuracy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75666666666667" calcext:value-type="float">
            <text:p>0,87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7, Accuracy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25" calcext:value-type="float">
            <text:p>0,8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915" calcext:value-type="float">
            <text:p>0,8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8833333333333" calcext:value-type="float">
            <text:p>0,898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5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5666666666667" calcext:value-type="float">
            <text:p>0,88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8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895666666666667" calcext:value-type="float">
            <text:p>0,89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7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895" calcext:value-type="float">
            <text:p>0,8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7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899" calcext:value-type="float">
            <text:p>0,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5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895833333333333" calcext:value-type="float">
            <text:p>0,8958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77:.F86])" office:value-type="float" office:value="0.887383333333333" calcext:value-type="float">
            <text:p>0,887383333333333</text:p>
          </table:table-cell>
          <table:table-cell table:formula="of:=MAX([.F77:.F86])" office:value-type="float" office:value="0.899" calcext:value-type="float">
            <text:p>0,899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 000 neuro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3, Accuracy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6000 (84%)</text:p>
          </table:table-cell>
          <table:table-cell table:formula="of:=[.D89]/6000" office:value-type="float" office:value="0.844" calcext:value-type="float">
            <text:p>0,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8, Accuracy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6000 (87%)</text:p>
          </table:table-cell>
          <table:table-cell table:formula="of:=[.D90]/6000" office:value-type="float" office:value="0.8735" calcext:value-type="float">
            <text:p>0,8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73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91]/6000" office:value-type="float" office:value="0.871333333333333" calcext:value-type="float">
            <text:p>0,87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87" calcext:value-type="float">
            <text:p>0,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7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895333333333333" calcext:value-type="float">
            <text:p>0,89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6, Accuracy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6000 (88%)</text:p>
          </table:table-cell>
          <table:table-cell table:formula="of:=[.D94]/6000" office:value-type="float" office:value="0.876166666666667" calcext:value-type="float">
            <text:p>0,876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95]/6000" office:value-type="float" office:value="0.885833333333333" calcext:value-type="float">
            <text:p>0,88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1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96]/6000" office:value-type="float" office:value="0.8965" calcext:value-type="float">
            <text:p>0,8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8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97]/6000" office:value-type="float" office:value="0.897333333333333" calcext:value-type="float">
            <text:p>0,897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4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98]/6000" office:value-type="float" office:value="0.8945" calcext:value-type="float">
            <text:p>0,89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89:.F98])" office:value-type="float" office:value="0.88215" calcext:value-type="float">
            <text:p>0,88215</text:p>
          </table:table-cell>
          <table:table-cell table:formula="of:=MAX([.F89:.F98])" office:value-type="float" office:value="0.897333333333333" calcext:value-type="float">
            <text:p>0,897333333333333</text:p>
          </table:table-cell>
          <table:table-cell table:number-columns-repeated="8"/>
        </table:table-row>
      </table:table>
      <table:table table:name="Sig-NLayer-lr=0.001" table:style-name="ta1">
        <table:shapes>
          <draw:frame draw:z-index="0" draw:style-name="gr1" draw:text-style-name="P1" svg:width="216.66mm" svg:height="139.98mm" svg:x="190.3mm" svg:y="85.8mm">
            <loext:p/>
            <draw:object draw:notify-on-update-of-ranges="'Sig-NLayer-lr=0.001'.I3:'Sig-NLayer-lr=0.001'.I12 'Sig-NLayer-lr=0.001'.J2:'Sig-NLayer-lr=0.001'.J2 'Sig-NLayer-lr=0.001'.J3:'Sig-NLayer-lr=0.001'.J12 'Sig-NLayer-lr=0.001'.I3:'Sig-NLayer-lr=0.001'.I12 'Sig-NLayer-lr=0.001'.K2:'Sig-NLayer-lr=0.001'.K2 'Sig-NLayer-lr=0.001'.K3:'Sig-NLayer-lr=0.001'.K12 'Sig-NLayer-lr=0.001'.I3:'Sig-NLayer-lr=0.001'.I12 'Sig-NLayer-lr=0.001'.L2:'Sig-NLayer-lr=0.001'.L2 'Sig-NLayer-lr=0.001'.L3:'Sig-NLayer-lr=0.001'.L12 'Sig-NLayer-lr=0.001'.I3:'Sig-NLayer-lr=0.001'.I12 'Sig-NLayer-lr=0.001'.M2:'Sig-NLayer-lr=0.001'.M2 'Sig-NLayer-lr=0.001'.M3:'Sig-NLayer-lr=0.001'.M12 'Sig-NLayer-lr=0.001'.I3:'Sig-NLayer-lr=0.001'.I12 'Sig-NLayer-lr=0.001'.N2:'Sig-NLayer-lr=0.001'.N2 'Sig-NLayer-lr=0.001'.N3:'Sig-NLayer-lr=0.001'.N12 'Sig-NLayer-lr=0.001'.I3:'Sig-NLayer-lr=0.001'.I12 'Sig-NLayer-lr=0.001'.O2:'Sig-NLayer-lr=0.001'.O2 'Sig-NLayer-lr=0.001'.O3:'Sig-NLayer-lr=0.001'.O12 'Sig-NLayer-lr=0.001'.I3:'Sig-NLayer-lr=0.001'.I12 'Sig-NLayer-lr=0.001'.P2:'Sig-NLayer-lr=0.001'.P2 'Sig-NLayer-lr=0.001'.P3:'Sig-NLayer-lr=0.001'.P12 'Sig-NLayer-lr=0.001'.I3:'Sig-NLayer-lr=0.001'.I12 'Sig-NLayer-lr=0.001'.Q2:'Sig-NLayer-lr=0.001'.Q2 'Sig-NLayer-lr=0.001'.Q3:'Sig-NLayer-lr=0.001'.Q12 'Sig-NLayer-lr=0.001'.I3:'Sig-NLayer-lr=0.001'.I12 'Sig-NLayer-lr=0.001'.R2:'Sig-NLayer-lr=0.001'.R2 'Sig-NLayer-lr=0.001'.R3:'Sig-NLayer-lr=0.001'.R12 'Sig-NLayer-lr=0.001'.I3:'Sig-NLayer-lr=0.001'.I12 'Sig-NLayer-lr=0.001'.S2:'Sig-NLayer-lr=0.001'.S2 'Sig-NLayer-lr=0.001'.S3:'Sig-NLayer-lr=0.001'.S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16.66mm" svg:height="139.98mm" svg:x="191.07mm" svg:y="236.31mm">
            <loext:p/>
            <draw:object draw:notify-on-update-of-ranges="'Sig-NLayer-lr=0.001'.I3:'Sig-NLayer-lr=0.001'.I12 'Sig-NLayer-lr=0.001'.J2:'Sig-NLayer-lr=0.001'.J2 'Sig-NLayer-lr=0.001'.J3:'Sig-NLayer-lr=0.001'.J12 'Sig-NLayer-lr=0.001'.I3:'Sig-NLayer-lr=0.001'.I12 'Sig-NLayer-lr=0.001'.K2:'Sig-NLayer-lr=0.001'.K2 'Sig-NLayer-lr=0.001'.K3:'Sig-NLayer-lr=0.001'.K12 'Sig-NLayer-lr=0.001'.I3:'Sig-NLayer-lr=0.001'.I12 'Sig-NLayer-lr=0.001'.L2:'Sig-NLayer-lr=0.001'.L2 'Sig-NLayer-lr=0.001'.L3:'Sig-NLayer-lr=0.001'.L12 'Sig-NLayer-lr=0.001'.I3:'Sig-NLayer-lr=0.001'.I12 'Sig-NLayer-lr=0.001'.M2:'Sig-NLayer-lr=0.001'.M2 'Sig-NLayer-lr=0.001'.M3:'Sig-NLayer-lr=0.001'.M12 'Sig-NLayer-lr=0.001'.I3:'Sig-NLayer-lr=0.001'.I12 'Sig-NLayer-lr=0.001'.N2:'Sig-NLayer-lr=0.001'.N2 'Sig-NLayer-lr=0.001'.N3:'Sig-NLayer-lr=0.001'.N12 'Sig-NLayer-lr=0.001'.I3:'Sig-NLayer-lr=0.001'.I12 'Sig-NLayer-lr=0.001'.O2:'Sig-NLayer-lr=0.001'.O2 'Sig-NLayer-lr=0.001'.O3:'Sig-NLayer-lr=0.001'.O12 'Sig-NLayer-lr=0.001'.I3:'Sig-NLayer-lr=0.001'.I12 'Sig-NLayer-lr=0.001'.P2:'Sig-NLayer-lr=0.001'.P2 'Sig-NLayer-lr=0.001'.P3:'Sig-NLayer-lr=0.001'.P12 'Sig-NLayer-lr=0.001'.I3:'Sig-NLayer-lr=0.001'.I12 'Sig-NLayer-lr=0.001'.Q2:'Sig-NLayer-lr=0.001'.Q2 'Sig-NLayer-lr=0.001'.Q3:'Sig-NLayer-lr=0.001'.Q12 'Sig-NLayer-lr=0.001'.I3:'Sig-NLayer-lr=0.001'.I12 'Sig-NLayer-lr=0.001'.R2:'Sig-NLayer-lr=0.001'.R2 'Sig-NLayer-lr=0.001'.R3:'Sig-NLayer-lr=0.001'.R12 'Sig-NLayer-lr=0.001'.I3:'Sig-NLayer-lr=0.001'.I12 'Sig-NLayer-lr=0.001'.S2:'Sig-NLayer-lr=0.001'.S2 'Sig-NLayer-lr=0.001'.S3:'Sig-NLayer-lr=0.001'.S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1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0, Accuracy</text:p>
          </table:table-cell>
          <table:table-cell office:value-type="float" office:value="5140" calcext:value-type="float">
            <text:p>51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2]/[.E2]" office:value-type="float" office:value="0.856666666666667" calcext:value-type="float">
            <text:p>0,8566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9 Layers</text:p>
          </table:table-cell>
          <table:table-cell office:value-type="string" calcext:value-type="string">
            <text:p>10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3, Accuracy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3]/[.E3]" office:value-type="float" office:value="0.87" calcext:value-type="float">
            <text:p>0,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64" calcext:value-type="float">
            <text:p>0,864</text:p>
          </table:table-cell>
          <table:table-cell office:value-type="float" office:value="0.849333333333333" calcext:value-type="float">
            <text:p>0,849333333333333</text:p>
          </table:table-cell>
          <table:table-cell office:value-type="float" office:value="0.817333333333333" calcext:value-type="float">
            <text:p>0,817333333333333</text:p>
          </table:table-cell>
          <table:table-cell office:value-type="float" office:value="0.739" calcext:value-type="float">
            <text:p>0,739</text:p>
          </table:table-cell>
          <table:table-cell office:value-type="float" office:value="0.686166666666667" calcext:value-type="float">
            <text:p>0,686166666666667</text:p>
          </table:table-cell>
          <table:table-cell office:value-type="float" office:value="0.628666666666667" calcext:value-type="float">
            <text:p>0,628666666666667</text:p>
          </table:table-cell>
          <table:table-cell office:value-type="float" office:value="0.639333333333333" calcext:value-type="float">
            <text:p>0,639333333333333</text:p>
          </table:table-cell>
          <table:table-cell office:value-type="float" office:value="0.454666666666667" calcext:value-type="float">
            <text:p>0,454666666666667</text:p>
          </table:table-cell>
          <table:table-cell office:value-type="float" office:value="0.620333333333333" calcext:value-type="float">
            <text:p>0,62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0, Accuracy</text:p>
          </table:table-cell>
          <table:table-cell office:value-type="float" office:value="5292" calcext:value-type="float">
            <text:p>529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]/[.E4]" office:value-type="float" office:value="0.882" calcext:value-type="float">
            <text:p>0,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,87</text:p>
          </table:table-cell>
          <table:table-cell office:value-type="float" office:value="0.8635" calcext:value-type="float">
            <text:p>0,863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55833333333333" calcext:value-type="float">
            <text:p>0,855833333333333</text:p>
          </table:table-cell>
          <table:table-cell office:value-type="float" office:value="0.823833333333333" calcext:value-type="float">
            <text:p>0,823833333333333</text:p>
          </table:table-cell>
          <table:table-cell office:value-type="float" office:value="0.790333333333333" calcext:value-type="float">
            <text:p>0,790333333333333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8" calcext:value-type="float">
            <text:p>0,798</text:p>
          </table:table-cell>
          <table:table-cell office:value-type="float" office:value="0.527666666666667" calcext:value-type="float">
            <text:p>0,527666666666667</text:p>
          </table:table-cell>
          <table:table-cell office:value-type="float" office:value="0.712666666666667" calcext:value-type="float">
            <text:p>0,712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0, Accuracy</text:p>
          </table:table-cell>
          <table:table-cell office:value-type="float" office:value="5295" calcext:value-type="float">
            <text:p>529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]/[.E5]" office:value-type="float" office:value="0.8825" calcext:value-type="float">
            <text:p>0,8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7" calcext:value-type="float">
            <text:p>0,87</text:p>
          </table:table-cell>
          <table:table-cell office:value-type="float" office:value="0.879666666666667" calcext:value-type="float">
            <text:p>0,879666666666667</text:p>
          </table:table-cell>
          <table:table-cell office:value-type="float" office:value="0.867166666666667" calcext:value-type="float">
            <text:p>0,867166666666667</text:p>
          </table:table-cell>
          <table:table-cell office:value-type="float" office:value="0.853833333333333" calcext:value-type="float">
            <text:p>0,853833333333333</text:p>
          </table:table-cell>
          <table:table-cell office:value-type="float" office:value="0.851" calcext:value-type="float">
            <text:p>0,851</text:p>
          </table:table-cell>
          <table:table-cell office:value-type="float" office:value="0.823333333333333" calcext:value-type="float">
            <text:p>0,823333333333333</text:p>
          </table:table-cell>
          <table:table-cell office:value-type="float" office:value="0.826833333333333" calcext:value-type="float">
            <text:p>0,826833333333333</text:p>
          </table:table-cell>
          <table:table-cell office:value-type="float" office:value="0.706833333333333" calcext:value-type="float">
            <text:p>0,706833333333333</text:p>
          </table:table-cell>
          <table:table-cell office:value-type="float" office:value="0.765666666666667" calcext:value-type="float">
            <text:p>0,765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6, Accuracy</text:p>
          </table:table-cell>
          <table:table-cell office:value-type="float" office:value="5343" calcext:value-type="float">
            <text:p>534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6]/[.E6]" office:value-type="float" office:value="0.8905" calcext:value-type="float">
            <text:p>0,89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69166666666667" calcext:value-type="float">
            <text:p>0,869166666666667</text:p>
          </table:table-cell>
          <table:table-cell office:value-type="float" office:value="0.861666666666667" calcext:value-type="float">
            <text:p>0,861666666666667</text:p>
          </table:table-cell>
          <table:table-cell office:value-type="float" office:value="0.8315" calcext:value-type="float">
            <text:p>0,8315</text:p>
          </table:table-cell>
          <table:table-cell office:value-type="float" office:value="0.853166666666667" calcext:value-type="float">
            <text:p>0,853166666666667</text:p>
          </table:table-cell>
          <table:table-cell office:value-type="float" office:value="0.735" calcext:value-type="float">
            <text:p>0,735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346" calcext:value-type="float">
            <text:p>53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7]/[.E7]" office:value-type="float" office:value="0.891" calcext:value-type="float">
            <text:p>0,8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73666666666667" calcext:value-type="float">
            <text:p>0,8736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645" calcext:value-type="float">
            <text:p>0,8645</text:p>
          </table:table-cell>
          <table:table-cell office:value-type="float" office:value="0.818" calcext:value-type="float">
            <text:p>0,818</text:p>
          </table:table-cell>
          <table:table-cell office:value-type="float" office:value="0.824333333333333" calcext:value-type="float">
            <text:p>0,82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6, Accuracy</text:p>
          </table:table-cell>
          <table:table-cell office:value-type="float" office:value="5362" calcext:value-type="float">
            <text:p>536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8]/[.E8]" office:value-type="float" office:value="0.893666666666667" calcext:value-type="float">
            <text:p>0,8936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1333333333333" calcext:value-type="float">
            <text:p>0,8813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72333333333333" calcext:value-type="float">
            <text:p>0,872333333333333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1666666666667" calcext:value-type="float">
            <text:p>0,851666666666667</text:p>
          </table:table-cell>
          <table:table-cell office:value-type="float" office:value="0.870166666666667" calcext:value-type="float">
            <text:p>0,870166666666667</text:p>
          </table:table-cell>
          <table:table-cell office:value-type="float" office:value="0.837166666666667" calcext:value-type="float">
            <text:p>0,837166666666667</text:p>
          </table:table-cell>
          <table:table-cell office:value-type="float" office:value="0.826166666666667" calcext:value-type="float">
            <text:p>0,826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356" calcext:value-type="float">
            <text:p>535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9]/[.E9]" office:value-type="float" office:value="0.892666666666667" calcext:value-type="float">
            <text:p>0,892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4833333333333" calcext:value-type="float">
            <text:p>0,884833333333333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5" calcext:value-type="float">
            <text:p>0,875</text:p>
          </table:table-cell>
          <table:table-cell office:value-type="float" office:value="0.866166666666667" calcext:value-type="float">
            <text:p>0,866166666666667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840333333333333" calcext:value-type="float">
            <text:p>0,840333333333333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7, Accuracy</text:p>
          </table:table-cell>
          <table:table-cell office:value-type="float" office:value="5341" calcext:value-type="float">
            <text:p>534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0]/[.E10]" office:value-type="float" office:value="0.890166666666667" calcext:value-type="float">
            <text:p>0,890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86166666666667" calcext:value-type="float">
            <text:p>0,8861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1833333333333" calcext:value-type="float">
            <text:p>0,841833333333333</text:p>
          </table:table-cell>
          <table:table-cell office:value-type="float" office:value="0.851166666666667" calcext:value-type="float">
            <text:p>0,851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60" calcext:value-type="float">
            <text:p>536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1]/[.E11]" office:value-type="float" office:value="0.893333333333333" calcext:value-type="float">
            <text:p>0,89333333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73333333333333" calcext:value-type="float">
            <text:p>0,873333333333333</text:p>
          </table:table-cell>
          <table:table-cell office:value-type="float" office:value="0.8725" calcext:value-type="float">
            <text:p>0,8725</text:p>
          </table:table-cell>
          <table:table-cell office:value-type="float" office:value="0.867166666666667" calcext:value-type="float">
            <text:p>0,867166666666667</text:p>
          </table:table-cell>
          <table:table-cell office:value-type="float" office:value="0.866333333333333" calcext:value-type="float">
            <text:p>0,866333333333333</text:p>
          </table:table-cell>
          <table:table-cell office:value-type="float" office:value="0.8525" calcext:value-type="float">
            <text:p>0,8525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3166666666667" calcext:value-type="float">
            <text:p>0,883166666666667</text:p>
          </table:table-cell>
          <table:table-cell office:value-type="float" office:value="0.881833333333333" calcext:value-type="float">
            <text:p>0,881833333333333</text:p>
          </table:table-cell>
          <table:table-cell office:value-type="float" office:value="0.881666666666667" calcext:value-type="float">
            <text:p>0,881666666666667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8765" calcext:value-type="float">
            <text:p>0,8765</text:p>
          </table:table-cell>
          <table:table-cell office:value-type="float" office:value="0.860166666666667" calcext:value-type="float">
            <text:p>0,860166666666667</text:p>
          </table:table-cell>
          <table:table-cell office:value-type="float" office:value="0.863166666666667" calcext:value-type="float">
            <text:p>0,863166666666667</text:p>
          </table:table-cell>
        </table:table-row>
        <table:table-row table:style-name="ro1">
          <table:table-cell office:value-type="string" calcext:value-type="string">
            <text:p>2 Layer à 512 neurones</text:p>
          </table:table-cell>
          <table:table-cell table:number-columns-repeated="7"/>
          <table:table-cell table:style-name="ce18" office:value-type="string" calcext:value-type="string">
            <text:p>MAX</text:p>
          </table:table-cell>
          <table:table-cell table:style-name="ce18" table:formula="of:=MAX([.J3:.J12])" office:value-type="float" office:value="0.893666666666667" calcext:value-type="float">
            <text:p>0,893666666666667</text:p>
          </table:table-cell>
          <table:table-cell table:style-name="ce19" table:formula="of:=MAX([.K3:.K12])" office:value-type="float" office:value="0.899" calcext:value-type="float">
            <text:p>0,899</text:p>
          </table:table-cell>
          <table:table-cell table:style-name="ce19" table:formula="of:=MAX([.L3:.L12])" office:value-type="float" office:value="0.895" calcext:value-type="float">
            <text:p>0,895</text:p>
          </table:table-cell>
          <table:table-cell table:style-name="ce18" table:formula="of:=MAX([.M3:.M12])" office:value-type="float" office:value="0.886833333333333" calcext:value-type="float">
            <text:p>0,886833333333333</text:p>
          </table:table-cell>
          <table:table-cell table:style-name="ce18" table:formula="of:=MAX([.N3:.N12])" office:value-type="float" office:value="0.887833333333333" calcext:value-type="float">
            <text:p>0,887833333333333</text:p>
          </table:table-cell>
          <table:table-cell table:style-name="ce18" table:formula="of:=MAX([.O3:.O12])" office:value-type="float" office:value="0.881666666666667" calcext:value-type="float">
            <text:p>0,881666666666667</text:p>
          </table:table-cell>
          <table:table-cell table:style-name="ce18" table:formula="of:=MAX([.P3:.P12])" office:value-type="float" office:value="0.870333333333333" calcext:value-type="float">
            <text:p>0,870333333333333</text:p>
          </table:table-cell>
          <table:table-cell table:style-name="ce18" table:formula="of:=MAX([.Q3:.Q12])" office:value-type="float" office:value="0.8765" calcext:value-type="float">
            <text:p>0,8765</text:p>
          </table:table-cell>
          <table:table-cell table:style-name="ce18" table:formula="of:=MAX([.R3:.R12])" office:value-type="float" office:value="0.860166666666667" calcext:value-type="float">
            <text:p>0,860166666666667</text:p>
          </table:table-cell>
          <table:table-cell table:style-name="ce18" table:formula="of:=MAX([.S3:.S12])" office:value-type="float" office:value="0.863166666666667" calcext:value-type="float">
            <text:p>0,863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1, Accuracy</text:p>
          </table:table-cell>
          <table:table-cell office:value-type="float" office:value="5184" calcext:value-type="float">
            <text:p>51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4]/[.E14]" office:value-type="float" office:value="0.864" calcext:value-type="float">
            <text:p>0,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3, Accuracy</text:p>
          </table:table-cell>
          <table:table-cell office:value-type="float" office:value="5181" calcext:value-type="float">
            <text:p>518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5]/[.E15]" office:value-type="float" office:value="0.8635" calcext:value-type="float">
            <text:p>0,8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3, Accuracy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16]/[.E16]"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1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7]/[.E17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9, Accuracy</text:p>
          </table:table-cell>
          <table:table-cell office:value-type="float" office:value="5338" calcext:value-type="float">
            <text:p>53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8]/[.E18]" office:value-type="float" office:value="0.889666666666667" calcext:value-type="float">
            <text:p>0,88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2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9]/[.E19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1, Accuracy</text:p>
          </table:table-cell>
          <table:table-cell office:value-type="float" office:value="5316" calcext:value-type="float">
            <text:p>531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0]/[.E20]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0, Accuracy</text:p>
          </table:table-cell>
          <table:table-cell office:value-type="float" office:value="5394" calcext:value-type="float">
            <text:p>539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90%)</text:p>
          </table:table-cell>
          <table:table-cell table:formula="of:=[.D21]/[.E21]" office:value-type="float" office:value="0.899" calcext:value-type="float">
            <text:p>0,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3, Accuracy</text:p>
          </table:table-cell>
          <table:table-cell office:value-type="float" office:value="5342" calcext:value-type="float">
            <text:p>53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2]/[.E22]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1, Accuracy</text:p>
          </table:table-cell>
          <table:table-cell office:value-type="float" office:value="5321" calcext:value-type="float">
            <text:p>53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3]/[.E23]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3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4, Accuracy</text:p>
          </table:table-cell>
          <table:table-cell office:value-type="float" office:value="5096" calcext:value-type="float">
            <text:p>509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26]/[.E26]" office:value-type="float" office:value="0.849333333333333" calcext:value-type="float">
            <text:p>0,84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3, Accuracy</text:p>
          </table:table-cell>
          <table:table-cell office:value-type="float" office:value="5184" calcext:value-type="float">
            <text:p>51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27]/[.E27]" office:value-type="float" office:value="0.864" calcext:value-type="float">
            <text:p>0,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3, Accuracy</text:p>
          </table:table-cell>
          <table:table-cell office:value-type="float" office:value="5278" calcext:value-type="float">
            <text:p>527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28]/[.E28]" office:value-type="float" office:value="0.879666666666667" calcext:value-type="float">
            <text:p>0,87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6, Accuracy</text:p>
          </table:table-cell>
          <table:table-cell office:value-type="float" office:value="5296" calcext:value-type="float">
            <text:p>529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29]/[.E29]" office:value-type="float" office:value="0.882666666666667" calcext:value-type="float">
            <text:p>0,88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35" calcext:value-type="float">
            <text:p>53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0]/[.E30]" office:value-type="float" office:value="0.889166666666667" calcext:value-type="float">
            <text:p>0,88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6, Accuracy</text:p>
          </table:table-cell>
          <table:table-cell office:value-type="float" office:value="5288" calcext:value-type="float">
            <text:p>528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31]/[.E31]" office:value-type="float" office:value="0.881333333333333" calcext:value-type="float">
            <text:p>0,88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9, Accuracy</text:p>
          </table:table-cell>
          <table:table-cell office:value-type="float" office:value="5274" calcext:value-type="float">
            <text:p>527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32]/[.E32]" office:value-type="float" office:value="0.879" calcext:value-type="float">
            <text:p>0,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70" calcext:value-type="float">
            <text:p>537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90%)</text:p>
          </table:table-cell>
          <table:table-cell table:formula="of:=[.D33]/[.E33]"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3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4]/[.E34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0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5]/[.E35]" office:value-type="float" office:value="0.8865" calcext:value-type="float">
            <text:p>0,8865</text:p>
          </table:table-cell>
          <table:table-cell table:number-columns-repeated="2"/>
          <table:table-cell table:style-name="ce1" office:value-type="string" calcext:value-type="string">
            <text:p>LR = 0,00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4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1, Accuracy</text:p>
          </table:table-cell>
          <table:table-cell office:value-type="float" office:value="4904" calcext:value-type="float">
            <text:p>490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38]/[.E38]" office:value-type="float" office:value="0.817333333333333" calcext:value-type="float">
            <text:p>0,81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1, Accuracy</text:p>
          </table:table-cell>
          <table:table-cell office:value-type="float" office:value="5135" calcext:value-type="float">
            <text:p>51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39]/[.E39]" office:value-type="float" office:value="0.855833333333333" calcext:value-type="float">
            <text:p>0,85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2, Accuracy</text:p>
          </table:table-cell>
          <table:table-cell office:value-type="float" office:value="5203" calcext:value-type="float">
            <text:p>52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40]/[.E40]" office:value-type="float" office:value="0.867166666666667" calcext:value-type="float">
            <text:p>0,86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10, Accuracy</text:p>
          </table:table-cell>
          <table:table-cell office:value-type="float" office:value="5236" calcext:value-type="float">
            <text:p>523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41]/[.E41]" office:value-type="float" office:value="0.872666666666667" calcext:value-type="float">
            <text:p>0,8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9, Accuracy</text:p>
          </table:table-cell>
          <table:table-cell office:value-type="float" office:value="5306" calcext:value-type="float">
            <text:p>530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2]/[.E42]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7, Accuracy</text:p>
          </table:table-cell>
          <table:table-cell office:value-type="float" office:value="5301" calcext:value-type="float">
            <text:p>530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3]/[.E43]" office:value-type="float" office:value="0.8835" calcext:value-type="float">
            <text:p>0,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3, Accuracy</text:p>
          </table:table-cell>
          <table:table-cell office:value-type="float" office:value="5309" calcext:value-type="float">
            <text:p>530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4]/[.E44]" office:value-type="float" office:value="0.884833333333333" calcext:value-type="float">
            <text:p>0,88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7, Accuracy</text:p>
          </table:table-cell>
          <table:table-cell office:value-type="float" office:value="5317" calcext:value-type="float">
            <text:p>53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45]/[.E45]" office:value-type="float" office:value="0.886166666666667" calcext:value-type="float">
            <text:p>0,88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9, Accuracy</text:p>
          </table:table-cell>
          <table:table-cell office:value-type="float" office:value="5321" calcext:value-type="float">
            <text:p>53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46]/[.E46]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8, Accuracy</text:p>
          </table:table-cell>
          <table:table-cell office:value-type="float" office:value="5299" calcext:value-type="float">
            <text:p>529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7]/[.E47]" office:value-type="float" office:value="0.883166666666667" calcext:value-type="float">
            <text:p>0,8831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5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49, Accuracy</text:p>
          </table:table-cell>
          <table:table-cell office:value-type="float" office:value="4434" calcext:value-type="float">
            <text:p>44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4%)</text:p>
          </table:table-cell>
          <table:table-cell table:formula="of:=[.D50]/[.E50]" office:value-type="float" office:value="0.739" calcext:value-type="float">
            <text:p>0,7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1, Accuracy</text:p>
          </table:table-cell>
          <table:table-cell office:value-type="float" office:value="4943" calcext:value-type="float">
            <text:p>494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51]/[.E51]" office:value-type="float" office:value="0.823833333333333" calcext:value-type="float">
            <text:p>0,82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3, Accuracy</text:p>
          </table:table-cell>
          <table:table-cell office:value-type="float" office:value="5123" calcext:value-type="float">
            <text:p>51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52]/[.E52]" office:value-type="float" office:value="0.853833333333333" calcext:value-type="float">
            <text:p>0,85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2, Accuracy</text:p>
          </table:table-cell>
          <table:table-cell office:value-type="float" office:value="5215" calcext:value-type="float">
            <text:p>52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3]/[.E53]" office:value-type="float" office:value="0.869166666666667" calcext:value-type="float">
            <text:p>0,86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6, Accuracy</text:p>
          </table:table-cell>
          <table:table-cell office:value-type="float" office:value="5242" calcext:value-type="float">
            <text:p>52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4]/[.E54]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3, Accuracy</text:p>
          </table:table-cell>
          <table:table-cell office:value-type="float" office:value="5234" calcext:value-type="float">
            <text:p>52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5]/[.E55]" office:value-type="float" office:value="0.872333333333333" calcext:value-type="float">
            <text:p>0,87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8, Accuracy</text:p>
          </table:table-cell>
          <table:table-cell office:value-type="float" office:value="5289" calcext:value-type="float">
            <text:p>52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6]/[.E56]" office:value-type="float" office:value="0.8815" calcext:value-type="float">
            <text:p>0,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6, Accuracy</text:p>
          </table:table-cell>
          <table:table-cell office:value-type="float" office:value="5327" calcext:value-type="float">
            <text:p>532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57]/[.E57]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3, Accuracy</text:p>
          </table:table-cell>
          <table:table-cell office:value-type="float" office:value="5240" calcext:value-type="float">
            <text:p>52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8]/[.E58]" office:value-type="float" office:value="0.873333333333333" calcext:value-type="float">
            <text:p>0,87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7, Accuracy</text:p>
          </table:table-cell>
          <table:table-cell office:value-type="float" office:value="5291" calcext:value-type="float">
            <text:p>529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9]/[.E59]" office:value-type="float" office:value="0.881833333333333" calcext:value-type="float">
            <text:p>0,8818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68, Accuracy</text:p>
          </table:table-cell>
          <table:table-cell office:value-type="float" office:value="4117" calcext:value-type="float">
            <text:p>41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9%)</text:p>
          </table:table-cell>
          <table:table-cell table:formula="of:=[.D62]/[.E62]" office:value-type="float" office:value="0.686166666666667" calcext:value-type="float">
            <text:p>0,68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0, Accuracy</text:p>
          </table:table-cell>
          <table:table-cell office:value-type="float" office:value="4742" calcext:value-type="float">
            <text:p>47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9%)</text:p>
          </table:table-cell>
          <table:table-cell table:formula="of:=[.D63]/[.E63]" office:value-type="float" office:value="0.790333333333333" calcext:value-type="float">
            <text:p>0,7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06, Accuracy</text:p>
          </table:table-cell>
          <table:table-cell office:value-type="float" office:value="5106" calcext:value-type="float">
            <text:p>510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64]/[.E64]" office:value-type="float" office:value="0.851" calcext:value-type="float">
            <text:p>0,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98, Accuracy</text:p>
          </table:table-cell>
          <table:table-cell office:value-type="float" office:value="5170" calcext:value-type="float">
            <text:p>517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65]/[.E65]" office:value-type="float" office:value="0.861666666666667" calcext:value-type="float">
            <text:p>0,86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0, Accuracy</text:p>
          </table:table-cell>
          <table:table-cell office:value-type="float" office:value="5214" calcext:value-type="float">
            <text:p>521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66]/[.E66]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2, Accuracy</text:p>
          </table:table-cell>
          <table:table-cell office:value-type="float" office:value="5064" calcext:value-type="float">
            <text:p>50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67]/[.E67]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9, Accuracy</text:p>
          </table:table-cell>
          <table:table-cell office:value-type="float" office:value="5250" calcext:value-type="float">
            <text:p>52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68]/[.E68]" office:value-type="float" office:value="0.875" calcext:value-type="float">
            <text:p>0,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9, Accuracy</text:p>
          </table:table-cell>
          <table:table-cell office:value-type="float" office:value="5247" calcext:value-type="float">
            <text:p>524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69]/[.E69]" office:value-type="float" office:value="0.8745" calcext:value-type="float">
            <text:p>0,8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1, Accuracy</text:p>
          </table:table-cell>
          <table:table-cell office:value-type="float" office:value="5235" calcext:value-type="float">
            <text:p>52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70]/[.E70]" office:value-type="float" office:value="0.8725" calcext:value-type="float">
            <text:p>0,8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1, Accuracy</text:p>
          </table:table-cell>
          <table:table-cell office:value-type="float" office:value="5290" calcext:value-type="float">
            <text:p>529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71]/[.E71]" office:value-type="float" office:value="0.881666666666667" calcext:value-type="float">
            <text:p>0,8816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7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612, Accuracy</text:p>
          </table:table-cell>
          <table:table-cell office:value-type="float" office:value="3772" calcext:value-type="float">
            <text:p>377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3%)</text:p>
          </table:table-cell>
          <table:table-cell table:formula="of:=[.D74]/[.E74]" office:value-type="float" office:value="0.628666666666667" calcext:value-type="float">
            <text:p>0,62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63, Accuracy</text:p>
          </table:table-cell>
          <table:table-cell office:value-type="float" office:value="4848" calcext:value-type="float">
            <text:p>484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1%)</text:p>
          </table:table-cell>
          <table:table-cell table:formula="of:=[.D75]/[.E75]" office:value-type="float" office:value="0.808" calcext:value-type="float">
            <text:p>0,8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2, Accuracy</text:p>
          </table:table-cell>
          <table:table-cell office:value-type="float" office:value="4940" calcext:value-type="float">
            <text:p>49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76]/[.E76]" office:value-type="float" office:value="0.823333333333333" calcext:value-type="float">
            <text:p>0,82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7, Accuracy</text:p>
          </table:table-cell>
          <table:table-cell office:value-type="float" office:value="4989" calcext:value-type="float">
            <text:p>49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77]/[.E77]" office:value-type="float" office:value="0.8315" calcext:value-type="float">
            <text:p>0,8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52, Accuracy</text:p>
          </table:table-cell>
          <table:table-cell office:value-type="float" office:value="5050" calcext:value-type="float">
            <text:p>50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78]/[.E78]" office:value-type="float" office:value="0.841666666666667" calcext:value-type="float">
            <text:p>0,84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7, Accuracy</text:p>
          </table:table-cell>
          <table:table-cell office:value-type="float" office:value="5110" calcext:value-type="float">
            <text:p>51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79]/[.E79]" office:value-type="float" office:value="0.851666666666667" calcext:value-type="float">
            <text:p>0,85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197" calcext:value-type="float">
            <text:p>519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0]/[.E80]" office:value-type="float" office:value="0.866166666666667" calcext:value-type="float">
            <text:p>0,86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4, Accuracy</text:p>
          </table:table-cell>
          <table:table-cell office:value-type="float" office:value="5218" calcext:value-type="float">
            <text:p>521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1]/[.E81]" office:value-type="float" office:value="0.869666666666667" calcext:value-type="float">
            <text:p>0,8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4, Accuracy</text:p>
          </table:table-cell>
          <table:table-cell office:value-type="float" office:value="5203" calcext:value-type="float">
            <text:p>52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2]/[.E82]" office:value-type="float" office:value="0.867166666666667" calcext:value-type="float">
            <text:p>0,86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7, Accuracy</text:p>
          </table:table-cell>
          <table:table-cell office:value-type="float" office:value="5222" calcext:value-type="float">
            <text:p>52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3]/[.E83]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8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543, Accuracy</text:p>
          </table:table-cell>
          <table:table-cell office:value-type="float" office:value="3836" calcext:value-type="float">
            <text:p>383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4%)</text:p>
          </table:table-cell>
          <table:table-cell table:formula="of:=[.D86]/[.E86]" office:value-type="float" office:value="0.639333333333333" calcext:value-type="float">
            <text:p>0,63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356, Accuracy</text:p>
          </table:table-cell>
          <table:table-cell office:value-type="float" office:value="4788" calcext:value-type="float">
            <text:p>478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0%)</text:p>
          </table:table-cell>
          <table:table-cell table:formula="of:=[.D87]/[.E87]" office:value-type="float" office:value="0.798" calcext:value-type="float">
            <text:p>0,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74, Accuracy</text:p>
          </table:table-cell>
          <table:table-cell office:value-type="float" office:value="4961" calcext:value-type="float">
            <text:p>496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88]/[.E88]" office:value-type="float" office:value="0.826833333333333" calcext:value-type="float">
            <text:p>0,82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06, Accuracy</text:p>
          </table:table-cell>
          <table:table-cell office:value-type="float" office:value="5119" calcext:value-type="float">
            <text:p>51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89]/[.E89]" office:value-type="float" office:value="0.853166666666667" calcext:value-type="float">
            <text:p>0,85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5, Accuracy</text:p>
          </table:table-cell>
          <table:table-cell office:value-type="float" office:value="5187" calcext:value-type="float">
            <text:p>518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90]/[.E90]" office:value-type="float" office:value="0.8645" calcext:value-type="float">
            <text:p>0,8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8, Accuracy</text:p>
          </table:table-cell>
          <table:table-cell office:value-type="float" office:value="5221" calcext:value-type="float">
            <text:p>52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1]/[.E91]" office:value-type="float" office:value="0.870166666666667" calcext:value-type="float">
            <text:p>0,87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2, Accuracy</text:p>
          </table:table-cell>
          <table:table-cell office:value-type="float" office:value="5222" calcext:value-type="float">
            <text:p>52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2]/[.E92]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6, Accuracy</text:p>
          </table:table-cell>
          <table:table-cell office:value-type="float" office:value="5217" calcext:value-type="float">
            <text:p>52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3]/[.E93]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61, Accuracy</text:p>
          </table:table-cell>
          <table:table-cell office:value-type="float" office:value="5198" calcext:value-type="float">
            <text:p>519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4]/[.E94]" office:value-type="float" office:value="0.866333333333333" calcext:value-type="float">
            <text:p>0,86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7, Accuracy</text:p>
          </table:table-cell>
          <table:table-cell office:value-type="float" office:value="5259" calcext:value-type="float">
            <text:p>525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95]/[.E95]" office:value-type="float" office:value="0.8765" calcext:value-type="float">
            <text:p>0,8765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9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1577, Accuracy</text:p>
          </table:table-cell>
          <table:table-cell office:value-type="float" office:value="2728" calcext:value-type="float">
            <text:p>272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5%)</text:p>
          </table:table-cell>
          <table:table-cell table:formula="of:=[.D98]/[.E98]" office:value-type="float" office:value="0.454666666666667" calcext:value-type="float">
            <text:p>0,45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849, Accuracy</text:p>
          </table:table-cell>
          <table:table-cell office:value-type="float" office:value="3166" calcext:value-type="float">
            <text:p>316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3%)</text:p>
          </table:table-cell>
          <table:table-cell table:formula="of:=[.D99]/[.E99]" office:value-type="float" office:value="0.527666666666667" calcext:value-type="float">
            <text:p>0,52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85, Accuracy</text:p>
          </table:table-cell>
          <table:table-cell office:value-type="float" office:value="4241" calcext:value-type="float">
            <text:p>424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1%)</text:p>
          </table:table-cell>
          <table:table-cell table:formula="of:=[.D100]/[.E100]" office:value-type="float" office:value="0.706833333333333" calcext:value-type="float">
            <text:p>0,70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258, Accuracy</text:p>
          </table:table-cell>
          <table:table-cell office:value-type="float" office:value="4410" calcext:value-type="float">
            <text:p>44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4%)</text:p>
          </table:table-cell>
          <table:table-cell table:formula="of:=[.D101]/[.E101]" office:value-type="float" office:value="0.735" calcext:value-type="float">
            <text:p>0,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5, Accuracy</text:p>
          </table:table-cell>
          <table:table-cell office:value-type="float" office:value="4908" calcext:value-type="float">
            <text:p>490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102]/[.E102]" office:value-type="float" office:value="0.818" calcext:value-type="float">
            <text:p>0,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7, Accuracy</text:p>
          </table:table-cell>
          <table:table-cell office:value-type="float" office:value="5023" calcext:value-type="float">
            <text:p>50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3]/[.E103]" office:value-type="float" office:value="0.837166666666667" calcext:value-type="float">
            <text:p>0,83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8, Accuracy</text:p>
          </table:table-cell>
          <table:table-cell office:value-type="float" office:value="5042" calcext:value-type="float">
            <text:p>50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4]/[.E104]" office:value-type="float" office:value="0.840333333333333" calcext:value-type="float">
            <text:p>0,84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5051" calcext:value-type="float">
            <text:p>505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5]/[.E105]" office:value-type="float" office:value="0.841833333333333" calcext:value-type="float">
            <text:p>0,84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87, Accuracy</text:p>
          </table:table-cell>
          <table:table-cell office:value-type="float" office:value="5115" calcext:value-type="float">
            <text:p>51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106]/[.E106]" office:value-type="float" office:value="0.8525" calcext:value-type="float">
            <text:p>0,8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5, Accuracy</text:p>
          </table:table-cell>
          <table:table-cell office:value-type="float" office:value="5161" calcext:value-type="float">
            <text:p>516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07]/[.E107]" office:value-type="float" office:value="0.860166666666667" calcext:value-type="float">
            <text:p>0,8601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0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28, Accuracy</text:p>
          </table:table-cell>
          <table:table-cell office:value-type="float" office:value="3722" calcext:value-type="float">
            <text:p>37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2%)</text:p>
          </table:table-cell>
          <table:table-cell table:formula="of:=[.D110]/[.E110]" office:value-type="float" office:value="0.620333333333333" calcext:value-type="float">
            <text:p>0,62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41, Accuracy</text:p>
          </table:table-cell>
          <table:table-cell office:value-type="float" office:value="4276" calcext:value-type="float">
            <text:p>427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1%)</text:p>
          </table:table-cell>
          <table:table-cell table:formula="of:=[.D111]/[.E111]" office:value-type="float" office:value="0.712666666666667" calcext:value-type="float">
            <text:p>0,71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80, Accuracy</text:p>
          </table:table-cell>
          <table:table-cell office:value-type="float" office:value="4594" calcext:value-type="float">
            <text:p>459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7%)</text:p>
          </table:table-cell>
          <table:table-cell table:formula="of:=[.D112]/[.E112]" office:value-type="float" office:value="0.765666666666667" calcext:value-type="float">
            <text:p>0,76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99, Accuracy</text:p>
          </table:table-cell>
          <table:table-cell office:value-type="float" office:value="4638" calcext:value-type="float">
            <text:p>46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7%)</text:p>
          </table:table-cell>
          <table:table-cell table:formula="of:=[.D113]/[.E113]" office:value-type="float" office:value="0.773" calcext:value-type="float">
            <text:p>0,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60, Accuracy</text:p>
          </table:table-cell>
          <table:table-cell office:value-type="float" office:value="4946" calcext:value-type="float">
            <text:p>49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114]/[.E114]" office:value-type="float" office:value="0.824333333333333" calcext:value-type="float">
            <text:p>0,82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82, Accuracy</text:p>
          </table:table-cell>
          <table:table-cell office:value-type="float" office:value="4957" calcext:value-type="float">
            <text:p>495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115]/[.E115]" office:value-type="float" office:value="0.826166666666667" calcext:value-type="float">
            <text:p>0,82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0, Accuracy</text:p>
          </table:table-cell>
          <table:table-cell office:value-type="float" office:value="5064" calcext:value-type="float">
            <text:p>50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16]/[.E116]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8, Accuracy</text:p>
          </table:table-cell>
          <table:table-cell office:value-type="float" office:value="5107" calcext:value-type="float">
            <text:p>510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117]/[.E117]" office:value-type="float" office:value="0.851166666666667" calcext:value-type="float">
            <text:p>0,85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94, Accuracy</text:p>
          </table:table-cell>
          <table:table-cell office:value-type="float" office:value="5178" calcext:value-type="float">
            <text:p>517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18]/[.E118]" office:value-type="float" office:value="0.863" calcext:value-type="float">
            <text:p>0,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0, Accuracy</text:p>
          </table:table-cell>
          <table:table-cell office:value-type="float" office:value="5179" calcext:value-type="float">
            <text:p>517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19]/[.E119]" office:value-type="float" office:value="0.863166666666667" calcext:value-type="float">
            <text:p>0,86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2, Accuracy</text:p>
          </table:table-cell>
          <table:table-cell office:value-type="float" office:value="8807" calcext:value-type="float">
            <text:p>880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8%)</text:p>
          </table:table-cell>
          <table:table-cell table:formula="of:=[.D120]/[.E120]" office:value-type="float" office:value="0.8807" calcext:value-type="float">
            <text:p>0,8807</text:p>
          </table:table-cell>
          <table:table-cell table:number-columns-repeated="12"/>
        </table:table-row>
      </table:table>
      <table:table table:name="Sig-NLayer-lr=0.01" table:style-name="ta1">
        <table:shapes>
          <draw:frame draw:z-index="0" draw:style-name="gr1" draw:text-style-name="P1" svg:width="203.54mm" svg:height="124.7mm" svg:x="172.76mm" svg:y="102.12mm">
            <loext:p/>
            <draw:object draw:notify-on-update-of-ranges="'Sig-NLayer-lr=0.01'.H5:'Sig-NLayer-lr=0.01'.H5 'Sig-NLayer-lr=0.01'.H6:'Sig-NLayer-lr=0.01'.H15 'Sig-NLayer-lr=0.01'.I5:'Sig-NLayer-lr=0.01'.I5 'Sig-NLayer-lr=0.01'.I6:'Sig-NLayer-lr=0.01'.I15 'Sig-NLayer-lr=0.01'.H5:'Sig-NLayer-lr=0.01'.H5 'Sig-NLayer-lr=0.01'.H6:'Sig-NLayer-lr=0.01'.H15 'Sig-NLayer-lr=0.01'.J5:'Sig-NLayer-lr=0.01'.J5 'Sig-NLayer-lr=0.01'.J6:'Sig-NLayer-lr=0.01'.J15 'Sig-NLayer-lr=0.01'.H5:'Sig-NLayer-lr=0.01'.H5 'Sig-NLayer-lr=0.01'.H6:'Sig-NLayer-lr=0.01'.H15 'Sig-NLayer-lr=0.01'.K5:'Sig-NLayer-lr=0.01'.K5 'Sig-NLayer-lr=0.01'.K6:'Sig-NLayer-lr=0.01'.K15 'Sig-NLayer-lr=0.01'.H5:'Sig-NLayer-lr=0.01'.H5 'Sig-NLayer-lr=0.01'.H6:'Sig-NLayer-lr=0.01'.H15 'Sig-NLayer-lr=0.01'.L5:'Sig-NLayer-lr=0.01'.L5 'Sig-NLayer-lr=0.01'.L6:'Sig-NLayer-lr=0.01'.L15 'Sig-NLayer-lr=0.01'.H5:'Sig-NLayer-lr=0.01'.H5 'Sig-NLayer-lr=0.01'.H6:'Sig-NLayer-lr=0.01'.H15 'Sig-NLayer-lr=0.01'.M5:'Sig-NLayer-lr=0.01'.M5 'Sig-NLayer-lr=0.01'.M6:'Sig-NLayer-lr=0.01'.M15 'Sig-NLayer-lr=0.01'.H5:'Sig-NLayer-lr=0.01'.H5 'Sig-NLayer-lr=0.01'.H6:'Sig-NLayer-lr=0.01'.H15 'Sig-NLayer-lr=0.01'.N5:'Sig-NLayer-lr=0.01'.N5 'Sig-NLayer-lr=0.01'.N6:'Sig-NLayer-lr=0.01'.N15 'Sig-NLayer-lr=0.01'.H5:'Sig-NLayer-lr=0.01'.H5 'Sig-NLayer-lr=0.01'.H6:'Sig-NLayer-lr=0.01'.H15 'Sig-NLayer-lr=0.01'.O5:'Sig-NLayer-lr=0.01'.O5 'Sig-NLayer-lr=0.01'.O6:'Sig-NLayer-lr=0.01'.O15 'Sig-NLayer-lr=0.01'.H5:'Sig-NLayer-lr=0.01'.H5 'Sig-NLayer-lr=0.01'.H6:'Sig-NLayer-lr=0.01'.H15 'Sig-NLayer-lr=0.01'.P5:'Sig-NLayer-lr=0.01'.P5 'Sig-NLayer-lr=0.01'.P6:'Sig-NLayer-lr=0.01'.P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LR = 0,01</text:p>
          </table:table-cell>
          <table:table-cell table:number-columns-repeated="16"/>
        </table:table-row>
        <table:table-row table:style-name="ro1">
          <table:table-cell table:style-name="ce12" office:value-type="string" calcext:value-type="string">
            <text:p>1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50, Accuracy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6000 (80%)</text:p>
          </table:table-cell>
          <table:table-cell table:formula="of:=[.D5]/6000" office:value-type="float" office:value="0.803833333333333" calcext:value-type="float">
            <text:p>0,803833333333333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7 Layers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10 Layers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93, Accuracy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6000 (82%)</text:p>
          </table:table-cell>
          <table:table-cell table:formula="of:=[.D6]/6000" office:value-type="float" office:value="0.8155" calcext:value-type="float">
            <text:p>0,8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3833333333333" calcext:value-type="float">
            <text:p>0,803833333333333</text:p>
          </table:table-cell>
          <table:table-cell office:value-type="float" office:value="0.800166666666667" calcext:value-type="float">
            <text:p>0,800166666666667</text:p>
          </table:table-cell>
          <table:table-cell office:value-type="float" office:value="0.779833333333333" calcext:value-type="float">
            <text:p>0,779833333333333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68833333333333" calcext:value-type="float">
            <text:p>0,768833333333333</text:p>
          </table:table-cell>
          <table:table-cell office:value-type="float" office:value="0.619" calcext:value-type="float">
            <text:p>0,619</text:p>
          </table:table-cell>
          <table:table-cell office:value-type="float" office:value="0.691666666666667" calcext:value-type="float">
            <text:p>0,691666666666667</text:p>
          </table:table-cell>
          <table:table-cell office:value-type="float" office:value="0.636833333333333" calcext:value-type="float">
            <text:p>0,636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1, Accuracy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6000 (82%)</text:p>
          </table:table-cell>
          <table:table-cell table:formula="of:=[.D7]/6000" office:value-type="float" office:value="0.818333333333333" calcext:value-type="float">
            <text:p>0,818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155" calcext:value-type="float">
            <text:p>0,8155</text:p>
          </table:table-cell>
          <table:table-cell office:value-type="float" office:value="0.825166666666667" calcext:value-type="float">
            <text:p>0,825166666666667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795833333333333" calcext:value-type="float">
            <text:p>0,795833333333333</text:p>
          </table:table-cell>
          <table:table-cell office:value-type="float" office:value="0.759166666666667" calcext:value-type="float">
            <text:p>0,759166666666667</text:p>
          </table:table-cell>
          <table:table-cell office:value-type="float" office:value="0.652333333333333" calcext:value-type="float">
            <text:p>0,652333333333333</text:p>
          </table:table-cell>
          <table:table-cell office:value-type="float" office:value="0.708833333333333" calcext:value-type="float">
            <text:p>0,708833333333333</text:p>
          </table:table-cell>
          <table:table-cell office:value-type="float" office:value="0.680333333333333" calcext:value-type="float">
            <text:p>0,6803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0, Accuracy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6000 (84%)</text:p>
          </table:table-cell>
          <table:table-cell table:formula="of:=[.D8]/6000" office:value-type="float" office:value="0.835333333333333" calcext:value-type="float">
            <text:p>0,8353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18333333333333" calcext:value-type="float">
            <text:p>0,818333333333333</text:p>
          </table:table-cell>
          <table:table-cell office:value-type="float" office:value="0.839333333333333" calcext:value-type="float">
            <text:p>0,839333333333333</text:p>
          </table:table-cell>
          <table:table-cell office:value-type="float" office:value="0.835833333333333" calcext:value-type="float">
            <text:p>0,835833333333333</text:p>
          </table:table-cell>
          <table:table-cell office:value-type="float" office:value="0.806333333333333" calcext:value-type="float">
            <text:p>0,806333333333333</text:p>
          </table:table-cell>
          <table:table-cell office:value-type="float" office:value="0.804166666666667" calcext:value-type="float">
            <text:p>0,804166666666667</text:p>
          </table:table-cell>
          <table:table-cell office:value-type="float" office:value="0.665166666666667" calcext:value-type="float">
            <text:p>0,665166666666667</text:p>
          </table:table-cell>
          <table:table-cell office:value-type="float" office:value="0.772666666666667" calcext:value-type="float">
            <text:p>0,772666666666667</text:p>
          </table:table-cell>
          <table:table-cell office:value-type="float" office:value="0.617666666666667" calcext:value-type="float">
            <text:p>0,617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68, Accuracy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6000 (81%)</text:p>
          </table:table-cell>
          <table:table-cell table:formula="of:=[.D9]/6000" office:value-type="float" office:value="0.807333333333333" calcext:value-type="float">
            <text:p>0,807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35333333333333" calcext:value-type="float">
            <text:p>0,835333333333333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25333333333333" calcext:value-type="float">
            <text:p>0,825333333333333</text:p>
          </table:table-cell>
          <table:table-cell office:value-type="float" office:value="0.824833333333333" calcext:value-type="float">
            <text:p>0,824833333333333</text:p>
          </table:table-cell>
          <table:table-cell office:value-type="float" office:value="0.803333333333333" calcext:value-type="float">
            <text:p>0,803333333333333</text:p>
          </table:table-cell>
          <table:table-cell office:value-type="float" office:value="0.747" calcext:value-type="float">
            <text:p>0,747</text:p>
          </table:table-cell>
          <table:table-cell office:value-type="float" office:value="0.800333333333333" calcext:value-type="float">
            <text:p>0,800333333333333</text:p>
          </table:table-cell>
          <table:table-cell office:value-type="float" office:value="0.669666666666667" calcext:value-type="float">
            <text:p>0,669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86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10]/6000" office:value-type="float" office:value="0.831833333333333" calcext:value-type="float">
            <text:p>0,831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07333333333333" calcext:value-type="float">
            <text:p>0,807333333333333</text:p>
          </table:table-cell>
          <table:table-cell office:value-type="float" office:value="0.838166666666667" calcext:value-type="float">
            <text:p>0,838166666666667</text:p>
          </table:table-cell>
          <table:table-cell office:value-type="float" office:value="0.831666666666667" calcext:value-type="float">
            <text:p>0,831666666666667</text:p>
          </table:table-cell>
          <table:table-cell office:value-type="float" office:value="0.814" calcext:value-type="float">
            <text:p>0,814</text:p>
          </table:table-cell>
          <table:table-cell office:value-type="float" office:value="0.782833333333333" calcext:value-type="float">
            <text:p>0,782833333333333</text:p>
          </table:table-cell>
          <table:table-cell office:value-type="float" office:value="0.756666666666667" calcext:value-type="float">
            <text:p>0,756666666666667</text:p>
          </table:table-cell>
          <table:table-cell office:value-type="float" office:value="0.776" calcext:value-type="float">
            <text:p>0,776</text:p>
          </table:table-cell>
          <table:table-cell office:value-type="float" office:value="0.694833333333333" calcext:value-type="float">
            <text:p>0,694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9, Accuracy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6000 (84%)</text:p>
          </table:table-cell>
          <table:table-cell table:formula="of:=[.D11]/6000" office:value-type="float" office:value="0.8355" calcext:value-type="float">
            <text:p>0,83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14" calcext:value-type="float">
            <text:p>0,814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07333333333333" calcext:value-type="float">
            <text:p>0,807333333333333</text:p>
          </table:table-cell>
          <table:table-cell office:value-type="float" office:value="0.812333333333333" calcext:value-type="float">
            <text:p>0,812333333333333</text:p>
          </table:table-cell>
          <table:table-cell office:value-type="float" office:value="0.734166666666667" calcext:value-type="float">
            <text:p>0,734166666666667</text:p>
          </table:table-cell>
          <table:table-cell office:value-type="float" office:value="0.801833333333333" calcext:value-type="float">
            <text:p>0,801833333333333</text:p>
          </table:table-cell>
          <table:table-cell office:value-type="float" office:value="0.544666666666667" calcext:value-type="float">
            <text:p>0,544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6, Accuracy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6000 (81%)</text:p>
          </table:table-cell>
          <table:table-cell table:formula="of:=[.D12]/6000" office:value-type="float" office:value="0.814666666666667" calcext:value-type="float">
            <text:p>0,814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355" calcext:value-type="float">
            <text:p>0,8355</text:p>
          </table:table-cell>
          <table:table-cell office:value-type="float" office:value="0.815666666666667" calcext:value-type="float">
            <text:p>0,815666666666667</text:p>
          </table:table-cell>
          <table:table-cell office:value-type="float" office:value="0.841333333333333" calcext:value-type="float">
            <text:p>0,841333333333333</text:p>
          </table:table-cell>
          <table:table-cell office:value-type="float" office:value="0.826666666666667" calcext:value-type="float">
            <text:p>0,826666666666667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763333333333333" calcext:value-type="float">
            <text:p>0,763333333333333</text:p>
          </table:table-cell>
          <table:table-cell office:value-type="float" office:value="0.809333333333333" calcext:value-type="float">
            <text:p>0,809333333333333</text:p>
          </table:table-cell>
          <table:table-cell office:value-type="float" office:value="0.688833333333333" calcext:value-type="float">
            <text:p>0,688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18, Accuracy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6000 (83%)</text:p>
          </table:table-cell>
          <table:table-cell table:formula="of:=[.D13]/6000" office:value-type="float" office:value="0.826166666666667" calcext:value-type="float">
            <text:p>0,826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14666666666667" calcext:value-type="float">
            <text:p>0,814666666666667</text:p>
          </table:table-cell>
          <table:table-cell office:value-type="float" office:value="0.821666666666667" calcext:value-type="float">
            <text:p>0,821666666666667</text:p>
          </table:table-cell>
          <table:table-cell office:value-type="float" office:value="0.8405" calcext:value-type="float">
            <text:p>0,8405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28" calcext:value-type="float">
            <text:p>0,828</text:p>
          </table:table-cell>
          <table:table-cell office:value-type="float" office:value="0.769666666666667" calcext:value-type="float">
            <text:p>0,769666666666667</text:p>
          </table:table-cell>
          <table:table-cell office:value-type="float" office:value="0.789833333333333" calcext:value-type="float">
            <text:p>0,789833333333333</text:p>
          </table:table-cell>
          <table:table-cell office:value-type="float" office:value="0.615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71, Accuracy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6000 (83%)</text:p>
          </table:table-cell>
          <table:table-cell table:formula="of:=[.D14]/6000" office:value-type="float" office:value="0.832" calcext:value-type="float">
            <text:p>0,8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26166666666667" calcext:value-type="float">
            <text:p>0,826166666666667</text:p>
          </table:table-cell>
          <table:table-cell office:value-type="float" office:value="0.839833333333333" calcext:value-type="float">
            <text:p>0,839833333333333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27666666666667" calcext:value-type="float">
            <text:p>0,827666666666667</text:p>
          </table:table-cell>
          <table:table-cell office:value-type="float" office:value="0.823666666666667" calcext:value-type="float">
            <text:p>0,823666666666667</text:p>
          </table:table-cell>
          <table:table-cell office:value-type="float" office:value="0.787666666666667" calcext:value-type="float">
            <text:p>0,787666666666667</text:p>
          </table:table-cell>
          <table:table-cell office:value-type="float" office:value="0.789" calcext:value-type="float">
            <text:p>0,789</text:p>
          </table:table-cell>
          <table:table-cell office:value-type="float" office:value="0.677833333333333" calcext:value-type="float">
            <text:p>0,67783333333333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5666666666667" calcext:value-type="float">
            <text:p>0,835666666666667</text:p>
          </table:table-cell>
          <table:table-cell office:value-type="float" office:value="0.8405" calcext:value-type="float">
            <text:p>0,8405</text:p>
          </table:table-cell>
          <table:table-cell office:value-type="float" office:value="0.832166666666667" calcext:value-type="float">
            <text:p>0,832166666666667</text:p>
          </table:table-cell>
          <table:table-cell office:value-type="float" office:value="0.823333333333333" calcext:value-type="float">
            <text:p>0,823333333333333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815" calcext:value-type="float">
            <text:p>0,815</text:p>
          </table:table-cell>
          <table:table-cell office:value-type="float" office:value="0.721" calcext:value-type="float">
            <text:p>0,721</text:p>
          </table:table-cell>
          <table:table-cell/>
        </table:table-row>
        <table:table-row table:style-name="ro1">
          <table:table-cell table:style-name="ce12" office:value-type="string" calcext:value-type="string">
            <text:p>2 Layer à 512 neurones</text:p>
          </table:table-cell>
          <table:table-cell table:number-columns-repeated="6"/>
          <table:table-cell table:style-name="ce18" office:value-type="string" calcext:value-type="string">
            <text:p>MAX</text:p>
          </table:table-cell>
          <table:table-cell table:style-name="ce18" table:formula="of:=MAX([.I6:.I15])" office:value-type="float" office:value="0.8355" calcext:value-type="float">
            <text:p>0,8355</text:p>
          </table:table-cell>
          <table:table-cell table:style-name="ce18" table:formula="of:=MAX([.J6:.J15])" office:value-type="float" office:value="0.839833333333333" calcext:value-type="float">
            <text:p>0,839833333333333</text:p>
          </table:table-cell>
          <table:table-cell table:style-name="ce19" table:formula="of:=MAX([.K6:.K15])" office:value-type="float" office:value="0.8415" calcext:value-type="float">
            <text:p>0,8415</text:p>
          </table:table-cell>
          <table:table-cell table:style-name="ce18" table:formula="of:=MAX([.L6:.L15])" office:value-type="float" office:value="0.832166666666667" calcext:value-type="float">
            <text:p>0,832166666666667</text:p>
          </table:table-cell>
          <table:table-cell table:style-name="ce18" table:formula="of:=MAX([.M6:.M15])" office:value-type="float" office:value="0.828" calcext:value-type="float">
            <text:p>0,828</text:p>
          </table:table-cell>
          <table:table-cell table:style-name="ce18" table:formula="of:=MAX([.N6:.N15])" office:value-type="float" office:value="0.787666666666667" calcext:value-type="float">
            <text:p>0,787666666666667</text:p>
          </table:table-cell>
          <table:table-cell table:style-name="ce18" table:formula="of:=MAX([.O6:.O15])" office:value-type="float" office:value="0.815" calcext:value-type="float">
            <text:p>0,815</text:p>
          </table:table-cell>
          <table:table-cell table:style-name="ce18" table:formula="of:=MAX([.P6:.P15])" office:value-type="float" office:value="0.721" calcext:value-type="float">
            <text:p>0,721</text:p>
          </table:table-cell>
          <table:table-cell table:style-name="ce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1, Accuracy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6000 (80%)</text:p>
          </table:table-cell>
          <table:table-cell table:formula="of:=[.D17]/6000" office:value-type="float" office:value="0.800166666666667" calcext:value-type="float">
            <text:p>0,800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8, Accuracy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6000 (83%)</text:p>
          </table:table-cell>
          <table:table-cell table:formula="of:=[.D18]/6000" office:value-type="float" office:value="0.825166666666667" calcext:value-type="float">
            <text:p>0,825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77, Accuracy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6000 (84%)</text:p>
          </table:table-cell>
          <table:table-cell table:formula="of:=[.D19]/6000" office:value-type="float" office:value="0.839333333333333" calcext:value-type="float">
            <text:p>0,839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3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20]/6000" office:value-type="float" office:value="0.831833333333333" calcext:value-type="float">
            <text:p>0,83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2, Accuracy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6000 (84%)</text:p>
          </table:table-cell>
          <table:table-cell table:formula="of:=[.D21]/6000" office:value-type="float" office:value="0.838166666666667" calcext:value-type="float">
            <text:p>0,838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59, Accuracy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6000 (81%)</text:p>
          </table:table-cell>
          <table:table-cell table:formula="of:=[.D22]/6000" office:value-type="float" office:value="0.814" calcext:value-type="float">
            <text:p>0,8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7, Accuracy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6000 (82%)</text:p>
          </table:table-cell>
          <table:table-cell table:formula="of:=[.D23]/6000" office:value-type="float" office:value="0.815666666666667" calcext:value-type="float">
            <text:p>0,815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84, Accuracy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6000 (82%)</text:p>
          </table:table-cell>
          <table:table-cell table:formula="of:=[.D24]/6000" office:value-type="float" office:value="0.821666666666667" calcext:value-type="float">
            <text:p>0,82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19, Accuracy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6000 (84%)</text:p>
          </table:table-cell>
          <table:table-cell table:formula="of:=[.D25]/6000" office:value-type="float" office:value="0.839833333333333" calcext:value-type="float">
            <text:p>0,83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7, Accuracy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6000 (84%)</text:p>
          </table:table-cell>
          <table:table-cell table:formula="of:=[.D26]/6000" office:value-type="float" office:value="0.835666666666667" calcext:value-type="float">
            <text:p>0,83566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3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77, Accuracy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6000 (78%)</text:p>
          </table:table-cell>
          <table:table-cell table:formula="of:=[.D29]/6000" office:value-type="float" office:value="0.779833333333333" calcext:value-type="float">
            <text:p>0,77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1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30]/6000" office:value-type="float" office:value="0.820333333333333" calcext:value-type="float">
            <text:p>0,82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6000 (84%)</text:p>
          </table:table-cell>
          <table:table-cell table:formula="of:=[.D31]/6000" office:value-type="float" office:value="0.835833333333333" calcext:value-type="float">
            <text:p>0,835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8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32]/6000" office:value-type="float" office:value="0.825333333333333" calcext:value-type="float">
            <text:p>0,825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0, Accuracy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6000 (83%)</text:p>
          </table:table-cell>
          <table:table-cell table:formula="of:=[.D33]/6000" office:value-type="float" office:value="0.831666666666667" calcext:value-type="float">
            <text:p>0,83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2, Accuracy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6000 (84%)</text:p>
          </table:table-cell>
          <table:table-cell table:formula="of:=[.D34]/6000" office:value-type="float" office:value="0.8415" calcext:value-type="float">
            <text:p>0,8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73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35]/6000" office:value-type="float" office:value="0.841333333333333" calcext:value-type="float">
            <text:p>0,841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85, Accuracy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6000 (84%)</text:p>
          </table:table-cell>
          <table:table-cell table:formula="of:=[.D36]/6000" office:value-type="float" office:value="0.8405" calcext:value-type="float">
            <text:p>0,8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49, Accuracy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6000 (84%)</text:p>
          </table:table-cell>
          <table:table-cell table:formula="of:=[.D37]/6000" office:value-type="float" office:value="0.8415" calcext:value-type="float">
            <text:p>0,8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8, Accuracy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6000 (84%)</text:p>
          </table:table-cell>
          <table:table-cell table:formula="of:=[.D38]/6000" office:value-type="float" office:value="0.8405" calcext:value-type="float">
            <text:p>0,840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4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07, Accuracy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6000 (73%)</text:p>
          </table:table-cell>
          <table:table-cell table:formula="of:=[.D41]/6000" office:value-type="float" office:value="0.7295" calcext:value-type="float">
            <text:p>0,7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91, Accuracy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6000 (80%)</text:p>
          </table:table-cell>
          <table:table-cell table:formula="of:=[.D42]/6000" office:value-type="float" office:value="0.795833333333333" calcext:value-type="float">
            <text:p>0,795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9, Accuracy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6000 (81%)</text:p>
          </table:table-cell>
          <table:table-cell table:formula="of:=[.D43]/6000" office:value-type="float" office:value="0.806333333333333" calcext:value-type="float">
            <text:p>0,806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0, Accuracy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6000 (82%)</text:p>
          </table:table-cell>
          <table:table-cell table:formula="of:=[.D44]/6000" office:value-type="float" office:value="0.824833333333333" calcext:value-type="float">
            <text:p>0,82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3, Accuracy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6000 (81%)</text:p>
          </table:table-cell>
          <table:table-cell table:formula="of:=[.D45]/6000" office:value-type="float" office:value="0.814" calcext:value-type="float">
            <text:p>0,8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71, Accuracy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6000 (81%)</text:p>
          </table:table-cell>
          <table:table-cell table:formula="of:=[.D46]/6000" office:value-type="float" office:value="0.807333333333333" calcext:value-type="float">
            <text:p>0,807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55, Accuracy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6000 (83%)</text:p>
          </table:table-cell>
          <table:table-cell table:formula="of:=[.D47]/6000" office:value-type="float" office:value="0.826666666666667" calcext:value-type="float">
            <text:p>0,826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48]/6000" office:value-type="float" office:value="0.831833333333333" calcext:value-type="float">
            <text:p>0,83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71, Accuracy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6000 (83%)</text:p>
          </table:table-cell>
          <table:table-cell table:formula="of:=[.D49]/6000" office:value-type="float" office:value="0.827666666666667" calcext:value-type="float">
            <text:p>0,82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20, Accuracy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6000 (83%)</text:p>
          </table:table-cell>
          <table:table-cell table:formula="of:=[.D50]/6000" office:value-type="float" office:value="0.832166666666667" calcext:value-type="float">
            <text:p>0,83216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5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68, Accuracy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6000 (77%)</text:p>
          </table:table-cell>
          <table:table-cell table:formula="of:=[.D53]/6000" office:value-type="float" office:value="0.768833333333333" calcext:value-type="float">
            <text:p>0,76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17, Accuracy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6000 (76%)</text:p>
          </table:table-cell>
          <table:table-cell table:formula="of:=[.D54]/6000" office:value-type="float" office:value="0.759166666666667" calcext:value-type="float">
            <text:p>0,759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71, Accuracy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6000 (80%)</text:p>
          </table:table-cell>
          <table:table-cell table:formula="of:=[.D55]/6000" office:value-type="float" office:value="0.804166666666667" calcext:value-type="float">
            <text:p>0,804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19, Accuracy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6000 (80%)</text:p>
          </table:table-cell>
          <table:table-cell table:formula="of:=[.D56]/6000" office:value-type="float" office:value="0.803333333333333" calcext:value-type="float">
            <text:p>0,8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0, Accuracy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6000 (78%)</text:p>
          </table:table-cell>
          <table:table-cell table:formula="of:=[.D57]/6000" office:value-type="float" office:value="0.782833333333333" calcext:value-type="float">
            <text:p>0,782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5, Accuracy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6000 (81%)</text:p>
          </table:table-cell>
          <table:table-cell table:formula="of:=[.D58]/6000" office:value-type="float" office:value="0.812333333333333" calcext:value-type="float">
            <text:p>0,812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90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59]/6000" office:value-type="float" office:value="0.820333333333333" calcext:value-type="float">
            <text:p>0,82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0, Accuracy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6000 (83%)</text:p>
          </table:table-cell>
          <table:table-cell table:formula="of:=[.D60]/6000" office:value-type="float" office:value="0.828" calcext:value-type="float">
            <text:p>0,8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5, Accuracy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6000 (82%)</text:p>
          </table:table-cell>
          <table:table-cell table:formula="of:=[.D61]/6000" office:value-type="float" office:value="0.823666666666667" calcext:value-type="float">
            <text:p>0,823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6, Accuracy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6000 (82%)</text:p>
          </table:table-cell>
          <table:table-cell table:formula="of:=[.D62]/6000" office:value-type="float" office:value="0.823333333333333" calcext:value-type="float">
            <text:p>0,82333333333333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6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5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65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7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66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5, Accuracy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6000 (10%)</text:p>
          </table:table-cell>
          <table:table-cell table:formula="of:=[.D67]/6000" office:value-type="float" office:value="0.103166666666667" calcext:value-type="float">
            <text:p>0,103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9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68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9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69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6000 (10%)</text:p>
          </table:table-cell>
          <table:table-cell table:formula="of:=[.D70]/6000" office:value-type="float" office:value="0.0953333333333333" calcext:value-type="float">
            <text:p>0,095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3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71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7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72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3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73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1, Accuracy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6000 (10%)</text:p>
          </table:table-cell>
          <table:table-cell table:formula="of:=[.D74]/6000" office:value-type="float" office:value="0.096" calcext:value-type="float">
            <text:p>0,09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7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575, Accuracy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6000 (62%)</text:p>
          </table:table-cell>
          <table:table-cell table:formula="of:=[.D77]/6000" office:value-type="float" office:value="0.619" calcext:value-type="float">
            <text:p>0,6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21, Accuracy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6000 (65%)</text:p>
          </table:table-cell>
          <table:table-cell table:formula="of:=[.D78]/6000" office:value-type="float" office:value="0.652333333333333" calcext:value-type="float">
            <text:p>0,652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52, Accuracy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6000 (67%)</text:p>
          </table:table-cell>
          <table:table-cell table:formula="of:=[.D79]/6000" office:value-type="float" office:value="0.665166666666667" calcext:value-type="float">
            <text:p>0,665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93, Accuracy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6000 (75%)</text:p>
          </table:table-cell>
          <table:table-cell table:formula="of:=[.D80]/6000" office:value-type="float" office:value="0.747" calcext:value-type="float">
            <text:p>0,7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72, Accuracy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6000 (76%)</text:p>
          </table:table-cell>
          <table:table-cell table:formula="of:=[.D81]/6000" office:value-type="float" office:value="0.756666666666667" calcext:value-type="float">
            <text:p>0,756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02, Accuracy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6000 (73%)</text:p>
          </table:table-cell>
          <table:table-cell table:formula="of:=[.D82]/6000" office:value-type="float" office:value="0.734166666666667" calcext:value-type="float">
            <text:p>0,734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26, Accuracy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6000 (76%)</text:p>
          </table:table-cell>
          <table:table-cell table:formula="of:=[.D83]/6000" office:value-type="float" office:value="0.763333333333333" calcext:value-type="float">
            <text:p>0,76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603, Accuracy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6000 (77%)</text:p>
          </table:table-cell>
          <table:table-cell table:formula="of:=[.D84]/6000" office:value-type="float" office:value="0.769666666666667" calcext:value-type="float">
            <text:p>0,769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09, Accuracy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6000 (79%)</text:p>
          </table:table-cell>
          <table:table-cell table:formula="of:=[.D85]/6000" office:value-type="float" office:value="0.787666666666667" calcext:value-type="float">
            <text:p>0,78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84, Accuracy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6000 (77%)</text:p>
          </table:table-cell>
          <table:table-cell table:formula="of:=[.D86]/6000" office:value-type="float" office:value="0.7715" calcext:value-type="float">
            <text:p>0,771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8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10, Accuracy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6000 (69%)</text:p>
          </table:table-cell>
          <table:table-cell table:formula="of:=[.D89]/6000" office:value-type="float" office:value="0.691666666666667" calcext:value-type="float">
            <text:p>0,69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84, Accuracy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6000 (71%)</text:p>
          </table:table-cell>
          <table:table-cell table:formula="of:=[.D90]/6000" office:value-type="float" office:value="0.708833333333333" calcext:value-type="float">
            <text:p>0,70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324, Accuracy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6000 (77%)</text:p>
          </table:table-cell>
          <table:table-cell table:formula="of:=[.D91]/6000" office:value-type="float" office:value="0.772666666666667" calcext:value-type="float">
            <text:p>0,772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09, Accuracy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6000 (80%)</text:p>
          </table:table-cell>
          <table:table-cell table:formula="of:=[.D92]/6000" office:value-type="float" office:value="0.800333333333333" calcext:value-type="float">
            <text:p>0,80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01, Accuracy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6000 (78%)</text:p>
          </table:table-cell>
          <table:table-cell table:formula="of:=[.D93]/6000" office:value-type="float" office:value="0.776" calcext:value-type="float">
            <text:p>0,7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00, Accuracy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6000 (80%)</text:p>
          </table:table-cell>
          <table:table-cell table:formula="of:=[.D94]/6000" office:value-type="float" office:value="0.801833333333333" calcext:value-type="float">
            <text:p>0,80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02, Accuracy</text:p>
          </table:table-cell>
          <table:table-cell office:value-type="float" office:value="4856" calcext:value-type="float">
            <text:p>4856</text:p>
          </table:table-cell>
          <table:table-cell office:value-type="string" calcext:value-type="string">
            <text:p>6000 (81%)</text:p>
          </table:table-cell>
          <table:table-cell table:formula="of:=[.D95]/6000" office:value-type="float" office:value="0.809333333333333" calcext:value-type="float">
            <text:p>0,809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84, Accuracy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6000 (79%)</text:p>
          </table:table-cell>
          <table:table-cell table:formula="of:=[.D96]/6000" office:value-type="float" office:value="0.789833333333333" calcext:value-type="float">
            <text:p>0,78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91, Accuracy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6000 (79%)</text:p>
          </table:table-cell>
          <table:table-cell table:formula="of:=[.D97]/6000" office:value-type="float" office:value="0.789" calcext:value-type="float">
            <text:p>0,7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94, Accuracy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6000 (82%)</text:p>
          </table:table-cell>
          <table:table-cell table:formula="of:=[.D98]/6000" office:value-type="float" office:value="0.815" calcext:value-type="float">
            <text:p>0,81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9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4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101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0, Accurac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6000 (10%)</text:p>
          </table:table-cell>
          <table:table-cell table:formula="of:=[.D102]/6000" office:value-type="float" office:value="0.0975" calcext:value-type="float">
            <text:p>0,0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8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103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7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104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3, Accuracy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6000 (10%)</text:p>
          </table:table-cell>
          <table:table-cell table:formula="of:=[.D105]/6000" office:value-type="float" office:value="0.104833333333333" calcext:value-type="float">
            <text:p>0,10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6, Accurac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6000 (10%)</text:p>
          </table:table-cell>
          <table:table-cell table:formula="of:=[.D106]/6000" office:value-type="float" office:value="0.0975" calcext:value-type="float">
            <text:p>0,0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0, Accuracy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6000 (10%)</text:p>
          </table:table-cell>
          <table:table-cell table:formula="of:=[.D107]/6000" office:value-type="float" office:value="0.103833333333333" calcext:value-type="float">
            <text:p>0,103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6000 (10%)</text:p>
          </table:table-cell>
          <table:table-cell table:formula="of:=[.D108]/6000" office:value-type="float" office:value="0.095" calcext:value-type="float">
            <text:p>0,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109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9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110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10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923, Accuracy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6000 (64%)</text:p>
          </table:table-cell>
          <table:table-cell table:formula="of:=[.D113]/6000" office:value-type="float" office:value="0.636833333333333" calcext:value-type="float">
            <text:p>0,636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92, Accuracy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6000 (68%)</text:p>
          </table:table-cell>
          <table:table-cell table:formula="of:=[.D114]/6000" office:value-type="float" office:value="0.680333333333333" calcext:value-type="float">
            <text:p>0,68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124, Accuracy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6000 (62%)</text:p>
          </table:table-cell>
          <table:table-cell table:formula="of:=[.D115]/6000" office:value-type="float" office:value="0.617666666666667" calcext:value-type="float">
            <text:p>0,61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98, Accuracy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6000 (67%)</text:p>
          </table:table-cell>
          <table:table-cell table:formula="of:=[.D116]/6000" office:value-type="float" office:value="0.669666666666667" calcext:value-type="float">
            <text:p>0,669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34, Accuracy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6000 (69%)</text:p>
          </table:table-cell>
          <table:table-cell table:formula="of:=[.D117]/6000" office:value-type="float" office:value="0.694833333333333" calcext:value-type="float">
            <text:p>0,69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958, Accuracy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6000 (54%)</text:p>
          </table:table-cell>
          <table:table-cell table:formula="of:=[.D118]/6000" office:value-type="float" office:value="0.544666666666667" calcext:value-type="float">
            <text:p>0,544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75, Accuracy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6000 (69%)</text:p>
          </table:table-cell>
          <table:table-cell table:formula="of:=[.D119]/6000" office:value-type="float" office:value="0.688833333333333" calcext:value-type="float">
            <text:p>0,68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098, Accuracy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6000 (62%)</text:p>
          </table:table-cell>
          <table:table-cell table:formula="of:=[.D120]/6000" office:value-type="float" office:value="0.615" calcext:value-type="float">
            <text:p>0,6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46, Accuracy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6000 (68%)</text:p>
          </table:table-cell>
          <table:table-cell table:formula="of:=[.D121]/6000" office:value-type="float" office:value="0.677833333333333" calcext:value-type="float">
            <text:p>0,677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471, Accuracy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6000 (72%)</text:p>
          </table:table-cell>
          <table:table-cell table:formula="of:=[.D122]/6000" office:value-type="float" office:value="0.721" calcext:value-type="float">
            <text:p>0,721</text:p>
          </table:table-cell>
          <table:table-cell table:number-columns-repeated="11"/>
        </table:table-row>
      </table:table>
      <table:table table:name="Sig-NLayer-lr=0.0001" table:style-name="ta1">
        <table:shapes>
          <draw:frame draw:z-index="0" draw:style-name="gr1" draw:text-style-name="P1" svg:width="310.06mm" svg:height="174.4mm" svg:x="154.94mm" svg:y="282.71mm">
            <loext:p/>
            <draw:object draw:notify-on-update-of-ranges="'Sig-NLayer-lr=0.0001'.H6:'Sig-NLayer-lr=0.0001'.H55 'Sig-NLayer-lr=0.0001'.I5:'Sig-NLayer-lr=0.0001'.I5 'Sig-NLayer-lr=0.0001'.I6:'Sig-NLayer-lr=0.0001'.I55 'Sig-NLayer-lr=0.0001'.H6:'Sig-NLayer-lr=0.0001'.H55 'Sig-NLayer-lr=0.0001'.J5:'Sig-NLayer-lr=0.0001'.J5 'Sig-NLayer-lr=0.0001'.J6:'Sig-NLayer-lr=0.0001'.J55 'Sig-NLayer-lr=0.0001'.H6:'Sig-NLayer-lr=0.0001'.H55 'Sig-NLayer-lr=0.0001'.K5:'Sig-NLayer-lr=0.0001'.K5 'Sig-NLayer-lr=0.0001'.K6:'Sig-NLayer-lr=0.0001'.K55 'Sig-NLayer-lr=0.0001'.H6:'Sig-NLayer-lr=0.0001'.H55 'Sig-NLayer-lr=0.0001'.L5:'Sig-NLayer-lr=0.0001'.L5 'Sig-NLayer-lr=0.0001'.L6:'Sig-NLayer-lr=0.0001'.L55 'Sig-NLayer-lr=0.0001'.H6:'Sig-NLayer-lr=0.0001'.H55 'Sig-NLayer-lr=0.0001'.M5:'Sig-NLayer-lr=0.0001'.M5 'Sig-NLayer-lr=0.0001'.M6:'Sig-NLayer-lr=0.0001'.M55 'Sig-NLayer-lr=0.0001'.H6:'Sig-NLayer-lr=0.0001'.H55 'Sig-NLayer-lr=0.0001'.N5:'Sig-NLayer-lr=0.0001'.N5 'Sig-NLayer-lr=0.0001'.N6:'Sig-NLayer-lr=0.0001'.N55 'Sig-NLayer-lr=0.0001'.H6:'Sig-NLayer-lr=0.0001'.H55 'Sig-NLayer-lr=0.0001'.O5:'Sig-NLayer-lr=0.0001'.O5 'Sig-NLayer-lr=0.0001'.O6:'Sig-NLayer-lr=0.0001'.O5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310.06mm" svg:height="174.4mm" svg:x="158.05mm" svg:y="478.64mm">
            <loext:p/>
            <draw:object draw:notify-on-update-of-ranges="'Sig-NLayer-lr=0.0001'.H6:'Sig-NLayer-lr=0.0001'.H55 'Sig-NLayer-lr=0.0001'.I5:'Sig-NLayer-lr=0.0001'.I5 'Sig-NLayer-lr=0.0001'.I6:'Sig-NLayer-lr=0.0001'.I55 'Sig-NLayer-lr=0.0001'.H6:'Sig-NLayer-lr=0.0001'.H55 'Sig-NLayer-lr=0.0001'.J5:'Sig-NLayer-lr=0.0001'.J5 'Sig-NLayer-lr=0.0001'.J6:'Sig-NLayer-lr=0.0001'.J55 'Sig-NLayer-lr=0.0001'.H6:'Sig-NLayer-lr=0.0001'.H55 'Sig-NLayer-lr=0.0001'.K5:'Sig-NLayer-lr=0.0001'.K5 'Sig-NLayer-lr=0.0001'.K6:'Sig-NLayer-lr=0.0001'.K55 'Sig-NLayer-lr=0.0001'.H6:'Sig-NLayer-lr=0.0001'.H55 'Sig-NLayer-lr=0.0001'.L5:'Sig-NLayer-lr=0.0001'.L5 'Sig-NLayer-lr=0.0001'.L6:'Sig-NLayer-lr=0.0001'.L55 'Sig-NLayer-lr=0.0001'.H6:'Sig-NLayer-lr=0.0001'.H55 'Sig-NLayer-lr=0.0001'.M5:'Sig-NLayer-lr=0.0001'.M5 'Sig-NLayer-lr=0.0001'.M6:'Sig-NLayer-lr=0.0001'.M55 'Sig-NLayer-lr=0.0001'.H6:'Sig-NLayer-lr=0.0001'.H55 'Sig-NLayer-lr=0.0001'.N5:'Sig-NLayer-lr=0.0001'.N5 'Sig-NLayer-lr=0.0001'.N6:'Sig-NLayer-lr=0.0001'.N55 'Sig-NLayer-lr=0.0001'.H6:'Sig-NLayer-lr=0.0001'.H55 'Sig-NLayer-lr=0.0001'.O5:'Sig-NLayer-lr=0.0001'.O5 'Sig-NLayer-lr=0.0001'.O6:'Sig-NLayer-lr=0.0001'.O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LR=0,0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98, Accuracy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6000 (79%)</text:p>
          </table:table-cell>
          <table:table-cell table:formula="of:=[.D5]/6000" office:value-type="float" office:value="0.790166666666667" calcext:value-type="float">
            <text:p>0,7901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64, Accuracy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6000 (83%)</text:p>
          </table:table-cell>
          <table:table-cell table:formula="of:=[.D6]/6000" office:value-type="float" office:value="0.826666666666667" calcext:value-type="float">
            <text:p>0,826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0166666666667" calcext:value-type="float">
            <text:p>0,790166666666667</text:p>
          </table:table-cell>
          <table:table-cell office:value-type="float" office:value="0.764" calcext:value-type="float">
            <text:p>0,764</text:p>
          </table:table-cell>
          <table:table-cell office:value-type="float" office:value="0.630666666666667" calcext:value-type="float">
            <text:p>0,630666666666667</text:p>
          </table:table-cell>
          <table:table-cell office:value-type="float" office:value="0.402333333333333" calcext:value-type="float">
            <text:p>0,402333333333333</text:p>
          </table:table-cell>
          <table:table-cell office:value-type="float" office:value="0.0956666666666667" calcext:value-type="float">
            <text:p>0,095666666666667</text:p>
          </table:table-cell>
          <table:table-cell table:number-columns-repeated="2" office:value-type="float" office:value="0.0948333333333333" calcext:value-type="float">
            <text:p>0,094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1, Accuracy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6000 (84%)</text:p>
          </table:table-cell>
          <table:table-cell table:formula="of:=[.D7]/6000" office:value-type="float" office:value="0.8375" calcext:value-type="float">
            <text:p>0,8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6666666666667" calcext:value-type="float">
            <text:p>0,826666666666667</text:p>
          </table:table-cell>
          <table:table-cell office:value-type="float" office:value="0.818666666666667" calcext:value-type="float">
            <text:p>0,818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0.734833333333333" calcext:value-type="float">
            <text:p>0,734833333333333</text:p>
          </table:table-cell>
          <table:table-cell office:value-type="float" office:value="0.2925" calcext:value-type="float">
            <text:p>0,2925</text:p>
          </table:table-cell>
          <table:table-cell office:value-type="float" office:value="0.0948333333333333" calcext:value-type="float">
            <text:p>0,094833333333333</text:p>
          </table:table-cell>
          <table:table-cell office:value-type="float" office:value="0.0998333333333333" calcext:value-type="float">
            <text:p>0,099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90, Accuracy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6000 (85%)</text:p>
          </table:table-cell>
          <table:table-cell table:formula="of:=[.D8]/6000" office:value-type="float" office:value="0.848" calcext:value-type="float">
            <text:p>0,8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8335" calcext:value-type="float">
            <text:p>0,8335</text:p>
          </table:table-cell>
          <table:table-cell office:value-type="float" office:value="0.797166666666667" calcext:value-type="float">
            <text:p>0,797166666666667</text:p>
          </table:table-cell>
          <table:table-cell office:value-type="float" office:value="0.792166666666667" calcext:value-type="float">
            <text:p>0,792166666666667</text:p>
          </table:table-cell>
          <table:table-cell office:value-type="float" office:value="0.553833333333333" calcext:value-type="float">
            <text:p>0,553833333333333</text:p>
          </table:table-cell>
          <table:table-cell office:value-type="float" office:value="0.0988333333333333" calcext:value-type="float">
            <text:p>0,098833333333333</text:p>
          </table:table-cell>
          <table:table-cell office:value-type="float" office:value="0.0976666666666667" calcext:value-type="float">
            <text:p>0,097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8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9]/6000" office:value-type="float" office:value="0.850333333333333" calcext:value-type="float">
            <text:p>0,850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445" calcext:value-type="float">
            <text:p>0,8445</text:p>
          </table:table-cell>
          <table:table-cell office:value-type="float" office:value="0.825333333333333" calcext:value-type="float">
            <text:p>0,825333333333333</text:p>
          </table:table-cell>
          <table:table-cell office:value-type="float" office:value="0.823666666666667" calcext:value-type="float">
            <text:p>0,823666666666667</text:p>
          </table:table-cell>
          <table:table-cell office:value-type="float" office:value="0.624666666666667" calcext:value-type="float">
            <text:p>0,624666666666667</text:p>
          </table:table-cell>
          <table:table-cell office:value-type="float" office:value="0.102833333333333" calcext:value-type="float">
            <text:p>0,102833333333333</text:p>
          </table:table-cell>
          <table:table-cell office:value-type="float" office:value="0.102333333333333" calcext:value-type="float">
            <text:p>0,102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13, Accuracy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6000 (85%)</text:p>
          </table:table-cell>
          <table:table-cell table:formula="of:=[.D10]/6000" office:value-type="float" office:value="0.853833333333333" calcext:value-type="float">
            <text:p>0,853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50333333333333" calcext:value-type="float">
            <text:p>0,850333333333333</text:p>
          </table:table-cell>
          <table:table-cell office:value-type="float" office:value="0.849333333333333" calcext:value-type="float">
            <text:p>0,849333333333333</text:p>
          </table:table-cell>
          <table:table-cell office:value-type="float" office:value="0.8435" calcext:value-type="float">
            <text:p>0,8435</text:p>
          </table:table-cell>
          <table:table-cell office:value-type="float" office:value="0.839666666666667" calcext:value-type="float">
            <text:p>0,839666666666667</text:p>
          </table:table-cell>
          <table:table-cell office:value-type="float" office:value="0.753666666666667" calcext:value-type="float">
            <text:p>0,753666666666667</text:p>
          </table:table-cell>
          <table:table-cell office:value-type="float" office:value="0.217166666666667" calcext:value-type="float">
            <text:p>0,217166666666667</text:p>
          </table:table-cell>
          <table:table-cell office:value-type="float" office:value="0.0998333333333333" calcext:value-type="float">
            <text:p>0,099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0, Accuracy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6000 (86%)</text:p>
          </table:table-cell>
          <table:table-cell table:formula="of:=[.D11]/6000" office:value-type="float" office:value="0.859166666666667" calcext:value-type="float">
            <text:p>0,859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53833333333333" calcext:value-type="float">
            <text:p>0,853833333333333</text:p>
          </table:table-cell>
          <table:table-cell office:value-type="float" office:value="0.857" calcext:value-type="float">
            <text:p>0,857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8465" calcext:value-type="float">
            <text:p>0,8465</text:p>
          </table:table-cell>
          <table:table-cell office:value-type="float" office:value="0.785166666666667" calcext:value-type="float">
            <text:p>0,785166666666667</text:p>
          </table:table-cell>
          <table:table-cell office:value-type="float" office:value="0.447" calcext:value-type="float">
            <text:p>0,447</text:p>
          </table:table-cell>
          <table:table-cell office:value-type="float" office:value="0.309166666666667" calcext:value-type="float">
            <text:p>0,309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3, Accuracy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59833333333333" calcext:value-type="float">
            <text:p>0,8598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9166666666667" calcext:value-type="float">
            <text:p>0,859166666666667</text:p>
          </table:table-cell>
          <table:table-cell office:value-type="float" office:value="0.861166666666667" calcext:value-type="float">
            <text:p>0,861166666666667</text:p>
          </table:table-cell>
          <table:table-cell office:value-type="float" office:value="0.856333333333333" calcext:value-type="float">
            <text:p>0,856333333333333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794666666666667" calcext:value-type="float">
            <text:p>0,794666666666667</text:p>
          </table:table-cell>
          <table:table-cell office:value-type="float" office:value="0.543" calcext:value-type="float">
            <text:p>0,543</text:p>
          </table:table-cell>
          <table:table-cell office:value-type="float" office:value="0.458333333333333" calcext:value-type="float">
            <text:p>0,45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9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2833333333333" calcext:value-type="float">
            <text:p>0,86283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59833333333333" calcext:value-type="float">
            <text:p>0,859833333333333</text:p>
          </table:table-cell>
          <table:table-cell office:value-type="float" office:value="0.863666666666667" calcext:value-type="float">
            <text:p>0,863666666666667</text:p>
          </table:table-cell>
          <table:table-cell office:value-type="float" office:value="0.8595" calcext:value-type="float">
            <text:p>0,8595</text:p>
          </table:table-cell>
          <table:table-cell office:value-type="float" office:value="0.862166666666667" calcext:value-type="float">
            <text:p>0,862166666666667</text:p>
          </table:table-cell>
          <table:table-cell office:value-type="float" office:value="0.816666666666667" calcext:value-type="float">
            <text:p>0,816666666666667</text:p>
          </table:table-cell>
          <table:table-cell office:value-type="float" office:value="0.601" calcext:value-type="float">
            <text:p>0,601</text:p>
          </table:table-cell>
          <table:table-cell office:value-type="float" office:value="0.560666666666667" calcext:value-type="float">
            <text:p>0,56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8, Accuracy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6000 (86%)</text:p>
          </table:table-cell>
          <table:table-cell table:formula="of:=[.D14]/6000" office:value-type="float" office:value="0.864" calcext:value-type="float">
            <text:p>0,864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62833333333333" calcext:value-type="float">
            <text:p>0,862833333333333</text:p>
          </table:table-cell>
          <table:table-cell table:style-name="ce20" office:value-type="float" office:value="0.868333333333333" calcext:value-type="float">
            <text:p>0,868333333333333</text:p>
          </table:table-cell>
          <table:table-cell table:style-name="ce20" office:value-type="float" office:value="0.865333333333333" calcext:value-type="float">
            <text:p>0,865333333333333</text:p>
          </table:table-cell>
          <table:table-cell table:style-name="ce20" office:value-type="float" office:value="0.863" calcext:value-type="float">
            <text:p>0,863</text:p>
          </table:table-cell>
          <table:table-cell table:style-name="ce20" office:value-type="float" office:value="0.828166666666667" calcext:value-type="float">
            <text:p>0,828166666666667</text:p>
          </table:table-cell>
          <table:table-cell table:style-name="ce20" office:value-type="float" office:value="0.601833333333333" calcext:value-type="float">
            <text:p>0,601833333333333</text:p>
          </table:table-cell>
          <table:table-cell table:style-name="ce20" office:value-type="float" office:value="0.6215" calcext:value-type="float">
            <text:p>0,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9, Accurac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6000 (87%)</text:p>
          </table:table-cell>
          <table:table-cell table:formula="of:=[.D15]/6000" office:value-type="float" office:value="0.868166666666667" calcext:value-type="float">
            <text:p>0,86816666666666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864" calcext:value-type="float">
            <text:p>0,864</text:p>
          </table:table-cell>
          <table:table-cell table:style-name="ce20" office:value-type="float" office:value="0.8685" calcext:value-type="float">
            <text:p>0,8685</text:p>
          </table:table-cell>
          <table:table-cell table:style-name="ce20" office:value-type="float" office:value="0.869" calcext:value-type="float">
            <text:p>0,869</text:p>
          </table:table-cell>
          <table:table-cell table:style-name="ce20" office:value-type="float" office:value="0.869166666666667" calcext:value-type="float">
            <text:p>0,869166666666667</text:p>
          </table:table-cell>
          <table:table-cell table:style-name="ce20" office:value-type="float" office:value="0.8335" calcext:value-type="float">
            <text:p>0,8335</text:p>
          </table:table-cell>
          <table:table-cell table:style-name="ce20" office:value-type="float" office:value="0.618" calcext:value-type="float">
            <text:p>0,618</text:p>
          </table:table-cell>
          <table:table-cell table:style-name="ce20" office:value-type="float" office:value="0.689" calcext:value-type="float">
            <text:p>0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3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67666666666667" calcext:value-type="float">
            <text:p>0,86766666666666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68166666666667" calcext:value-type="float">
            <text:p>0,868166666666667</text:p>
          </table:table-cell>
          <table:table-cell table:style-name="ce20" office:value-type="float" office:value="0.871" calcext:value-type="float">
            <text:p>0,871</text:p>
          </table:table-cell>
          <table:table-cell table:style-name="ce20" office:value-type="float" office:value="0.873833333333333" calcext:value-type="float">
            <text:p>0,873833333333333</text:p>
          </table:table-cell>
          <table:table-cell table:style-name="ce20" office:value-type="float" office:value="0.873666666666667" calcext:value-type="float">
            <text:p>0,873666666666667</text:p>
          </table:table-cell>
          <table:table-cell table:style-name="ce20" office:value-type="float" office:value="0.841333333333333" calcext:value-type="float">
            <text:p>0,841333333333333</text:p>
          </table:table-cell>
          <table:table-cell table:style-name="ce20" office:value-type="float" office:value="0.643833333333333" calcext:value-type="float">
            <text:p>0,643833333333333</text:p>
          </table:table-cell>
          <table:table-cell table:style-name="ce20" office:value-type="float" office:value="0.778" calcext:value-type="float">
            <text:p>0,778</text:p>
          </table:table-cell>
          <table:table-cell table:style-name="ce18"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4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17]/6000" office:value-type="float" office:value="0.871333333333333" calcext:value-type="float">
            <text:p>0,8713333333333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67666666666667" calcext:value-type="float">
            <text:p>0,867666666666667</text:p>
          </table:table-cell>
          <table:table-cell table:style-name="ce20" office:value-type="float" office:value="0.871666666666667" calcext:value-type="float">
            <text:p>0,871666666666667</text:p>
          </table:table-cell>
          <table:table-cell table:style-name="ce20" office:value-type="float" office:value="0.8715" calcext:value-type="float">
            <text:p>0,8715</text:p>
          </table:table-cell>
          <table:table-cell table:style-name="ce20" office:value-type="float" office:value="0.873666666666667" calcext:value-type="float">
            <text:p>0,873666666666667</text:p>
          </table:table-cell>
          <table:table-cell table:style-name="ce20" office:value-type="float" office:value="0.842333333333333" calcext:value-type="float">
            <text:p>0,842333333333333</text:p>
          </table:table-cell>
          <table:table-cell table:style-name="ce20" office:value-type="float" office:value="0.636833333333333" calcext:value-type="float">
            <text:p>0,636833333333333</text:p>
          </table:table-cell>
          <table:table-cell table:style-name="ce20" office:value-type="float" office:value="0.797" calcext:value-type="float">
            <text:p>0,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8, Accuracy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6000 (87%)</text:p>
          </table:table-cell>
          <table:table-cell table:formula="of:=[.D18]/6000" office:value-type="float" office:value="0.8735" calcext:value-type="float">
            <text:p>0,87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871333333333333" calcext:value-type="float">
            <text:p>0,871333333333333</text:p>
          </table:table-cell>
          <table:table-cell table:style-name="ce20" office:value-type="float" office:value="0.874166666666667" calcext:value-type="float">
            <text:p>0,874166666666667</text:p>
          </table:table-cell>
          <table:table-cell table:number-columns-repeated="2" table:style-name="ce20" office:value-type="float" office:value="0.8785" calcext:value-type="float">
            <text:p>0,8785</text:p>
          </table:table-cell>
          <table:table-cell table:style-name="ce20" office:value-type="float" office:value="0.850333333333333" calcext:value-type="float">
            <text:p>0,850333333333333</text:p>
          </table:table-cell>
          <table:table-cell table:style-name="ce20" office:value-type="float" office:value="0.6455" calcext:value-type="float">
            <text:p>0,6455</text:p>
          </table:table-cell>
          <table:table-cell table:style-name="ce20" office:value-type="float" office:value="0.8075" calcext:value-type="float">
            <text:p>0,8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19]/6000" office:value-type="float" office:value="0.871166666666667" calcext:value-type="float">
            <text:p>0,87116666666666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8735" calcext:value-type="float">
            <text:p>0,8735</text:p>
          </table:table-cell>
          <table:table-cell table:style-name="ce20" office:value-type="float" office:value="0.876666666666667" calcext:value-type="float">
            <text:p>0,876666666666667</text:p>
          </table:table-cell>
          <table:table-cell table:style-name="ce20" office:value-type="float" office:value="0.874666666666667" calcext:value-type="float">
            <text:p>0,874666666666667</text:p>
          </table:table-cell>
          <table:table-cell table:style-name="ce20" office:value-type="float" office:value="0.871833333333333" calcext:value-type="float">
            <text:p>0,871833333333333</text:p>
          </table:table-cell>
          <table:table-cell table:style-name="ce20" office:value-type="float" office:value="0.846666666666667" calcext:value-type="float">
            <text:p>0,846666666666667</text:p>
          </table:table-cell>
          <table:table-cell table:style-name="ce20" office:value-type="float" office:value="0.646833333333333" calcext:value-type="float">
            <text:p>0,646833333333333</text:p>
          </table:table-cell>
          <table:table-cell table:style-name="ce20" office:value-type="float" office:value="0.777166666666667" calcext:value-type="float">
            <text:p>0,777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5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20]/6000" office:value-type="float" office:value="0.876666666666667" calcext:value-type="float">
            <text:p>0,8766666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77" calcext:value-type="float">
            <text:p>0,87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9833333333333" calcext:value-type="float">
            <text:p>0,879833333333333</text:p>
          </table:table-cell>
          <table:table-cell office:value-type="float" office:value="0.856" calcext:value-type="float">
            <text:p>0,856</text:p>
          </table:table-cell>
          <table:table-cell office:value-type="float" office:value="0.650333333333333" calcext:value-type="float">
            <text:p>0,650333333333333</text:p>
          </table:table-cell>
          <table:table-cell office:value-type="float" office:value="0.817333333333333" calcext:value-type="float">
            <text:p>0,817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6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1]/6000" office:value-type="float" office:value="0.875833333333333" calcext:value-type="float">
            <text:p>0,875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6666666666667" calcext:value-type="float">
            <text:p>0,876666666666667</text:p>
          </table:table-cell>
          <table:table-cell office:value-type="float" office:value="0.877666666666667" calcext:value-type="float">
            <text:p>0,877666666666667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81333333333333" calcext:value-type="float">
            <text:p>0,881333333333333</text:p>
          </table:table-cell>
          <table:table-cell office:value-type="float" office:value="0.854166666666667" calcext:value-type="float">
            <text:p>0,854166666666667</text:p>
          </table:table-cell>
          <table:table-cell office:value-type="float" office:value="0.659166666666667" calcext:value-type="float">
            <text:p>0,659166666666667</text:p>
          </table:table-cell>
          <table:table-cell office:value-type="float" office:value="0.818666666666667" calcext:value-type="float">
            <text:p>0,818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4, Accuracy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5333333333333" calcext:value-type="float">
            <text:p>0,87533333333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79333333333333" calcext:value-type="float">
            <text:p>0,879333333333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2833333333333" calcext:value-type="float">
            <text:p>0,862833333333333</text:p>
          </table:table-cell>
          <table:table-cell office:value-type="float" office:value="0.661166666666667" calcext:value-type="float">
            <text:p>0,661166666666667</text:p>
          </table:table-cell>
          <table:table-cell office:value-type="float" office:value="0.824166666666667" calcext:value-type="float">
            <text:p>0,82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23]/6000" office:value-type="float" office:value="0.871166666666667" calcext:value-type="float">
            <text:p>0,8711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75333333333333" calcext:value-type="float">
            <text:p>0,87533333333333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663833333333333" calcext:value-type="float">
            <text:p>0,663833333333333</text:p>
          </table:table-cell>
          <table:table-cell office:value-type="float" office:value="0.825333333333333" calcext:value-type="float">
            <text:p>0,825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6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24]/6000" office:value-type="float" office:value="0.8785" calcext:value-type="float">
            <text:p>0,87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87166666666667" calcext:value-type="float">
            <text:p>0,887166666666667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662666666666667" calcext:value-type="float">
            <text:p>0,662666666666667</text:p>
          </table:table-cell>
          <table:table-cell office:value-type="float" office:value="0.826833333333333" calcext:value-type="float">
            <text:p>0,826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4, Accuracy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79666666666667" calcext:value-type="float">
            <text:p>0,8796666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785" calcext:value-type="float">
            <text:p>0,8785</text:p>
          </table:table-cell>
          <table:table-cell office:value-type="float" office:value="0.880833333333333" calcext:value-type="float">
            <text:p>0,8808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84166666666667" calcext:value-type="float">
            <text:p>0,884166666666667</text:p>
          </table:table-cell>
          <table:table-cell office:value-type="float" office:value="0.8655" calcext:value-type="float">
            <text:p>0,8655</text:p>
          </table:table-cell>
          <table:table-cell office:value-type="float" office:value="0.658" calcext:value-type="float">
            <text:p>0,658</text:p>
          </table:table-cell>
          <table:table-cell office:value-type="float" office:value="0.8255" calcext:value-type="float">
            <text:p>0,8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82166666666667" calcext:value-type="float">
            <text:p>0,88216666666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79666666666667" calcext:value-type="float">
            <text:p>0,879666666666667</text:p>
          </table:table-cell>
          <table:table-cell office:value-type="float" office:value="0.882333333333333" calcext:value-type="float">
            <text:p>0,882333333333333</text:p>
          </table:table-cell>
          <table:table-cell office:value-type="float" office:value="0.881833333333333" calcext:value-type="float">
            <text:p>0,881833333333333</text:p>
          </table:table-cell>
          <table:table-cell office:value-type="float" office:value="0.8855" calcext:value-type="float">
            <text:p>0,8855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657666666666667" calcext:value-type="float">
            <text:p>0,657666666666667</text:p>
          </table:table-cell>
          <table:table-cell office:value-type="float" office:value="0.8335" calcext:value-type="float">
            <text:p>0,8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7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3166666666667" calcext:value-type="float">
            <text:p>0,8831666666666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82166666666667" calcext:value-type="float">
            <text:p>0,882166666666667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7666666666667" calcext:value-type="float">
            <text:p>0,867666666666667</text:p>
          </table:table-cell>
          <table:table-cell office:value-type="float" office:value="0.701" calcext:value-type="float">
            <text:p>0,701</text:p>
          </table:table-cell>
          <table:table-cell office:value-type="float" office:value="0.834833333333333" calcext:value-type="float">
            <text:p>0,834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0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77" calcext:value-type="float">
            <text:p>0,8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83166666666667" calcext:value-type="float">
            <text:p>0,883166666666667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69" calcext:value-type="float">
            <text:p>0,869</text:p>
          </table:table-cell>
          <table:table-cell office:value-type="float" office:value="0.776666666666667" calcext:value-type="float">
            <text:p>0,776666666666667</text:p>
          </table:table-cell>
          <table:table-cell office:value-type="float" office:value="0.8375" calcext:value-type="float">
            <text:p>0,8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29]/6000" office:value-type="float" office:value="0.883833333333333" calcext:value-type="float">
            <text:p>0,88383333333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77" calcext:value-type="float">
            <text:p>0,877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45" calcext:value-type="float">
            <text:p>0,8845</text:p>
          </table:table-cell>
          <table:table-cell office:value-type="float" office:value="0.867" calcext:value-type="float">
            <text:p>0,867</text:p>
          </table:table-cell>
          <table:table-cell office:value-type="float" office:value="0.805166666666667" calcext:value-type="float">
            <text:p>0,805166666666667</text:p>
          </table:table-cell>
          <table:table-cell office:value-type="float" office:value="0.833" calcext:value-type="float">
            <text:p>0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2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30]/6000" office:value-type="float" office:value="0.882" calcext:value-type="float">
            <text:p>0,8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87166666666667" calcext:value-type="float">
            <text:p>0,887166666666667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14833333333333" calcext:value-type="float">
            <text:p>0,814833333333333</text:p>
          </table:table-cell>
          <table:table-cell office:value-type="float" office:value="0.840666666666667" calcext:value-type="float">
            <text:p>0,84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31]/6000" office:value-type="float" office:value="0.883" calcext:value-type="float">
            <text:p>0,8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82" calcext:value-type="float">
            <text:p>0,882</text:p>
          </table:table-cell>
          <table:table-cell table:number-columns-repeated="2" office:value-type="float" office:value="0.886833333333333" calcext:value-type="float">
            <text:p>0,886833333333333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71333333333333" calcext:value-type="float">
            <text:p>0,871333333333333</text:p>
          </table:table-cell>
          <table:table-cell office:value-type="float" office:value="0.826166666666667" calcext:value-type="float">
            <text:p>0,826166666666667</text:p>
          </table:table-cell>
          <table:table-cell office:value-type="float" office:value="0.840166666666667" calcext:value-type="float">
            <text:p>0,840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6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85833333333333" calcext:value-type="float">
            <text:p>0,8858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71833333333333" calcext:value-type="float">
            <text:p>0,871833333333333</text:p>
          </table:table-cell>
          <table:table-cell office:value-type="float" office:value="0.8305" calcext:value-type="float">
            <text:p>0,8305</text:p>
          </table:table-cell>
          <table:table-cell office:value-type="float" office:value="0.836166666666667" calcext:value-type="float">
            <text:p>0,836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6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83833333333333" calcext:value-type="float">
            <text:p>0,8838333333333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64333333333333" calcext:value-type="float">
            <text:p>0,864333333333333</text:p>
          </table:table-cell>
          <table:table-cell office:value-type="float" office:value="0.831166666666667" calcext:value-type="float">
            <text:p>0,831166666666667</text:p>
          </table:table-cell>
          <table:table-cell office:value-type="float" office:value="0.8425" calcext:value-type="float">
            <text:p>0,8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34]/6000" office:value-type="float" office:value="0.885333333333333" calcext:value-type="float">
            <text:p>0,88533333333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9" calcext:value-type="float">
            <text:p>0,89</text:p>
          </table:table-cell>
          <table:table-cell office:value-type="float" office:value="0.891833333333333" calcext:value-type="float">
            <text:p>0,891833333333333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335" calcext:value-type="float">
            <text:p>0,8335</text:p>
          </table:table-cell>
          <table:table-cell office:value-type="float" office:value="0.841" calcext:value-type="float">
            <text:p>0,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5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D35]/6000" office:value-type="float" office:value="0.8865" calcext:value-type="float">
            <text:p>0,88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69333333333333" calcext:value-type="float">
            <text:p>0,869333333333333</text:p>
          </table:table-cell>
          <table:table-cell office:value-type="float" office:value="0.837833333333333" calcext:value-type="float">
            <text:p>0,837833333333333</text:p>
          </table:table-cell>
          <table:table-cell office:value-type="float" office:value="0.837666666666667" calcext:value-type="float">
            <text:p>0,837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1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36]/6000" office:value-type="float" office:value="0.887" calcext:value-type="float">
            <text:p>0,8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92" calcext:value-type="float">
            <text:p>0,892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8333333333333" calcext:value-type="float">
            <text:p>0,868333333333333</text:p>
          </table:table-cell>
          <table:table-cell office:value-type="float" office:value="0.84" calcext:value-type="float">
            <text:p>0,84</text:p>
          </table:table-cell>
          <table:table-cell office:value-type="float" office:value="0.842333333333333" calcext:value-type="float">
            <text:p>0,842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8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37]/6000" office:value-type="float" office:value="0.887333333333333" calcext:value-type="float">
            <text:p>0,8873333333333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87" calcext:value-type="float">
            <text:p>0,88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73166666666667" calcext:value-type="float">
            <text:p>0,873166666666667</text:p>
          </table:table-cell>
          <table:table-cell office:value-type="float" office:value="0.8455" calcext:value-type="float">
            <text:p>0,8455</text:p>
          </table:table-cell>
          <table:table-cell office:value-type="float" office:value="0.8365" calcext:value-type="float">
            <text:p>0,8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1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38]/6000" office:value-type="float" office:value="0.889166666666667" calcext:value-type="float">
            <text:p>0,8891666666666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42166666666667" calcext:value-type="float">
            <text:p>0,842166666666667</text:p>
          </table:table-cell>
          <table:table-cell office:value-type="float" office:value="0.842666666666667" calcext:value-type="float">
            <text:p>0,842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3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9166666666667" calcext:value-type="float">
            <text:p>0,88916666666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8455" calcext:value-type="float">
            <text:p>0,8455</text:p>
          </table:table-cell>
          <table:table-cell office:value-type="float" office:value="0.8465" calcext:value-type="float">
            <text:p>0,8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0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8333333333333" calcext:value-type="float">
            <text:p>0,88833333333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4333333333333" calcext:value-type="float">
            <text:p>0,894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1333333333333" calcext:value-type="float">
            <text:p>0,841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4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41]/6000" office:value-type="float" office:value="0.8885" calcext:value-type="float">
            <text:p>0,888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5833333333333" calcext:value-type="float">
            <text:p>0,865833333333333</text:p>
          </table:table-cell>
          <table:table-cell office:value-type="float" office:value="0.847833333333333" calcext:value-type="float">
            <text:p>0,847833333333333</text:p>
          </table:table-cell>
          <table:table-cell office:value-type="float" office:value="0.851833333333333" calcext:value-type="float">
            <text:p>0,851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2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89666666666667" calcext:value-type="float">
            <text:p>0,889666666666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92833333333333" calcext:value-type="float">
            <text:p>0,892833333333333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79333333333333" calcext:value-type="float">
            <text:p>0,879333333333333</text:p>
          </table:table-cell>
          <table:table-cell office:value-type="float" office:value="0.842333333333333" calcext:value-type="float">
            <text:p>0,842333333333333</text:p>
          </table:table-cell>
          <table:table-cell office:value-type="float" office:value="0.844333333333333" calcext:value-type="float">
            <text:p>0,844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0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3]/6000" office:value-type="float" office:value="0.889666666666667" calcext:value-type="float">
            <text:p>0,889666666666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5" calcext:value-type="float">
            <text:p>0,85</text:p>
          </table:table-cell>
          <table:table-cell office:value-type="float" office:value="0.844" calcext:value-type="float">
            <text:p>0,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1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88666666666667" calcext:value-type="float">
            <text:p>0,888666666666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48833333333333" calcext:value-type="float">
            <text:p>0,848833333333333</text:p>
          </table:table-cell>
          <table:table-cell office:value-type="float" office:value="0.853" calcext:value-type="float">
            <text:p>0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45]/6000" office:value-type="float" office:value="0.892666666666667" calcext:value-type="float">
            <text:p>0,8926666666666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88666666666667" calcext:value-type="float">
            <text:p>0,888666666666667</text:p>
          </table:table-cell>
          <table:table-cell office:value-type="float" office:value="0.894166666666667" calcext:value-type="float">
            <text:p>0,8941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885166666666667" calcext:value-type="float">
            <text:p>0,885166666666667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45166666666667" calcext:value-type="float">
            <text:p>0,845166666666667</text:p>
          </table:table-cell>
          <table:table-cell office:value-type="float" office:value="0.8505" calcext:value-type="float">
            <text:p>0,8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6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92833333333333" calcext:value-type="float">
            <text:p>0,8928333333333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888666666666667" calcext:value-type="float">
            <text:p>0,8886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8666666666667" calcext:value-type="float">
            <text:p>0,848666666666667</text:p>
          </table:table-cell>
          <table:table-cell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7]/6000" office:value-type="float" office:value="0.889666666666667" calcext:value-type="float">
            <text:p>0,88966666666666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92833333333333" calcext:value-type="float">
            <text:p>0,89283333333333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05" calcext:value-type="float">
            <text:p>0,8805</text:p>
          </table:table-cell>
          <table:table-cell office:value-type="float" office:value="0.85" calcext:value-type="float">
            <text:p>0,85</text:p>
          </table:table-cell>
          <table:table-cell office:value-type="float" office:value="0.853" calcext:value-type="float">
            <text:p>0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48]/6000" office:value-type="float" office:value="0.89" calcext:value-type="float">
            <text:p>0,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70833333333333" calcext:value-type="float">
            <text:p>0,870833333333333</text:p>
          </table:table-cell>
          <table:table-cell office:value-type="float" office:value="0.850333333333333" calcext:value-type="float">
            <text:p>0,850333333333333</text:p>
          </table:table-cell>
          <table:table-cell office:value-type="float" office:value="0.854333333333333" calcext:value-type="float">
            <text:p>0,854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7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49]/6000" office:value-type="float" office:value="0.892666666666667" calcext:value-type="float">
            <text:p>0,8926666666666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" calcext:value-type="float">
            <text:p>0,8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8333333333333" calcext:value-type="float">
            <text:p>0,848333333333333</text:p>
          </table:table-cell>
          <table:table-cell office:value-type="float" office:value="0.850666666666667" calcext:value-type="float">
            <text:p>0,85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6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94" calcext:value-type="float">
            <text:p>0,8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44833333333333" calcext:value-type="float">
            <text:p>0,844833333333333</text:p>
          </table:table-cell>
          <table:table-cell office:value-type="float" office:value="0.8485" calcext:value-type="float">
            <text:p>0,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94166666666667" calcext:value-type="float">
            <text:p>0,8941666666666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88" calcext:value-type="float">
            <text:p>0,88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5" calcext:value-type="float">
            <text:p>0,8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93666666666667" calcext:value-type="float">
            <text:p>0,893666666666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94166666666667" calcext:value-type="float">
            <text:p>0,894166666666667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76" calcext:value-type="float">
            <text:p>0,876</text:p>
          </table:table-cell>
          <table:table-cell office:value-type="float" office:value="0.850833333333333" calcext:value-type="float">
            <text:p>0,850833333333333</text:p>
          </table:table-cell>
          <table:table-cell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915" calcext:value-type="float">
            <text:p>0,89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849833333333333" calcext:value-type="float">
            <text:p>0,849833333333333</text:p>
          </table:table-cell>
          <table:table-cell office:value-type="float" office:value="0.848333333333333" calcext:value-type="float">
            <text:p>0,84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0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54]/6000" office:value-type="float" office:value="0.891166666666667" calcext:value-type="float">
            <text:p>0,8911666666666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76833333333333" calcext:value-type="float">
            <text:p>0,876833333333333</text:p>
          </table:table-cell>
          <table:table-cell office:value-type="float" office:value="0.850666666666667" calcext:value-type="float">
            <text:p>0,850666666666667</text:p>
          </table:table-cell>
          <table:table-cell office:value-type="float" office:value="0.851166666666667" calcext:value-type="float">
            <text:p>0,8511666666666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765" calcext:value-type="float">
            <text:p>0,8765</text:p>
          </table:table-cell>
          <table:table-cell office:value-type="float" office:value="0.847666666666667" calcext:value-type="float">
            <text:p>0,847666666666667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6"/>
          <table:table-cell table:style-name="ce18" office:value-type="string" calcext:value-type="string">
            <text:p>MAX</text:p>
          </table:table-cell>
          <table:table-cell table:style-name="ce18" table:formula="of:=MAX([.I6:.I55])" office:value-type="float" office:value="0.894166666666667" calcext:value-type="float">
            <text:p>0,894166666666667</text:p>
          </table:table-cell>
          <table:table-cell table:style-name="ce18" table:formula="of:=MAX([.J6:.J55])" office:value-type="float" office:value="0.898333333333333" calcext:value-type="float">
            <text:p>0,898333333333333</text:p>
          </table:table-cell>
          <table:table-cell table:style-name="ce19" table:formula="of:=MAX([.K6:.K55])" office:value-type="float" office:value="0.899" calcext:value-type="float">
            <text:p>0,899</text:p>
          </table:table-cell>
          <table:table-cell table:style-name="ce18" table:formula="of:=MAX([.L6:.L55])" office:value-type="float" office:value="0.892666666666667" calcext:value-type="float">
            <text:p>0,892666666666667</text:p>
          </table:table-cell>
          <table:table-cell table:style-name="ce18" table:formula="of:=MAX([.M6:.M55])" office:value-type="float" office:value="0.8805" calcext:value-type="float">
            <text:p>0,8805</text:p>
          </table:table-cell>
          <table:table-cell table:style-name="ce18" table:formula="of:=MAX([.N6:.N55])" office:value-type="float" office:value="0.850833333333333" calcext:value-type="float">
            <text:p>0,850833333333333</text:p>
          </table:table-cell>
          <table:table-cell table:style-name="ce18" table:formula="of:=MAX([.O6:.O55])" office:value-type="float" office:value="0.854333333333333" calcext:value-type="float">
            <text:p>0,854333333333333</text:p>
          </table:table-cell>
          <table:table-cell table:style-name="ce18"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34, Accuracy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6000 (76%)</text:p>
          </table:table-cell>
          <table:table-cell table:formula="of:=[.D57]/6000" office:value-type="float" office:value="0.764" calcext:value-type="float">
            <text:p>0,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1, Accuracy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6000 (82%)</text:p>
          </table:table-cell>
          <table:table-cell table:formula="of:=[.D58]/6000" office:value-type="float" office:value="0.818666666666667" calcext:value-type="float">
            <text:p>0,81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24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59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1, Accuracy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6000 (84%)</text:p>
          </table:table-cell>
          <table:table-cell table:formula="of:=[.D60]/6000" office:value-type="float" office:value="0.8445" calcext:value-type="float">
            <text:p>0,8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2, Accuracy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6000 (85%)</text:p>
          </table:table-cell>
          <table:table-cell table:formula="of:=[.D61]/6000" office:value-type="float" office:value="0.849333333333333" calcext:value-type="float">
            <text:p>0,84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3, Accuracy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6000 (86%)</text:p>
          </table:table-cell>
          <table:table-cell table:formula="of:=[.D62]/6000" office:value-type="float" office:value="0.857" calcext:value-type="float">
            <text:p>0,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87, Accuracy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6000 (86%)</text:p>
          </table:table-cell>
          <table:table-cell table:formula="of:=[.D63]/6000" office:value-type="float" office:value="0.861166666666667" calcext:value-type="float">
            <text:p>0,86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4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64]/6000" office:value-type="float" office:value="0.863666666666667" calcext:value-type="float">
            <text:p>0,86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1, Accuracy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6000 (87%)</text:p>
          </table:table-cell>
          <table:table-cell table:formula="of:=[.D65]/6000" office:value-type="float" office:value="0.868333333333333" calcext:value-type="float">
            <text:p>0,86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5, Accuracy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6000 (87%)</text:p>
          </table:table-cell>
          <table:table-cell table:formula="of:=[.D66]/6000" office:value-type="float" office:value="0.8685" calcext:value-type="float">
            <text:p>0,86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1, Accuracy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6000 (87%)</text:p>
          </table:table-cell>
          <table:table-cell table:formula="of:=[.D67]/6000" office:value-type="float" office:value="0.871" calcext:value-type="float">
            <text:p>0,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1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68]/6000" office:value-type="float" office:value="0.871666666666667" calcext:value-type="float">
            <text:p>0,87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3, Accuracy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6000 (87%)</text:p>
          </table:table-cell>
          <table:table-cell table:formula="of:=[.D69]/6000" office:value-type="float" office:value="0.874166666666667" calcext:value-type="float">
            <text:p>0,87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8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70]/6000" office:value-type="float" office:value="0.876666666666667" calcext:value-type="float">
            <text:p>0,87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3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71]/6000"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7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77666666666667" calcext:value-type="float">
            <text:p>0,87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1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1" calcext:value-type="float">
            <text:p>0,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4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4]/6000" office:value-type="float" office:value="0.881" calcext:value-type="float">
            <text:p>0,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4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75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7, Accuracy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80833333333333" calcext:value-type="float">
            <text:p>0,88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6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77]/6000" office:value-type="float" office:value="0.882333333333333" calcext:value-type="float">
            <text:p>0,88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0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83666666666667" calcext:value-type="float">
            <text:p>0,88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2833333333333" calcext:value-type="float">
            <text:p>0,88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2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86666666666667" calcext:value-type="float">
            <text:p>0,88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81]/6000" office:value-type="float" office:value="0.8875" calcext:value-type="float">
            <text:p>0,8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9, Accuracy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91" calcext:value-type="float">
            <text:p>0,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2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905" calcext:value-type="float">
            <text:p>0,8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9" calcext:value-type="float">
            <text:p>0,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8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915" calcext:value-type="float">
            <text:p>0,8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92" calcext:value-type="float">
            <text:p>0,8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0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89166666666667" calcext:value-type="float">
            <text:p>0,88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0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85666666666667" calcext:value-type="float">
            <text:p>0,88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8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90]/6000" office:value-type="float" office:value="0.890666666666667" calcext:value-type="float">
            <text:p>0,89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5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94333333333333" calcext:value-type="float">
            <text:p>0,89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2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2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93]/6000" office:value-type="float" office:value="0.892833333333333" calcext:value-type="float">
            <text:p>0,89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4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94]/6000" office:value-type="float" office:value="0.890666666666667" calcext:value-type="float">
            <text:p>0,89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95]/6000" office:value-type="float" office:value="0.895166666666667" calcext:value-type="float">
            <text:p>0,89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4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D96]/6000" office:value-type="float" office:value="0.894166666666667" calcext:value-type="float">
            <text:p>0,89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97]/6000" office:value-type="float" office:value="0.894666666666667" calcext:value-type="float">
            <text:p>0,8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5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98]/6000" office:value-type="float" office:value="0.895833333333333" calcext:value-type="float">
            <text:p>0,8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0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99]/6000" office:value-type="float" office:value="0.895333333333333" calcext:value-type="float">
            <text:p>0,89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9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00]/6000"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8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01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1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102]/6000" office:value-type="float" office:value="0.895833333333333" calcext:value-type="float">
            <text:p>0,8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6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103]/6000" office:value-type="float" office:value="0.8965" calcext:value-type="float">
            <text:p>0,8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7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04]/6000" office:value-type="float" office:value="0.898333333333333" calcext:value-type="float">
            <text:p>0,89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1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105]/6000" office:value-type="float" office:value="0.897166666666667" calcext:value-type="float">
            <text:p>0,8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4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D106]/6000"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80, Accuracy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6000 (63%)</text:p>
          </table:table-cell>
          <table:table-cell table:formula="of:=[.D109]/6000" office:value-type="float" office:value="0.630666666666667" calcext:value-type="float">
            <text:p>0,63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46, Accuracy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6000 (75%)</text:p>
          </table:table-cell>
          <table:table-cell table:formula="of:=[.D110]/6000"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86, Accuracy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6000 (80%)</text:p>
          </table:table-cell>
          <table:table-cell table:formula="of:=[.D111]/6000" office:value-type="float" office:value="0.797166666666667" calcext:value-type="float">
            <text:p>0,7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112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7, Accuracy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6000 (84%)</text:p>
          </table:table-cell>
          <table:table-cell table:formula="of:=[.D113]/6000" office:value-type="float" office:value="0.8435" calcext:value-type="float">
            <text:p>0,8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5, Accuracy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6000 (85%)</text:p>
          </table:table-cell>
          <table:table-cell table:formula="of:=[.D114]/6000" office:value-type="float" office:value="0.8495" calcext:value-type="float">
            <text:p>0,8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0, Accuracy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6000 (86%)</text:p>
          </table:table-cell>
          <table:table-cell table:formula="of:=[.D115]/6000" office:value-type="float" office:value="0.856333333333333" calcext:value-type="float">
            <text:p>0,85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22, Accuracy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6000 (86%)</text:p>
          </table:table-cell>
          <table:table-cell table:formula="of:=[.D116]/6000" office:value-type="float" office:value="0.8595" calcext:value-type="float">
            <text:p>0,85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0, Accuracy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6000 (87%)</text:p>
          </table:table-cell>
          <table:table-cell table:formula="of:=[.D117]/6000" office:value-type="float" office:value="0.865333333333333" calcext:value-type="float">
            <text:p>0,86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8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118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8, Accuracy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6000 (87%)</text:p>
          </table:table-cell>
          <table:table-cell table:formula="of:=[.D119]/6000" office:value-type="float" office:value="0.873833333333333" calcext:value-type="float">
            <text:p>0,87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4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120]/6000" office:value-type="float" office:value="0.8715" calcext:value-type="float">
            <text:p>0,8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6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121]/6000" office:value-type="float" office:value="0.8785" calcext:value-type="float">
            <text:p>0,8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0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D122]/6000" office:value-type="float" office:value="0.874666666666667" calcext:value-type="float">
            <text:p>0,87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7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123]/6000" office:value-type="float" office:value="0.8815" calcext:value-type="float">
            <text:p>0,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1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124]/6000" office:value-type="float" office:value="0.882666666666667" calcext:value-type="float">
            <text:p>0,88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1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D125]/6000" office:value-type="float" office:value="0.879333333333333" calcext:value-type="float">
            <text:p>0,87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5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126]/6000" office:value-type="float" office:value="0.884666666666667" calcext:value-type="float">
            <text:p>0,88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27]/6000" office:value-type="float" office:value="0.887166666666667" calcext:value-type="float">
            <text:p>0,88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6000 (88%)</text:p>
          </table:table-cell>
          <table:table-cell table:formula="of:=[.D128]/6000" office:value-type="float" office:value="0.8835" calcext:value-type="float">
            <text:p>0,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0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129]/6000" office:value-type="float" office:value="0.881833333333333" calcext:value-type="float">
            <text:p>0,88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2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130]/6000" office:value-type="float" office:value="0.886333333333333" calcext:value-type="float">
            <text:p>0,88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5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131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0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132]/6000"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2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33]/6000" office:value-type="float" office:value="0.887166666666667" calcext:value-type="float">
            <text:p>0,88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34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135]/6000" office:value-type="float" office:value="0.885333333333333" calcext:value-type="float">
            <text:p>0,88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36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8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137]/6000" office:value-type="float" office:value="0.891833333333333" calcext:value-type="float">
            <text:p>0,89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7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38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3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139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6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40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141]/6000" office:value-type="float" office:value="0.8945" calcext:value-type="float">
            <text:p>0,8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9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142]/6000" office:value-type="float" office:value="0.890166666666667" calcext:value-type="float">
            <text:p>0,89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5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43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1, Accuracy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6000 (89%)</text:p>
          </table:table-cell>
          <table:table-cell table:formula="of:=[.D144]/6000" office:value-type="float" office:value="0.893666666666667" calcext:value-type="float">
            <text:p>0,89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6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145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9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146]/6000" office:value-type="float" office:value="0.887333333333333" calcext:value-type="float">
            <text:p>0,88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147]/6000" office:value-type="float" office:value="0.894666666666667" calcext:value-type="float">
            <text:p>0,8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2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148]/6000" office:value-type="float" office:value="0.898666666666667" calcext:value-type="float">
            <text:p>0,89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149]/6000" office:value-type="float" office:value="0.8945" calcext:value-type="float">
            <text:p>0,8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3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150]/6000" office:value-type="float" office:value="0.897333333333333" calcext:value-type="float">
            <text:p>0,89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2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51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0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152]/6000" office:value-type="float" office:value="0.8985" calcext:value-type="float">
            <text:p>0,8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1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153]/6000" office:value-type="float" office:value="0.894" calcext:value-type="float">
            <text:p>0,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1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54]/6000" office:value-type="float" office:value="0.898333333333333" calcext:value-type="float">
            <text:p>0,89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5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55]/6000" office:value-type="float" office:value="0.899" calcext:value-type="float">
            <text:p>0,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6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156]/6000" office:value-type="float" office:value="0.897166666666667" calcext:value-type="float">
            <text:p>0,8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9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157]/6000" office:value-type="float" office:value="0.898666666666667" calcext:value-type="float">
            <text:p>0,89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2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D158]/6000" office:value-type="float" office:value="0.898" calcext:value-type="float">
            <text:p>0,89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4098, Accuracy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6000 (40%)</text:p>
          </table:table-cell>
          <table:table-cell table:formula="of:=[.D161]/6000" office:value-type="float" office:value="0.402333333333333" calcext:value-type="float">
            <text:p>0,40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59, Accuracy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6000 (73%)</text:p>
          </table:table-cell>
          <table:table-cell table:formula="of:=[.D162]/6000" office:value-type="float" office:value="0.734833333333333" calcext:value-type="float">
            <text:p>0,73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62, Accuracy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6000 (79%)</text:p>
          </table:table-cell>
          <table:table-cell table:formula="of:=[.D163]/6000" office:value-type="float" office:value="0.792166666666667" calcext:value-type="float">
            <text:p>0,79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2, Accuracy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6000 (82%)</text:p>
          </table:table-cell>
          <table:table-cell table:formula="of:=[.D164]/6000" office:value-type="float" office:value="0.823666666666667" calcext:value-type="float">
            <text:p>0,82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2, Accuracy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6000 (84%)</text:p>
          </table:table-cell>
          <table:table-cell table:formula="of:=[.D165]/6000" office:value-type="float" office:value="0.839666666666667" calcext:value-type="float">
            <text:p>0,83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50, Accuracy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6000 (85%)</text:p>
          </table:table-cell>
          <table:table-cell table:formula="of:=[.D166]/6000" office:value-type="float" office:value="0.8465" calcext:value-type="float">
            <text:p>0,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07, Accuracy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6000 (86%)</text:p>
          </table:table-cell>
          <table:table-cell table:formula="of:=[.D167]/6000" office:value-type="float" office:value="0.8575" calcext:value-type="float">
            <text:p>0,8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1, Accuracy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6000 (86%)</text:p>
          </table:table-cell>
          <table:table-cell table:formula="of:=[.D168]/6000" office:value-type="float" office:value="0.862166666666667" calcext:value-type="float">
            <text:p>0,86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5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169]/6000" office:value-type="float" office:value="0.863" calcext:value-type="float">
            <text:p>0,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4, Accuracy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6000 (87%)</text:p>
          </table:table-cell>
          <table:table-cell table:formula="of:=[.D170]/6000" office:value-type="float" office:value="0.869166666666667" calcext:value-type="float">
            <text:p>0,86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171]/6000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172]/6000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25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173]/6000" office:value-type="float" office:value="0.8785" calcext:value-type="float">
            <text:p>0,8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7, Accuracy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6000 (87%)</text:p>
          </table:table-cell>
          <table:table-cell table:formula="of:=[.D174]/6000" office:value-type="float" office:value="0.871833333333333" calcext:value-type="float">
            <text:p>0,87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7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175]/6000" office:value-type="float" office:value="0.879833333333333" calcext:value-type="float">
            <text:p>0,87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2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176]/6000" office:value-type="float" office:value="0.881333333333333" calcext:value-type="float">
            <text:p>0,88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4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177]/6000" office:value-type="float" office:value="0.874" calcext:value-type="float">
            <text:p>0,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9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178]/6000" office:value-type="float" office:value="0.882" calcext:value-type="float">
            <text:p>0,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79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3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180]/6000" office:value-type="float" office:value="0.884166666666667" calcext:value-type="float">
            <text:p>0,88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7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181]/6000" office:value-type="float" office:value="0.8855" calcext:value-type="float">
            <text:p>0,88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82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1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183]/6000" office:value-type="float" office:value="0.877333333333333" calcext:value-type="float">
            <text:p>0,87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6, Accuracy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6000 (88%)</text:p>
          </table:table-cell>
          <table:table-cell table:formula="of:=[.D184]/6000" office:value-type="float" office:value="0.8845" calcext:value-type="float">
            <text:p>0,8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2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185]/6000" office:value-type="float" office:value="0.883833333333333" calcext:value-type="float">
            <text:p>0,88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6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186]/6000" office:value-type="float" office:value="0.890833333333333" calcext:value-type="float">
            <text:p>0,89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0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187]/6000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3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88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0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189]/6000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1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190]/6000" office:value-type="float" office:value="0.888333333333333" calcext:value-type="float">
            <text:p>0,88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0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91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7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192]/6000" office:value-type="float" office:value="0.8895" calcext:value-type="float">
            <text:p>0,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7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193]/6000" office:value-type="float" office:value="0.889333333333333" calcext:value-type="float">
            <text:p>0,88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7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194]/6000" office:value-type="float" office:value="0.885833333333333" calcext:value-type="float">
            <text:p>0,88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4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195]/6000" office:value-type="float" office:value="0.892666666666667" calcext:value-type="float">
            <text:p>0,89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4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96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9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197]/6000"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1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98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7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199]/6000" office:value-type="float" office:value="0.890833333333333" calcext:value-type="float">
            <text:p>0,89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7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200]/6000" office:value-type="float" office:value="0.885166666666667" calcext:value-type="float">
            <text:p>0,88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6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201]/6000" office:value-type="float" office:value="0.888666666666667" calcext:value-type="float">
            <text:p>0,88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8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202]/6000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3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203]/6000" office:value-type="float" office:value="0.891333333333333" calcext:value-type="float">
            <text:p>0,89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6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204]/6000" office:value-type="float" office:value="0.885833333333333" calcext:value-type="float">
            <text:p>0,88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7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205]/6000" office:value-type="float" office:value="0.887666666666667" calcext:value-type="float">
            <text:p>0,88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6000 (88%)</text:p>
          </table:table-cell>
          <table:table-cell table:formula="of:=[.D206]/6000" office:value-type="float" office:value="0.88" calcext:value-type="float">
            <text:p>0,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4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207]/6000" office:value-type="float" office:value="0.891333333333333" calcext:value-type="float">
            <text:p>0,89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2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208]/6000" office:value-type="float" office:value="0.8895" calcext:value-type="float">
            <text:p>0,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4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209]/6000" office:value-type="float" office:value="0.890166666666667" calcext:value-type="float">
            <text:p>0,89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1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210]/6000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2988, Accuracy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6000 (10%)</text:p>
          </table:table-cell>
          <table:table-cell table:formula="of:=[.D213]/6000" office:value-type="float" office:value="0.0956666666666667" calcext:value-type="float">
            <text:p>0,09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5150, Accuracy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000 (29%)</text:p>
          </table:table-cell>
          <table:table-cell table:formula="of:=[.D214]/6000" office:value-type="float" office:value="0.2925" calcext:value-type="float">
            <text:p>0,2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1162, Accuracy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6000 (55%)</text:p>
          </table:table-cell>
          <table:table-cell table:formula="of:=[.D215]/6000" office:value-type="float" office:value="0.553833333333333" calcext:value-type="float">
            <text:p>0,55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889, Accuracy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6000 (62%)</text:p>
          </table:table-cell>
          <table:table-cell table:formula="of:=[.D216]/6000" office:value-type="float" office:value="0.624666666666667" calcext:value-type="float">
            <text:p>0,62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01, Accuracy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6000 (75%)</text:p>
          </table:table-cell>
          <table:table-cell table:formula="of:=[.D217]/6000" office:value-type="float" office:value="0.753666666666667" calcext:value-type="float">
            <text:p>0,75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667, Accuracy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6000 (79%)</text:p>
          </table:table-cell>
          <table:table-cell table:formula="of:=[.D218]/6000" office:value-type="float" office:value="0.785166666666667" calcext:value-type="float">
            <text:p>0,78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27, Accuracy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6000 (79%)</text:p>
          </table:table-cell>
          <table:table-cell table:formula="of:=[.D219]/6000" office:value-type="float" office:value="0.794666666666667" calcext:value-type="float">
            <text:p>0,7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53, Accuracy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6000 (82%)</text:p>
          </table:table-cell>
          <table:table-cell table:formula="of:=[.D220]/6000" office:value-type="float" office:value="0.816666666666667" calcext:value-type="float">
            <text:p>0,81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7, Accuracy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6000 (83%)</text:p>
          </table:table-cell>
          <table:table-cell table:formula="of:=[.D221]/6000" office:value-type="float" office:value="0.828166666666667" calcext:value-type="float">
            <text:p>0,82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4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222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91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223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31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224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225]/6000" office:value-type="float" office:value="0.850333333333333" calcext:value-type="float">
            <text:p>0,8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4, Accuracy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6000 (85%)</text:p>
          </table:table-cell>
          <table:table-cell table:formula="of:=[.D226]/6000" office:value-type="float" office:value="0.846666666666667" calcext:value-type="float">
            <text:p>0,84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9, Accuracy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6000 (86%)</text:p>
          </table:table-cell>
          <table:table-cell table:formula="of:=[.D227]/6000" office:value-type="float" office:value="0.856" calcext:value-type="float">
            <text:p>0,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6, Accuracy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6000 (85%)</text:p>
          </table:table-cell>
          <table:table-cell table:formula="of:=[.D228]/6000" office:value-type="float" office:value="0.854166666666667" calcext:value-type="float">
            <text:p>0,85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3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229]/6000" office:value-type="float" office:value="0.862833333333333" calcext:value-type="float">
            <text:p>0,86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1, Accuracy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6000 (87%)</text:p>
          </table:table-cell>
          <table:table-cell table:formula="of:=[.D230]/6000" office:value-type="float" office:value="0.869666666666667" calcext:value-type="float">
            <text:p>0,8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4, Accuracy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6000 (87%)</text:p>
          </table:table-cell>
          <table:table-cell table:formula="of:=[.D231]/6000" office:value-type="float" office:value="0.866666666666667" calcext:value-type="float">
            <text:p>0,86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5, Accuracy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6000 (87%)</text:p>
          </table:table-cell>
          <table:table-cell table:formula="of:=[.D232]/6000" office:value-type="float" office:value="0.8655" calcext:value-type="float">
            <text:p>0,86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1, Accuracy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6000 (87%)</text:p>
          </table:table-cell>
          <table:table-cell table:formula="of:=[.D233]/6000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9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D234]/6000" office:value-type="float" office:value="0.867666666666667" calcext:value-type="float">
            <text:p>0,86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69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235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63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236]/6000" office:value-type="float" office:value="0.867" calcext:value-type="float">
            <text:p>0,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237]/6000" office:value-type="float" office:value="0.875166666666667" calcext:value-type="float">
            <text:p>0,87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3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238]/6000" office:value-type="float" office:value="0.871333333333333" calcext:value-type="float">
            <text:p>0,87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4, Accuracy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6000 (87%)</text:p>
          </table:table-cell>
          <table:table-cell table:formula="of:=[.D239]/6000" office:value-type="float" office:value="0.871833333333333" calcext:value-type="float">
            <text:p>0,87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8, Accuracy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6000 (86%)</text:p>
          </table:table-cell>
          <table:table-cell table:formula="of:=[.D240]/6000" office:value-type="float" office:value="0.864333333333333" calcext:value-type="float">
            <text:p>0,86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7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241]/6000" office:value-type="float" office:value="0.871166666666667" calcext:value-type="float">
            <text:p>0,87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9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242]/6000" office:value-type="float" office:value="0.869333333333333" calcext:value-type="float">
            <text:p>0,86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96, Accuracy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6000 (87%)</text:p>
          </table:table-cell>
          <table:table-cell table:formula="of:=[.D243]/6000" office:value-type="float" office:value="0.868333333333333" calcext:value-type="float">
            <text:p>0,86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3, Accuracy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6000 (87%)</text:p>
          </table:table-cell>
          <table:table-cell table:formula="of:=[.D244]/6000" office:value-type="float" office:value="0.873166666666667" calcext:value-type="float">
            <text:p>0,87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6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45]/6000" office:value-type="float" office:value="0.875833333333333" calcext:value-type="float">
            <text:p>0,87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246]/6000" office:value-type="float" office:value="0.874" calcext:value-type="float">
            <text:p>0,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4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47]/6000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7, Accuracy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6000 (87%)</text:p>
          </table:table-cell>
          <table:table-cell table:formula="of:=[.D248]/6000" office:value-type="float" office:value="0.865833333333333" calcext:value-type="float">
            <text:p>0,86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7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D249]/6000" office:value-type="float" office:value="0.879333333333333" calcext:value-type="float">
            <text:p>0,87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9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250]/6000" office:value-type="float" office:value="0.877333333333333" calcext:value-type="float">
            <text:p>0,87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37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51]/6000" office:value-type="float" office:value="0.875833333333333" calcext:value-type="float">
            <text:p>0,87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3, Accuracy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6000 (87%)</text:p>
          </table:table-cell>
          <table:table-cell table:formula="of:=[.D252]/6000" office:value-type="float" office:value="0.8745" calcext:value-type="float">
            <text:p>0,8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1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253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97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254]/6000" office:value-type="float" office:value="0.8805" calcext:value-type="float">
            <text:p>0,8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3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255]/6000" office:value-type="float" office:value="0.870833333333333" calcext:value-type="float">
            <text:p>0,87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2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56]/6000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3, Accuracy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6000 (87%)</text:p>
          </table:table-cell>
          <table:table-cell table:formula="of:=[.D257]/6000" office:value-type="float" office:value="0.872" calcext:value-type="float">
            <text:p>0,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8, Accuracy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6000 (87%)</text:p>
          </table:table-cell>
          <table:table-cell table:formula="of:=[.D258]/6000" office:value-type="float" office:value="0.872666666666667" calcext:value-type="float">
            <text:p>0,8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5, Accuracy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6000 (88%)</text:p>
          </table:table-cell>
          <table:table-cell table:formula="of:=[.D259]/6000" office:value-type="float" office:value="0.876" calcext:value-type="float">
            <text:p>0,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4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260]/6000" office:value-type="float" office:value="0.8715" calcext:value-type="float">
            <text:p>0,8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7, Accuracy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6000 (88%)</text:p>
          </table:table-cell>
          <table:table-cell table:formula="of:=[.D261]/6000" office:value-type="float" office:value="0.876833333333333" calcext:value-type="float">
            <text:p>0,87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73, Accuracy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6000 (88%)</text:p>
          </table:table-cell>
          <table:table-cell table:formula="of:=[.D262]/6000" office:value-type="float" office:value="0.8765" calcext:value-type="float">
            <text:p>0,876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72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265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2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266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1, Accuracy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6000 (10%)</text:p>
          </table:table-cell>
          <table:table-cell table:formula="of:=[.D267]/6000" office:value-type="float" office:value="0.0988333333333333" calcext:value-type="float">
            <text:p>0,09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3, Accuracy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6000 (10%)</text:p>
          </table:table-cell>
          <table:table-cell table:formula="of:=[.D268]/6000" office:value-type="float" office:value="0.102833333333333" calcext:value-type="float">
            <text:p>0,10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0930, Accuracy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6000 (22%)</text:p>
          </table:table-cell>
          <table:table-cell table:formula="of:=[.D269]/6000" office:value-type="float" office:value="0.217166666666667" calcext:value-type="float">
            <text:p>0,21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2407, Accuracy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6000 (45%)</text:p>
          </table:table-cell>
          <table:table-cell table:formula="of:=[.D270]/6000" office:value-type="float" office:value="0.447" calcext:value-type="float">
            <text:p>0,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632, Accuracy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6000 (54%)</text:p>
          </table:table-cell>
          <table:table-cell table:formula="of:=[.D271]/6000" office:value-type="float" office:value="0.543" calcext:value-type="float">
            <text:p>0,5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477, Accuracy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6000 (60%)</text:p>
          </table:table-cell>
          <table:table-cell table:formula="of:=[.D272]/6000" office:value-type="float" office:value="0.601" calcext:value-type="float">
            <text:p>0,6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207, Accuracy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6000 (60%)</text:p>
          </table:table-cell>
          <table:table-cell table:formula="of:=[.D273]/6000" office:value-type="float" office:value="0.601833333333333" calcext:value-type="float">
            <text:p>0,60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790, Accuracy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6000 (62%)</text:p>
          </table:table-cell>
          <table:table-cell table:formula="of:=[.D274]/6000" office:value-type="float" office:value="0.618" calcext:value-type="float">
            <text:p>0,6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92, Accuracy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6000 (64%)</text:p>
          </table:table-cell>
          <table:table-cell table:formula="of:=[.D275]/6000" office:value-type="float" office:value="0.643833333333333" calcext:value-type="float">
            <text:p>0,64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18, Accuracy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6000 (64%)</text:p>
          </table:table-cell>
          <table:table-cell table:formula="of:=[.D276]/6000" office:value-type="float" office:value="0.636833333333333" calcext:value-type="float">
            <text:p>0,63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320, Accuracy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6000 (65%)</text:p>
          </table:table-cell>
          <table:table-cell table:formula="of:=[.D277]/6000" office:value-type="float" office:value="0.6455" calcext:value-type="float">
            <text:p>0,6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131, Accuracy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6000 (65%)</text:p>
          </table:table-cell>
          <table:table-cell table:formula="of:=[.D278]/6000" office:value-type="float" office:value="0.646833333333333" calcext:value-type="float">
            <text:p>0,64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33, Accuracy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6000 (65%)</text:p>
          </table:table-cell>
          <table:table-cell table:formula="of:=[.D279]/6000" office:value-type="float" office:value="0.650333333333333" calcext:value-type="float">
            <text:p>0,6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69, Accuracy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6000 (66%)</text:p>
          </table:table-cell>
          <table:table-cell table:formula="of:=[.D280]/6000" office:value-type="float" office:value="0.659166666666667" calcext:value-type="float">
            <text:p>0,65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35, Accuracy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6000 (66%)</text:p>
          </table:table-cell>
          <table:table-cell table:formula="of:=[.D281]/6000" office:value-type="float" office:value="0.661166666666667" calcext:value-type="float">
            <text:p>0,66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52, Accuracy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6000 (66%)</text:p>
          </table:table-cell>
          <table:table-cell table:formula="of:=[.D282]/6000" office:value-type="float" office:value="0.663833333333333" calcext:value-type="float">
            <text:p>0,66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03, Accuracy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6000 (66%)</text:p>
          </table:table-cell>
          <table:table-cell table:formula="of:=[.D283]/6000" office:value-type="float" office:value="0.662666666666667" calcext:value-type="float">
            <text:p>0,66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694, Accuracy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6000 (66%)</text:p>
          </table:table-cell>
          <table:table-cell table:formula="of:=[.D284]/6000" office:value-type="float" office:value="0.658" calcext:value-type="float">
            <text:p>0,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12, Accuracy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6000 (66%)</text:p>
          </table:table-cell>
          <table:table-cell table:formula="of:=[.D285]/6000" office:value-type="float" office:value="0.657666666666667" calcext:value-type="float">
            <text:p>0,65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42, Accuracy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6000 (70%)</text:p>
          </table:table-cell>
          <table:table-cell table:formula="of:=[.D286]/6000" office:value-type="float" office:value="0.701" calcext:value-type="float">
            <text:p>0,7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28, Accuracy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6000 (78%)</text:p>
          </table:table-cell>
          <table:table-cell table:formula="of:=[.D287]/6000" office:value-type="float" office:value="0.776666666666667" calcext:value-type="float">
            <text:p>0,77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46, Accuracy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6000 (81%)</text:p>
          </table:table-cell>
          <table:table-cell table:formula="of:=[.D288]/6000" office:value-type="float" office:value="0.805166666666667" calcext:value-type="float">
            <text:p>0,80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68, Accuracy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6000 (81%)</text:p>
          </table:table-cell>
          <table:table-cell table:formula="of:=[.D289]/6000" office:value-type="float" office:value="0.814833333333333" calcext:value-type="float">
            <text:p>0,81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7, Accuracy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6000 (83%)</text:p>
          </table:table-cell>
          <table:table-cell table:formula="of:=[.D290]/6000" office:value-type="float" office:value="0.826166666666667" calcext:value-type="float">
            <text:p>0,82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80, Accuracy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6000 (83%)</text:p>
          </table:table-cell>
          <table:table-cell table:formula="of:=[.D291]/6000" office:value-type="float" office:value="0.8305" calcext:value-type="float">
            <text:p>0,8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50, Accuracy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6000 (83%)</text:p>
          </table:table-cell>
          <table:table-cell table:formula="of:=[.D292]/6000" office:value-type="float" office:value="0.831166666666667" calcext:value-type="float">
            <text:p>0,83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6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293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2, Accuracy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6000 (84%)</text:p>
          </table:table-cell>
          <table:table-cell table:formula="of:=[.D294]/6000" office:value-type="float" office:value="0.837833333333333" calcext:value-type="float">
            <text:p>0,83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6000 (84%)</text:p>
          </table:table-cell>
          <table:table-cell table:formula="of:=[.D295]/6000"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5, Accuracy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6000 (85%)</text:p>
          </table:table-cell>
          <table:table-cell table:formula="of:=[.D296]/6000" office:value-type="float" office:value="0.8455" calcext:value-type="float">
            <text:p>0,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6000 (84%)</text:p>
          </table:table-cell>
          <table:table-cell table:formula="of:=[.D297]/6000" office:value-type="float" office:value="0.842166666666667" calcext:value-type="float">
            <text:p>0,84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7, Accuracy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6000 (85%)</text:p>
          </table:table-cell>
          <table:table-cell table:formula="of:=[.D298]/6000" office:value-type="float" office:value="0.8455" calcext:value-type="float">
            <text:p>0,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44, Accuracy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6000 (84%)</text:p>
          </table:table-cell>
          <table:table-cell table:formula="of:=[.D299]/6000" office:value-type="float" office:value="0.845" calcext:value-type="float">
            <text:p>0,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9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300]/6000" office:value-type="float" office:value="0.847833333333333" calcext:value-type="float">
            <text:p>0,84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9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301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9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02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6000 (85%)</text:p>
          </table:table-cell>
          <table:table-cell table:formula="of:=[.D303]/6000" office:value-type="float" office:value="0.848833333333333" calcext:value-type="float">
            <text:p>0,84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2, Accuracy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6000 (85%)</text:p>
          </table:table-cell>
          <table:table-cell table:formula="of:=[.D304]/6000" office:value-type="float" office:value="0.845166666666667" calcext:value-type="float">
            <text:p>0,84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3, Accuracy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6000 (85%)</text:p>
          </table:table-cell>
          <table:table-cell table:formula="of:=[.D305]/6000" office:value-type="float" office:value="0.848666666666667" calcext:value-type="float">
            <text:p>0,84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57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06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307]/6000" office:value-type="float" office:value="0.850333333333333" calcext:value-type="float">
            <text:p>0,8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73, Accuracy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6000 (85%)</text:p>
          </table:table-cell>
          <table:table-cell table:formula="of:=[.D308]/6000" office:value-type="float" office:value="0.848333333333333" calcext:value-type="float">
            <text:p>0,84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91, Accuracy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6000 (84%)</text:p>
          </table:table-cell>
          <table:table-cell table:formula="of:=[.D309]/6000" office:value-type="float" office:value="0.844833333333333" calcext:value-type="float">
            <text:p>0,84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1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10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5, Accuracy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6000 (85%)</text:p>
          </table:table-cell>
          <table:table-cell table:formula="of:=[.D311]/6000" office:value-type="float" office:value="0.850833333333333" calcext:value-type="float">
            <text:p>0,85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7, Accuracy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6000 (85%)</text:p>
          </table:table-cell>
          <table:table-cell table:formula="of:=[.D312]/6000" office:value-type="float" office:value="0.849833333333333" calcext:value-type="float">
            <text:p>0,84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13]/6000" office:value-type="float" office:value="0.850666666666667" calcext:value-type="float">
            <text:p>0,85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3, Accuracy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6000 (85%)</text:p>
          </table:table-cell>
          <table:table-cell table:formula="of:=[.D314]/6000" office:value-type="float" office:value="0.847666666666667" calcext:value-type="float">
            <text:p>0,84766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114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317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8, Accurac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6000 (10%)</text:p>
          </table:table-cell>
          <table:table-cell table:formula="of:=[.D318]/6000" office:value-type="float" office:value="0.0998333333333333" calcext:value-type="float">
            <text:p>0,0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8, Accuracy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6000 (10%)</text:p>
          </table:table-cell>
          <table:table-cell table:formula="of:=[.D319]/6000" office:value-type="float" office:value="0.0976666666666667" calcext:value-type="float">
            <text:p>0,09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3, Accuracy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6000 (10%)</text:p>
          </table:table-cell>
          <table:table-cell table:formula="of:=[.D320]/6000" office:value-type="float" office:value="0.102333333333333" calcext:value-type="float">
            <text:p>0,10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9, Accurac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6000 (10%)</text:p>
          </table:table-cell>
          <table:table-cell table:formula="of:=[.D321]/6000" office:value-type="float" office:value="0.0998333333333333" calcext:value-type="float">
            <text:p>0,0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6050, Accuracy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6000 (31%)</text:p>
          </table:table-cell>
          <table:table-cell table:formula="of:=[.D322]/6000" office:value-type="float" office:value="0.309166666666667" calcext:value-type="float">
            <text:p>0,30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2210, Accuracy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6000 (46%)</text:p>
          </table:table-cell>
          <table:table-cell table:formula="of:=[.D323]/6000" office:value-type="float" office:value="0.458333333333333" calcext:value-type="float">
            <text:p>0,45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21, Accuracy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6000 (56%)</text:p>
          </table:table-cell>
          <table:table-cell table:formula="of:=[.D324]/6000" office:value-type="float" office:value="0.560666666666667" calcext:value-type="float">
            <text:p>0,56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288, Accuracy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6000 (62%)</text:p>
          </table:table-cell>
          <table:table-cell table:formula="of:=[.D325]/6000" office:value-type="float" office:value="0.6215" calcext:value-type="float">
            <text:p>0,6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279, Accuracy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6000 (69%)</text:p>
          </table:table-cell>
          <table:table-cell table:formula="of:=[.D326]/6000"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23, Accuracy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6000 (78%)</text:p>
          </table:table-cell>
          <table:table-cell table:formula="of:=[.D327]/6000" office:value-type="float" office:value="0.778" calcext:value-type="float">
            <text:p>0,7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21, Accuracy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6000 (80%)</text:p>
          </table:table-cell>
          <table:table-cell table:formula="of:=[.D328]/6000" office:value-type="float" office:value="0.797" calcext:value-type="float">
            <text:p>0,7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41, Accuracy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6000 (81%)</text:p>
          </table:table-cell>
          <table:table-cell table:formula="of:=[.D329]/6000" office:value-type="float" office:value="0.8075" calcext:value-type="float">
            <text:p>0,8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53, Accuracy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6000 (78%)</text:p>
          </table:table-cell>
          <table:table-cell table:formula="of:=[.D330]/6000" office:value-type="float" office:value="0.777166666666667" calcext:value-type="float">
            <text:p>0,77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42, Accuracy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6000 (82%)</text:p>
          </table:table-cell>
          <table:table-cell table:formula="of:=[.D331]/6000" office:value-type="float" office:value="0.817333333333333" calcext:value-type="float">
            <text:p>0,81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86, Accuracy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6000 (82%)</text:p>
          </table:table-cell>
          <table:table-cell table:formula="of:=[.D332]/6000" office:value-type="float" office:value="0.818666666666667" calcext:value-type="float">
            <text:p>0,81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88, Accuracy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6000 (82%)</text:p>
          </table:table-cell>
          <table:table-cell table:formula="of:=[.D333]/6000" office:value-type="float" office:value="0.824166666666667" calcext:value-type="float">
            <text:p>0,82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07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334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20, Accuracy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6000 (83%)</text:p>
          </table:table-cell>
          <table:table-cell table:formula="of:=[.D335]/6000" office:value-type="float" office:value="0.826833333333333" calcext:value-type="float">
            <text:p>0,82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29, Accuracy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6000 (83%)</text:p>
          </table:table-cell>
          <table:table-cell table:formula="of:=[.D336]/6000" office:value-type="float" office:value="0.8255" calcext:value-type="float">
            <text:p>0,8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32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337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7, Accuracy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6000 (83%)</text:p>
          </table:table-cell>
          <table:table-cell table:formula="of:=[.D338]/6000" office:value-type="float" office:value="0.834833333333333" calcext:value-type="float">
            <text:p>0,83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2, Accuracy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6000 (84%)</text:p>
          </table:table-cell>
          <table:table-cell table:formula="of:=[.D339]/6000" office:value-type="float" office:value="0.8375" calcext:value-type="float">
            <text:p>0,8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6, Accuracy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6000 (83%)</text:p>
          </table:table-cell>
          <table:table-cell table:formula="of:=[.D340]/6000" office:value-type="float" office:value="0.833" calcext:value-type="float">
            <text:p>0,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05, Accuracy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6000 (84%)</text:p>
          </table:table-cell>
          <table:table-cell table:formula="of:=[.D341]/6000" office:value-type="float" office:value="0.840666666666667" calcext:value-type="float">
            <text:p>0,84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3, Accuracy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6000 (84%)</text:p>
          </table:table-cell>
          <table:table-cell table:formula="of:=[.D342]/6000" office:value-type="float" office:value="0.840166666666667" calcext:value-type="float">
            <text:p>0,84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0, Accuracy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6000 (84%)</text:p>
          </table:table-cell>
          <table:table-cell table:formula="of:=[.D343]/6000" office:value-type="float" office:value="0.836166666666667" calcext:value-type="float">
            <text:p>0,83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35, Accuracy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6000 (84%)</text:p>
          </table:table-cell>
          <table:table-cell table:formula="of:=[.D344]/6000" office:value-type="float" office:value="0.8425" calcext:value-type="float">
            <text:p>0,8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4, Accuracy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6000 (84%)</text:p>
          </table:table-cell>
          <table:table-cell table:formula="of:=[.D345]/6000" office:value-type="float" office:value="0.841" calcext:value-type="float">
            <text:p>0,8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2, Accuracy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6000 (84%)</text:p>
          </table:table-cell>
          <table:table-cell table:formula="of:=[.D346]/6000" office:value-type="float" office:value="0.837666666666667" calcext:value-type="float">
            <text:p>0,83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72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347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4, Accuracy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6000 (84%)</text:p>
          </table:table-cell>
          <table:table-cell table:formula="of:=[.D348]/6000" office:value-type="float" office:value="0.8365" calcext:value-type="float">
            <text:p>0,8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4, Accuracy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6000 (84%)</text:p>
          </table:table-cell>
          <table:table-cell table:formula="of:=[.D349]/6000" office:value-type="float" office:value="0.842666666666667" calcext:value-type="float">
            <text:p>0,84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45, Accuracy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6000 (85%)</text:p>
          </table:table-cell>
          <table:table-cell table:formula="of:=[.D350]/6000" office:value-type="float" office:value="0.8465" calcext:value-type="float">
            <text:p>0,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4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351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5, Accuracy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6000 (85%)</text:p>
          </table:table-cell>
          <table:table-cell table:formula="of:=[.D352]/6000" office:value-type="float" office:value="0.851833333333333" calcext:value-type="float">
            <text:p>0,85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6, Accuracy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6000 (84%)</text:p>
          </table:table-cell>
          <table:table-cell table:formula="of:=[.D353]/6000" office:value-type="float" office:value="0.844333333333333" calcext:value-type="float">
            <text:p>0,84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79, Accuracy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6000 (84%)</text:p>
          </table:table-cell>
          <table:table-cell table:formula="of:=[.D354]/6000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6000 (85%)</text:p>
          </table:table-cell>
          <table:table-cell table:formula="of:=[.D355]/6000" office:value-type="float" office:value="0.853" calcext:value-type="float">
            <text:p>0,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6000 (85%)</text:p>
          </table:table-cell>
          <table:table-cell table:formula="of:=[.D356]/6000" office:value-type="float" office:value="0.8505" calcext:value-type="float">
            <text:p>0,8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5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357]/6000" office:value-type="float" office:value="0.847" calcext:value-type="float">
            <text:p>0,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9, Accuracy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6000 (85%)</text:p>
          </table:table-cell>
          <table:table-cell table:formula="of:=[.D358]/6000" office:value-type="float" office:value="0.853" calcext:value-type="float">
            <text:p>0,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8, Accuracy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6000 (85%)</text:p>
          </table:table-cell>
          <table:table-cell table:formula="of:=[.D359]/6000" office:value-type="float" office:value="0.854333333333333" calcext:value-type="float">
            <text:p>0,85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37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60]/6000" office:value-type="float" office:value="0.850666666666667" calcext:value-type="float">
            <text:p>0,85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6000 (85%)</text:p>
          </table:table-cell>
          <table:table-cell table:formula="of:=[.D361]/6000" office:value-type="float" office:value="0.8485" calcext:value-type="float">
            <text:p>0,8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4, Accuracy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6000 (85%)</text:p>
          </table:table-cell>
          <table:table-cell table:formula="of:=[.D362]/6000" office:value-type="float" office:value="0.8515" calcext:value-type="float">
            <text:p>0,8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28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363]/6000" office:value-type="float" office:value="0.847" calcext:value-type="float">
            <text:p>0,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39, Accuracy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6000 (85%)</text:p>
          </table:table-cell>
          <table:table-cell table:formula="of:=[.D364]/6000" office:value-type="float" office:value="0.848333333333333" calcext:value-type="float">
            <text:p>0,84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3, Accuracy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6000 (85%)</text:p>
          </table:table-cell>
          <table:table-cell table:formula="of:=[.D365]/6000" office:value-type="float" office:value="0.851166666666667" calcext:value-type="float">
            <text:p>0,85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5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66]/6000" office:value-type="float" office:value="0.85" calcext:value-type="float">
            <text:p>0,85</text:p>
          </table:table-cell>
          <table:table-cell table:number-columns-repeated="12"/>
        </table:table-row>
      </table:table>
      <table:table table:name="Sig-10Layer-512N-100epoch" table:style-name="ta1">
        <table:shapes>
          <draw:frame draw:z-index="0" draw:style-name="gr1" draw:text-style-name="P1" svg:width="159.99mm" svg:height="89.99mm" svg:x="181.07mm" svg:y="17.47mm">
            <loext:p/>
            <draw:object draw:notify-on-update-of-ranges="'Sig-10Layer-512N-100epoch'.G5:'Sig-10Layer-512N-100epoch'.G36 'Sig-10Layer-512N-100epoch'.F4:'Sig-10Layer-512N-100epoch'.F4 'Sig-10Layer-512N-100epoch'.F5:'Sig-10Layer-512N-100epoch'.F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6" office:value-type="string" calcext:value-type="string">
            <text:p>NLayerSigmoidModel(nNeurones,10)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experiment(model, 100, 0.001)</text:p>
          </table:table-cell>
          <table:table-cell table:number-columns-repeated="4"/>
          <table:table-cell office:value-type="string" calcext:value-type="string">
            <text:p>Précision</text:p>
          </table:table-cell>
          <table:table-cell office:value-type="string" calcext:value-type="string">
            <text:p>Epoch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81, Accuracy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6000 (61%)</text:p>
          </table:table-cell>
          <table:table-cell table:formula="of:=[.D5]/6000" office:value-type="float" office:value="0.612333333333333" calcext:value-type="float">
            <text:p>0,612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154, Accuracy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6000 (62%)</text:p>
          </table:table-cell>
          <table:table-cell table:formula="of:=[.D6]/6000" office:value-type="float" office:value="0.619333333333333" calcext:value-type="float">
            <text:p>0,61933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81, Accuracy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6000 (73%)</text:p>
          </table:table-cell>
          <table:table-cell table:formula="of:=[.D7]/6000" office:value-type="float" office:value="0.729166666666667" calcext:value-type="float">
            <text:p>0,7291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90, Accuracy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6000 (81%)</text:p>
          </table:table-cell>
          <table:table-cell table:formula="of:=[.D8]/6000" office:value-type="float" office:value="0.8075" calcext:value-type="float">
            <text:p>0,8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72, Accuracy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6000 (80%)</text:p>
          </table:table-cell>
          <table:table-cell table:formula="of:=[.D9]/6000" office:value-type="float" office:value="0.805" calcext:value-type="float">
            <text:p>0,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6000 (84%)</text:p>
          </table:table-cell>
          <table:table-cell table:formula="of:=[.D10]/6000" office:value-type="float" office:value="0.835666666666667" calcext:value-type="float">
            <text:p>0,835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8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11]/6000" office:value-type="float" office:value="0.824333333333333" calcext:value-type="float">
            <text:p>0,8243333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5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61" calcext:value-type="float">
            <text:p>0,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0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4666666666667" calcext:value-type="float">
            <text:p>0,86466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0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14]/6000" office:value-type="float" office:value="0.8715" calcext:value-type="float">
            <text:p>0,8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53, Accuracy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6000 (86%)</text:p>
          </table:table-cell>
          <table:table-cell table:formula="of:=[.D15]/6000" office:value-type="float" office:value="0.859333333333333" calcext:value-type="float">
            <text:p>0,85933333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5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70166666666667" calcext:value-type="float">
            <text:p>0,8701666666666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0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17]/6000" office:value-type="float" office:value="0.876333333333333" calcext:value-type="float">
            <text:p>0,8763333333333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12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18]/6000" office:value-type="float" office:value="0.876666666666667" calcext:value-type="float">
            <text:p>0,87666666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3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19]/6000" office:value-type="float" office:value="0.875166666666667" calcext:value-type="float">
            <text:p>0,8751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35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20]/6000" office:value-type="float" office:value="0.878833333333333" calcext:value-type="float">
            <text:p>0,87883333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3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21]/6000" office:value-type="float" office:value="0.874" calcext:value-type="float">
            <text:p>0,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5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8" calcext:value-type="float">
            <text:p>0,8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6000 (87%)</text:p>
          </table:table-cell>
          <table:table-cell table:formula="of:=[.D23]/6000" office:value-type="float" office:value="0.8745" calcext:value-type="float">
            <text:p>0,87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24]/6000" office:value-type="float" office:value="0.881833333333333" calcext:value-type="float">
            <text:p>0,8818333333333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7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83" calcext:value-type="float">
            <text:p>0,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1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78" calcext:value-type="float">
            <text:p>0,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41, Accurac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6000 (87%)</text:p>
          </table:table-cell>
          <table:table-cell table:formula="of:=[.D27]/6000" office:value-type="float" office:value="0.868166666666667" calcext:value-type="float">
            <text:p>0,8681666666666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3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82333333333333" calcext:value-type="float">
            <text:p>0,88233333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9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9]/6000" office:value-type="float" office:value="0.8695" calcext:value-type="float">
            <text:p>0,8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33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30]/6000" office:value-type="float" office:value="0.878" calcext:value-type="float">
            <text:p>0,8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9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31]/6000" office:value-type="float" office:value="0.871333333333333" calcext:value-type="float">
            <text:p>0,8713333333333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6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D32]/6000" office:value-type="float" office:value="0.874666666666667" calcext:value-type="float">
            <text:p>0,87466666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88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82833333333333" calcext:value-type="float">
            <text:p>0,8828333333333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1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34]/6000" office:value-type="float" office:value="0.881333333333333" calcext:value-type="float">
            <text:p>0,881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99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35]/6000" office:value-type="float" office:value="0.882666666666667" calcext:value-type="float">
            <text:p>0,8826666666666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3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36]/6000" office:value-type="float" office:value="0.878833333333333" calcext:value-type="float">
            <text:p>0,87883333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67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7]/6000" office:value-type="float" office:value="0.885" calcext:value-type="float">
            <text:p>0,8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8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38]/6000" office:value-type="float" office:value="0.885666666666667" calcext:value-type="float">
            <text:p>0,8856666666666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93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6333333333333" calcext:value-type="float">
            <text:p>0,8863333333333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02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75" calcext:value-type="float">
            <text:p>0,88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54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41]/6000" office:value-type="float" office:value="0.881" calcext:value-type="float">
            <text:p>0,8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3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42]/6000" office:value-type="float" office:value="0.883666666666667" calcext:value-type="float">
            <text:p>0,8836666666666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0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43]/6000" office:value-type="float" office:value="0.880666666666667" calcext:value-type="float">
            <text:p>0,8806666666666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20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44]/6000" office:value-type="float" office:value="0.877" calcext:value-type="float">
            <text:p>0,8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9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45]/6000" office:value-type="float" office:value="0.881" calcext:value-type="float">
            <text:p>0,8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5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46]/6000" office:value-type="float" office:value="0.8805" calcext:value-type="float">
            <text:p>0,8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1, Accuracy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6000 (88%)</text:p>
          </table:table-cell>
          <table:table-cell table:formula="of:=[.D47]/6000" office:value-type="float" office:value="0.876833333333333" calcext:value-type="float">
            <text:p>0,8768333333333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27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805" calcext:value-type="float">
            <text:p>0,880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4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49]/6000" office:value-type="float" office:value="0.880666666666667" calcext:value-type="float">
            <text:p>0,8806666666666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3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50]/6000" office:value-type="float" office:value="0.882833333333333" calcext:value-type="float">
            <text:p>0,88283333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8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51]/6000" office:value-type="float" office:value="0.881333333333333" calcext:value-type="float">
            <text:p>0,8813333333333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52]/6000" office:value-type="float" office:value="0.873666666666667" calcext:value-type="float">
            <text:p>0,873666666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1, Accuracy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6000 (88%)</text:p>
          </table:table-cell>
          <table:table-cell table:formula="of:=[.D53]/6000" office:value-type="float" office:value="0.875333333333333" calcext:value-type="float">
            <text:p>0,8753333333333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58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54]/6000" office:value-type="float" office:value="0.881166666666667" calcext:value-type="float">
            <text:p>0,88116666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8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75833333333333" calcext:value-type="float">
            <text:p>0,87583333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91, Accuracy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0333333333333" calcext:value-type="float">
            <text:p>0,88033333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36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57]/6000" office:value-type="float" office:value="0.877" calcext:value-type="float">
            <text:p>0,8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7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58]/6000" office:value-type="float" office:value="0.8855" calcext:value-type="float">
            <text:p>0,88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5166666666667" calcext:value-type="float">
            <text:p>0,8851666666666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9, Accuracy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6000 (88%)</text:p>
          </table:table-cell>
          <table:table-cell table:formula="of:=[.D60]/6000" office:value-type="float" office:value="0.878666666666667" calcext:value-type="float">
            <text:p>0,87866666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1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61]/6000" office:value-type="float" office:value="0.881833333333333" calcext:value-type="float">
            <text:p>0,8818333333333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6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62]/6000" office:value-type="float" office:value="0.878" calcext:value-type="float">
            <text:p>0,8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93, Accuracy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6000 (88%)</text:p>
          </table:table-cell>
          <table:table-cell table:formula="of:=[.D63]/6000" office:value-type="float" office:value="0.879" calcext:value-type="float">
            <text:p>0,8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63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64]/6000" office:value-type="float" office:value="0.8815" calcext:value-type="float">
            <text:p>0,88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9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65]/6000" office:value-type="float" office:value="0.882333333333333" calcext:value-type="float">
            <text:p>0,8823333333333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82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66]/6000" office:value-type="float" office:value="0.883666666666667" calcext:value-type="float">
            <text:p>0,88366666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60, Accuracy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6000 (88%)</text:p>
          </table:table-cell>
          <table:table-cell table:formula="of:=[.D67]/6000" office:value-type="float" office:value="0.880166666666667" calcext:value-type="float">
            <text:p>0,8801666666666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8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68]/6000" office:value-type="float" office:value="0.883166666666667" calcext:value-type="float">
            <text:p>0,88316666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8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69]/6000" office:value-type="float" office:value="0.876333333333333" calcext:value-type="float">
            <text:p>0,87633333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39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70]/6000" office:value-type="float" office:value="0.878833333333333" calcext:value-type="float">
            <text:p>0,87883333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50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71]/6000" office:value-type="float" office:value="0.883166666666667" calcext:value-type="float">
            <text:p>0,8831666666666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63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81166666666667" calcext:value-type="float">
            <text:p>0,88116666666666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0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166666666667" calcext:value-type="float">
            <text:p>0,8841666666666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60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74]/6000" office:value-type="float" office:value="0.8815" calcext:value-type="float">
            <text:p>0,88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56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1666666666667" calcext:value-type="float">
            <text:p>0,871666666666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11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80666666666667" calcext:value-type="float">
            <text:p>0,880666666666667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igmoid" table:style-name="ta1">
        <table:table-column table:style-name="co1" table:number-columns-repeated="25" table:default-cell-style-name="Default"/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8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P2]/6000" office:value-type="float" office:value="0.867666666666667" calcext:value-type="float">
            <text:p>0,8676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0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P3]/6000" office:value-type="float" office:value="0.863333333333333" calcext:value-type="float">
            <text:p>0,863333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7666666666667" calcext:value-type="float">
            <text:p>0,867666666666667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3666666666667" calcext:value-type="float">
            <text:p>0,863666666666667</text:p>
          </table:table-cell>
          <table:table-cell office:value-type="float" office:value="0.835" calcext:value-type="float">
            <text:p>0,835</text:p>
          </table:table-cell>
          <table:table-cell table:formula="of:=AVERAGE([.U3:.X3])" office:value-type="float" office:value="0.855083333333334" calcext:value-type="float">
            <text:p>0,855083333333334</text:p>
          </table:table-cell>
        </table:table-row>
        <table:table-row table:style-name="ro8">
          <table:table-cell table:style-name="ce6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9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P4]/6000" office:value-type="float" office:value="0.884666666666667" calcext:value-type="float">
            <text:p>0,8846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333333333333" calcext:value-type="float">
            <text:p>0,863333333333333</text:p>
          </table:table-cell>
          <table:table-cell office:value-type="float" office:value="0.874666666666667" calcext:value-type="float">
            <text:p>0,874666666666667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868833333333333" calcext:value-type="float">
            <text:p>0,868833333333333</text:p>
          </table:table-cell>
          <table:table-cell table:formula="of:=AVERAGE([.U4:.X4])" office:value-type="float" office:value="0.869333333333333" calcext:value-type="float">
            <text:p>0,869333333333333</text:p>
          </table:table-cell>
        </table:table-row>
        <table:table-row table:style-name="ro8">
          <table:table-cell table:style-name="ce15"/>
          <table:table-cell table:number-columns-repeated="7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P5]/6000" office:value-type="float" office:value="0.887333333333333" calcext:value-type="float">
            <text:p>0,8873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70166666666667" calcext:value-type="float">
            <text:p>0,870166666666667</text:p>
          </table:table-cell>
          <table:table-cell table:formula="of:=AVERAGE([.U5:.X5])" office:value-type="float" office:value="0.882041666666667" calcext:value-type="float">
            <text:p>0,882041666666667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62333333333333" calcext:value-type="float">
            <text:p>0,862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1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P6]/6000" office:value-type="float" office:value="0.894333333333333" calcext:value-type="float">
            <text:p>0,894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84833333333333" calcext:value-type="float">
            <text:p>0,884833333333333</text:p>
          </table:table-cell>
          <table:table-cell table:formula="of:=AVERAGE([.U6:.X6])" office:value-type="float" office:value="0.884875" calcext:value-type="float">
            <text:p>0,88487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4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P7]/6000" office:value-type="float" office:value="0.8975" calcext:value-type="float">
            <text:p>0,8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4333333333333" calcext:value-type="float">
            <text:p>0,894333333333333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79333333333333" calcext:value-type="float">
            <text:p>0,879333333333333</text:p>
          </table:table-cell>
          <table:table-cell table:formula="of:=AVERAGE([.U7:.X7])" office:value-type="float" office:value="0.885958333333333" calcext:value-type="float">
            <text:p>0,885958333333333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874833333333333" calcext:value-type="float">
            <text:p>0,8748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9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P8]/6000" office:value-type="float" office:value="0.894833333333333" calcext:value-type="float">
            <text:p>0,89483333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6333333333333" calcext:value-type="float">
            <text:p>0,886333333333333</text:p>
          </table:table-cell>
          <table:table-cell table:formula="of:=AVERAGE([.U8:.X8])" office:value-type="float" office:value="0.889583333333333" calcext:value-type="float">
            <text:p>0,889583333333333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4833333333333" calcext:value-type="float">
            <text:p>0,884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4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P9]/6000" office:value-type="float" office:value="0.896666666666667" calcext:value-type="float">
            <text:p>0,896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4" calcext:value-type="float">
            <text:p>0,884</text:p>
          </table:table-cell>
          <table:table-cell table:formula="of:=AVERAGE([.U9:.X9])" office:value-type="float" office:value="0.8895" calcext:value-type="float">
            <text:p>0,889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93833333333333" calcext:value-type="float">
            <text:p>0,893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2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P10]/6000" office:value-type="float" office:value="0.894333333333333" calcext:value-type="float">
            <text:p>0,89433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83166666666667" calcext:value-type="float">
            <text:p>0,883166666666667</text:p>
          </table:table-cell>
          <table:table-cell table:formula="of:=AVERAGE([.U10:.X10])" office:value-type="float" office:value="0.891583333333334" calcext:value-type="float">
            <text:p>0,891583333333334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5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11]/6000" office:value-type="float" office:value="0.893833333333333" calcext:value-type="float">
            <text:p>0,89383333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4333333333333" calcext:value-type="float">
            <text:p>0,894333333333333</text:p>
          </table:table-cell>
          <table:table-cell table:style-name="ce20" office:value-type="float" office:value="0.8855" calcext:value-type="float">
            <text:p>0,8855</text:p>
          </table:table-cell>
          <table:table-cell table:style-name="ce20" office:value-type="float" office:value="0.890333333333333" calcext:value-type="float">
            <text:p>0,890333333333333</text:p>
          </table:table-cell>
          <table:table-cell table:style-name="ce20" office:value-type="float" office:value="0.888833333333333" calcext:value-type="float">
            <text:p>0,888833333333333</text:p>
          </table:table-cell>
          <table:table-cell table:formula="of:=AVERAGE([.U11:.X11])" office:value-type="float" office:value="0.88975" calcext:value-type="float">
            <text:p>0,8897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892166666666667" calcext:value-type="float">
            <text:p>0,892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8915" calcext:value-type="float">
            <text:p>0,891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7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12]/6000" office:value-type="float" office:value="0.895666666666667" calcext:value-type="float">
            <text:p>0,8956666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3833333333333" calcext:value-type="float">
            <text:p>0,893833333333333</text:p>
          </table:table-cell>
          <table:table-cell table:style-name="ce20" office:value-type="float" office:value="0.896" calcext:value-type="float">
            <text:p>0,896</text:p>
          </table:table-cell>
          <table:table-cell table:style-name="ce20" office:value-type="float" office:value="0.890333333333333" calcext:value-type="float">
            <text:p>0,890333333333333</text:p>
          </table:table-cell>
          <table:table-cell table:style-name="ce20" office:value-type="float" office:value="0.890833333333333" calcext:value-type="float">
            <text:p>0,890833333333333</text:p>
          </table:table-cell>
          <table:table-cell table:formula="of:=AVERAGE([.U12:.X12])" office:value-type="float" office:value="0.89275" calcext:value-type="float">
            <text:p>0,89275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97666666666667" calcext:value-type="float">
            <text:p>0,897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P13]/6000" office:value-type="float" office:value="0.9005" calcext:value-type="float">
            <text:p>0,9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5666666666667" calcext:value-type="float">
            <text:p>0,895666666666667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table:style-name="ce20" office:value-type="float" office:value="0.891" calcext:value-type="float">
            <text:p>0,891</text:p>
          </table:table-cell>
          <table:table-cell table:style-name="ce20" office:value-type="float" office:value="0.882166666666667" calcext:value-type="float">
            <text:p>0,882166666666667</text:p>
          </table:table-cell>
          <table:table-cell table:formula="of:=AVERAGE([.U13:.X13])" office:value-type="float" office:value="0.891125" calcext:value-type="float">
            <text:p>0,891125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0.906166666666667" calcext:value-type="float">
            <text:p>0,906166666666667</text:p>
          </table:table-cell>
          <table:table-cell table:style-name="ce20" office:value-type="float" office:value="0.889" calcext:value-type="float">
            <text:p>0,889</text:p>
          </table:table-cell>
          <table:table-cell table:style-name="ce20" office:value-type="float" office:value="0.898833333333333" calcext:value-type="float">
            <text:p>0,898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1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P14]/6000" office:value-type="float" office:value="0.900666666666667" calcext:value-type="float">
            <text:p>0,90066666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05" calcext:value-type="float">
            <text:p>0,9005</text:p>
          </table:table-cell>
          <table:table-cell table:style-name="ce20" office:value-type="float" office:value="0.8945" calcext:value-type="float">
            <text:p>0,8945</text:p>
          </table:table-cell>
          <table:table-cell table:style-name="ce20" office:value-type="float" office:value="0.894166666666667" calcext:value-type="float">
            <text:p>0,894166666666667</text:p>
          </table:table-cell>
          <table:table-cell table:style-name="ce20" office:value-type="float" office:value="0.892" calcext:value-type="float">
            <text:p>0,892</text:p>
          </table:table-cell>
          <table:table-cell table:formula="of:=AVERAGE([.U14:.X14])" office:value-type="float" office:value="0.895291666666667" calcext:value-type="float">
            <text:p>0,895291666666667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901666666666667" calcext:value-type="float">
            <text:p>0,901666666666667</text:p>
          </table:table-cell>
          <table:table-cell table:style-name="ce20" office:value-type="float" office:value="0.905" calcext:value-type="float">
            <text:p>0,905</text:p>
          </table:table-cell>
          <table:table-cell table:style-name="ce20" office:value-type="float" office:value="0.897" calcext:value-type="float">
            <text:p>0,89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15]/6000" office:value-type="float" office:value="0.893833333333333" calcext:value-type="float">
            <text:p>0,89383333333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00666666666667" calcext:value-type="float">
            <text:p>0,900666666666667</text:p>
          </table:table-cell>
          <table:table-cell table:style-name="ce20" office:value-type="float" office:value="0.887666666666667" calcext:value-type="float">
            <text:p>0,887666666666667</text:p>
          </table:table-cell>
          <table:table-cell table:style-name="ce20" office:value-type="float" office:value="0.8985" calcext:value-type="float">
            <text:p>0,8985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table:formula="of:=AVERAGE([.U15:.X15])" office:value-type="float" office:value="0.895791666666667" calcext:value-type="float">
            <text:p>0,895791666666667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.8965" calcext:value-type="float">
            <text:p>0,8965</text:p>
          </table:table-cell>
          <table:table-cell table:style-name="ce20" office:value-type="float" office:value="0.9065" calcext:value-type="float">
            <text:p>0,9065</text:p>
          </table:table-cell>
          <table:table-cell table:style-name="ce20" office:value-type="float" office:value="0.901833333333333" calcext:value-type="float">
            <text:p>0,901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9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P16]/6000" office:value-type="float" office:value="0.8985" calcext:value-type="float">
            <text:p>0,89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3833333333333" calcext:value-type="float">
            <text:p>0,893833333333333</text:p>
          </table:table-cell>
          <table:table-cell table:style-name="ce20" office:value-type="float" office:value="0.897166666666667" calcext:value-type="float">
            <text:p>0,897166666666667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93" calcext:value-type="float">
            <text:p>0,893</text:p>
          </table:table-cell>
          <table:table-cell table:formula="of:=AVERAGE([.U16:.X16])" office:value-type="float" office:value="0.89475" calcext:value-type="float">
            <text:p>0,89475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902" calcext:value-type="float">
            <text:p>0,902</text:p>
          </table:table-cell>
          <table:table-cell table:style-name="ce20" office:value-type="float" office:value="0.905333333333333" calcext:value-type="float">
            <text:p>0,905333333333333</text:p>
          </table:table-cell>
          <table:table-cell table:style-name="ce20" office:value-type="float" office:value="0.907833333333333" calcext:value-type="float">
            <text:p>0,907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P17]/6000" office:value-type="float" office:value="0.899333333333333" calcext:value-type="float">
            <text:p>0,8993333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99" calcext:value-type="float">
            <text:p>0,899</text:p>
          </table:table-cell>
          <table:table-cell office:value-type="float" office:value="0.889166666666667" calcext:value-type="float">
            <text:p>0,889166666666667</text:p>
          </table:table-cell>
          <table:table-cell table:formula="of:=AVERAGE([.U17:.X17])" office:value-type="float" office:value="0.895125" calcext:value-type="float">
            <text:p>0,895125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0.8985" calcext:value-type="float">
            <text:p>0,8985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903833333333333" calcext:value-type="float">
            <text:p>0,903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P18]/6000" office:value-type="float" office:value="0.895833333333333" calcext:value-type="float">
            <text:p>0,895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" calcext:value-type="float">
            <text:p>0,89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895666666666667" calcext:value-type="float">
            <text:p>0,895666666666667</text:p>
          </table:table-cell>
          <table:table-cell table:formula="of:=AVERAGE([.U18:.X18])" office:value-type="float" office:value="0.895291666666667" calcext:value-type="float">
            <text:p>0,895291666666667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.895" calcext:value-type="float">
            <text:p>0,89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4, Accuracy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6000 (90%)</text:p>
          </table:table-cell>
          <table:table-cell table:formula="of:=[.P19]/6000" office:value-type="float" office:value="0.901166666666667" calcext:value-type="float">
            <text:p>0,9011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86666666666667" calcext:value-type="float">
            <text:p>0,886666666666667</text:p>
          </table:table-cell>
          <table:table-cell table:formula="of:=AVERAGE([.U19:.X19])" office:value-type="float" office:value="0.894958333333333" calcext:value-type="float">
            <text:p>0,894958333333333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9166666666667" calcext:value-type="float">
            <text:p>0,899166666666667</text:p>
          </table:table-cell>
          <table:table-cell office:value-type="float" office:value="0.9065" calcext:value-type="float">
            <text:p>0,906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3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P20]/6000" office:value-type="float" office:value="0.903166666666667" calcext:value-type="float">
            <text:p>0,9031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01166666666667" calcext:value-type="float">
            <text:p>0,901166666666667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86833333333333" calcext:value-type="float">
            <text:p>0,886833333333333</text:p>
          </table:table-cell>
          <table:table-cell table:formula="of:=AVERAGE([.U20:.X20])" office:value-type="float" office:value="0.895666666666667" calcext:value-type="float">
            <text:p>0,895666666666667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065" calcext:value-type="float">
            <text:p>0,906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7, Accuracy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6000 (90%)</text:p>
          </table:table-cell>
          <table:table-cell table:formula="of:=[.P21]/6000" office:value-type="float" office:value="0.902833333333333" calcext:value-type="float">
            <text:p>0,9028333333333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3166666666667" calcext:value-type="float">
            <text:p>0,903166666666667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893166666666667" calcext:value-type="float">
            <text:p>0,893166666666667</text:p>
          </table:table-cell>
          <table:table-cell office:value-type="float" office:value="0.893333333333333" calcext:value-type="float">
            <text:p>0,893333333333333</text:p>
          </table:table-cell>
          <table:table-cell table:formula="of:=AVERAGE([.U21:.X21])" office:value-type="float" office:value="0.896791666666667" calcext:value-type="float">
            <text:p>0,896791666666667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3666666666667" calcext:value-type="float">
            <text:p>0,90366666666666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902833333333333" calcext:value-type="float">
            <text:p>0,902833333333333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45" calcext:value-type="float">
            <text:p>0,8945</text:p>
          </table:table-cell>
          <table:table-cell table:formula="of:=AVERAGE([.U22:.X22])" office:value-type="float" office:value="0.899583333333333" calcext:value-type="float">
            <text:p>0,899583333333333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7833333333333" calcext:value-type="float">
            <text:p>0,907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0.899666666666667" calcext:value-type="float">
            <text:p>0,899666666666667</text:p>
          </table:table-cell>
          <table:table-cell office:value-type="float" office:value="0.908333333333333" calcext:value-type="float">
            <text:p>0,908333333333333</text:p>
          </table:table-cell>
          <table:table-cell office:value-type="float" office:value="0.900666666666667" calcext:value-type="float">
            <text:p>0,900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9, Accuracy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6000 (85%)</text:p>
          </table:table-cell>
          <table:table-cell table:formula="of:=[.P24]/6000" office:value-type="float" office:value="0.854" calcext:value-type="float">
            <text:p>0,85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4833333333333" calcext:value-type="float">
            <text:p>0,904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9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P25]/6000" office:value-type="float" office:value="0.874666666666667" calcext:value-type="float">
            <text:p>0,87466666666666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4666666666667" calcext:value-type="float">
            <text:p>0,904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P26]/6000" office:value-type="float" office:value="0.886833333333333" calcext:value-type="float">
            <text:p>0,8868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10333333333333" calcext:value-type="float">
            <text:p>0,910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7, Accuracy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6000 (88%)</text:p>
          </table:table-cell>
          <table:table-cell table:formula="of:=[.P27]/6000" office:value-type="float" office:value="0.8835" calcext:value-type="float">
            <text:p>0,883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7333333333333" calcext:value-type="float">
            <text:p>0,907333333333333</text:p>
          </table:table-cell>
          <table:table-cell office:value-type="float" office:value="0.902166666666667" calcext:value-type="float">
            <text:p>0,9021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0, Accuracy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6000 (88%)</text:p>
          </table:table-cell>
          <table:table-cell table:formula="of:=[.P28]/6000" office:value-type="float" office:value="0.8825" calcext:value-type="float">
            <text:p>0,882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904666666666667" calcext:value-type="float">
            <text:p>0,904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7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P29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9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P30]/6000" office:value-type="float" office:value="0.891333333333333" calcext:value-type="float">
            <text:p>0,8913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P31]/6000" office:value-type="float" office:value="0.895333333333333" calcext:value-type="float">
            <text:p>0,8953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3833333333333" calcext:value-type="float">
            <text:p>0,903833333333333</text:p>
          </table:table-cell>
          <table:table-cell office:value-type="float" office:value="0.906666666666667" calcext:value-type="float">
            <text:p>0,906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8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P32]/6000" office:value-type="float" office:value="0.8855" calcext:value-type="float">
            <text:p>0,885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5666666666667" calcext:value-type="float">
            <text:p>0,905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P33]/6000" office:value-type="float" office:value="0.896" calcext:value-type="float">
            <text:p>0,89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909166666666667" calcext:value-type="float">
            <text:p>0,909166666666667</text:p>
          </table:table-cell>
          <table:table-cell office:value-type="float" office:value="0.907666666666667" calcext:value-type="float">
            <text:p>0,907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34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5333333333333" calcext:value-type="float">
            <text:p>0,9053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9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P35]/6000" office:value-type="float" office:value="0.8945" calcext:value-type="float">
            <text:p>0,894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6:.J35])" office:value-type="float" office:value="0.907166666666667" calcext:value-type="float">
            <text:p>0,907166666666667</text:p>
          </table:table-cell>
          <table:table-cell table:style-name="ce1" table:formula="of:=MAX([.K6:.K35])" office:value-type="float" office:value="0.9115" calcext:value-type="float">
            <text:p>0,9115</text:p>
          </table:table-cell>
          <table:table-cell table:formula="of:=MAX([.L6:.L35])" office:value-type="float" office:value="0.910333333333333" calcext:value-type="float">
            <text:p>0,910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7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P36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8">
          <table:table-cell table:style-name="ce15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8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P37]/6000" office:value-type="float" office:value="0.897166666666667" calcext:value-type="float">
            <text:p>0,897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3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38]/6000" office:value-type="float" office:value="0.893833333333333" calcext:value-type="float">
            <text:p>0,893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P39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8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P40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9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P41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4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P42]/6000" office:value-type="float" office:value="0.8975" calcext:value-type="float">
            <text:p>0,897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2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P43]/6000" office:value-type="float" office:value="0.900166666666667" calcext:value-type="float">
            <text:p>0,900166666666667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0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P46]/6000" office:value-type="float" office:value="0.863666666666667" calcext:value-type="float">
            <text:p>0,863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8, Accuracy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6000 (87%)</text:p>
          </table:table-cell>
          <table:table-cell table:formula="of:=[.P47]/6000" office:value-type="float" office:value="0.8705" calcext:value-type="float">
            <text:p>0,870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1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P48]/6000" office:value-type="float" office:value="0.8865" calcext:value-type="float">
            <text:p>0,886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P49]/6000" office:value-type="float" office:value="0.883833333333333" calcext:value-type="float">
            <text:p>0,883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0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P50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5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P51]/6000" office:value-type="float" office:value="0.8865" calcext:value-type="float">
            <text:p>0,886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2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P52]/6000" office:value-type="float" office:value="0.887833333333333" calcext:value-type="float">
            <text:p>0,887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5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P53]/6000" office:value-type="float" office:value="0.891166666666667" calcext:value-type="float">
            <text:p>0,891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P54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P55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6000 (89%)</text:p>
          </table:table-cell>
          <table:table-cell table:formula="of:=[.P56]/6000" office:value-type="float" office:value="0.891" calcext:value-type="float">
            <text:p>0,891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P57]/6000" office:value-type="float" office:value="0.894166666666667" calcext:value-type="float">
            <text:p>0,894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2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P58]/6000" office:value-type="float" office:value="0.8985" calcext:value-type="float">
            <text:p>0,898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5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P59]/6000" office:value-type="float" office:value="0.895" calcext:value-type="float">
            <text:p>0,89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5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P60]/6000" office:value-type="float" office:value="0.899" calcext:value-type="float">
            <text:p>0,899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P61]/6000" office:value-type="float" office:value="0.896166666666667" calcext:value-type="float">
            <text:p>0,896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P62]/6000" office:value-type="float" office:value="0.899333333333333" calcext:value-type="float">
            <text:p>0,899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5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P63]/6000" office:value-type="float" office:value="0.896666666666667" calcext:value-type="float">
            <text:p>0,896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1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P64]/6000" office:value-type="float" office:value="0.893166666666667" calcext:value-type="float">
            <text:p>0,893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9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P65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89, Accuracy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6000 (84%)</text:p>
          </table:table-cell>
          <table:table-cell table:formula="of:=[.P68]/6000" office:value-type="float" office:value="0.835" calcext:value-type="float">
            <text:p>0,835</text:p>
          </table:table-cell>
          <table:table-cell table:number-columns-repeated="7"/>
        </table:table-row>
        <table:table-row table:style-name="ro8">
          <table:table-cell table:style-name="ce15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59, Accuracy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6000 (87%)</text:p>
          </table:table-cell>
          <table:table-cell table:formula="of:=[.P69]/6000" office:value-type="float" office:value="0.868833333333333" calcext:value-type="float">
            <text:p>0,868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0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P70]/6000" office:value-type="float" office:value="0.870166666666667" calcext:value-type="float">
            <text:p>0,870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8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P71]/6000" office:value-type="float" office:value="0.884833333333333" calcext:value-type="float">
            <text:p>0,884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4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P72]/6000" office:value-type="float" office:value="0.879333333333333" calcext:value-type="float">
            <text:p>0,879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5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P73]/6000" office:value-type="float" office:value="0.886333333333333" calcext:value-type="float">
            <text:p>0,886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3, Accuracy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6000 (88%)</text:p>
          </table:table-cell>
          <table:table-cell table:formula="of:=[.P74]/6000" office:value-type="float" office:value="0.884" calcext:value-type="float">
            <text:p>0,884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6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P75]/6000" office:value-type="float" office:value="0.883166666666667" calcext:value-type="float">
            <text:p>0,883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8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P76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2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P77]/6000" office:value-type="float" office:value="0.890833333333333" calcext:value-type="float">
            <text:p>0,890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2, Accuracy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6000 (88%)</text:p>
          </table:table-cell>
          <table:table-cell table:formula="of:=[.P78]/6000" office:value-type="float" office:value="0.882166666666667" calcext:value-type="float">
            <text:p>0,882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6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P79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6000 (90%)</text:p>
          </table:table-cell>
          <table:table-cell table:formula="of:=[.P80]/6000" office:value-type="float" office:value="0.896333333333333" calcext:value-type="float">
            <text:p>0,896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8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P81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1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P82]/6000" office:value-type="float" office:value="0.889166666666667" calcext:value-type="float">
            <text:p>0,889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1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83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6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P84]/6000" office:value-type="float" office:value="0.886666666666667" calcext:value-type="float">
            <text:p>0,886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3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P85]/6000" office:value-type="float" office:value="0.886833333333333" calcext:value-type="float">
            <text:p>0,886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0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P86]/6000" office:value-type="float" office:value="0.893333333333333" calcext:value-type="float">
            <text:p>0,893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5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P87]/6000" office:value-type="float" office:value="0.8945" calcext:value-type="float">
            <text:p>0,8945</text:p>
          </table:table-cell>
          <table:table-cell table:number-columns-repeated="7"/>
        </table:table-row>
        <table:table-row table:style-name="ro1" table:number-rows-repeated="13">
          <table:table-cell table:number-columns-repeated="25"/>
        </table:table-row>
        <table:table-row table:style-name="ro8">
          <table:table-cell table:style-name="ce15"/>
          <table:table-cell table:number-columns-repeated="24"/>
        </table:table-row>
      </table:table>
      <table:table table:name="Softplus-" table:style-name="ta1">
        <table:shapes>
          <draw:frame draw:z-index="0" draw:style-name="gr1" draw:text-style-name="P1" svg:width="211.74mm" svg:height="149.57mm" svg:x="150.88mm" svg:y="166.86mm">
            <loext:p/>
            <draw:object draw:notify-on-update-of-ranges="'Softplus-'.I6:'Softplus-'.I35 'Softplus-'.J5:'Softplus-'.J5 'Softplus-'.J6:'Softplus-'.J35 'Softplus-'.I6:'Softplus-'.I35 'Softplus-'.K5:'Softplus-'.K5 'Softplus-'.K6:'Softplus-'.K35 'Softplus-'.I6:'Softplus-'.I35 'Softplus-'.L5:'Softplus-'.L5 'Softplus-'.L6:'Softplus-'.L35 'Softplus-'.I6:'Softplus-'.I35 'Softplus-'.M5:'Softplus-'.M5 'Softplus-'.M6:'Softplus-'.M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3">
          <table:table-cell table:style-name="ce6" office:value-type="string" calcext:value-type="string">
            <text:p>model, precision = experiment(model, 30, 0.001)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NLayerSoftplusModel(512, 1)</text:p>
          </table:table-cell>
          <table:table-cell table:number-columns-repeated="7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9, Accuracy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6000 (86%)</text:p>
          </table:table-cell>
          <table:table-cell table:formula="of:=[.D6]/6000" office:value-type="float" office:value="0.856666666666667" calcext:value-type="float">
            <text:p>0,85666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62333333333333" calcext:value-type="float">
            <text:p>0,862333333333333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2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]/6000" office:value-type="float" office:value="0.881" calcext:value-type="float">
            <text:p>0,8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1666666666667" calcext:value-type="float">
            <text:p>0,871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7, Accuracy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6000 (87%)</text:p>
          </table:table-cell>
          <table:table-cell table:formula="of:=[.D8]/6000" office:value-type="float" office:value="0.874833333333333" calcext:value-type="float">
            <text:p>0,8748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74833333333333" calcext:value-type="float">
            <text:p>0,8748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4" calcext:value-type="float">
            <text:p>0,884</text:p>
          </table:table-cell>
          <table:table-cell office:value-type="float" office:value="0.872833333333333" calcext:value-type="float">
            <text:p>0,872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8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9]/6000" office:value-type="float" office:value="0.8915" calcext:value-type="float">
            <text:p>0,89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4833333333333" calcext:value-type="float">
            <text:p>0,884833333333333</text:p>
          </table:table-cell>
          <table:table-cell office:value-type="float" office:value="0.887166666666667" calcext:value-type="float">
            <text:p>0,887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5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87333333333333" calcext:value-type="float">
            <text:p>0,88733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8833333333333" calcext:value-type="float">
            <text:p>0,888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2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4" calcext:value-type="float">
            <text:p>0,8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0333333333333" calcext:value-type="float">
            <text:p>0,89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9, Accuracy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92166666666667" calcext:value-type="float">
            <text:p>0,8921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92166666666667" calcext:value-type="float">
            <text:p>0,892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0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13]/6000" office:value-type="float" office:value="0.897333333333333" calcext:value-type="float">
            <text:p>0,897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2" calcext:value-type="float">
            <text:p>0,90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6, Accuracy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6000 (91%)</text:p>
          </table:table-cell>
          <table:table-cell table:formula="of:=[.D14]/6000" office:value-type="float" office:value="0.906166666666667" calcext:value-type="float">
            <text:p>0,9061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06166666666667" calcext:value-type="float">
            <text:p>0,906166666666667</text:p>
          </table:table-cell>
          <table:table-cell table:style-name="ce20" office:value-type="float" office:value="0.889" calcext:value-type="float">
            <text:p>0,889</text:p>
          </table:table-cell>
          <table:table-cell table:style-name="ce20" office:value-type="float" office:value="0.898833333333333" calcext:value-type="float">
            <text:p>0,898833333333333</text:p>
          </table:table-cell>
          <table:table-cell table:style-name="ce20" office:value-type="float" office:value="0.894666666666667" calcext:value-type="float">
            <text:p>0,89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8, Accuracy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901666666666667" calcext:value-type="float">
            <text:p>0,9016666666666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01666666666667" calcext:value-type="float">
            <text:p>0,901666666666667</text:p>
          </table:table-cell>
          <table:table-cell table:style-name="ce20" office:value-type="float" office:value="0.905" calcext:value-type="float">
            <text:p>0,905</text:p>
          </table:table-cell>
          <table:table-cell table:style-name="ce20" office:value-type="float" office:value="0.897" calcext:value-type="float">
            <text:p>0,897</text:p>
          </table:table-cell>
          <table:table-cell table:style-name="ce20" office:value-type="float" office:value="0.899" calcext:value-type="float">
            <text:p>0,89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5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16]/6000" office:value-type="float" office:value="0.8965" calcext:value-type="float">
            <text:p>0,89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965" calcext:value-type="float">
            <text:p>0,8965</text:p>
          </table:table-cell>
          <table:table-cell table:style-name="ce20" office:value-type="float" office:value="0.9065" calcext:value-type="float">
            <text:p>0,9065</text:p>
          </table:table-cell>
          <table:table-cell table:style-name="ce20" office:value-type="float" office:value="0.901833333333333" calcext:value-type="float">
            <text:p>0,901833333333333</text:p>
          </table:table-cell>
          <table:table-cell table:style-name="ce20" office:value-type="float" office:value="0.9025" calcext:value-type="float">
            <text:p>0,90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3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902" calcext:value-type="float">
            <text:p>0,9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02" calcext:value-type="float">
            <text:p>0,902</text:p>
          </table:table-cell>
          <table:table-cell table:style-name="ce20" office:value-type="float" office:value="0.905333333333333" calcext:value-type="float">
            <text:p>0,905333333333333</text:p>
          </table:table-cell>
          <table:table-cell table:style-name="ce20" office:value-type="float" office:value="0.907833333333333" calcext:value-type="float">
            <text:p>0,907833333333333</text:p>
          </table:table-cell>
          <table:table-cell table:style-name="ce20" office:value-type="float" office:value="0.9075" calcext:value-type="float">
            <text:p>0,90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18]/6000" office:value-type="float" office:value="0.8985" calcext:value-type="float">
            <text:p>0,898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985" calcext:value-type="float">
            <text:p>0,8985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903833333333333" calcext:value-type="float">
            <text:p>0,903833333333333</text:p>
          </table:table-cell>
          <table:table-cell table:style-name="ce20" office:value-type="float" office:value="0.906" calcext:value-type="float">
            <text:p>0,90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4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895" calcext:value-type="float">
            <text:p>0,89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95" calcext:value-type="float">
            <text:p>0,89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3166666666667" calcext:value-type="float">
            <text:p>0,903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8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20]/6000" office:value-type="float" office:value="0.891166666666667" calcext:value-type="float">
            <text:p>0,891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9166666666667" calcext:value-type="float">
            <text:p>0,899166666666667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0833333333333" calcext:value-type="float">
            <text:p>0,900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2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21]/6000" office:value-type="float" office:value="0.901333333333333" calcext:value-type="float">
            <text:p>0,9013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45" calcext:value-type="float">
            <text:p>0,9045</text:p>
          </table:table-cell>
          <table:table-cell table:number-columns-repeated="2" office:value-type="float" office:value="0.9065" calcext:value-type="float">
            <text:p>0,90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901833333333333" calcext:value-type="float">
            <text:p>0,9018333333333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3666666666667" calcext:value-type="float">
            <text:p>0,903666666666667</text:p>
          </table:table-cell>
          <table:table-cell office:value-type="float" office:value="0.905833333333333" calcext:value-type="float">
            <text:p>0,90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8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3]/6000" office:value-type="float" office:value="0.905" calcext:value-type="float">
            <text:p>0,9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7833333333333" calcext:value-type="float">
            <text:p>0,907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4666666666667" calcext:value-type="float">
            <text:p>0,90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3, Accuracy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6000 (90%)</text:p>
          </table:table-cell>
          <table:table-cell table:formula="of:=[.D24]/6000" office:value-type="float" office:value="0.899666666666667" calcext:value-type="float">
            <text:p>0,8996666666666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9666666666667" calcext:value-type="float">
            <text:p>0,899666666666667</text:p>
          </table:table-cell>
          <table:table-cell office:value-type="float" office:value="0.908333333333333" calcext:value-type="float">
            <text:p>0,908333333333333</text:p>
          </table:table-cell>
          <table:table-cell office:value-type="float" office:value="0.900666666666667" calcext:value-type="float">
            <text:p>0,900666666666667</text:p>
          </table:table-cell>
          <table:table-cell office:value-type="float" office:value="0.910666666666667" calcext:value-type="float">
            <text:p>0,910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7, Accuracy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6000 (91%)</text:p>
          </table:table-cell>
          <table:table-cell table:formula="of:=[.D25]/6000" office:value-type="float" office:value="0.906666666666667" calcext:value-type="float">
            <text:p>0,9066666666666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1" calcext:value-type="float">
            <text:p>0,90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0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26]/6000" office:value-type="float" office:value="0.901333333333333" calcext:value-type="float">
            <text:p>0,9013333333333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4666666666667" calcext:value-type="float">
            <text:p>0,904666666666667</text:p>
          </table:table-cell>
          <table:table-cell office:value-type="float" office:value="0.9055" calcext:value-type="float">
            <text:p>0,905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2, Accuracy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6000 (91%)</text:p>
          </table:table-cell>
          <table:table-cell table:formula="of:=[.D27]/6000" office:value-type="float" office:value="0.907166666666667" calcext:value-type="float">
            <text:p>0,90716666666666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10333333333333" calcext:value-type="float">
            <text:p>0,910333333333333</text:p>
          </table:table-cell>
          <table:table-cell office:value-type="float" office:value="0.904333333333333" calcext:value-type="float">
            <text:p>0,90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8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28]/6000" office:value-type="float" office:value="0.902666666666667" calcext:value-type="float">
            <text:p>0,90266666666666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7333333333333" calcext:value-type="float">
            <text:p>0,907333333333333</text:p>
          </table:table-cell>
          <table:table-cell office:value-type="float" office:value="0.902166666666667" calcext:value-type="float">
            <text:p>0,902166666666667</text:p>
          </table:table-cell>
          <table:table-cell office:value-type="float" office:value="0.907333333333333" calcext:value-type="float">
            <text:p>0,90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1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29]/6000" office:value-type="float" office:value="0.900833333333333" calcext:value-type="float">
            <text:p>0,900833333333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904666666666667" calcext:value-type="float">
            <text:p>0,904666666666667</text:p>
          </table:table-cell>
          <table:table-cell office:value-type="float" office:value="0.905" calcext:value-type="float">
            <text:p>0,9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30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4166666666667" calcext:value-type="float">
            <text:p>0,904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31]/6000" office:value-type="float" office:value="0.9" calcext:value-type="float">
            <text:p>0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8" calcext:value-type="float">
            <text:p>0,89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28, Accuracy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6000 (90%)</text:p>
          </table:table-cell>
          <table:table-cell table:formula="of:=[.D32]/6000" office:value-type="float" office:value="0.904" calcext:value-type="float">
            <text:p>0,9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3833333333333" calcext:value-type="float">
            <text:p>0,903833333333333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05333333333333" calcext:value-type="float">
            <text:p>0,905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5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33]/6000" office:value-type="float" office:value="0.9065" calcext:value-type="float">
            <text:p>0,906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2666666666667" calcext:value-type="float">
            <text:p>0,902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8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34]/6000" office:value-type="float" office:value="0.9035" calcext:value-type="float">
            <text:p>0,903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909166666666667" calcext:value-type="float">
            <text:p>0,909166666666667</text:p>
          </table:table-cell>
          <table:table-cell office:value-type="float" office:value="0.907666666666667" calcext:value-type="float">
            <text:p>0,907666666666667</text:p>
          </table:table-cell>
          <table:table-cell office:value-type="float" office:value="0.898333333333333" calcext:value-type="float">
            <text:p>0,898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5333333333333" calcext:value-type="float">
            <text:p>0,9053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float" office:value="0.901333333333333" calcext:value-type="float">
            <text:p>0,9013333333333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6:.J35])" office:value-type="float" office:value="0.907166666666667" calcext:value-type="float">
            <text:p>0,907166666666667</text:p>
          </table:table-cell>
          <table:table-cell table:style-name="ce1" table:formula="of:=MAX([.K6:.K35])" office:value-type="float" office:value="0.9115" calcext:value-type="float">
            <text:p>0,9115</text:p>
          </table:table-cell>
          <table:table-cell table:formula="of:=MAX([.L6:.L35])" office:value-type="float" office:value="0.910333333333333" calcext:value-type="float">
            <text:p>0,910333333333333</text:p>
          </table:table-cell>
          <table:table-cell table:formula="of:=MAX([.M6:.M35])" office:value-type="float" office:value="0.910666666666667" calcext:value-type="float">
            <text:p>0,910666666666667</text:p>
          </table:table-cell>
        </table:table-row>
        <table:table-row table:style-name="ro8">
          <table:table-cell table:style-name="ce15" office:value-type="string" calcext:value-type="string">
            <text:p>NLayerSoftplusModel(512, 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3, Accuracy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6000 (85%)</text:p>
          </table:table-cell>
          <table:table-cell table:formula="of:=[.D38]/6000" office:value-type="float" office:value="0.854833333333333" calcext:value-type="float">
            <text:p>0,85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6" calcext:value-type="float">
            <text:p>0,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4, Accuracy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9833333333333" calcext:value-type="float">
            <text:p>0,88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8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41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0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91333333333333" calcext:value-type="float">
            <text:p>0,891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51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43]/6000" office:value-type="float" office:value="0.898833333333333" calcext:value-type="float">
            <text:p>0,89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45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5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89" calcext:value-type="float">
            <text:p>0,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2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47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0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48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49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2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50]/6000" office:value-type="float" office:value="0.9055" calcext:value-type="float">
            <text:p>0,9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9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51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5, Accuracy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6000 (90%)</text:p>
          </table:table-cell>
          <table:table-cell table:formula="of:=[.D52]/6000" office:value-type="float" office:value="0.899166666666667" calcext:value-type="float">
            <text:p>0,89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6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53]/6000" office:value-type="float" office:value="0.9045" calcext:value-type="float">
            <text:p>0,9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54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6000 (91%)</text:p>
          </table:table-cell>
          <table:table-cell table:formula="of:=[.D55]/6000" office:value-type="float" office:value="0.907833333333333" calcext:value-type="float">
            <text:p>0,90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6000 (91%)</text:p>
          </table:table-cell>
          <table:table-cell table:formula="of:=[.D56]/6000" office:value-type="float" office:value="0.908333333333333" calcext:value-type="float">
            <text:p>0,9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6, Accuracy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6000 (91%)</text:p>
          </table:table-cell>
          <table:table-cell table:formula="of:=[.D57]/6000" office:value-type="float" office:value="0.9115" calcext:value-type="float">
            <text:p>0,9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4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58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3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9045" calcext:value-type="float">
            <text:p>0,9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1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60]/6000" office:value-type="float" office:value="0.907333333333333" calcext:value-type="float">
            <text:p>0,90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3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61]/6000" office:value-type="float" office:value="0.893333333333333" calcext:value-type="float">
            <text:p>0,89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41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4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3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64]/6000" office:value-type="float" office:value="0.903833333333333" calcext:value-type="float">
            <text:p>0,90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9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0, Accuracy</text:p>
          </table:table-cell>
          <table:table-cell office:value-type="float" office:value="5455" calcext:value-type="float">
            <text:p>5455</text:p>
          </table:table-cell>
          <table:table-cell office:value-type="string" calcext:value-type="string">
            <text:p>6000 (91%)</text:p>
          </table:table-cell>
          <table:table-cell table:formula="of:=[.D66]/6000" office:value-type="float" office:value="0.909166666666667" calcext:value-type="float">
            <text:p>0,90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5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67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SoftplusModel(512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6, Accuracy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6000 (86%)</text:p>
          </table:table-cell>
          <table:table-cell table:formula="of:=[.D70]/6000" office:value-type="float" office:value="0.862333333333333" calcext:value-type="float">
            <text:p>0,862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1, Accuracy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6000 (87%)</text:p>
          </table:table-cell>
          <table:table-cell table:formula="of:=[.D71]/6000" office:value-type="float" office:value="0.872" calcext:value-type="float">
            <text:p>0,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84" calcext:value-type="float">
            <text:p>0,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833333333333" calcext:value-type="float">
            <text:p>0,88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9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3833333333333" calcext:value-type="float">
            <text:p>0,89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8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75]/6000" office:value-type="float" office:value="0.895333333333333" calcext:value-type="float">
            <text:p>0,89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9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915" calcext:value-type="float">
            <text:p>0,8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6000 (90%)</text:p>
          </table:table-cell>
          <table:table-cell table:formula="of:=[.D77]/6000" office:value-type="float" office:value="0.897666666666667" calcext:value-type="float">
            <text:p>0,89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78]/6000" office:value-type="float" office:value="0.898833333333333" calcext:value-type="float">
            <text:p>0,89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6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0, Accuracy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6000 (91%)</text:p>
          </table:table-cell>
          <table:table-cell table:formula="of:=[.D81]/6000" office:value-type="float" office:value="0.907833333333333" calcext:value-type="float">
            <text:p>0,90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6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903833333333333" calcext:value-type="float">
            <text:p>0,90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1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83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84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3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85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0, Accuracy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903666666666667" calcext:value-type="float">
            <text:p>0,90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3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8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0666666666667" calcext:value-type="float">
            <text:p>0,90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4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89]/6000" office:value-type="float" office:value="0.904833333333333" calcext:value-type="float">
            <text:p>0,90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6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90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2, Accuracy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6000 (91%)</text:p>
          </table:table-cell>
          <table:table-cell table:formula="of:=[.D91]/6000" office:value-type="float" office:value="0.910333333333333" calcext:value-type="float">
            <text:p>0,91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0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92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8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6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94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5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D95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95, Accuracy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6000 (91%)</text:p>
          </table:table-cell>
          <table:table-cell table:formula="of:=[.D96]/6000" office:value-type="float" office:value="0.906666666666667" calcext:value-type="float">
            <text:p>0,90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97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25, Accuracy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6000 (91%)</text:p>
          </table:table-cell>
          <table:table-cell table:formula="of:=[.D98]/6000" office:value-type="float" office:value="0.907666666666667" calcext:value-type="float">
            <text:p>0,90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26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99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SoftplusModel(512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0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02]/6000" office:value-type="float" office:value="0.861" calcext:value-type="float">
            <text:p>0,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2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103]/6000" office:value-type="float" office:value="0.871666666666667" calcext:value-type="float">
            <text:p>0,87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11, Accuracy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6000 (87%)</text:p>
          </table:table-cell>
          <table:table-cell table:formula="of:=[.D104]/6000" office:value-type="float" office:value="0.872833333333333" calcext:value-type="float">
            <text:p>0,872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9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05]/6000" office:value-type="float" office:value="0.887166666666667" calcext:value-type="float">
            <text:p>0,887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6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106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5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107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08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7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109]/6000" office:value-type="float" office:value="0.902" calcext:value-type="float">
            <text:p>0,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0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110]/6000" office:value-type="float" office:value="0.894666666666667" calcext:value-type="float">
            <text:p>0,89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11]/6000" office:value-type="float" office:value="0.899" calcext:value-type="float">
            <text:p>0,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3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112]/6000" office:value-type="float" office:value="0.9025" calcext:value-type="float">
            <text:p>0,9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45" calcext:value-type="float">
            <text:p>5445</text:p>
          </table:table-cell>
          <table:table-cell office:value-type="string" calcext:value-type="string">
            <text:p>6000 (91%)</text:p>
          </table:table-cell>
          <table:table-cell table:formula="of:=[.D113]/6000" office:value-type="float" office:value="0.9075" calcext:value-type="float">
            <text:p>0,9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6000 (91%)</text:p>
          </table:table-cell>
          <table:table-cell table:formula="of:=[.D114]/6000" office:value-type="float" office:value="0.906" calcext:value-type="float">
            <text:p>0,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6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115]/6000" office:value-type="float" office:value="0.903166666666667" calcext:value-type="float">
            <text:p>0,903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116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9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117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3, Accuracy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6000 (91%)</text:p>
          </table:table-cell>
          <table:table-cell table:formula="of:=[.D118]/6000" office:value-type="float" office:value="0.905833333333333" calcext:value-type="float">
            <text:p>0,90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51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119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9, Accuracy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6000 (91%)</text:p>
          </table:table-cell>
          <table:table-cell table:formula="of:=[.D120]/6000" office:value-type="float" office:value="0.910666666666667" calcext:value-type="float">
            <text:p>0,91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13, Accuracy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6000 (90%)</text:p>
          </table:table-cell>
          <table:table-cell table:formula="of:=[.D121]/6000" office:value-type="float" office:value="0.901" calcext:value-type="float">
            <text:p>0,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7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122]/6000" office:value-type="float" office:value="0.9055" calcext:value-type="float">
            <text:p>0,9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6, Accuracy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6000 (90%)</text:p>
          </table:table-cell>
          <table:table-cell table:formula="of:=[.D123]/6000" office:value-type="float" office:value="0.904333333333333" calcext:value-type="float">
            <text:p>0,904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8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124]/6000" office:value-type="float" office:value="0.907333333333333" calcext:value-type="float">
            <text:p>0,90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9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125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2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126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4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127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87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128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4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129]/6000" office:value-type="float" office:value="0.902666666666667" calcext:value-type="float">
            <text:p>0,90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31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30]/6000" office:value-type="float" office:value="0.898333333333333" calcext:value-type="float">
            <text:p>0,89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25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131]/6000" office:value-type="float" office:value="0.901333333333333" calcext:value-type="float">
            <text:p>0,901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71, Accuracy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10000 (89%)</text:p>
          </table:table-cell>
          <table:table-cell table:formula="of:=[.D132]/6000" office:value-type="float" office:value="1.48483333333333" calcext:value-type="float">
            <text:p>1,48483333333333</text:p>
          </table:table-cell>
          <table:table-cell table:number-columns-repeated="7"/>
        </table:table-row>
      </table:table>
      <table:table table:name="tanh-" table:style-name="ta1">
        <table:shapes>
          <draw:frame draw:z-index="0" draw:style-name="gr1" draw:text-style-name="P1" svg:width="217.4mm" svg:height="122.28mm" svg:x="164.52mm" svg:y="126.87mm">
            <loext:p/>
            <draw:object draw:notify-on-update-of-ranges="'tanh-'.I6:'tanh-'.I25 'tanh-'.J5:'tanh-'.J5 'tanh-'.J6:'tanh-'.J25 'tanh-'.I6:'tanh-'.I25 'tanh-'.K5:'tanh-'.K5 'tanh-'.K6:'tanh-'.K25 'tanh-'.I6:'tanh-'.I25 'tanh-'.L5:'tanh-'.L5 'tanh-'.L6:'tanh-'.L25 'tanh-'.I6:'tanh-'.I25 'tanh-'.M5:'tanh-'.M5 'tanh-'.M6:'tanh-'.M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6">
          <table:table-cell table:style-name="ce6" office:value-type="string" calcext:value-type="string">
            <text:p>model, precision = experiment(model, 20, 0.001)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8">
          <table:table-cell table:style-name="ce6" office:value-type="string" calcext:value-type="string">
            <text:p>NLayerTanhModel(nNeurones, 1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864666666666667" calcext:value-type="float">
            <text:p>0,864666666666667</text:p>
          </table:table-cell>
          <table:table-cell table:number-columns-repeated="2" office:value-type="float" office:value="0.86" calcext:value-type="float">
            <text:p>0,86</text:p>
          </table:table-cell>
          <table:table-cell table:formula="of:=AVERAGE([.J6:.M6])" office:value-type="float" office:value="0.860541666666667" calcext:value-type="float">
            <text:p>0,8605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0, Accuracy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6000 (86%)</text:p>
          </table:table-cell>
          <table:table-cell table:formula="of:=[.D7]/6000" office:value-type="float" office:value="0.8575" calcext:value-type="float">
            <text:p>0,85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6666666666667" calcext:value-type="float">
            <text:p>0,876666666666667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869333333333333" calcext:value-type="float">
            <text:p>0,869333333333333</text:p>
          </table:table-cell>
          <table:table-cell office:value-type="float" office:value="0.863333333333333" calcext:value-type="float">
            <text:p>0,863333333333333</text:p>
          </table:table-cell>
          <table:table-cell table:formula="of:=AVERAGE([.J7:.M7])" office:value-type="float" office:value="0.870208333333333" calcext:value-type="float">
            <text:p>0,870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9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8]/6000" office:value-type="float" office:value="0.876666666666667" calcext:value-type="float">
            <text:p>0,876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85" calcext:value-type="float">
            <text:p>0,8685</text:p>
          </table:table-cell>
          <table:table-cell office:value-type="float" office:value="0.858666666666667" calcext:value-type="float">
            <text:p>0,858666666666667</text:p>
          </table:table-cell>
          <table:table-cell office:value-type="float" office:value="0.870666666666667" calcext:value-type="float">
            <text:p>0,870666666666667</text:p>
          </table:table-cell>
          <table:table-cell office:value-type="float" office:value="0.871166666666667" calcext:value-type="float">
            <text:p>0,871166666666667</text:p>
          </table:table-cell>
          <table:table-cell table:formula="of:=AVERAGE([.J8:.M8])" office:value-type="float" office:value="0.86725" calcext:value-type="float">
            <text:p>0,867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1, Accuracy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6000 (87%)</text:p>
          </table:table-cell>
          <table:table-cell table:formula="of:=[.D9]/6000" office:value-type="float" office:value="0.8685" calcext:value-type="float">
            <text:p>0,86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78666666666667" calcext:value-type="float">
            <text:p>0,878666666666667</text:p>
          </table:table-cell>
          <table:table-cell office:value-type="float" office:value="0.870166666666667" calcext:value-type="float">
            <text:p>0,870166666666667</text:p>
          </table:table-cell>
          <table:table-cell table:formula="of:=AVERAGE([.J9:.M9])" office:value-type="float" office:value="0.881583333333333" calcext:value-type="float">
            <text:p>0,8815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7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925" calcext:value-type="float">
            <text:p>0,89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1166666666667" calcext:value-type="float">
            <text:p>0,881166666666667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78833333333333" calcext:value-type="float">
            <text:p>0,878833333333333</text:p>
          </table:table-cell>
          <table:table-cell office:value-type="float" office:value="0.869833333333333" calcext:value-type="float">
            <text:p>0,869833333333333</text:p>
          </table:table-cell>
          <table:table-cell table:formula="of:=AVERAGE([.J10:.M10])" office:value-type="float" office:value="0.876791666666667" calcext:value-type="float">
            <text:p>0,8767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1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11]/6000" office:value-type="float" office:value="0.881166666666667" calcext:value-type="float">
            <text:p>0,8811666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76333333333333" calcext:value-type="float">
            <text:p>0,876333333333333</text:p>
          </table:table-cell>
          <table:table-cell table:formula="of:=AVERAGE([.J11:.M11])" office:value-type="float" office:value="0.883583333333334" calcext:value-type="float">
            <text:p>0,883583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85666666666667" calcext:value-type="float">
            <text:p>0,8856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67833333333333" calcext:value-type="float">
            <text:p>0,867833333333333</text:p>
          </table:table-cell>
          <table:table-cell table:formula="of:=AVERAGE([.J12:.M12])" office:value-type="float" office:value="0.880791666666667" calcext:value-type="float">
            <text:p>0,8807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13]/6000" office:value-type="float" office:value="0.884666666666667" calcext:value-type="float">
            <text:p>0,8846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0.886666666666667" calcext:value-type="float">
            <text:p>0,886666666666667</text:p>
          </table:table-cell>
          <table:table-cell table:style-name="ce20" office:value-type="float" office:value="0.890166666666667" calcext:value-type="float">
            <text:p>0,890166666666667</text:p>
          </table:table-cell>
          <table:table-cell table:style-name="ce20" office:value-type="float" office:value="0.886666666666667" calcext:value-type="float">
            <text:p>0,886666666666667</text:p>
          </table:table-cell>
          <table:table-cell table:style-name="ce20" office:value-type="float" office:value="0.884833333333333" calcext:value-type="float">
            <text:p>0,884833333333333</text:p>
          </table:table-cell>
          <table:table-cell table:formula="of:=AVERAGE([.J13:.M13])" office:value-type="float" office:value="0.887083333333334" calcext:value-type="float">
            <text:p>0,887083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6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14]/6000" office:value-type="float" office:value="0.886666666666667" calcext:value-type="float">
            <text:p>0,8866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0" office:value-type="float" office:value="0.891333333333333" calcext:value-type="float">
            <text:p>0,891333333333333</text:p>
          </table:table-cell>
          <table:table-cell table:style-name="ce20" office:value-type="float" office:value="0.8895" calcext:value-type="float">
            <text:p>0,8895</text:p>
          </table:table-cell>
          <table:table-cell table:style-name="ce20" office:value-type="float" office:value="0.887666666666667" calcext:value-type="float">
            <text:p>0,887666666666667</text:p>
          </table:table-cell>
          <table:table-cell table:style-name="ce20" office:value-type="float" office:value="0.884166666666667" calcext:value-type="float">
            <text:p>0,884166666666667</text:p>
          </table:table-cell>
          <table:table-cell table:formula="of:=AVERAGE([.J14:.M14])" office:value-type="float" office:value="0.888166666666667" calcext:value-type="float">
            <text:p>0,888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15]/6000" office:value-type="float" office:value="0.891333333333333" calcext:value-type="float">
            <text:p>0,8913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0.887166666666667" calcext:value-type="float">
            <text:p>0,887166666666667</text:p>
          </table:table-cell>
          <table:table-cell table:style-name="ce20" office:value-type="float" office:value="0.876666666666667" calcext:value-type="float">
            <text:p>0,876666666666667</text:p>
          </table:table-cell>
          <table:table-cell table:style-name="ce20" office:value-type="float" office:value="0.879833333333333" calcext:value-type="float">
            <text:p>0,879833333333333</text:p>
          </table:table-cell>
          <table:table-cell table:style-name="ce20" office:value-type="float" office:value="0.883" calcext:value-type="float">
            <text:p>0,883</text:p>
          </table:table-cell>
          <table:table-cell table:formula="of:=AVERAGE([.J15:.M15])" office:value-type="float" office:value="0.881666666666667" calcext:value-type="float">
            <text:p>0,881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4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6]/6000" office:value-type="float" office:value="0.887166666666667" calcext:value-type="float">
            <text:p>0,8871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style-name="ce20" office:value-type="float" office:value="0.8865" calcext:value-type="float">
            <text:p>0,8865</text:p>
          </table:table-cell>
          <table:table-cell table:style-name="ce20" office:value-type="float" office:value="0.886" calcext:value-type="float">
            <text:p>0,886</text:p>
          </table:table-cell>
          <table:table-cell table:formula="of:=AVERAGE([.J16:.M16])" office:value-type="float" office:value="0.888166666666667" calcext:value-type="float">
            <text:p>0,888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895" calcext:value-type="float">
            <text:p>0,8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0" office:value-type="float" office:value="0.886" calcext:value-type="float">
            <text:p>0,886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style-name="ce20" office:value-type="float" office:value="0.882333333333333" calcext:value-type="float">
            <text:p>0,882333333333333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formula="of:=AVERAGE([.J17:.M17])" office:value-type="float" office:value="0.884666666666667" calcext:value-type="float">
            <text:p>0,88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8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18]/6000" office:value-type="float" office:value="0.886" calcext:value-type="float">
            <text:p>0,88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0.886166666666667" calcext:value-type="float">
            <text:p>0,886166666666667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91166666666667" calcext:value-type="float">
            <text:p>0,891166666666667</text:p>
          </table:table-cell>
          <table:table-cell table:style-name="ce20" office:value-type="float" office:value="0.885666666666667" calcext:value-type="float">
            <text:p>0,885666666666667</text:p>
          </table:table-cell>
          <table:table-cell table:formula="of:=AVERAGE([.J18:.M18])" office:value-type="float" office:value="0.8895" calcext:value-type="float">
            <text:p>0,889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9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19]/6000" office:value-type="float" office:value="0.886166666666667" calcext:value-type="float">
            <text:p>0,8861666666666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05" calcext:value-type="float">
            <text:p>0,8905</text:p>
          </table:table-cell>
          <table:table-cell table:style-name="ce20" office:value-type="float" office:value="0.886166666666667" calcext:value-type="float">
            <text:p>0,886166666666667</text:p>
          </table:table-cell>
          <table:table-cell table:style-name="ce20" office:value-type="float" office:value="0.886" calcext:value-type="float">
            <text:p>0,886</text:p>
          </table:table-cell>
          <table:table-cell table:formula="of:=AVERAGE([.J19:.M19])" office:value-type="float" office:value="0.888958333333334" calcext:value-type="float">
            <text:p>0,8889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1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D20]/6000" office:value-type="float" office:value="0.893166666666667" calcext:value-type="float">
            <text:p>0,893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0" office:value-type="float" office:value="0.888833333333333" calcext:value-type="float">
            <text:p>0,888833333333333</text:p>
          </table:table-cell>
          <table:table-cell table:style-name="ce20" office:value-type="float" office:value="0.884333333333333" calcext:value-type="float">
            <text:p>0,884333333333333</text:p>
          </table:table-cell>
          <table:table-cell table:style-name="ce20" office:value-type="float" office:value="0.878166666666667" calcext:value-type="float">
            <text:p>0,878166666666667</text:p>
          </table:table-cell>
          <table:table-cell table:style-name="ce20" office:value-type="float" office:value="0.888666666666667" calcext:value-type="float">
            <text:p>0,888666666666667</text:p>
          </table:table-cell>
          <table:table-cell table:formula="of:=AVERAGE([.J20:.M20])" office:value-type="float" office:value="0.885" calcext:value-type="float">
            <text:p>0,88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1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21]/6000" office:value-type="float" office:value="0.888833333333333" calcext:value-type="float">
            <text:p>0,8888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95666666666667" calcext:value-type="float">
            <text:p>0,895666666666667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2166666666667" calcext:value-type="float">
            <text:p>0,892166666666667</text:p>
          </table:table-cell>
          <table:table-cell table:formula="of:=AVERAGE([.J21:.M21])" office:value-type="float" office:value="0.893458333333334" calcext:value-type="float">
            <text:p>0,8934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3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895666666666667" calcext:value-type="float">
            <text:p>0,89566666666666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86166666666667" calcext:value-type="float">
            <text:p>0,886166666666667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7333333333333" calcext:value-type="float">
            <text:p>0,877333333333333</text:p>
          </table:table-cell>
          <table:table-cell table:formula="of:=AVERAGE([.J22:.M22])" office:value-type="float" office:value="0.883458333333333" calcext:value-type="float">
            <text:p>0,88345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23]/6000" office:value-type="float" office:value="0.882833333333333" calcext:value-type="float">
            <text:p>0,8828333333333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15" calcext:value-type="float">
            <text:p>0,8815</text:p>
          </table:table-cell>
          <table:table-cell table:formula="of:=AVERAGE([.J23:.M23])" office:value-type="float" office:value="0.886875" calcext:value-type="float">
            <text:p>0,8868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24]/6000" office:value-type="float" office:value="0.890833333333333" calcext:value-type="float">
            <text:p>0,8908333333333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0.892333333333333" calcext:value-type="float">
            <text:p>0,892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7666666666667" calcext:value-type="float">
            <text:p>0,887666666666667</text:p>
          </table:table-cell>
          <table:table-cell table:formula="of:=AVERAGE([.J24:.M24])" office:value-type="float" office:value="0.890041666666667" calcext:value-type="float">
            <text:p>0,8900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25]/6000" office:value-type="float" office:value="0.892333333333333" calcext:value-type="float">
            <text:p>0,8923333333333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77666666666667" calcext:value-type="float">
            <text:p>0,877666666666667</text:p>
          </table:table-cell>
          <table:table-cell office:value-type="float" office:value="0.888666666666667" calcext:value-type="float">
            <text:p>0,888666666666667</text:p>
          </table:table-cell>
          <table:table-cell table:style-name="ce29" office:value-type="float" office:value="0.8905" calcext:value-type="float">
            <text:p>0,8905</text:p>
          </table:table-cell>
          <table:table-cell table:formula="of:=AVERAGE([.J25:.M25])" office:value-type="float" office:value="0.886291666666667" calcext:value-type="float">
            <text:p>0,8862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26]/6000" office:value-type="float" office:value="0.888333333333333" calcext:value-type="float">
            <text:p>0,8883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TanhModel(nNeurones, 2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8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29]/6000" office:value-type="float" office:value="0.864666666666667" calcext:value-type="float">
            <text:p>0,864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5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30]/6000" office:value-type="float" office:value="0.8715" calcext:value-type="float">
            <text:p>0,8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5, Accuracy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6000 (86%)</text:p>
          </table:table-cell>
          <table:table-cell table:formula="of:=[.D31]/6000" office:value-type="float" office:value="0.858666666666667" calcext:value-type="float">
            <text:p>0,85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5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2]/6000" office:value-type="float" office:value="0.885" calcext:value-type="float">
            <text:p>0,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77333333333333" calcext:value-type="float">
            <text:p>0,877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8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34]/6000" office:value-type="float" office:value="0.889666666666667" calcext:value-type="float">
            <text:p>0,889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35]/6000" office:value-type="float" office:value="0.887833333333333" calcext:value-type="float">
            <text:p>0,88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8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36]/6000" office:value-type="float" office:value="0.890166666666667" calcext:value-type="float">
            <text:p>0,89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9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37]/6000" office:value-type="float" office:value="0.8895" calcext:value-type="float">
            <text:p>0,8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51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38]/6000" office:value-type="float" office:value="0.876666666666667" calcext:value-type="float">
            <text:p>0,87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0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3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895" calcext:value-type="float">
            <text:p>0,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2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905" calcext:value-type="float">
            <text:p>0,8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2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43]/6000" office:value-type="float" office:value="0.884333333333333" calcext:value-type="float">
            <text:p>0,884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2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93333333333333" calcext:value-type="float">
            <text:p>0,89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45]/6000" office:value-type="float" office:value="0.886166666666667" calcext:value-type="float">
            <text:p>0,88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9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88333333333333" calcext:value-type="float">
            <text:p>0,88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47]/6000" office:value-type="float" office:value="0.892333333333333" calcext:value-type="float">
            <text:p>0,89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1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77666666666667" calcext:value-type="float">
            <text:p>0,877666666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6" office:value-type="string" calcext:value-type="string">
            <text:p>NLayerTanhModel(nNeurones, 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4, Accuracy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6000 (86%)</text:p>
          </table:table-cell>
          <table:table-cell table:formula="of:=[.D51]/6000" office:value-type="float" office:value="0.86" calcext:value-type="float">
            <text:p>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52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52]/6000" office:value-type="float" office:value="0.869333333333333" calcext:value-type="float">
            <text:p>0,86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2, Accuracy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6000 (87%)</text:p>
          </table:table-cell>
          <table:table-cell table:formula="of:=[.D53]/6000" office:value-type="float" office:value="0.870666666666667" calcext:value-type="float">
            <text:p>0,870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2, Accuracy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6000 (88%)</text:p>
          </table:table-cell>
          <table:table-cell table:formula="of:=[.D54]/6000" office:value-type="float" office:value="0.878666666666667" calcext:value-type="float">
            <text:p>0,87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2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78833333333333" calcext:value-type="float">
            <text:p>0,878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6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2666666666667" calcext:value-type="float">
            <text:p>0,88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4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57]/6000" office:value-type="float" office:value="0.882833333333333" calcext:value-type="float">
            <text:p>0,882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8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58]/6000" office:value-type="float" office:value="0.886666666666667" calcext:value-type="float">
            <text:p>0,88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1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4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60]/6000" office:value-type="float" office:value="0.879833333333333" calcext:value-type="float">
            <text:p>0,879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4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D61]/6000" office:value-type="float" office:value="0.8865" calcext:value-type="float">
            <text:p>0,8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7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62]/6000" office:value-type="float" office:value="0.882333333333333" calcext:value-type="float">
            <text:p>0,88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3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91166666666667" calcext:value-type="float">
            <text:p>0,89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64]/6000" office:value-type="float" office:value="0.886166666666667" calcext:value-type="float">
            <text:p>0,88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5, Accuracy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6000 (88%)</text:p>
          </table:table-cell>
          <table:table-cell table:formula="of:=[.D65]/6000" office:value-type="float" office:value="0.878166666666667" calcext:value-type="float">
            <text:p>0,878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6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66]/6000" office:value-type="float" office:value="0.892666666666667" calcext:value-type="float">
            <text:p>0,89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5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67]/6000" office:value-type="float" office:value="0.8875" calcext:value-type="float">
            <text:p>0,8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5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68]/6000" office:value-type="float" office:value="0.886833333333333" calcext:value-type="float">
            <text:p>0,886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4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69]/6000" office:value-type="float" office:value="0.887833333333333" calcext:value-type="float">
            <text:p>0,88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1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70]/6000" office:value-type="float" office:value="0.888666666666667" calcext:value-type="float">
            <text:p>0,888666666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6" office:value-type="string" calcext:value-type="string">
            <text:p>NLayerTanhModel(nNeurones, 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7, Accuracy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6000 (86%)</text:p>
          </table:table-cell>
          <table:table-cell table:formula="of:=[.D73]/6000" office:value-type="float" office:value="0.86" calcext:value-type="float">
            <text:p>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3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D74]/6000" office:value-type="float" office:value="0.863333333333333" calcext:value-type="float">
            <text:p>0,86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1166666666667" calcext:value-type="float">
            <text:p>0,87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8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D76]/6000" office:value-type="float" office:value="0.870166666666667" calcext:value-type="float">
            <text:p>0,87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6, Accuracy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6000 (87%)</text:p>
          </table:table-cell>
          <table:table-cell table:formula="of:=[.D77]/6000" office:value-type="float" office:value="0.869833333333333" calcext:value-type="float">
            <text:p>0,869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4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76333333333333" calcext:value-type="float">
            <text:p>0,87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6, Accuracy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6000 (87%)</text:p>
          </table:table-cell>
          <table:table-cell table:formula="of:=[.D79]/6000" office:value-type="float" office:value="0.867833333333333" calcext:value-type="float">
            <text:p>0,86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6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D80]/6000" office:value-type="float" office:value="0.884833333333333" calcext:value-type="float">
            <text:p>0,884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81]/6000" office:value-type="float" office:value="0.884166666666667" calcext:value-type="float">
            <text:p>0,884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8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82]/6000" office:value-type="float" office:value="0.883" calcext:value-type="float">
            <text:p>0,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3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86" calcext:value-type="float">
            <text:p>0,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9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6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85666666666667" calcext:value-type="float">
            <text:p>0,885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3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86" calcext:value-type="float">
            <text:p>0,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6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88666666666667" calcext:value-type="float">
            <text:p>0,88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92166666666667" calcext:value-type="float">
            <text:p>0,89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5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89]/6000" office:value-type="float" office:value="0.877333333333333" calcext:value-type="float">
            <text:p>0,877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6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90]/6000" office:value-type="float" office:value="0.8815" calcext:value-type="float">
            <text:p>0,8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4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05" calcext:value-type="float">
            <text:p>0,8905</text:p>
          </table:table-cell>
          <table:table-cell table:number-columns-repeated="8"/>
        </table:table-row>
      </table:table>
      <table:table table:name="Rectify" table:style-name="ta1">
        <table:shapes>
          <draw:frame draw:z-index="0" draw:style-name="gr1" draw:text-style-name="P1" svg:width="247.5mm" svg:height="139.21mm" svg:x="173.42mm" svg:y="120.72mm">
            <loext:p/>
            <draw:object draw:notify-on-update-of-ranges="Rectify.I4:Rectify.I23 Rectify.J3:Rectify.J3 Rectify.J4:Rectify.J23 Rectify.I4:Rectify.I23 Rectify.K3:Rectify.K3 Rectify.K4:Rectify.K23 Rectify.I4:Rectify.I23 Rectify.L3:Rectify.L3 Rectify.L4:Rectify.L23 Rectify.I4:Rectify.I23 Rectify.M3:Rectify.M3 Rectify.M4:Rectify.M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6">
          <table:table-cell table:style-name="ce6" office:value-type="string" calcext:value-type="string">
            <text:p>model, precision = experiment(model, 20, 0.001)</text:p>
          </table:table-cell>
          <table:table-cell table:number-columns-repeated="13"/>
        </table:table-row>
        <table:table-row table:style-name="ro6">
          <table:table-cell table:style-name="ce6" office:value-type="string" calcext:value-type="string">
            <text:p>NLayerRectifyModel(nNeurones, 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8, Accuracy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6000 (86%)</text:p>
          </table:table-cell>
          <table:table-cell table:formula="of:=[.D3]/6000" office:value-type="float" office:value="0.860333333333333" calcext:value-type="float">
            <text:p>0,860333333333333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5, Accuracy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6000 (88%)</text:p>
          </table:table-cell>
          <table:table-cell table:formula="of:=[.D4]/6000" office:value-type="float" office:value="0.878333333333333" calcext:value-type="float">
            <text:p>0,878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60333333333333" calcext:value-type="float">
            <text:p>0,860333333333333</text:p>
          </table:table-cell>
          <table:table-cell office:value-type="float" office:value="0.853333333333333" calcext:value-type="float">
            <text:p>0,853333333333333</text:p>
          </table:table-cell>
          <table:table-cell office:value-type="float" office:value="0.872166666666667" calcext:value-type="float">
            <text:p>0,872166666666667</text:p>
          </table:table-cell>
          <table:table-cell office:value-type="float" office:value="0.8645" calcext:value-type="float">
            <text:p>0,8645</text:p>
          </table:table-cell>
          <table:table-cell table:formula="of:=AVERAGE([.J4:.M4])" office:value-type="float" office:value="0.862583333333333" calcext:value-type="float">
            <text:p>0,8625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5]/6000" office:value-type="float" office:value="0.886333333333333" calcext:value-type="float">
            <text:p>0,886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8333333333333" calcext:value-type="float">
            <text:p>0,8783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775" calcext:value-type="float">
            <text:p>0,8775</text:p>
          </table:table-cell>
          <table:table-cell office:value-type="float" office:value="0.872333333333333" calcext:value-type="float">
            <text:p>0,872333333333333</text:p>
          </table:table-cell>
          <table:table-cell table:formula="of:=AVERAGE([.J5:.M5])" office:value-type="float" office:value="0.875833333333333" calcext:value-type="float">
            <text:p>0,87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3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6]/6000" office:value-type="float" office:value="0.8885" calcext:value-type="float">
            <text:p>0,88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85166666666667" calcext:value-type="float">
            <text:p>0,885166666666667</text:p>
          </table:table-cell>
          <table:table-cell table:formula="of:=AVERAGE([.J6:.M6])" office:value-type="float" office:value="0.884416666666667" calcext:value-type="float">
            <text:p>0,88441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5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7]/6000" office:value-type="float" office:value="0.886" calcext:value-type="float">
            <text:p>0,8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6333333333333" calcext:value-type="float">
            <text:p>0,886333333333333</text:p>
          </table:table-cell>
          <table:table-cell table:formula="of:=AVERAGE([.J7:.M7])" office:value-type="float" office:value="0.889083333333333" calcext:value-type="float">
            <text:p>0,8890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1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8]/6000" office:value-type="float" office:value="0.895166666666667" calcext:value-type="float">
            <text:p>0,8951666666666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84333333333333" calcext:value-type="float">
            <text:p>0,884333333333333</text:p>
          </table:table-cell>
          <table:table-cell table:formula="of:=AVERAGE([.J8:.M8])" office:value-type="float" office:value="0.887208333333333" calcext:value-type="float">
            <text:p>0,887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82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9]/6000" office:value-type="float" office:value="0.898833333333333" calcext:value-type="float">
            <text:p>0,898833333333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90333333333333" calcext:value-type="float">
            <text:p>0,890333333333333</text:p>
          </table:table-cell>
          <table:table-cell table:formula="of:=AVERAGE([.J9:.M9])" office:value-type="float" office:value="0.892291666666667" calcext:value-type="float">
            <text:p>0,8922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0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10]/6000" office:value-type="float" office:value="0.896166666666667" calcext:value-type="float">
            <text:p>0,8961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95166666666667" calcext:value-type="float">
            <text:p>0,895166666666667</text:p>
          </table:table-cell>
          <table:table-cell table:formula="of:=AVERAGE([.J10:.M10])" office:value-type="float" office:value="0.896208333333333" calcext:value-type="float">
            <text:p>0,896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1]/6000" office:value-type="float" office:value="0.898333333333333" calcext:value-type="float">
            <text:p>0,898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office:value-type="float" office:value="0.887" calcext:value-type="float">
            <text:p>0,887</text:p>
          </table:table-cell>
          <table:table-cell table:formula="of:=AVERAGE([.J11:.M11])" office:value-type="float" office:value="0.893625" calcext:value-type="float">
            <text:p>0,8936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12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table:style-name="ce20" office:value-type="float" office:value="0.892333333333333" calcext:value-type="float">
            <text:p>0,892333333333333</text:p>
          </table:table-cell>
          <table:table-cell table:style-name="ce20" office:value-type="float" office:value="0.896666666666667" calcext:value-type="float">
            <text:p>0,896666666666667</text:p>
          </table:table-cell>
          <table:table-cell office:value-type="float" office:value="0.898666666666667" calcext:value-type="float">
            <text:p>0,898666666666667</text:p>
          </table:table-cell>
          <table:table-cell table:formula="of:=AVERAGE([.J12:.M12])" office:value-type="float" office:value="0.8965" calcext:value-type="float">
            <text:p>0,89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6000 (90%)</text:p>
          </table:table-cell>
          <table:table-cell table:formula="of:=[.D13]/6000" office:value-type="float" office:value="0.896833333333333" calcext:value-type="float">
            <text:p>0,8968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0.9025" calcext:value-type="float">
            <text:p>0,9025</text:p>
          </table:table-cell>
          <table:table-cell table:style-name="ce20" office:value-type="float" office:value="0.9035" calcext:value-type="float">
            <text:p>0,9035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office:value-type="float" office:value="0.9025" calcext:value-type="float">
            <text:p>0,9025</text:p>
          </table:table-cell>
          <table:table-cell table:formula="of:=AVERAGE([.J13:.M13])" office:value-type="float" office:value="0.901041666666667" calcext:value-type="float">
            <text:p>0,9010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6000 (90%)</text:p>
          </table:table-cell>
          <table:table-cell table:formula="of:=[.D14]/6000" office:value-type="float" office:value="0.898166666666667" calcext:value-type="float">
            <text:p>0,8981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0" office:value-type="float" office:value="0.896833333333333" calcext:value-type="float">
            <text:p>0,896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office:value-type="float" office:value="0.8975" calcext:value-type="float">
            <text:p>0,8975</text:p>
          </table:table-cell>
          <table:table-cell table:formula="of:=AVERAGE([.J14:.M14])" office:value-type="float" office:value="0.897833333333333" calcext:value-type="float">
            <text:p>0,89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9005" calcext:value-type="float">
            <text:p>0,900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900166666666667" calcext:value-type="float">
            <text:p>0,900166666666667</text:p>
          </table:table-cell>
          <table:table-cell office:value-type="float" office:value="0.896" calcext:value-type="float">
            <text:p>0,896</text:p>
          </table:table-cell>
          <table:table-cell table:formula="of:=AVERAGE([.J15:.M15])" office:value-type="float" office:value="0.897625" calcext:value-type="float">
            <text:p>0,8976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16]/6000" office:value-type="float" office:value="0.9055" calcext:value-type="float">
            <text:p>0,90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0.9005" calcext:value-type="float">
            <text:p>0,900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8985" calcext:value-type="float">
            <text:p>0,8985</text:p>
          </table:table-cell>
          <table:table-cell table:formula="of:=AVERAGE([.J16:.M16])" office:value-type="float" office:value="0.899958333333334" calcext:value-type="float">
            <text:p>0,8999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9" calcext:value-type="float">
            <text:p>0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office:value-type="float" office:value="0.898333333333333" calcext:value-type="float">
            <text:p>0,898333333333333</text:p>
          </table:table-cell>
          <table:table-cell table:formula="of:=AVERAGE([.J17:.M17])" office:value-type="float" office:value="0.899708333333333" calcext:value-type="float">
            <text:p>0,8997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8, Accuracy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6000 (91%)</text:p>
          </table:table-cell>
          <table:table-cell table:formula="of:=[.D18]/6000" office:value-type="float" office:value="0.907166666666667" calcext:value-type="float">
            <text:p>0,907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0" office:value-type="float" office:value="0.9" calcext:value-type="float">
            <text:p>0,9</text:p>
          </table:table-cell>
          <table:table-cell table:style-name="ce20" office:value-type="float" office:value="0.902833333333333" calcext:value-type="float">
            <text:p>0,902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9" calcext:value-type="float">
            <text:p>0,9</text:p>
          </table:table-cell>
          <table:table-cell table:formula="of:=AVERAGE([.J18:.M18])" office:value-type="float" office:value="0.900375" calcext:value-type="float">
            <text:p>0,9003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899" calcext:value-type="float">
            <text:p>0,8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4" calcext:value-type="float">
            <text:p>0,904</text:p>
          </table:table-cell>
          <table:table-cell table:formula="of:=AVERAGE([.J19:.M19])" office:value-type="float" office:value="0.90225" calcext:value-type="float">
            <text:p>0,902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0]/6000" office:value-type="float" office:value="0.905" calcext:value-type="float">
            <text:p>0,9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7166666666667" calcext:value-type="float">
            <text:p>0,897166666666667</text:p>
          </table:table-cell>
          <table:table-cell table:formula="of:=AVERAGE([.J20:.M20])" office:value-type="float" office:value="0.897125" calcext:value-type="float">
            <text:p>0,8971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7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D21]/6000" office:value-type="float" office:value="0.896666666666667" calcext:value-type="float">
            <text:p>0,8966666666666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3333333333333" calcext:value-type="float">
            <text:p>0,903333333333333</text:p>
          </table:table-cell>
          <table:table-cell table:formula="of:=AVERAGE([.J21:.M21])" office:value-type="float" office:value="0.902958333333333" calcext:value-type="float">
            <text:p>0,90295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8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22]/6000" office:value-type="float" office:value="0.892" calcext:value-type="float">
            <text:p>0,8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0166666666667" calcext:value-type="float">
            <text:p>0,900166666666667</text:p>
          </table:table-cell>
          <table:table-cell table:formula="of:=AVERAGE([.J22:.M22])" office:value-type="float" office:value="0.898875" calcext:value-type="float">
            <text:p>0,898875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892" calcext:value-type="float">
            <text:p>0,892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0833333333333" calcext:value-type="float">
            <text:p>0,900833333333333</text:p>
          </table:table-cell>
          <table:table-cell table:formula="of:=AVERAGE([.J23:.M23])" office:value-type="float" office:value="0.898875" calcext:value-type="float">
            <text:p>0,898875</text:p>
          </table:table-cell>
        </table:table-row>
        <table:table-row table:style-name="ro8">
          <table:table-cell table:style-name="ce15" office:value-type="string" calcext:value-type="string">
            <text:p>NLayerRectifyModel(nNeurones, 2)</text:p>
          </table:table-cell>
          <table:table-cell table:number-columns-repeated="7"/>
          <table:table-cell office:value-type="string" calcext:value-type="string">
            <text:p>MAX</text:p>
          </table:table-cell>
          <table:table-cell table:style-name="ce1" table:formula="of:=MAX([.J4:.J23])" office:value-type="float" office:value="0.907166666666667" calcext:value-type="float">
            <text:p>0,907166666666667</text:p>
          </table:table-cell>
          <table:table-cell table:formula="of:=MAX([.K4:.K23])" office:value-type="float" office:value="0.9035" calcext:value-type="float">
            <text:p>0,9035</text:p>
          </table:table-cell>
          <table:table-cell table:formula="of:=MAX([.L4:.L23])" office:value-type="float" office:value="0.904833333333333" calcext:value-type="float">
            <text:p>0,904833333333333</text:p>
          </table:table-cell>
          <table:table-cell table:formula="of:=MAX([.M4:.M23])" office:value-type="float" office:value="0.904" calcext:value-type="float">
            <text:p>0,904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1, Accuracy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6000 (85%)</text:p>
          </table:table-cell>
          <table:table-cell table:formula="of:=[.D25]/6000" office:value-type="float" office:value="0.853333333333333" calcext:value-type="float">
            <text:p>0,85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9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75166666666667" calcext:value-type="float">
            <text:p>0,87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3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4666666666667" calcext:value-type="float">
            <text:p>0,884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28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5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29]/6000" office:value-type="float" office:value="0.889166666666667" calcext:value-type="float">
            <text:p>0,889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2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30]/6000" office:value-type="float" office:value="0.891166666666667" calcext:value-type="float">
            <text:p>0,89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0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31]/6000" office:value-type="float" office:value="0.901833333333333" calcext:value-type="float">
            <text:p>0,901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93166666666667" calcext:value-type="float">
            <text:p>0,893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33]/6000" office:value-type="float" office:value="0.892333333333333" calcext:value-type="float">
            <text:p>0,89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0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34]/6000" office:value-type="float" office:value="0.9035" calcext:value-type="float">
            <text:p>0,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36]/6000" office:value-type="float" office:value="0.896166666666667" calcext:value-type="float">
            <text:p>0,89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1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37]/6000" office:value-type="float" office:value="0.902166666666667" calcext:value-type="float">
            <text:p>0,90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0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38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5, Accuracy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6000 (90%)</text:p>
          </table:table-cell>
          <table:table-cell table:formula="of:=[.D39]/6000" office:value-type="float" office:value="0.902833333333333" calcext:value-type="float">
            <text:p>0,902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5, Accuracy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6000 (90%)</text:p>
          </table:table-cell>
          <table:table-cell table:formula="of:=[.D40]/6000" office:value-type="float" office:value="0.897666666666667" calcext:value-type="float">
            <text:p>0,89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6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899333333333333" calcext:value-type="float">
            <text:p>0,89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38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42]/6000" office:value-type="float" office:value="0.900833333333333" calcext:value-type="float">
            <text:p>0,900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7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43]/6000" office:value-type="float" office:value="0.896166666666667" calcext:value-type="float">
            <text:p>0,89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0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44]/6000" office:value-type="float" office:value="0.897833333333333" calcext:value-type="float">
            <text:p>0,8978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RectifyModel(nNeurones, 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8, Accuracy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6000 (87%)</text:p>
          </table:table-cell>
          <table:table-cell table:formula="of:=[.D47]/6000" office:value-type="float" office:value="0.872166666666667" calcext:value-type="float">
            <text:p>0,87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1, Accuracy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775" calcext:value-type="float">
            <text:p>0,8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4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49]/6000" office:value-type="float" office:value="0.8815" calcext:value-type="float">
            <text:p>0,8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7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93833333333333" calcext:value-type="float">
            <text:p>0,893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89333333333333" calcext:value-type="float">
            <text:p>0,88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4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925" calcext:value-type="float">
            <text:p>0,8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9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89" calcext:value-type="float">
            <text:p>0,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7, Accuracy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6000 (90%)</text:p>
          </table:table-cell>
          <table:table-cell table:formula="of:=[.D54]/6000" office:value-type="float" office:value="0.898166666666667" calcext:value-type="float">
            <text:p>0,898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7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D55]/6000" office:value-type="float" office:value="0.896666666666667" calcext:value-type="float">
            <text:p>0,89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7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56]/6000" office:value-type="float" office:value="0.895666666666667" calcext:value-type="float">
            <text:p>0,895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7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57]/6000" office:value-type="float" office:value="0.898333333333333" calcext:value-type="float">
            <text:p>0,89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58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4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6, Accuracy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6000 (90%)</text:p>
          </table:table-cell>
          <table:table-cell table:formula="of:=[.D60]/6000" office:value-type="float" office:value="0.896333333333333" calcext:value-type="float">
            <text:p>0,89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23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61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3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1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93" calcext:value-type="float">
            <text:p>0,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7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64]/6000" office:value-type="float" office:value="0.902666666666667" calcext:value-type="float">
            <text:p>0,90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25" calcext:value-type="float">
            <text:p>0,9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84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66]/6000" office:value-type="float" office:value="0.904833333333333" calcext:value-type="float">
            <text:p>0,9048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RectifyModel(nNeurones, 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7, Accuracy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6000 (86%)</text:p>
          </table:table-cell>
          <table:table-cell table:formula="of:=[.D69]/6000" office:value-type="float" office:value="0.8645" calcext:value-type="float">
            <text:p>0,8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0, Accuracy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6000 (87%)</text:p>
          </table:table-cell>
          <table:table-cell table:formula="of:=[.D70]/6000" office:value-type="float" office:value="0.872333333333333" calcext:value-type="float">
            <text:p>0,87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4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71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7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72]/6000" office:value-type="float" office:value="0.886333333333333" calcext:value-type="float">
            <text:p>0,88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333333333333" calcext:value-type="float">
            <text:p>0,884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2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0333333333333" calcext:value-type="float">
            <text:p>0,890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6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75]/6000" office:value-type="float" office:value="0.895166666666667" calcext:value-type="float">
            <text:p>0,89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8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87" calcext:value-type="float">
            <text:p>0,8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0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77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78]/6000" office:value-type="float" office:value="0.9025" calcext:value-type="float">
            <text:p>0,9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1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8975" calcext:value-type="float">
            <text:p>0,8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3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896" calcext:value-type="float">
            <text:p>0,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0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85" calcext:value-type="float">
            <text:p>0,8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2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898333333333333" calcext:value-type="float">
            <text:p>0,89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9" calcext:value-type="float">
            <text:p>0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3, Accuracy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6000 (90%)</text:p>
          </table:table-cell>
          <table:table-cell table:formula="of:=[.D84]/6000" office:value-type="float" office:value="0.904" calcext:value-type="float">
            <text:p>0,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5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897166666666667" calcext:value-type="float">
            <text:p>0,897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903333333333333" calcext:value-type="float">
            <text:p>0,90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5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2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0833333333333" calcext:value-type="float">
            <text:p>0,900833333333333</text:p>
          </table:table-cell>
          <table:table-cell table:number-columns-repeated="8"/>
        </table:table-row>
      </table:table>
      <table:table table:name="Comparaison-Activation" table:style-name="ta1">
        <table:shapes>
          <draw:frame draw:z-index="0" draw:style-name="gr1" draw:text-style-name="P1" svg:width="248.63mm" svg:height="118.19mm" svg:x="72.14mm" svg:y="107.05mm">
            <loext:p/>
            <draw:object draw:notify-on-update-of-ranges="'Comparaison-Activation'.B3:'Comparaison-Activation'.B22 'Comparaison-Activation'.C2:'Comparaison-Activation'.C2 'Comparaison-Activation'.C3:'Comparaison-Activation'.C22 'Comparaison-Activation'.B3:'Comparaison-Activation'.B22 'Comparaison-Activation'.D2:'Comparaison-Activation'.D2 'Comparaison-Activation'.D3:'Comparaison-Activation'.D22 'Comparaison-Activation'.B3:'Comparaison-Activation'.B22 'Comparaison-Activation'.E2:'Comparaison-Activation'.E2 'Comparaison-Activation'.E3:'Comparaison-Activation'.E22 'Comparaison-Activation'.B3:'Comparaison-Activation'.B22 'Comparaison-Activation'.F2:'Comparaison-Activation'.F2 'Comparaison-Activation'.F3:'Comparaison-Activation'.F2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Moyenne softplus</text:p>
          </table:table-cell>
          <table:table-cell office:value-type="string" calcext:value-type="string">
            <text:p>Moyenne tanh</text:p>
          </table:table-cell>
          <table:table-cell office:value-type="string" calcext:value-type="string">
            <text:p>Moyenne Rectify</text:p>
          </table:table-cell>
          <table:table-cell office:value-type="string" calcext:value-type="string">
            <text:p>Moyenne sigmoi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'Softplus-'.J6:.M6])" office:value-type="float" office:value="0.858708333333333" calcext:value-type="float">
            <text:p>0,858708333333333</text:p>
          </table:table-cell>
          <table:table-cell table:formula="of:=AVERAGE(['Softplus-'.K6:.N6])" office:value-type="float" office:value="0.859388888888889" calcext:value-type="float">
            <text:p>0,859388888888889</text:p>
          </table:table-cell>
          <table:table-cell office:value-type="float" office:value="0.862583333333333" calcext:value-type="float">
            <text:p>0,862583333333333</text:p>
          </table:table-cell>
          <table:table-cell office:value-type="float" office:value="0.855083333333333" calcext:value-type="float">
            <text:p>0,85508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'Softplus-'.J7:.M7])" office:value-type="float" office:value="0.877666666666667" calcext:value-type="float">
            <text:p>0,877666666666667</text:p>
          </table:table-cell>
          <table:table-cell table:formula="of:=AVERAGE(['Softplus-'.K7:.N7])" office:value-type="float" office:value="0.876555555555556" calcext:value-type="float">
            <text:p>0,876555555555556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69333333333333" calcext:value-type="float">
            <text:p>0,869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(['Softplus-'.J8:.M8])" office:value-type="float" office:value="0.880375" calcext:value-type="float">
            <text:p>0,880375</text:p>
          </table:table-cell>
          <table:table-cell table:formula="of:=AVERAGE(['Softplus-'.K8:.N8])" office:value-type="float" office:value="0.882222222222222" calcext:value-type="float">
            <text:p>0,882222222222222</text:p>
          </table:table-cell>
          <table:table-cell office:value-type="float" office:value="0.884416666666667" calcext:value-type="float">
            <text:p>0,884416666666667</text:p>
          </table:table-cell>
          <table:table-cell office:value-type="float" office:value="0.882041666666667" calcext:value-type="float">
            <text:p>0,882041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'Softplus-'.J9:.M9])" office:value-type="float" office:value="0.888541666666667" calcext:value-type="float">
            <text:p>0,888541666666667</text:p>
          </table:table-cell>
          <table:table-cell table:formula="of:=AVERAGE(['Softplus-'.K9:.N9])" office:value-type="float" office:value="0.887555555555556" calcext:value-type="float">
            <text:p>0,887555555555556</text:p>
          </table:table-cell>
          <table:table-cell office:value-type="float" office:value="0.889083333333333" calcext:value-type="float">
            <text:p>0,889083333333333</text:p>
          </table:table-cell>
          <table:table-cell office:value-type="float" office:value="0.884875" calcext:value-type="float">
            <text:p>0,8848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VERAGE(['Softplus-'.J10:.M10])" office:value-type="float" office:value="0.890333333333333" calcext:value-type="float">
            <text:p>0,890333333333333</text:p>
          </table:table-cell>
          <table:table-cell table:formula="of:=AVERAGE(['Softplus-'.K10:.N10])" office:value-type="float" office:value="0.891333333333333" calcext:value-type="float">
            <text:p>0,891333333333333</text:p>
          </table:table-cell>
          <table:table-cell office:value-type="float" office:value="0.887208333333333" calcext:value-type="float">
            <text:p>0,887208333333333</text:p>
          </table:table-cell>
          <table:table-cell office:value-type="float" office:value="0.885958333333333" calcext:value-type="float">
            <text:p>0,885958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VERAGE(['Softplus-'.J11:.M11])" office:value-type="float" office:value="0.894625" calcext:value-type="float">
            <text:p>0,894625</text:p>
          </table:table-cell>
          <table:table-cell table:formula="of:=AVERAGE(['Softplus-'.K11:.N11])" office:value-type="float" office:value="0.894833333333333" calcext:value-type="float">
            <text:p>0,894833333333333</text:p>
          </table:table-cell>
          <table:table-cell office:value-type="float" office:value="0.892291666666667" calcext:value-type="float">
            <text:p>0,892291666666667</text:p>
          </table:table-cell>
          <table:table-cell office:value-type="float" office:value="0.889583333333333" calcext:value-type="float">
            <text:p>0,8895833333333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VERAGE(['Softplus-'.J12:.M12])" office:value-type="float" office:value="0.893541666666667" calcext:value-type="float">
            <text:p>0,893541666666667</text:p>
          </table:table-cell>
          <table:table-cell table:formula="of:=AVERAGE(['Softplus-'.K12:.N12])" office:value-type="float" office:value="0.894" calcext:value-type="float">
            <text:p>0,894</text:p>
          </table:table-cell>
          <table:table-cell office:value-type="float" office:value="0.896208333333333" calcext:value-type="float">
            <text:p>0,896208333333333</text:p>
          </table:table-cell>
          <table:table-cell office:value-type="float" office:value="0.8895" calcext:value-type="float">
            <text:p>0,88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'Softplus-'.J13:.M13])" office:value-type="float" office:value="0.899708333333333" calcext:value-type="float">
            <text:p>0,899708333333333</text:p>
          </table:table-cell>
          <table:table-cell table:formula="of:=AVERAGE(['Softplus-'.K13:.N13])" office:value-type="float" office:value="0.9005" calcext:value-type="float">
            <text:p>0,9005</text:p>
          </table:table-cell>
          <table:table-cell office:value-type="float" office:value="0.893625" calcext:value-type="float">
            <text:p>0,893625</text:p>
          </table:table-cell>
          <table:table-cell office:value-type="float" office:value="0.891583333333333" calcext:value-type="float">
            <text:p>0,891583333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AVERAGE(['Softplus-'.J14:.M14])" office:value-type="float" office:value="0.897166666666667" calcext:value-type="float">
            <text:p>0,897166666666667</text:p>
          </table:table-cell>
          <table:table-cell table:formula="of:=AVERAGE(['Softplus-'.K14:.N14])" office:value-type="float" office:value="0.894166666666667" calcext:value-type="float">
            <text:p>0,894166666666667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88975" calcext:value-type="float">
            <text:p>0,889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VERAGE(['Softplus-'.J15:.M15])" office:value-type="float" office:value="0.900666666666667" calcext:value-type="float">
            <text:p>0,900666666666667</text:p>
          </table:table-cell>
          <table:table-cell table:formula="of:=AVERAGE(['Softplus-'.K15:.N15])" office:value-type="float" office:value="0.900333333333333" calcext:value-type="float">
            <text:p>0,900333333333333</text:p>
          </table:table-cell>
          <table:table-cell office:value-type="float" office:value="0.901041666666667" calcext:value-type="float">
            <text:p>0,901041666666667</text:p>
          </table:table-cell>
          <table:table-cell office:value-type="float" office:value="0.89275" calcext:value-type="float">
            <text:p>0,892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AVERAGE(['Softplus-'.J16:.M16])" office:value-type="float" office:value="0.901833333333333" calcext:value-type="float">
            <text:p>0,901833333333333</text:p>
          </table:table-cell>
          <table:table-cell table:formula="of:=AVERAGE(['Softplus-'.K16:.N16])" office:value-type="float" office:value="0.903611111111111" calcext:value-type="float">
            <text:p>0,903611111111111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891125" calcext:value-type="float">
            <text:p>0,8911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AVERAGE(['Softplus-'.J17:.M17])" office:value-type="float" office:value="0.905666666666667" calcext:value-type="float">
            <text:p>0,905666666666667</text:p>
          </table:table-cell>
          <table:table-cell table:formula="of:=AVERAGE(['Softplus-'.K17:.N17])" office:value-type="float" office:value="0.906888888888889" calcext:value-type="float">
            <text:p>0,906888888888889</text:p>
          </table:table-cell>
          <table:table-cell office:value-type="float" office:value="0.897625" calcext:value-type="float">
            <text:p>0,897625</text:p>
          </table:table-cell>
          <table:table-cell office:value-type="float" office:value="0.895291666666667" calcext:value-type="float">
            <text:p>0,8952916666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AVERAGE(['Softplus-'.J18:.M18])" office:value-type="float" office:value="0.903458333333333" calcext:value-type="float">
            <text:p>0,903458333333333</text:p>
          </table:table-cell>
          <table:table-cell table:formula="of:=AVERAGE(['Softplus-'.K18:.N18])" office:value-type="float" office:value="0.905111111111111" calcext:value-type="float">
            <text:p>0,905111111111111</text:p>
          </table:table-cell>
          <table:table-cell office:value-type="float" office:value="0.899958333333334" calcext:value-type="float">
            <text:p>0,899958333333334</text:p>
          </table:table-cell>
          <table:table-cell office:value-type="float" office:value="0.895791666666667" calcext:value-type="float">
            <text:p>0,89579166666666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AVERAGE(['Softplus-'.J19:.M19])" office:value-type="float" office:value="0.9015" calcext:value-type="float">
            <text:p>0,9015</text:p>
          </table:table-cell>
          <table:table-cell table:formula="of:=AVERAGE(['Softplus-'.K19:.N19])" office:value-type="float" office:value="0.903666666666667" calcext:value-type="float">
            <text:p>0,903666666666667</text:p>
          </table:table-cell>
          <table:table-cell office:value-type="float" office:value="0.899708333333333" calcext:value-type="float">
            <text:p>0,899708333333333</text:p>
          </table:table-cell>
          <table:table-cell office:value-type="float" office:value="0.89475" calcext:value-type="float">
            <text:p>0,894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AVERAGE(['Softplus-'.J20:.M20])" office:value-type="float" office:value="0.899416666666667" calcext:value-type="float">
            <text:p>0,899416666666667</text:p>
          </table:table-cell>
          <table:table-cell table:formula="of:=AVERAGE(['Softplus-'.K20:.N20])" office:value-type="float" office:value="0.902166666666667" calcext:value-type="float">
            <text:p>0,902166666666667</text:p>
          </table:table-cell>
          <table:table-cell office:value-type="float" office:value="0.900375" calcext:value-type="float">
            <text:p>0,900375</text:p>
          </table:table-cell>
          <table:table-cell office:value-type="float" office:value="0.895125" calcext:value-type="float">
            <text:p>0,8951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'Softplus-'.J21:.M21])" office:value-type="float" office:value="0.904708333333333" calcext:value-type="float">
            <text:p>0,904708333333333</text:p>
          </table:table-cell>
          <table:table-cell table:formula="of:=AVERAGE(['Softplus-'.K21:.N21])" office:value-type="float" office:value="0.905833333333333" calcext:value-type="float">
            <text:p>0,905833333333333</text:p>
          </table:table-cell>
          <table:table-cell office:value-type="float" office:value="0.90225" calcext:value-type="float">
            <text:p>0,90225</text:p>
          </table:table-cell>
          <table:table-cell office:value-type="float" office:value="0.895291666666667" calcext:value-type="float">
            <text:p>0,89529166666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AVERAGE(['Softplus-'.J22:.M22])" office:value-type="float" office:value="0.90425" calcext:value-type="float">
            <text:p>0,90425</text:p>
          </table:table-cell>
          <table:table-cell table:formula="of:=AVERAGE(['Softplus-'.K22:.N22])" office:value-type="float" office:value="0.905055555555556" calcext:value-type="float">
            <text:p>0,905055555555556</text:p>
          </table:table-cell>
          <table:table-cell office:value-type="float" office:value="0.897125" calcext:value-type="float">
            <text:p>0,897125</text:p>
          </table:table-cell>
          <table:table-cell office:value-type="float" office:value="0.894958333333333" calcext:value-type="float">
            <text:p>0,8949583333333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AVERAGE(['Softplus-'.J23:.M23])" office:value-type="float" office:value="0.904833333333333" calcext:value-type="float">
            <text:p>0,904833333333333</text:p>
          </table:table-cell>
          <table:table-cell table:formula="of:=AVERAGE(['Softplus-'.K23:.N23])" office:value-type="float" office:value="0.904777777777778" calcext:value-type="float">
            <text:p>0,904777777777778</text:p>
          </table:table-cell>
          <table:table-cell office:value-type="float" office:value="0.902958333333333" calcext:value-type="float">
            <text:p>0,902958333333333</text:p>
          </table:table-cell>
          <table:table-cell office:value-type="float" office:value="0.895666666666667" calcext:value-type="float">
            <text:p>0,89566666666666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AVERAGE(['Softplus-'.J24:.M24])" office:value-type="float" office:value="0.904833333333334" calcext:value-type="float">
            <text:p>0,904833333333334</text:p>
          </table:table-cell>
          <table:table-cell table:formula="of:=AVERAGE(['Softplus-'.K24:.N24])" office:value-type="float" office:value="0.906555555555556" calcext:value-type="float">
            <text:p>0,906555555555556</text:p>
          </table:table-cell>
          <table:table-cell office:value-type="float" office:value="0.898875" calcext:value-type="float">
            <text:p>0,898875</text:p>
          </table:table-cell>
          <table:table-cell office:value-type="float" office:value="0.896791666666667" calcext:value-type="float">
            <text:p>0,89679166666666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VERAGE(['Softplus-'.J25:.M25])" office:value-type="float" office:value="0.906" calcext:value-type="float">
            <text:p>0,906</text:p>
          </table:table-cell>
          <table:table-cell table:formula="of:=AVERAGE(['Softplus-'.K25:.N25])" office:value-type="float" office:value="0.905777777777778" calcext:value-type="float">
            <text:p>0,905777777777778</text:p>
          </table:table-cell>
          <table:table-cell office:value-type="float" office:value="0.898875" calcext:value-type="float">
            <text:p>0,898875</text:p>
          </table:table-cell>
          <table:table-cell office:value-type="float" office:value="0.899583333333333" calcext:value-type="float">
            <text:p>0,899583333333333</text:p>
          </table:table-cell>
        </table:table-row>
      </table:table>
      <table:table table:name="Convo-Channel" table:style-name="ta1">
        <table:shapes>
          <draw:frame draw:z-index="0" draw:style-name="gr1" draw:text-style-name="P1" svg:width="215.71mm" svg:height="114.62mm" svg:x="161.1mm" svg:y="118.54mm">
            <loext:p/>
            <draw:object draw:notify-on-update-of-ranges="'Convo-Channel'.H4:'Convo-Channel'.H23 'Convo-Channel'.I3:'Convo-Channel'.I3 'Convo-Channel'.I4:'Convo-Channel'.I23 'Convo-Channel'.H4:'Convo-Channel'.H23 'Convo-Channel'.J3:'Convo-Channel'.J3 'Convo-Channel'.J4:'Convo-Channel'.J23 'Convo-Channel'.H4:'Convo-Channel'.H23 'Convo-Channel'.K3:'Convo-Channel'.K3 'Convo-Channel'.K4:'Convo-Channel'.K23 'Convo-Channel'.H4:'Convo-Channel'.H23 'Convo-Channel'.L3:'Convo-Channel'.L3 'Convo-Channel'.L4:'Convo-Channel'.L23 'Convo-Channel'.H4:'Convo-Channel'.H23 'Convo-Channel'.M3:'Convo-Channel'.M3 'Convo-Channel'.M4:'Convo-Channel'.M2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83.98mm" svg:height="122.77mm" svg:x="391.13mm" svg:y="110.09mm">
            <loext:p/>
            <draw:object draw:notify-on-update-of-ranges="'Convo-Channel'.N8:'Convo-Channel'.N12 'Convo-Channel'.O7:'Convo-Channel'.O7 'Convo-Channel'.O8:'Convo-Channel'.O1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8">
          <table:table-cell table:style-name="ce6" office:value-type="string" calcext:value-type="string">
            <text:p>self.conv1 = nn.Conv2d(1, nChannel, 5)</text:p>
          </table:table-cell>
          <table:table-cell table:number-columns-repeated="7"/>
          <table:table-cell table:number-columns-repeated="5" office:value-type="string" calcext:value-type="string">
            <text:p>Kernel =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.conv2 = nn.Conv2d(nChannel, nChannel, 5)</text:p>
          </table:table-cell>
          <table:table-cell table:number-columns-repeated="14"/>
        </table:table-row>
        <table:table-row table:style-name="ro7">
          <table:table-cell table:style-name="ce6" office:value-type="string" calcext:value-type="string">
            <text:p><text:span text:style-name="T1">ConvoModel(</text:span><text:span text:style-name="T2">1</text:span><text:span text:style-name="T3">)</text:span></text:p>
          </table:table-cell>
          <table:table-cell table:number-columns-repeated="6"/>
          <table:table-cell office:value-type="string" calcext:value-type="string">
            <text:p>epoch</text:p>
          </table:table-cell>
          <table:table-cell office:value-type="string" calcext:value-type="string">
            <text:p>2Convo-1Channel</text:p>
          </table:table-cell>
          <table:table-cell office:value-type="string" calcext:value-type="string">
            <text:p>2Convo-5Channel</text:p>
          </table:table-cell>
          <table:table-cell office:value-type="string" calcext:value-type="string">
            <text:p>2Convo-10Channel</text:p>
          </table:table-cell>
          <table:table-cell office:value-type="string" calcext:value-type="string">
            <text:p>2Convo-20Channel</text:p>
          </table:table-cell>
          <table:table-cell office:value-type="string" calcext:value-type="string">
            <text:p>2Convo-100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Model(1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60333333333333" calcext:value-type="float">
            <text:p>0,860333333333333</text:p>
          </table:table-cell>
          <table:table-cell office:value-type="float" office:value="0.853333333333333" calcext:value-type="float">
            <text:p>0,853333333333333</text:p>
          </table:table-cell>
          <table:table-cell office:value-type="float" office:value="0.872166666666667" calcext:value-type="float">
            <text:p>0,872166666666667</text:p>
          </table:table-cell>
          <table:table-cell office:value-type="float" office:value="0.8645" calcext:value-type="float">
            <text:p>0,8645</text:p>
          </table:table-cell>
          <table:table-cell office:value-type="float" office:value="0.883833333333333" calcext:value-type="float">
            <text:p>0,883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564, Accuracy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6000 (65%)</text:p>
          </table:table-cell>
          <table:table-cell table:formula="of:=[.D5]/6000" office:value-type="float" office:value="0.653166666666667" calcext:value-type="float">
            <text:p>0,6531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8333333333333" calcext:value-type="float">
            <text:p>0,8783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775" calcext:value-type="float">
            <text:p>0,8775</text:p>
          </table:table-cell>
          <table:table-cell office:value-type="float" office:value="0.872333333333333" calcext:value-type="float">
            <text:p>0,872333333333333</text:p>
          </table:table-cell>
          <table:table-cell office:value-type="float" office:value="0.897" calcext:value-type="float">
            <text:p>0,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58, Accuracy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6000 (69%)</text:p>
          </table:table-cell>
          <table:table-cell table:formula="of:=[.D6]/6000" office:value-type="float" office:value="0.686833333333333" calcext:value-type="float">
            <text:p>0,6868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85166666666667" calcext:value-type="float">
            <text:p>0,885166666666667</text:p>
          </table:table-cell>
          <table:table-cell office:value-type="float" office:value="0.903833333333333" calcext:value-type="float">
            <text:p>0,903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76, Accuracy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6000 (71%)</text:p>
          </table:table-cell>
          <table:table-cell table:formula="of:=[.D7]/6000" office:value-type="float" office:value="0.709166666666667" calcext:value-type="float">
            <text:p>0,70916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Canaux</text:p>
          </table:table-cell>
          <table:table-cell office:value-type="string" calcext:value-type="string">
            <text:p>Max précision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625, Accuracy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6000 (72%)</text:p>
          </table:table-cell>
          <table:table-cell table:formula="of:=[.D8]/6000" office:value-type="float" office:value="0.718666666666667" calcext:value-type="float">
            <text:p>0,7186666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9155" calcext:value-type="float">
            <text:p>0,9155</text:p>
          </table:table-cell>
          <table:table-cell office:value-type="float" office:value="1" calcext:value-type="float">
            <text:p>1</text:p>
          </table:table-cell>
          <table:table-cell office:value-type="float" office:value="0.907166666666667" calcext:value-type="float">
            <text:p>0,907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419, Accuracy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6000 (73%)</text:p>
          </table:table-cell>
          <table:table-cell table:formula="of:=[.D9]/6000" office:value-type="float" office:value="0.725166666666667" calcext:value-type="float">
            <text:p>0,725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914666666666667" calcext:value-type="float">
            <text:p>0,914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0.9035" calcext:value-type="float">
            <text:p>0,903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325, Accuracy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6000 (74%)</text:p>
          </table:table-cell>
          <table:table-cell table:formula="of:=[.D10]/6000" office:value-type="float" office:value="0.735833333333333" calcext:value-type="float">
            <text:p>0,7358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0.904833333333333" calcext:value-type="float">
            <text:p>0,904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210, Accuracy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6000 (73%)</text:p>
          </table:table-cell>
          <table:table-cell table:formula="of:=[.D11]/6000" office:value-type="float" office:value="0.732666666666667" calcext:value-type="float">
            <text:p>0,7326666666666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office:value-type="float" office:value="0.887" calcext:value-type="float">
            <text:p>0,887</text:p>
          </table:table-cell>
          <table:table-cell office:value-type="float" office:value="0.917833333333333" calcext:value-type="float">
            <text:p>0,9178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71, Accuracy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6000 (74%)</text:p>
          </table:table-cell>
          <table:table-cell table:formula="of:=[.D12]/6000" office:value-type="float" office:value="0.737333333333333" calcext:value-type="float">
            <text:p>0,737333333333333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table:style-name="ce20" office:value-type="float" office:value="0.892333333333333" calcext:value-type="float">
            <text:p>0,892333333333333</text:p>
          </table:table-cell>
          <table:table-cell table:style-name="ce20" office:value-type="float" office:value="0.896666666666667" calcext:value-type="float">
            <text:p>0,8966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91" calcext:value-type="float">
            <text:p>0,91</text:p>
          </table:table-cell>
          <table:table-cell office:value-type="float" office:value="100" calcext:value-type="float">
            <text:p>10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82, Accuracy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6000 (74%)</text:p>
          </table:table-cell>
          <table:table-cell table:formula="of:=[.D13]/6000" office:value-type="float" office:value="0.739166666666667" calcext:value-type="float">
            <text:p>0,73916666666666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9025" calcext:value-type="float">
            <text:p>0,9025</text:p>
          </table:table-cell>
          <table:table-cell table:style-name="ce20" office:value-type="float" office:value="0.9035" calcext:value-type="float">
            <text:p>0,9035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15333333333333" calcext:value-type="float">
            <text:p>0,91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12, Accuracy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6000 (74%)</text:p>
          </table:table-cell>
          <table:table-cell table:formula="of:=[.D14]/6000" office:value-type="float" office:value="0.741" calcext:value-type="float">
            <text:p>0,74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96833333333333" calcext:value-type="float">
            <text:p>0,896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918" calcext:value-type="float">
            <text:p>0,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32, Accuracy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6000 (74%)</text:p>
          </table:table-cell>
          <table:table-cell table:formula="of:=[.D15]/6000" office:value-type="float" office:value="0.741" calcext:value-type="float">
            <text:p>0,7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900166666666667" calcext:value-type="float">
            <text:p>0,900166666666667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4833333333333" calcext:value-type="float">
            <text:p>0,914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66, Accuracy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6000 (75%)</text:p>
          </table:table-cell>
          <table:table-cell table:formula="of:=[.D16]/6000" office:value-type="float" office:value="0.746166666666667" calcext:value-type="float">
            <text:p>0,74616666666666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9005" calcext:value-type="float">
            <text:p>0,900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910333333333333" calcext:value-type="float">
            <text:p>0,91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35, Accuracy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6000 (75%)</text:p>
          </table:table-cell>
          <table:table-cell table:formula="of:=[.D17]/6000" office:value-type="float" office:value="0.7465" calcext:value-type="float">
            <text:p>0,746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87, Accuracy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6000 (75%)</text:p>
          </table:table-cell>
          <table:table-cell table:formula="of:=[.D18]/6000" office:value-type="float" office:value="0.747666666666667" calcext:value-type="float">
            <text:p>0,74766666666666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0" office:value-type="float" office:value="0.9" calcext:value-type="float">
            <text:p>0,9</text:p>
          </table:table-cell>
          <table:table-cell table:style-name="ce20" office:value-type="float" office:value="0.902833333333333" calcext:value-type="float">
            <text:p>0,902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9" calcext:value-type="float">
            <text:p>0,9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99, Accuracy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6000 (75%)</text:p>
          </table:table-cell>
          <table:table-cell table:formula="of:=[.D19]/6000" office:value-type="float" office:value="0.747333333333333" calcext:value-type="float">
            <text:p>0,7473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45" calcext:value-type="float">
            <text:p>0,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67, Accuracy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6000 (75%)</text:p>
          </table:table-cell>
          <table:table-cell table:formula="of:=[.D20]/6000" office:value-type="float" office:value="0.751666666666667" calcext:value-type="float">
            <text:p>0,7516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81, Accuracy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6000 (75%)</text:p>
          </table:table-cell>
          <table:table-cell table:formula="of:=[.D21]/6000" office:value-type="float" office:value="0.749833333333333" calcext:value-type="float">
            <text:p>0,74983333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9125" calcext:value-type="float">
            <text:p>0,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79, Accuracy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6000 (75%)</text:p>
          </table:table-cell>
          <table:table-cell table:formula="of:=[.D22]/6000" office:value-type="float" office:value="0.752166666666667" calcext:value-type="float">
            <text:p>0,752166666666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12833333333333" calcext:value-type="float">
            <text:p>0,912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91, Accuracy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6000 (75%)</text:p>
          </table:table-cell>
          <table:table-cell table:formula="of:=[.D23]/6000" office:value-type="float" office:value="0.7485" calcext:value-type="float">
            <text:p>0,74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2" calcext:value-type="float">
            <text:p>0,892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66, Accuracy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6000 (74%)</text:p>
          </table:table-cell>
          <table:table-cell table:formula="of:=[.D24]/6000" office:value-type="float" office:value="0.745" calcext:value-type="float">
            <text:p>0,745</text:p>
          </table:table-cell>
          <table:table-cell/>
          <table:table-cell office:value-type="string" calcext:value-type="string">
            <text:p>MAX</text:p>
          </table:table-cell>
          <table:table-cell table:formula="of:=MAX([.I4:.I23])" office:value-type="float" office:value="0.907166666666667" calcext:value-type="float">
            <text:p>0,907166666666667</text:p>
          </table:table-cell>
          <table:table-cell table:formula="of:=MAX([.J4:.J23])" office:value-type="float" office:value="0.9035" calcext:value-type="float">
            <text:p>0,9035</text:p>
          </table:table-cell>
          <table:table-cell table:style-name="ce28" table:formula="of:=MAX([.K4:.K23])" office:value-type="float" office:value="0.904833333333333" calcext:value-type="float">
            <text:p>0,904833333333333</text:p>
          </table:table-cell>
          <table:table-cell table:style-name="ce28" table:formula="of:=MAX([.L4:.L23])" office:value-type="float" office:value="0.904" calcext:value-type="float">
            <text:p>0,904</text:p>
          </table:table-cell>
          <table:table-cell table:style-name="ce1" table:formula="of:=MAX([.M4:.M23])" office:value-type="float" office:value="0.918" calcext:value-type="float">
            <text:p>0,918</text:p>
          </table:table-cell>
          <table:table-cell table:number-columns-repeated="2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5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4, Accuracy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6000 (78%)</text:p>
          </table:table-cell>
          <table:table-cell table:formula="of:=[.D27]/6000" office:value-type="float" office:value="0.776333333333333" calcext:value-type="float">
            <text:p>0,77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0, Accuracy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6000 (81%)</text:p>
          </table:table-cell>
          <table:table-cell table:formula="of:=[.D28]/6000" office:value-type="float" office:value="0.814833333333333" calcext:value-type="float">
            <text:p>0,81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02, Accuracy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6000 (83%)</text:p>
          </table:table-cell>
          <table:table-cell table:formula="of:=[.D29]/6000" office:value-type="float" office:value="0.830833333333333" calcext:value-type="float">
            <text:p>0,83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1, Accuracy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6000 (84%)</text:p>
          </table:table-cell>
          <table:table-cell table:formula="of:=[.D30]/6000" office:value-type="float" office:value="0.8365" calcext:value-type="float">
            <text:p>0,8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5, Accuracy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6000 (84%)</text:p>
          </table:table-cell>
          <table:table-cell table:formula="of:=[.D31]/6000" office:value-type="float" office:value="0.843666666666667" calcext:value-type="float">
            <text:p>0,84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4, Accuracy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6000 (85%)</text:p>
          </table:table-cell>
          <table:table-cell table:formula="of:=[.D32]/6000" office:value-type="float" office:value="0.849333333333333" calcext:value-type="float">
            <text:p>0,84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51, Accuracy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6000 (85%)</text:p>
          </table:table-cell>
          <table:table-cell table:formula="of:=[.D33]/6000" office:value-type="float" office:value="0.8475" calcext:value-type="float">
            <text:p>0,8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45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4]/6000" office:value-type="float" office:value="0.850666666666667" calcext:value-type="float">
            <text:p>0,85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2, Accuracy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6000 (85%)</text:p>
          </table:table-cell>
          <table:table-cell table:formula="of:=[.D35]/6000" office:value-type="float" office:value="0.853166666666667" calcext:value-type="float">
            <text:p>0,853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5, Accuracy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6000 (86%)</text:p>
          </table:table-cell>
          <table:table-cell table:formula="of:=[.D36]/6000" office:value-type="float" office:value="0.8585" calcext:value-type="float">
            <text:p>0,8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2, Accuracy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6000 (85%)</text:p>
          </table:table-cell>
          <table:table-cell table:formula="of:=[.D37]/6000" office:value-type="float" office:value="0.853666666666667" calcext:value-type="float">
            <text:p>0,85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4, Accuracy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6000 (86%)</text:p>
          </table:table-cell>
          <table:table-cell table:formula="of:=[.D38]/6000" office:value-type="float" office:value="0.859666666666667" calcext:value-type="float">
            <text:p>0,85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72, Accuracy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6000 (86%)</text:p>
          </table:table-cell>
          <table:table-cell table:formula="of:=[.D39]/6000" office:value-type="float" office:value="0.863166666666667" calcext:value-type="float">
            <text:p>0,863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8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40]/6000" office:value-type="float" office:value="0.863666666666667" calcext:value-type="float">
            <text:p>0,86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5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D41]/6000" office:value-type="float" office:value="0.863333333333333" calcext:value-type="float">
            <text:p>0,86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3, Accuracy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6000 (86%)</text:p>
          </table:table-cell>
          <table:table-cell table:formula="of:=[.D42]/6000" office:value-type="float" office:value="0.860833333333333" calcext:value-type="float">
            <text:p>0,86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7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43]/6000" office:value-type="float" office:value="0.867" calcext:value-type="float">
            <text:p>0,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0, Accuracy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6000 (86%)</text:p>
          </table:table-cell>
          <table:table-cell table:formula="of:=[.D44]/6000" office:value-type="float" office:value="0.864333333333333" calcext:value-type="float">
            <text:p>0,86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8, Accuracy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6000 (86%)</text:p>
          </table:table-cell>
          <table:table-cell table:formula="of:=[.D45]/6000" office:value-type="float" office:value="0.862666666666667" calcext:value-type="float">
            <text:p>0,86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0, Accuracy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6000 (86%)</text:p>
          </table:table-cell>
          <table:table-cell table:formula="of:=[.D46]/6000" office:value-type="float" office:value="0.858666666666667" calcext:value-type="float">
            <text:p>0,858666666666667</text:p>
          </table:table-cell>
          <table:table-cell table:number-columns-repeated="9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10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1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7, Accuracy</text:p>
          </table:table-cell>
          <table:table-cell office:value-type="float" office:value="4963" calcext:value-type="float">
            <text:p>4963</text:p>
          </table:table-cell>
          <table:table-cell office:value-type="string" calcext:value-type="string">
            <text:p>6000 (83%)</text:p>
          </table:table-cell>
          <table:table-cell table:formula="of:=[.D49]/6000" office:value-type="float" office:value="0.827166666666667" calcext:value-type="float">
            <text:p>0,827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63, Accuracy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6000 (85%)</text:p>
          </table:table-cell>
          <table:table-cell table:formula="of:=[.D50]/6000" office:value-type="float" office:value="0.854" calcext:value-type="float">
            <text:p>0,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6000 (86%)</text:p>
          </table:table-cell>
          <table:table-cell table:formula="of:=[.D51]/6000" office:value-type="float" office:value="0.856333333333333" calcext:value-type="float">
            <text:p>0,85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6, Accuracy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6000 (86%)</text:p>
          </table:table-cell>
          <table:table-cell table:formula="of:=[.D52]/6000" office:value-type="float" office:value="0.859833333333333" calcext:value-type="float">
            <text:p>0,859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3, Accuracy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6000 (87%)</text:p>
          </table:table-cell>
          <table:table-cell table:formula="of:=[.D53]/6000" office:value-type="float" office:value="0.865333333333333" calcext:value-type="float">
            <text:p>0,86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5, Accuracy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6000 (87%)</text:p>
          </table:table-cell>
          <table:table-cell table:formula="of:=[.D54]/6000" office:value-type="float" office:value="0.872333333333333" calcext:value-type="float">
            <text:p>0,872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3, Accuracy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81666666666667" calcext:value-type="float">
            <text:p>0,881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6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0666666666667" calcext:value-type="float">
            <text:p>0,88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57]/6000" office:value-type="float" office:value="0.885666666666667" calcext:value-type="float">
            <text:p>0,88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1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58]/6000" office:value-type="float" office:value="0.882333333333333" calcext:value-type="float">
            <text:p>0,882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0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7833333333333" calcext:value-type="float">
            <text:p>0,88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5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60]/6000" office:value-type="float" office:value="0.887" calcext:value-type="float">
            <text:p>0,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6, Accuracy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6000 (90%)</text:p>
          </table:table-cell>
          <table:table-cell table:formula="of:=[.D61]/6000" office:value-type="float" office:value="0.8955" calcext:value-type="float">
            <text:p>0,89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4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62]/6000" office:value-type="float" office:value="0.888333333333333" calcext:value-type="float">
            <text:p>0,88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1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89333333333333" calcext:value-type="float">
            <text:p>0,88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6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64]/6000" office:value-type="float" office:value="0.888166666666667" calcext:value-type="float">
            <text:p>0,888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65]/6000" office:value-type="float" office:value="0.888" calcext:value-type="float">
            <text:p>0,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6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66]/6000" office:value-type="float" office:value="0.891833333333333" calcext:value-type="float">
            <text:p>0,891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3, Accuracy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6000 (89%)</text:p>
          </table:table-cell>
          <table:table-cell table:formula="of:=[.D67]/6000" office:value-type="float" office:value="0.891666666666667" calcext:value-type="float">
            <text:p>0,891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68]/6000" office:value-type="float" office:value="0.89" calcext:value-type="float">
            <text:p>0,89</text:p>
          </table:table-cell>
          <table:table-cell table:number-columns-repeated="9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20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2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71]/6000" office:value-type="float" office:value="0.847833333333333" calcext:value-type="float">
            <text:p>0,84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72]/6000" office:value-type="float" office:value="0.867" calcext:value-type="float">
            <text:p>0,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4, Accuracy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6000 (87%)</text:p>
          </table:table-cell>
          <table:table-cell table:formula="of:=[.D73]/6000" office:value-type="float" office:value="0.87" calcext:value-type="float">
            <text:p>0,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89333333333333" calcext:value-type="float">
            <text:p>0,88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75]/6000" office:value-type="float" office:value="0.888" calcext:value-type="float">
            <text:p>0,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925" calcext:value-type="float">
            <text:p>0,8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77]/6000" office:value-type="float" office:value="0.892" calcext:value-type="float">
            <text:p>0,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5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78]/6000" office:value-type="float" office:value="0.894833333333333" calcext:value-type="float">
            <text:p>0,89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9005" calcext:value-type="float">
            <text:p>0,9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897" calcext:value-type="float">
            <text:p>0,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7833333333333" calcext:value-type="float">
            <text:p>0,89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900333333333333" calcext:value-type="float">
            <text:p>0,900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6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900833333333333" calcext:value-type="float">
            <text:p>0,90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84]/6000" office:value-type="float" office:value="0.9005" calcext:value-type="float">
            <text:p>0,9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903333333333333" calcext:value-type="float">
            <text:p>0,90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895666666666667" calcext:value-type="float">
            <text:p>0,89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899833333333333" calcext:value-type="float">
            <text:p>0,899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3" calcext:value-type="float">
            <text:p>0,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7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90]/6000" office:value-type="float" office:value="0.903166666666667" calcext:value-type="float">
            <text:p>0,903166666666667</text:p>
          </table:table-cell>
          <table:table-cell table:number-columns-repeated="9"/>
        </table:table-row>
        <table:table-row table:style-name="ro8">
          <table:table-cell table:style-name="ce15" office:value-type="string" calcext:value-type="string">
            <text:p>ConvoModel(10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6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92]/6000" office:value-type="float" office:value="0.883833333333333" calcext:value-type="float">
            <text:p>0,88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7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897" calcext:value-type="float">
            <text:p>0,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5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94]/6000" office:value-type="float" office:value="0.903833333333333" calcext:value-type="float">
            <text:p>0,90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388, Accuracy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6000 (91%)</text:p>
          </table:table-cell>
          <table:table-cell table:formula="of:=[.D95]/6000" office:value-type="float" office:value="0.913" calcext:value-type="float">
            <text:p>0,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72, Accuracy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6000 (92%)</text:p>
          </table:table-cell>
          <table:table-cell table:formula="of:=[.D96]/6000" office:value-type="float" office:value="0.9155" calcext:value-type="float">
            <text:p>0,9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8, Accuracy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6000 (91%)</text:p>
          </table:table-cell>
          <table:table-cell table:formula="of:=[.D97]/6000" office:value-type="float" office:value="0.914666666666667" calcext:value-type="float">
            <text:p>0,91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9, Accurac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6000 (92%)</text:p>
          </table:table-cell>
          <table:table-cell table:formula="of:=[.D98]/6000"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95, Accuracy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6000 (92%)</text:p>
          </table:table-cell>
          <table:table-cell table:formula="of:=[.D99]/6000" office:value-type="float" office:value="0.917833333333333" calcext:value-type="float">
            <text:p>0,91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3, Accuracy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6000 (91%)</text:p>
          </table:table-cell>
          <table:table-cell table:formula="of:=[.D100]/6000" office:value-type="float" office:value="0.91" calcext:value-type="float">
            <text:p>0,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47, Accuracy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6000 (92%)</text:p>
          </table:table-cell>
          <table:table-cell table:formula="of:=[.D101]/6000" office:value-type="float" office:value="0.915333333333333" calcext:value-type="float">
            <text:p>0,91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2, Accuracy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6000 (92%)</text:p>
          </table:table-cell>
          <table:table-cell table:formula="of:=[.D102]/6000" office:value-type="float" office:value="0.918" calcext:value-type="float">
            <text:p>0,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0, Accuracy</text:p>
          </table:table-cell>
          <table:table-cell office:value-type="float" office:value="5489" calcext:value-type="float">
            <text:p>5489</text:p>
          </table:table-cell>
          <table:table-cell office:value-type="string" calcext:value-type="string">
            <text:p>6000 (91%)</text:p>
          </table:table-cell>
          <table:table-cell table:formula="of:=[.D103]/6000" office:value-type="float" office:value="0.914833333333333" calcext:value-type="float">
            <text:p>0,91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1, Accuracy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6000 (91%)</text:p>
          </table:table-cell>
          <table:table-cell table:formula="of:=[.D104]/6000" office:value-type="float" office:value="0.910333333333333" calcext:value-type="float">
            <text:p>0,910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1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05]/6000" office:value-type="float" office:value="0.915833333333333" calcext:value-type="float">
            <text:p>0,91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6000 (91%)</text:p>
          </table:table-cell>
          <table:table-cell table:formula="of:=[.D106]/6000" office:value-type="float" office:value="0.912" calcext:value-type="float">
            <text:p>0,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7, Accuracy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6000 (91%)</text:p>
          </table:table-cell>
          <table:table-cell table:formula="of:=[.D107]/6000" office:value-type="float" office:value="0.9145" calcext:value-type="float">
            <text:p>0,9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1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08]/6000" office:value-type="float" office:value="0.915833333333333" calcext:value-type="float">
            <text:p>0,91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02, Accuracy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6000 (91%)</text:p>
          </table:table-cell>
          <table:table-cell table:formula="of:=[.D109]/6000" office:value-type="float" office:value="0.9125" calcext:value-type="float">
            <text:p>0,9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7, Accuracy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6000 (91%)</text:p>
          </table:table-cell>
          <table:table-cell table:formula="of:=[.D110]/6000" office:value-type="float" office:value="0.912833333333333" calcext:value-type="float">
            <text:p>0,912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42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11]/6000" office:value-type="float" office:value="0.915833333333333" calcext:value-type="float">
            <text:p>0,915833333333333</text:p>
          </table:table-cell>
          <table:table-cell table:number-columns-repeated="9"/>
        </table:table-row>
      </table:table>
      <table:table table:name="Conco-Kernel" table:style-name="ta1">
        <table:shapes>
          <draw:frame draw:z-index="0" draw:style-name="gr1" draw:text-style-name="P1" svg:width="229.66mm" svg:height="133.97mm" svg:x="157.52mm" svg:y="120mm">
            <loext:p/>
            <draw:object draw:notify-on-update-of-ranges="'Conco-Kernel'.H3:'Conco-Kernel'.H23 'Conco-Kernel'.I2:'Conco-Kernel'.I2 'Conco-Kernel'.I3:'Conco-Kernel'.I23 'Conco-Kernel'.H3:'Conco-Kernel'.H23 'Conco-Kernel'.J2:'Conco-Kernel'.J2 'Conco-Kernel'.J3:'Conco-Kernel'.J23 'Conco-Kernel'.H3:'Conco-Kernel'.H23 'Conco-Kernel'.K2:'Conco-Kernel'.K2 'Conco-Kernel'.K3:'Conco-Kernel'.K23 'Conco-Kernel'.H3:'Conco-Kernel'.H23 'Conco-Kernel'.L2:'Conco-Kernel'.L2 'Conco-Kernel'.L3:'Conco-Kernel'.L23 'Conco-Kernel'.H3:'Conco-Kernel'.H23 'Conco-Kernel'.M2:'Conco-Kernel'.M2 'Conco-Kernel'.M3:'Conco-Kernel'.M2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2.39mm" svg:height="96.52mm" svg:x="307.85mm" svg:y="12.97mm">
            <loext:p/>
            <draw:object draw:notify-on-update-of-ranges="'Conco-Kernel'.I23:'Conco-Kernel'.M23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7">
          <table:table-cell table:style-name="ce6" office:value-type="string" calcext:value-type="string">
            <text:p>ConvoModel(20, 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8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2]/6000" office:value-type="float" office:value="0.820333333333333" calcext:value-type="float">
            <text:p>0,820333333333333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2Convo-Kernel=1</text:p>
          </table:table-cell>
          <table:table-cell office:value-type="string" calcext:value-type="string">
            <text:p>2Convo-Kernel=2</text:p>
          </table:table-cell>
          <table:table-cell office:value-type="string" calcext:value-type="string">
            <text:p>2Convo-Kernel=3</text:p>
          </table:table-cell>
          <table:table-cell office:value-type="string" calcext:value-type="string">
            <text:p>2Convo-Kernel=4</text:p>
          </table:table-cell>
          <table:table-cell office:value-type="string" calcext:value-type="string">
            <text:p>2Convo-Kernel=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9, Accuracy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6000 (83%)</text:p>
          </table:table-cell>
          <table:table-cell table:formula="of:=[.D3]/6000" office:value-type="float" office:value="0.832" calcext:value-type="float">
            <text:p>0,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857166666666667" calcext:value-type="float">
            <text:p>0,857166666666667</text:p>
          </table:table-cell>
          <table:table-cell office:value-type="float" office:value="0.848166666666667" calcext:value-type="float">
            <text:p>0,848166666666667</text:p>
          </table:table-cell>
          <table:table-cell office:value-type="float" office:value="0.844166666666667" calcext:value-type="float">
            <text:p>0,844166666666667</text:p>
          </table:table-cell>
          <table:table-cell office:value-type="float" office:value="0.847833333333333" calcext:value-type="float">
            <text:p>0,84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66, Accuracy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6000 (85%)</text:p>
          </table:table-cell>
          <table:table-cell table:formula="of:=[.D4]/6000" office:value-type="float" office:value="0.846166666666667" calcext:value-type="float">
            <text:p>0,8461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65166666666667" calcext:value-type="float">
            <text:p>0,8651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6833333333333" calcext:value-type="float">
            <text:p>0,866833333333333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8, Accuracy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6000 (85%)</text:p>
          </table:table-cell>
          <table:table-cell table:formula="of:=[.D5]/6000" office:value-type="float" office:value="0.846166666666667" calcext:value-type="float">
            <text:p>0,8461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6166666666667" calcext:value-type="float">
            <text:p>0,846166666666667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4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6]/6000" office:value-type="float" office:value="0.85" calcext:value-type="float">
            <text:p>0,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6166666666667" calcext:value-type="float">
            <text:p>0,84616666666666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78166666666667" calcext:value-type="float">
            <text:p>0,878166666666667</text:p>
          </table:table-cell>
          <table:table-cell office:value-type="float" office:value="0.889333333333333" calcext:value-type="float">
            <text:p>0,889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81, Accuracy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6000 (86%)</text:p>
          </table:table-cell>
          <table:table-cell table:formula="of:=[.D7]/6000" office:value-type="float" office:value="0.855" calcext:value-type="float">
            <text:p>0,8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,8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6000 (86%)</text:p>
          </table:table-cell>
          <table:table-cell table:formula="of:=[.D8]/6000" office:value-type="float" office:value="0.859166666666667" calcext:value-type="float">
            <text:p>0,859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55" calcext:value-type="float">
            <text:p>0,85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" calcext:value-type="float">
            <text:p>0,88</text:p>
          </table:table-cell>
          <table:table-cell office:value-type="float" office:value="0.8925" calcext:value-type="float">
            <text:p>0,89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16, Accuracy</text:p>
          </table:table-cell>
          <table:table-cell office:value-type="float" office:value="5114" calcext:value-type="float">
            <text:p>5114</text:p>
          </table:table-cell>
          <table:table-cell office:value-type="string" calcext:value-type="string">
            <text:p>6000 (85%)</text:p>
          </table:table-cell>
          <table:table-cell table:formula="of:=[.D9]/6000" office:value-type="float" office:value="0.852333333333333" calcext:value-type="float">
            <text:p>0,8523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9166666666667" calcext:value-type="float">
            <text:p>0,859166666666667</text:p>
          </table:table-cell>
          <table:table-cell office:value-type="float" office:value="0.888833333333333" calcext:value-type="float">
            <text:p>0,888833333333333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92" calcext:value-type="float">
            <text:p>0,89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1, Accuracy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6000 (85%)</text:p>
          </table:table-cell>
          <table:table-cell table:formula="of:=[.D10]/6000" office:value-type="float" office:value="0.853666666666667" calcext:value-type="float">
            <text:p>0,8536666666666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0.852333333333333" calcext:value-type="float">
            <text:p>0,852333333333333</text:p>
          </table:table-cell>
          <table:table-cell table:style-name="ce20" office:value-type="float" office:value="0.8885" calcext:value-type="float">
            <text:p>0,8885</text:p>
          </table:table-cell>
          <table:table-cell table:style-name="ce20" office:value-type="float" office:value="0.888166666666667" calcext:value-type="float">
            <text:p>0,888166666666667</text:p>
          </table:table-cell>
          <table:table-cell office:value-type="float" office:value="0.8855" calcext:value-type="float">
            <text:p>0,8855</text:p>
          </table:table-cell>
          <table:table-cell office:value-type="float" office:value="0.894833333333333" calcext:value-type="float">
            <text:p>0,894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3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11]/6000" office:value-type="float" office:value="0.863" calcext:value-type="float">
            <text:p>0,863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53666666666667" calcext:value-type="float">
            <text:p>0,853666666666667</text:p>
          </table:table-cell>
          <table:table-cell table:style-name="ce20" office:value-type="float" office:value="0.8935" calcext:value-type="float">
            <text:p>0,8935</text:p>
          </table:table-cell>
          <table:table-cell table:style-name="ce20" office:value-type="float" office:value="0.902" calcext:value-type="float">
            <text:p>0,902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2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62833333333333" calcext:value-type="float">
            <text:p>0,86283333333333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863" calcext:value-type="float">
            <text:p>0,863</text:p>
          </table:table-cell>
          <table:table-cell table:style-name="ce20" office:value-type="float" office:value="0.885" calcext:value-type="float">
            <text:p>0,88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7" calcext:value-type="float">
            <text:p>0,89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8, Accuracy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3833333333333" calcext:value-type="float">
            <text:p>0,86383333333333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62833333333333" calcext:value-type="float">
            <text:p>0,862833333333333</text:p>
          </table:table-cell>
          <table:table-cell table:style-name="ce20" office:value-type="float" office:value="0.8985" calcext:value-type="float">
            <text:p>0,8985</text:p>
          </table:table-cell>
          <table:table-cell table:style-name="ce20" office:value-type="float" office:value="0.9" calcext:value-type="float">
            <text:p>0,9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97833333333333" calcext:value-type="float">
            <text:p>0,89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7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4]/6000" office:value-type="float" office:value="0.861" calcext:value-type="float">
            <text:p>0,86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63833333333333" calcext:value-type="float">
            <text:p>0,863833333333333</text:p>
          </table:table-cell>
          <table:table-cell table:style-name="ce20" office:value-type="float" office:value="0.899833333333333" calcext:value-type="float">
            <text:p>0,899833333333333</text:p>
          </table:table-cell>
          <table:table-cell table:style-name="ce20" office:value-type="float" office:value="0.903333333333333" calcext:value-type="float">
            <text:p>0,903333333333333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900333333333333" calcext:value-type="float">
            <text:p>0,90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7, Accuracy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6000 (86%)</text:p>
          </table:table-cell>
          <table:table-cell table:formula="of:=[.D15]/6000" office:value-type="float" office:value="0.8605" calcext:value-type="float">
            <text:p>0,860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861" calcext:value-type="float">
            <text:p>0,861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5166666666667" calcext:value-type="float">
            <text:p>0,905166666666667</text:p>
          </table:table-cell>
          <table:table-cell office:value-type="float" office:value="0.893" calcext:value-type="float">
            <text:p>0,893</text:p>
          </table:table-cell>
          <table:table-cell office:value-type="float" office:value="0.900833333333333" calcext:value-type="float">
            <text:p>0,900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67" calcext:value-type="float">
            <text:p>0,86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8605" calcext:value-type="float">
            <text:p>0,8605</text:p>
          </table:table-cell>
          <table:table-cell table:style-name="ce20" office:value-type="float" office:value="0.900666666666667" calcext:value-type="float">
            <text:p>0,900666666666667</text:p>
          </table:table-cell>
          <table:table-cell table:style-name="ce20" office:value-type="float" office:value="0.9" calcext:value-type="float">
            <text:p>0,9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3, Accuracy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6000 (87%)</text:p>
          </table:table-cell>
          <table:table-cell table:formula="of:=[.D17]/6000" office:value-type="float" office:value="0.870333333333333" calcext:value-type="float">
            <text:p>0,87033333333333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0" office:value-type="float" office:value="0.867" calcext:value-type="float">
            <text:p>0,8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85" calcext:value-type="float">
            <text:p>0,9085</text:p>
          </table:table-cell>
          <table:table-cell office:value-type="float" office:value="0.887" calcext:value-type="float">
            <text:p>0,887</text:p>
          </table:table-cell>
          <table:table-cell office:value-type="float" office:value="0.903333333333333" calcext:value-type="float">
            <text:p>0,903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0, Accuracy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6000 (87%)</text:p>
          </table:table-cell>
          <table:table-cell table:formula="of:=[.D18]/6000" office:value-type="float" office:value="0.866833333333333" calcext:value-type="float">
            <text:p>0,866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666666666667" calcext:value-type="float">
            <text:p>0,895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3, Accuracy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6000 (85%)</text:p>
          </table:table-cell>
          <table:table-cell table:formula="of:=[.D19]/6000" office:value-type="float" office:value="0.851166666666667" calcext:value-type="float">
            <text:p>0,8511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66833333333333" calcext:value-type="float">
            <text:p>0,866833333333333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9833333333333" calcext:value-type="float">
            <text:p>0,899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2, Accuracy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6000 (87%)</text:p>
          </table:table-cell>
          <table:table-cell table:formula="of:=[.D20]/6000" office:value-type="float" office:value="0.869666666666667" calcext:value-type="float">
            <text:p>0,8696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51166666666667" calcext:value-type="float">
            <text:p>0,851166666666667</text:p>
          </table:table-cell>
          <table:table-cell office:value-type="float" office:value="0.902166666666667" calcext:value-type="float">
            <text:p>0,902166666666667</text:p>
          </table:table-cell>
          <table:table-cell office:value-type="float" office:value="0.903166666666667" calcext:value-type="float">
            <text:p>0,903166666666667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0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21]/6000" office:value-type="float" office:value="0.863" calcext:value-type="float">
            <text:p>0,8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906166666666667" calcext:value-type="float">
            <text:p>0,906166666666667</text:p>
          </table:table-cell>
          <table:table-cell office:value-type="float" office:value="0.906833333333333" calcext:value-type="float">
            <text:p>0,906833333333333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863" calcext:value-type="float">
            <text:p>0,863</text:p>
          </table:table-cell>
          <table:table-cell office:value-type="float" office:value="0.906833333333333" calcext:value-type="float">
            <text:p>0,9068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903166666666667" calcext:value-type="float">
            <text:p>0,9031666666666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22])" office:value-type="float" office:value="0.870333333333333" calcext:value-type="float">
            <text:p>0,870333333333333</text:p>
          </table:table-cell>
          <table:table-cell table:formula="of:=MAX([.J3:.J22])" office:value-type="float" office:value="0.906833333333333" calcext:value-type="float">
            <text:p>0,906833333333333</text:p>
          </table:table-cell>
          <table:table-cell table:style-name="ce1" table:formula="of:=MAX([.K3:.K22])" office:value-type="float" office:value="0.9085" calcext:value-type="float">
            <text:p>0,9085</text:p>
          </table:table-cell>
          <table:table-cell table:style-name="ce28" table:formula="of:=MAX([.L3:.L22])" office:value-type="float" office:value="0.894666666666667" calcext:value-type="float">
            <text:p>0,894666666666667</text:p>
          </table:table-cell>
          <table:table-cell table:style-name="ce28" table:formula="of:=MAX([.M3:.M22])" office:value-type="float" office:value="0.903333333333333" calcext:value-type="float">
            <text:p>0,903333333333333</text:p>
          </table:table-cell>
        </table:table-row>
        <table:table-row table:style-name="ro8">
          <table:table-cell table:style-name="ce16" office:value-type="string" calcext:value-type="string">
            <text:p>ConvoModel(20, 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3, Accuracy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6000 (86%)</text:p>
          </table:table-cell>
          <table:table-cell table:formula="of:=[.D25]/6000" office:value-type="float" office:value="0.857166666666667" calcext:value-type="float">
            <text:p>0,857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7, Accuracy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6000 (87%)</text:p>
          </table:table-cell>
          <table:table-cell table:formula="of:=[.D26]/6000" office:value-type="float" office:value="0.865166666666667" calcext:value-type="float">
            <text:p>0,86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3666666666667" calcext:value-type="float">
            <text:p>0,88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9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82" calcext:value-type="float">
            <text:p>0,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4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29]/6000" office:value-type="float" office:value="0.887333333333333" calcext:value-type="float">
            <text:p>0,88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6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30]/6000" office:value-type="float" office:value="0.887333333333333" calcext:value-type="float">
            <text:p>0,88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5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31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885" calcext:value-type="float">
            <text:p>0,8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6, Accuracy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6000 (89%)</text:p>
          </table:table-cell>
          <table:table-cell table:formula="of:=[.D33]/6000" office:value-type="float" office:value="0.8935" calcext:value-type="float">
            <text:p>0,8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4]/6000" office:value-type="float" office:value="0.885" calcext:value-type="float">
            <text:p>0,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8985" calcext:value-type="float">
            <text:p>0,8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5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36]/6000" office:value-type="float" office:value="0.899833333333333" calcext:value-type="float">
            <text:p>0,89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37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9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D38]/6000" office:value-type="float" office:value="0.900666666666667" calcext:value-type="float">
            <text:p>0,90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76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39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5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40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0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43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42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06, Accuracy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6000 (91%)</text:p>
          </table:table-cell>
          <table:table-cell table:formula="of:=[.D43]/6000" office:value-type="float" office:value="0.906166666666667" calcext:value-type="float">
            <text:p>0,906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40, Accuracy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6000 (91%)</text:p>
          </table:table-cell>
          <table:table-cell table:formula="of:=[.D44]/6000" office:value-type="float" office:value="0.906833333333333" calcext:value-type="float">
            <text:p>0,90683333333333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7">
          <table:table-cell table:style-name="ce6" office:value-type="string" calcext:value-type="string">
            <text:p>ConvoModel(20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6, Accuracy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6000 (85%)</text:p>
          </table:table-cell>
          <table:table-cell table:formula="of:=[.D49]/6000" office:value-type="float" office:value="0.848166666666667" calcext:value-type="float">
            <text:p>0,84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35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50]/6000" office:value-type="float" office:value="0.869" calcext:value-type="float">
            <text:p>0,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2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51]/6000" office:value-type="float" office:value="0.8815" calcext:value-type="float">
            <text:p>0,8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9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85333333333333" calcext:value-type="float">
            <text:p>0,88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2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85333333333333" calcext:value-type="float">
            <text:p>0,88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8, Accuracy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6000 (89%)</text:p>
          </table:table-cell>
          <table:table-cell table:formula="of:=[.D54]/6000" office:value-type="float" office:value="0.889833333333333" calcext:value-type="float">
            <text:p>0,88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2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55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0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56]/6000" office:value-type="float" office:value="0.888166666666667" calcext:value-type="float">
            <text:p>0,88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6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57]/6000" office:value-type="float" office:value="0.902" calcext:value-type="float">
            <text:p>0,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43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58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3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7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0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87, Accuracy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6000 (91%)</text:p>
          </table:table-cell>
          <table:table-cell table:formula="of:=[.D61]/6000" office:value-type="float" office:value="0.905166666666667" calcext:value-type="float">
            <text:p>0,90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0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42, Accuracy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6000 (91%)</text:p>
          </table:table-cell>
          <table:table-cell table:formula="of:=[.D63]/6000" office:value-type="float" office:value="0.9085" calcext:value-type="float">
            <text:p>0,9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98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64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0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8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66]/6000" office:value-type="float" office:value="0.903166666666667" calcext:value-type="float">
            <text:p>0,903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7, Accuracy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6000 (91%)</text:p>
          </table:table-cell>
          <table:table-cell table:formula="of:=[.D67]/6000" office:value-type="float" office:value="0.906833333333333" calcext:value-type="float">
            <text:p>0,906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07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68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8">
          <table:table-cell table:style-name="ce6"/>
          <table:table-cell table:number-columns-repeated="12"/>
        </table:table-row>
        <table:table-row table:style-name="ro7">
          <table:table-cell table:style-name="ce15" office:value-type="string" calcext:value-type="string">
            <text:p>ConvoModel(20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31, Accuracy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6000 (84%)</text:p>
          </table:table-cell>
          <table:table-cell table:formula="of:=[.D73]/6000" office:value-type="float" office:value="0.844166666666667" calcext:value-type="float">
            <text:p>0,84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5, Accuracy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6000 (87%)</text:p>
          </table:table-cell>
          <table:table-cell table:formula="of:=[.D74]/6000" office:value-type="float" office:value="0.866833333333333" calcext:value-type="float">
            <text:p>0,866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7, Accuracy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2666666666667" calcext:value-type="float">
            <text:p>0,87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1, Accuracy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78166666666667" calcext:value-type="float">
            <text:p>0,87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3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77]/6000" office:value-type="float" office:value="0.883666666666667" calcext:value-type="float">
            <text:p>0,88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5, Accuracy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8" calcext:value-type="float">
            <text:p>0,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8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79]/6000" office:value-type="float" office:value="0.8875" calcext:value-type="float">
            <text:p>0,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1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855" calcext:value-type="float">
            <text:p>0,8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81]/6000" office:value-type="float" office:value="0.886666666666667" calcext:value-type="float">
            <text:p>0,88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4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9166666666667" calcext:value-type="float">
            <text:p>0,88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2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90833333333333" calcext:value-type="float">
            <text:p>0,89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1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0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0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87" calcext:value-type="float">
            <text:p>0,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94666666666667" calcext:value-type="float">
            <text:p>0,89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2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90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0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92666666666667" calcext:value-type="float">
            <text:p>0,89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7">
          <table:table-cell table:style-name="ce15" office:value-type="string" calcext:value-type="string">
            <text:p>ConvoModel(20, 5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97]/6000" office:value-type="float" office:value="0.847833333333333" calcext:value-type="float">
            <text:p>0,84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98]/6000" office:value-type="float" office:value="0.867" calcext:value-type="float">
            <text:p>0,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4, Accuracy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6000 (87%)</text:p>
          </table:table-cell>
          <table:table-cell table:formula="of:=[.D99]/6000" office:value-type="float" office:value="0.87" calcext:value-type="float">
            <text:p>0,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100]/6000" office:value-type="float" office:value="0.889333333333333" calcext:value-type="float">
            <text:p>0,889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101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102]/6000" office:value-type="float" office:value="0.8925" calcext:value-type="float">
            <text:p>0,8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103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5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104]/6000" office:value-type="float" office:value="0.894833333333333" calcext:value-type="float">
            <text:p>0,89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05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106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107]/6000" office:value-type="float" office:value="0.897833333333333" calcext:value-type="float">
            <text:p>0,89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6000 (90%)</text:p>
          </table:table-cell>
          <table:table-cell table:formula="of:=[.D108]/6000" office:value-type="float" office:value="0.900333333333333" calcext:value-type="float">
            <text:p>0,90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6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109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10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111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112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113]/6000" office:value-type="float" office:value="0.899833333333333" calcext:value-type="float">
            <text:p>0,89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6000 (90%)</text:p>
          </table:table-cell>
          <table:table-cell table:formula="of:=[.D114]/6000" office:value-type="float" office:value="0.903" calcext:value-type="float">
            <text:p>0,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115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7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116]/6000" office:value-type="float" office:value="0.903166666666667" calcext:value-type="float">
            <text:p>0,90316666666666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00-00-00</text:date>, <text:time style:data-style-name="N2" text:time-value="15:31:37.34350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53:52.527963894</meta:creation-date>
    <dc:date>2018-02-16T15:42:43.727721048</dc:date>
    <meta:editing-duration>PT5H39M49S</meta:editing-duration>
    <meta:editing-cycles>25</meta:editing-cycles>
    <meta:generator>LibreOffice/5.3.7.2.0$Linux_X86_64 LibreOffice_project/30$Build-2</meta:generator>
    <meta:document-statistic meta:table-count="13" meta:cell-count="1117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02cm" svg:height="9.011cm" xlink:href=".." xlink:type="simple" chart:class="chart:bar" chart:style-name="ch1">
        <chart:title svg:x="2.939cm" svg:y="0.315cm" chart:style-name="ch2">
          <text:p>Maximum de précision dépendant du nombre de neurones par couche</text:p>
        </chart:title>
        <chart:subtitle svg:x="1.232cm" svg:y="1.196cm" chart:style-name="ch3">
          <text:p>Avec nombre de couches = 1, modèle sigmoide, taux d'apprentissage = 0.001, nombre d'epoch = 10</text:p>
        </chart:subtitle>
        <chart:legend chart:legend-position="end" svg:x="16.851cm" svg:y="4.245cm" style:legend-expansion="high" chart:style-name="ch4"/>
        <chart:plot-area chart:style-name="ch5" table:cell-range-address="'Sig-1Layer Analyse'.H5:'Sig-1Layer Analyse'.I13" chart:data-source-has-labels="both" svg:x="1.355cm" svg:y="1.979cm" svg:width="15.1cm" svg:height="5.92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2cm" svg:y="1.979cm" svg:width="13.897cm" svg:height="5.3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313cm" svg:y="8.082cm" chart:style-name="ch7">
              <text:p>Nombre de neurones</text:p>
            </chart:title>
            <chart:categories table:cell-range-address="'Sig-1Layer Analyse'.H6:'Sig-1Layer Analyse'.H13"/>
          </chart:axis>
          <chart:axis chart:dimension="y" chart:name="primary-y" chart:style-name="ch8">
            <chart:title svg:x="0.451cm" svg:y="6.003cm" chart:style-name="ch9">
              <text:p>Max précision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'Sig-1Layer Analyse'.I6:'Sig-1Layer Analyse'.I13" chart:label-cell-address="'Sig-1Layer Analyse'.I5:'Sig-1Layer Analyse'.I5" chart:class="chart:bar">
            <chart:data-point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récision</text:p>
                <draw:g>
                  <svg:desc>'Sig-1Layer Analyse'.I5:'Sig-1Layer Analyse'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g-1Layer Analyse'.H6:'Sig-1Layer Analyse'.H13</svg:desc>
                </draw:g>
              </table:table-cell>
              <table:table-cell office:value-type="float" office:value="0.277666666666667">
                <text:p>0.277666666666667</text:p>
                <draw:g>
                  <svg:desc>'Sig-1Layer Analyse'.I6:'Sig-1Layer Analyse'.I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4833333333333">
                <text:p>0.8548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91666666666667">
                <text:p>0.8916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97333333333333">
                <text:p>0.897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51cm" svg:height="13.922cm" xlink:href=".." xlink:type="simple" chart:class="chart:scatter" chart:style-name="ch1">
        <chart:title svg:x="4.764cm" svg:y="0.413cm" chart:style-name="ch2">
          <text:p>Variation de la précision selon le nombre de layers utilisant la fonction ReLU</text:p>
        </chart:title>
        <chart:subtitle svg:x="3.891cm" svg:y="1.392cm" chart:style-name="ch3">
          <text:p>Avec nombre de neuronnes par couche = 512,  nombre epochs=20,  taux d'apprentissage = 0.001</text:p>
        </chart:subtitle>
        <chart:legend chart:legend-position="end" svg:x="22.084cm" svg:y="6.073cm" style:legend-expansion="high" chart:style-name="ch4"/>
        <chart:plot-area chart:style-name="ch5" table:cell-range-address="Rectify.I4:Rectify.M23 Rectify.J3:Rectify.M3" chart:data-source-has-labels="row" svg:x="1.454cm" svg:y="2.273cm" svg:width="20.135cm" svg:height="10.442cm">
          <chartooo:coordinate-region svg:x="2.366cm" svg:y="2.433cm" svg:width="19.036cm" svg:height="9.714cm"/>
          <chart:axis chart:dimension="x" chart:name="primary-x" chart:style-name="ch6">
            <chart:title svg:x="11.001cm" svg:y="12.993cm" chart:style-name="ch7">
              <text:p>Epoch</text:p>
            </chart:title>
          </chart:axis>
          <chart:axis chart:dimension="y" chart:name="primary-y" chart:style-name="ch8">
            <chart:title svg:x="0.451cm" svg:y="8.226cm" chart:style-name="ch9">
              <text:p>Précision</text:p>
            </chart:title>
            <chart:grid chart:style-name="ch10" chart:class="major"/>
          </chart:axis>
          <chart:series chart:style-name="ch11" chart:values-cell-range-address="Rectify.J4:Rectify.J23" chart:label-cell-address="Rectify.J3:Rectify.J3" chart:class="chart:scatter">
            <chart:domain table:cell-range-address="Rectify.I4:Rectify.I23"/>
            <chart:data-point chart:repeated="20"/>
          </chart:series>
          <chart:series chart:style-name="ch12" chart:values-cell-range-address="Rectify.K4:Rectify.K23" chart:label-cell-address="Rectify.K3:Rectify.K3" chart:class="chart:scatter">
            <chart:data-point chart:repeated="20"/>
          </chart:series>
          <chart:series chart:style-name="ch13" chart:values-cell-range-address="Rectify.L4:Rectify.L23" chart:label-cell-address="Rectify.L3:Rectify.L3" chart:class="chart:scatter">
            <chart:data-point chart:repeated="20"/>
          </chart:series>
          <chart:series chart:style-name="ch14" chart:values-cell-range-address="Rectify.M4:Rectify.M23" chart:label-cell-address="Rectify.M3:Rectify.M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Rectify.J3:Rectify.J3</svg:desc>
                </draw:g>
              </table:table-cell>
              <table:table-cell office:value-type="string">
                <text:p>2 Layers</text:p>
                <draw:g>
                  <svg:desc>Rectify.K3:Rectify.K3</svg:desc>
                </draw:g>
              </table:table-cell>
              <table:table-cell office:value-type="string">
                <text:p>3 Layers</text:p>
                <draw:g>
                  <svg:desc>Rectify.L3:Rectify.L3</svg:desc>
                </draw:g>
              </table:table-cell>
              <table:table-cell office:value-type="string">
                <text:p>4 Layers</text:p>
                <draw:g>
                  <svg:desc>Rectify.M3:Rectify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ctify.I4:Rectify.I23</svg:desc>
                </draw:g>
              </table:table-cell>
              <table:table-cell office:value-type="float" office:value="0.860333333333333">
                <text:p>0.860333333333333</text:p>
                <draw:g>
                  <svg:desc>Rectify.J4:Rectify.J23</svg:desc>
                </draw:g>
              </table:table-cell>
              <table:table-cell office:value-type="float" office:value="0.853333333333333">
                <text:p>0.853333333333333</text:p>
                <draw:g>
                  <svg:desc>Rectify.K4:Rectify.K23</svg:desc>
                </draw:g>
              </table:table-cell>
              <table:table-cell office:value-type="float" office:value="0.872166666666667">
                <text:p>0.872166666666667</text:p>
                <draw:g>
                  <svg:desc>Rectify.L4:Rectify.L23</svg:desc>
                </draw:g>
              </table:table-cell>
              <table:table-cell office:value-type="float" office:value="0.8645">
                <text:p>0.8645</text:p>
                <draw:g>
                  <svg:desc>Rectify.M4:Rectify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33333333333">
                <text:p>0.8783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775">
                <text:p>0.8775</text:p>
              </table:table-cell>
              <table:table-cell office:value-type="float" office:value="0.872333333333333">
                <text:p>0.872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">
                <text:p>0.888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6333333333333">
                <text:p>0.886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25">
                <text:p>0.8925</text:p>
              </table:table-cell>
              <table:table-cell office:value-type="float" office:value="0.890333333333333">
                <text:p>0.89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95166666666667">
                <text:p>0.895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8666666666667">
                <text:p>0.898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25">
                <text:p>0.9025</text:p>
              </table:table-cell>
              <table:table-cell office:value-type="float" office:value="0.9035">
                <text:p>0.9035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833333333333">
                <text:p>0.896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05">
                <text:p>0.900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5">
                <text:p>0.8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55">
                <text:p>0.9055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6333333333333">
                <text:p>0.896333333333333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902833333333333">
                <text:p>0.902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99">
                <text:p>0.899</text:p>
              </table:table-cell>
              <table:table-cell office:value-type="float" office:value="0.899333333333333">
                <text:p>0.8993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7166666666667">
                <text:p>0.897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00166666666667">
                <text:p>0.9001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2">
                <text:p>0.892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0833333333333">
                <text:p>0.9008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6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572cm" svg:height="11.463cm" xlink:href=".." xlink:type="simple" chart:class="chart:scatter" chart:style-name="ch1">
        <chart:title svg:x="5.61cm" svg:y="0.364cm" chart:style-name="ch2">
          <text:p>Variation de la précision selon le nombre de canaux</text:p>
        </chart:title>
        <chart:subtitle svg:x="2.95cm" svg:y="1.294cm" chart:style-name="ch3">
          <text:p>Avec taille du kernel=2, nombre d'epoch=20, taux d'apprentissage=0.001 et 2 convolutions</text:p>
        </chart:subtitle>
        <chart:legend chart:legend-position="end" svg:x="17.159cm" svg:y="4.633cm" style:legend-expansion="high" chart:style-name="ch4"/>
        <chart:plot-area chart:style-name="ch5" table:cell-range-address="'Convo-Channel'.H4:'Convo-Channel'.M23 'Convo-Channel'.I3:'Convo-Channel'.M3" chart:data-source-has-labels="row" svg:x="1.39cm" svg:y="2.126cm" svg:width="15.338cm" svg:height="8.179cm">
          <chartooo:coordinate-region svg:x="2.302cm" svg:y="2.286cm" svg:width="14.239cm" svg:height="7.451cm"/>
          <chart:axis chart:dimension="x" chart:name="primary-x" chart:style-name="ch6">
            <chart:title svg:x="8.539cm" svg:y="10.534cm" chart:style-name="ch7">
              <text:p>Époch</text:p>
            </chart:title>
          </chart:axis>
          <chart:axis chart:dimension="y" chart:name="primary-y" chart:style-name="ch8">
            <chart:title svg:x="0.451cm" svg:y="6.947cm" chart:style-name="ch9">
              <text:p>Précision</text:p>
            </chart:title>
            <chart:grid chart:style-name="ch10" chart:class="major"/>
          </chart:axis>
          <chart:series chart:style-name="ch11" chart:values-cell-range-address="'Convo-Channel'.I4:'Convo-Channel'.I23" chart:label-cell-address="'Convo-Channel'.I3:'Convo-Channel'.I3" chart:class="chart:scatter">
            <chart:domain table:cell-range-address="'Convo-Channel'.H4:'Convo-Channel'.H23"/>
            <chart:data-point chart:repeated="20"/>
          </chart:series>
          <chart:series chart:style-name="ch12" chart:values-cell-range-address="'Convo-Channel'.J4:'Convo-Channel'.J23" chart:label-cell-address="'Convo-Channel'.J3:'Convo-Channel'.J3" chart:class="chart:scatter">
            <chart:data-point chart:repeated="20"/>
          </chart:series>
          <chart:series chart:style-name="ch13" chart:values-cell-range-address="'Convo-Channel'.K4:'Convo-Channel'.K23" chart:label-cell-address="'Convo-Channel'.K3:'Convo-Channel'.K3" chart:class="chart:scatter">
            <chart:data-point chart:repeated="20"/>
          </chart:series>
          <chart:series chart:style-name="ch14" chart:values-cell-range-address="'Convo-Channel'.L4:'Convo-Channel'.L23" chart:label-cell-address="'Convo-Channel'.L3:'Convo-Channel'.L3" chart:class="chart:scatter">
            <chart:data-point chart:repeated="20"/>
          </chart:series>
          <chart:series chart:style-name="ch15" chart:values-cell-range-address="'Convo-Channel'.M4:'Convo-Channel'.M23" chart:label-cell-address="'Convo-Channel'.M3:'Convo-Channel'.M3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2Convo-1Channel</text:p>
                <draw:g>
                  <svg:desc>'Convo-Channel'.I3:'Convo-Channel'.I3</svg:desc>
                </draw:g>
              </table:table-cell>
              <table:table-cell office:value-type="string">
                <text:p>2Convo-5Channel</text:p>
                <draw:g>
                  <svg:desc>'Convo-Channel'.J3:'Convo-Channel'.J3</svg:desc>
                </draw:g>
              </table:table-cell>
              <table:table-cell office:value-type="string">
                <text:p>2Convo-10Channel</text:p>
                <draw:g>
                  <svg:desc>'Convo-Channel'.K3:'Convo-Channel'.K3</svg:desc>
                </draw:g>
              </table:table-cell>
              <table:table-cell office:value-type="string">
                <text:p>2Convo-20Channel</text:p>
                <draw:g>
                  <svg:desc>'Convo-Channel'.L3:'Convo-Channel'.L3</svg:desc>
                </draw:g>
              </table:table-cell>
              <table:table-cell office:value-type="string">
                <text:p>2Convo-100Channel</text:p>
                <draw:g>
                  <svg:desc>'Convo-Channel'.M3:'Convo-Channel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vo-Channel'.H4:'Convo-Channel'.H23</svg:desc>
                </draw:g>
              </table:table-cell>
              <table:table-cell office:value-type="float" office:value="0.860333333333333">
                <text:p>0.860333333333333</text:p>
                <draw:g>
                  <svg:desc>'Convo-Channel'.I4:'Convo-Channel'.I23</svg:desc>
                </draw:g>
              </table:table-cell>
              <table:table-cell office:value-type="float" office:value="0.853333333333333">
                <text:p>0.853333333333333</text:p>
                <draw:g>
                  <svg:desc>'Convo-Channel'.J4:'Convo-Channel'.J23</svg:desc>
                </draw:g>
              </table:table-cell>
              <table:table-cell office:value-type="float" office:value="0.872166666666667">
                <text:p>0.872166666666667</text:p>
                <draw:g>
                  <svg:desc>'Convo-Channel'.K4:'Convo-Channel'.K23</svg:desc>
                </draw:g>
              </table:table-cell>
              <table:table-cell office:value-type="float" office:value="0.8645">
                <text:p>0.8645</text:p>
                <draw:g>
                  <svg:desc>'Convo-Channel'.L4:'Convo-Channel'.L23</svg:desc>
                </draw:g>
              </table:table-cell>
              <table:table-cell office:value-type="float" office:value="0.883833333333333">
                <text:p>0.883833333333333</text:p>
                <draw:g>
                  <svg:desc>'Convo-Channel'.M4:'Convo-Channel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33333333333">
                <text:p>0.8783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775">
                <text:p>0.877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903833333333333">
                <text:p>0.903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">
                <text:p>0.888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9155">
                <text:p>0.9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25">
                <text:p>0.8925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914666666666667">
                <text:p>0.91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87">
                <text:p>0.887</text:p>
              </table:table-cell>
              <table:table-cell office:value-type="float" office:value="0.917833333333333">
                <text:p>0.917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25">
                <text:p>0.9025</text:p>
              </table:table-cell>
              <table:table-cell office:value-type="float" office:value="0.9035">
                <text:p>0.9035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15333333333333">
                <text:p>0.915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833333333333">
                <text:p>0.896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5">
                <text:p>0.8975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914833333333333">
                <text:p>0.914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05">
                <text:p>0.900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5">
                <text:p>0.8985</text:p>
              </table:table-cell>
              <table:table-cell office:value-type="float" office:value="0.910333333333333">
                <text:p>0.910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55">
                <text:p>0.9055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6333333333333">
                <text:p>0.8963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915833333333333">
                <text:p>0.915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902833333333333">
                <text:p>0.902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04">
                <text:p>0.904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99">
                <text:p>0.899</text:p>
              </table:table-cell>
              <table:table-cell office:value-type="float" office:value="0.899333333333333">
                <text:p>0.8993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915833333333333">
                <text:p>0.915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12833333333333">
                <text:p>0.912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2">
                <text:p>0.892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15833333333333">
                <text:p>0.9158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667cm" svg:height="13.999cm" xlink:href=".." xlink:type="simple" chart:class="chart:scatter" chart:style-name="ch1">
        <chart:title svg:x="5.762cm" svg:y="0.414cm" chart:style-name="ch2">
          <text:p>Variation de la précision selon le nombre de layers</text:p>
        </chart:title>
        <chart:subtitle svg:x="2.521cm" svg:y="1.394cm" chart:style-name="ch3">
          <text:p>Avec taux d'apprentissage = 0.01, nombre de neurones par couche = 512, nombre d'epoch = 10</text:p>
        </chart:subtitle>
        <chart:legend chart:legend-position="end" svg:x="18.815cm" svg:y="4.854cm" style:legend-expansion="high" chart:style-name="ch4"/>
        <chart:plot-area chart:style-name="ch5" table:cell-range-address="'Sig-NLayer-lr=0.001'.I3:'Sig-NLayer-lr=0.001'.S12 'Sig-NLayer-lr=0.001'.J2:'Sig-NLayer-lr=0.001'.S2" chart:data-source-has-labels="row" svg:x="1.392cm" svg:y="2.276cm" svg:width="16.99cm" svg:height="10.515cm">
          <chartooo:coordinate-region svg:x="2.304cm" svg:y="2.437cm" svg:width="15.891cm" svg:height="9.786cm"/>
          <chart:axis chart:dimension="x" chart:name="primary-x" chart:style-name="ch6">
            <chart:title svg:x="9.367cm" svg:y="13.07cm" chart:style-name="ch7">
              <text:p>Epoch</text:p>
            </chart:title>
          </chart:axis>
          <chart:axis chart:dimension="y" chart:name="primary-y" chart:style-name="ch8">
            <chart:title svg:x="0.451cm" svg:y="8.26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1'.J3:'Sig-NLayer-lr=0.001'.J12" chart:label-cell-address="'Sig-NLayer-lr=0.001'.J2:'Sig-NLayer-lr=0.001'.J2" chart:class="chart:scatter">
            <chart:domain table:cell-range-address="'Sig-NLayer-lr=0.001'.I3:'Sig-NLayer-lr=0.001'.I12"/>
            <chart:data-point chart:repeated="10"/>
          </chart:series>
          <chart:series chart:style-name="ch12" chart:values-cell-range-address="'Sig-NLayer-lr=0.001'.K3:'Sig-NLayer-lr=0.001'.K12" chart:label-cell-address="'Sig-NLayer-lr=0.001'.K2:'Sig-NLayer-lr=0.001'.K2" chart:class="chart:scatter">
            <chart:data-point chart:repeated="10"/>
          </chart:series>
          <chart:series chart:style-name="ch13" chart:values-cell-range-address="'Sig-NLayer-lr=0.001'.L3:'Sig-NLayer-lr=0.001'.L12" chart:label-cell-address="'Sig-NLayer-lr=0.001'.L2:'Sig-NLayer-lr=0.001'.L2" chart:class="chart:scatter">
            <chart:data-point chart:repeated="10"/>
          </chart:series>
          <chart:series chart:style-name="ch14" chart:values-cell-range-address="'Sig-NLayer-lr=0.001'.M3:'Sig-NLayer-lr=0.001'.M12" chart:label-cell-address="'Sig-NLayer-lr=0.001'.M2:'Sig-NLayer-lr=0.001'.M2" chart:class="chart:scatter">
            <chart:data-point chart:repeated="10"/>
          </chart:series>
          <chart:series chart:style-name="ch15" chart:values-cell-range-address="'Sig-NLayer-lr=0.001'.N3:'Sig-NLayer-lr=0.001'.N12" chart:label-cell-address="'Sig-NLayer-lr=0.001'.N2:'Sig-NLayer-lr=0.001'.N2" chart:class="chart:scatter">
            <chart:data-point chart:repeated="10"/>
          </chart:series>
          <chart:series chart:style-name="ch16" chart:values-cell-range-address="'Sig-NLayer-lr=0.001'.O3:'Sig-NLayer-lr=0.001'.O12" chart:label-cell-address="'Sig-NLayer-lr=0.001'.O2:'Sig-NLayer-lr=0.001'.O2" chart:class="chart:scatter">
            <chart:data-point chart:repeated="10"/>
          </chart:series>
          <chart:series chart:style-name="ch17" chart:values-cell-range-address="'Sig-NLayer-lr=0.001'.P3:'Sig-NLayer-lr=0.001'.P12" chart:label-cell-address="'Sig-NLayer-lr=0.001'.P2:'Sig-NLayer-lr=0.001'.P2" chart:class="chart:scatter">
            <chart:data-point chart:repeated="10"/>
          </chart:series>
          <chart:series chart:style-name="ch18" chart:values-cell-range-address="'Sig-NLayer-lr=0.001'.Q3:'Sig-NLayer-lr=0.001'.Q12" chart:label-cell-address="'Sig-NLayer-lr=0.001'.Q2:'Sig-NLayer-lr=0.001'.Q2" chart:class="chart:scatter">
            <chart:data-point chart:repeated="10"/>
          </chart:series>
          <chart:series chart:style-name="ch19" chart:values-cell-range-address="'Sig-NLayer-lr=0.001'.R3:'Sig-NLayer-lr=0.001'.R12" chart:label-cell-address="'Sig-NLayer-lr=0.001'.R2:'Sig-NLayer-lr=0.001'.R2" chart:class="chart:scatter">
            <chart:data-point chart:repeated="10"/>
          </chart:series>
          <chart:series chart:style-name="ch20" chart:values-cell-range-address="'Sig-NLayer-lr=0.001'.S3:'Sig-NLayer-lr=0.001'.S12" chart:label-cell-address="'Sig-NLayer-lr=0.001'.S2:'Sig-NLayer-lr=0.001'.S2" chart:class="chart:scatte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ig-NLayer-lr=0.001'.J2:'Sig-NLayer-lr=0.001'.J2</svg:desc>
                </draw:g>
              </table:table-cell>
              <table:table-cell office:value-type="string">
                <text:p>2 Layers</text:p>
                <draw:g>
                  <svg:desc>'Sig-NLayer-lr=0.001'.K2:'Sig-NLayer-lr=0.001'.K2</svg:desc>
                </draw:g>
              </table:table-cell>
              <table:table-cell office:value-type="string">
                <text:p>3 Layers</text:p>
                <draw:g>
                  <svg:desc>'Sig-NLayer-lr=0.001'.L2:'Sig-NLayer-lr=0.001'.L2</svg:desc>
                </draw:g>
              </table:table-cell>
              <table:table-cell office:value-type="string">
                <text:p>4 Layers</text:p>
                <draw:g>
                  <svg:desc>'Sig-NLayer-lr=0.001'.M2:'Sig-NLayer-lr=0.001'.M2</svg:desc>
                </draw:g>
              </table:table-cell>
              <table:table-cell office:value-type="string">
                <text:p>5 Layers</text:p>
                <draw:g>
                  <svg:desc>'Sig-NLayer-lr=0.001'.N2:'Sig-NLayer-lr=0.001'.N2</svg:desc>
                </draw:g>
              </table:table-cell>
              <table:table-cell office:value-type="string">
                <text:p>6 Layers</text:p>
                <draw:g>
                  <svg:desc>'Sig-NLayer-lr=0.001'.O2:'Sig-NLayer-lr=0.001'.O2</svg:desc>
                </draw:g>
              </table:table-cell>
              <table:table-cell office:value-type="string">
                <text:p>7 Layers</text:p>
                <draw:g>
                  <svg:desc>'Sig-NLayer-lr=0.001'.P2:'Sig-NLayer-lr=0.001'.P2</svg:desc>
                </draw:g>
              </table:table-cell>
              <table:table-cell office:value-type="string">
                <text:p>8 Layers</text:p>
                <draw:g>
                  <svg:desc>'Sig-NLayer-lr=0.001'.Q2:'Sig-NLayer-lr=0.001'.Q2</svg:desc>
                </draw:g>
              </table:table-cell>
              <table:table-cell office:value-type="string">
                <text:p>9 Layers</text:p>
                <draw:g>
                  <svg:desc>'Sig-NLayer-lr=0.001'.R2:'Sig-NLayer-lr=0.001'.R2</svg:desc>
                </draw:g>
              </table:table-cell>
              <table:table-cell office:value-type="string">
                <text:p>10 Layers</text:p>
                <draw:g>
                  <svg:desc>'Sig-NLayer-lr=0.001'.S2:'Sig-NLayer-lr=0.001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1'.I3:'Sig-NLayer-lr=0.001'.I12</svg:desc>
                </draw:g>
              </table:table-cell>
              <table:table-cell office:value-type="float" office:value="0.856666666666667">
                <text:p>0.856666666666667</text:p>
                <draw:g>
                  <svg:desc>'Sig-NLayer-lr=0.001'.J3:'Sig-NLayer-lr=0.001'.J12</svg:desc>
                </draw:g>
              </table:table-cell>
              <table:table-cell office:value-type="float" office:value="0.864">
                <text:p>0.864</text:p>
                <draw:g>
                  <svg:desc>'Sig-NLayer-lr=0.001'.K3:'Sig-NLayer-lr=0.001'.K12</svg:desc>
                </draw:g>
              </table:table-cell>
              <table:table-cell office:value-type="float" office:value="0.849333333333333">
                <text:p>0.849333333333333</text:p>
                <draw:g>
                  <svg:desc>'Sig-NLayer-lr=0.001'.L3:'Sig-NLayer-lr=0.001'.L12</svg:desc>
                </draw:g>
              </table:table-cell>
              <table:table-cell office:value-type="float" office:value="0.817333333333333">
                <text:p>0.817333333333333</text:p>
                <draw:g>
                  <svg:desc>'Sig-NLayer-lr=0.001'.M3:'Sig-NLayer-lr=0.001'.M12</svg:desc>
                </draw:g>
              </table:table-cell>
              <table:table-cell office:value-type="float" office:value="0.739">
                <text:p>0.739</text:p>
                <draw:g>
                  <svg:desc>'Sig-NLayer-lr=0.001'.N3:'Sig-NLayer-lr=0.001'.N12</svg:desc>
                </draw:g>
              </table:table-cell>
              <table:table-cell office:value-type="float" office:value="0.686166666666667">
                <text:p>0.686166666666667</text:p>
                <draw:g>
                  <svg:desc>'Sig-NLayer-lr=0.001'.O3:'Sig-NLayer-lr=0.001'.O12</svg:desc>
                </draw:g>
              </table:table-cell>
              <table:table-cell office:value-type="float" office:value="0.628666666666667">
                <text:p>0.628666666666667</text:p>
                <draw:g>
                  <svg:desc>'Sig-NLayer-lr=0.001'.P3:'Sig-NLayer-lr=0.001'.P12</svg:desc>
                </draw:g>
              </table:table-cell>
              <table:table-cell office:value-type="float" office:value="0.639333333333333">
                <text:p>0.639333333333333</text:p>
                <draw:g>
                  <svg:desc>'Sig-NLayer-lr=0.001'.Q3:'Sig-NLayer-lr=0.001'.Q12</svg:desc>
                </draw:g>
              </table:table-cell>
              <table:table-cell office:value-type="float" office:value="0.454666666666667">
                <text:p>0.454666666666667</text:p>
                <draw:g>
                  <svg:desc>'Sig-NLayer-lr=0.001'.R3:'Sig-NLayer-lr=0.001'.R12</svg:desc>
                </draw:g>
              </table:table-cell>
              <table:table-cell office:value-type="float" office:value="0.620333333333333">
                <text:p>0.620333333333333</text:p>
                <draw:g>
                  <svg:desc>'Sig-NLayer-lr=0.001'.S3:'Sig-NLayer-lr=0.001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0.8635">
                <text:p>0.8635</text:p>
              </table:table-cell>
              <table:table-cell office:value-type="float" office:value="0.864">
                <text:p>0.864</text:p>
              </table:table-cell>
              <table:table-cell office:value-type="float" office:value="0.855833333333333">
                <text:p>0.855833333333333</text:p>
              </table:table-cell>
              <table:table-cell office:value-type="float" office:value="0.823833333333333">
                <text:p>0.823833333333333</text:p>
              </table:table-cell>
              <table:table-cell office:value-type="float" office:value="0.790333333333333">
                <text:p>0.790333333333333</text:p>
              </table:table-cell>
              <table:table-cell office:value-type="float" office:value="0.808">
                <text:p>0.808</text:p>
              </table:table-cell>
              <table:table-cell office:value-type="float" office:value="0.798">
                <text:p>0.798</text:p>
              </table:table-cell>
              <table:table-cell office:value-type="float" office:value="0.527666666666667">
                <text:p>0.527666666666667</text:p>
              </table:table-cell>
              <table:table-cell office:value-type="float" office:value="0.712666666666667">
                <text:p>0.712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2">
                <text:p>0.882</text:p>
              </table:table-cell>
              <table:table-cell office:value-type="float" office:value="0.87">
                <text:p>0.87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1">
                <text:p>0.851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826833333333333">
                <text:p>0.826833333333333</text:p>
              </table:table-cell>
              <table:table-cell office:value-type="float" office:value="0.706833333333333">
                <text:p>0.706833333333333</text:p>
              </table:table-cell>
              <table:table-cell office:value-type="float" office:value="0.765666666666667">
                <text:p>0.76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25">
                <text:p>0.8825</text:p>
              </table:table-cell>
              <table:table-cell office:value-type="float" office:value="0.8865">
                <text:p>0.8865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61666666666667">
                <text:p>0.861666666666667</text:p>
              </table:table-cell>
              <table:table-cell office:value-type="float" office:value="0.8315">
                <text:p>0.8315</text:p>
              </table:table-cell>
              <table:table-cell office:value-type="float" office:value="0.853166666666667">
                <text:p>0.853166666666667</text:p>
              </table:table-cell>
              <table:table-cell office:value-type="float" office:value="0.735">
                <text:p>0.73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5">
                <text:p>0.8905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8645">
                <text:p>0.8645</text:p>
              </table:table-cell>
              <table:table-cell office:value-type="float" office:value="0.818">
                <text:p>0.818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1">
                <text:p>0.891</text:p>
              </table:table-cell>
              <table:table-cell office:value-type="float" office:value="0.8865">
                <text:p>0.8865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44">
                <text:p>0.844</text:p>
              </table:table-cell>
              <table:table-cell office:value-type="float" office:value="0.851666666666667">
                <text:p>0.851666666666667</text:p>
              </table:table-cell>
              <table:table-cell office:value-type="float" office:value="0.870166666666667">
                <text:p>0.870166666666667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26166666666667">
                <text:p>0.82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6">
                <text:p>0.886</text:p>
              </table:table-cell>
              <table:table-cell office:value-type="float" office:value="0.879">
                <text:p>0.879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15">
                <text:p>0.8815</text:p>
              </table:table-cell>
              <table:table-cell office:value-type="float" office:value="0.875">
                <text:p>0.875</text:p>
              </table:table-cell>
              <table:table-cell office:value-type="float" office:value="0.866166666666667">
                <text:p>0.8661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45">
                <text:p>0.8745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1833333333333">
                <text:p>0.841833333333333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725">
                <text:p>0.8725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66333333333333">
                <text:p>0.866333333333333</text:p>
              </table:table-cell>
              <table:table-cell office:value-type="float" office:value="0.8525">
                <text:p>0.852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1666666666667">
                <text:p>0.8816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60166666666667">
                <text:p>0.860166666666667</text:p>
              </table:table-cell>
              <table:table-cell office:value-type="float" office:value="0.863166666666667">
                <text:p>0.863166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967cm" svg:height="13.398cm" xlink:href=".." xlink:type="simple" chart:class="chart:scatter" chart:style-name="ch1">
        <chart:title svg:x="6.69cm" svg:y="0.402cm" chart:style-name="ch2">
          <text:p>Variation de la précision selon la taille du kernel</text:p>
        </chart:title>
        <chart:subtitle svg:x="3.012cm" svg:y="1.37cm" chart:style-name="ch3">
          <text:p>Avec nombre de cannaux=20, nombre d'epoch=20, taux d'apprentissage=0.001, et 2 convolutions</text:p>
        </chart:subtitle>
        <chart:legend chart:legend-position="end" svg:x="18.977cm" svg:y="5.601cm" style:legend-expansion="high" chart:style-name="ch4"/>
        <chart:plot-area chart:style-name="ch5" table:cell-range-address="'Conco-Kernel'.H3:'Conco-Kernel'.M23 'Conco-Kernel'.I2:'Conco-Kernel'.M2" chart:data-source-has-labels="row" svg:x="1.418cm" svg:y="2.24cm" svg:width="17.1cm" svg:height="9.962cm">
          <chartooo:coordinate-region svg:x="2.33cm" svg:y="2.4cm" svg:width="16.001cm" svg:height="9.234cm"/>
          <chart:axis chart:dimension="x" chart:name="primary-x" chart:style-name="ch6">
            <chart:title svg:x="9.448cm" svg:y="12.469cm" chart:style-name="ch7">
              <text:p>Epoch</text:p>
            </chart:title>
          </chart:axis>
          <chart:axis chart:dimension="y" chart:name="primary-y" chart:style-name="ch8">
            <chart:title svg:x="0.451cm" svg:y="7.953cm" chart:style-name="ch9">
              <text:p>Précision</text:p>
            </chart:title>
            <chart:grid chart:style-name="ch10" chart:class="major"/>
          </chart:axis>
          <chart:series chart:style-name="ch11" chart:values-cell-range-address="'Conco-Kernel'.I3:'Conco-Kernel'.I23" chart:label-cell-address="'Conco-Kernel'.I2:'Conco-Kernel'.I2" chart:class="chart:scatter">
            <chart:domain table:cell-range-address="'Conco-Kernel'.H3:'Conco-Kernel'.H23"/>
            <chart:data-point chart:repeated="21"/>
          </chart:series>
          <chart:series chart:style-name="ch12" chart:values-cell-range-address="'Conco-Kernel'.J3:'Conco-Kernel'.J23" chart:label-cell-address="'Conco-Kernel'.J2:'Conco-Kernel'.J2" chart:class="chart:scatter">
            <chart:data-point chart:repeated="21"/>
          </chart:series>
          <chart:series chart:style-name="ch13" chart:values-cell-range-address="'Conco-Kernel'.K3:'Conco-Kernel'.K23" chart:label-cell-address="'Conco-Kernel'.K2:'Conco-Kernel'.K2" chart:class="chart:scatter">
            <chart:data-point chart:repeated="21"/>
          </chart:series>
          <chart:series chart:style-name="ch14" chart:values-cell-range-address="'Conco-Kernel'.L3:'Conco-Kernel'.L23" chart:label-cell-address="'Conco-Kernel'.L2:'Conco-Kernel'.L2" chart:class="chart:scatter">
            <chart:data-point chart:repeated="21"/>
          </chart:series>
          <chart:series chart:style-name="ch15" chart:values-cell-range-address="'Conco-Kernel'.M3:'Conco-Kernel'.M23" chart:label-cell-address="'Conco-Kernel'.M2:'Conco-Kernel'.M2" chart:class="chart:scatter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2Convo-Kernel=1</text:p>
                <draw:g>
                  <svg:desc>'Conco-Kernel'.I2:'Conco-Kernel'.I2</svg:desc>
                </draw:g>
              </table:table-cell>
              <table:table-cell office:value-type="string">
                <text:p>2Convo-Kernel=2</text:p>
                <draw:g>
                  <svg:desc>'Conco-Kernel'.J2:'Conco-Kernel'.J2</svg:desc>
                </draw:g>
              </table:table-cell>
              <table:table-cell office:value-type="string">
                <text:p>2Convo-Kernel=3</text:p>
                <draw:g>
                  <svg:desc>'Conco-Kernel'.K2:'Conco-Kernel'.K2</svg:desc>
                </draw:g>
              </table:table-cell>
              <table:table-cell office:value-type="string">
                <text:p>2Convo-Kernel=4</text:p>
                <draw:g>
                  <svg:desc>'Conco-Kernel'.L2:'Conco-Kernel'.L2</svg:desc>
                </draw:g>
              </table:table-cell>
              <table:table-cell office:value-type="string">
                <text:p>2Convo-Kernel=5</text:p>
                <draw:g>
                  <svg:desc>'Conco-Kernel'.M2:'Conco-Kernel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o-Kernel'.H3:'Conco-Kernel'.H23</svg:desc>
                </draw:g>
              </table:table-cell>
              <table:table-cell office:value-type="float" office:value="0.820333333333333">
                <text:p>0.820333333333333</text:p>
                <draw:g>
                  <svg:desc>'Conco-Kernel'.I3:'Conco-Kernel'.I23</svg:desc>
                </draw:g>
              </table:table-cell>
              <table:table-cell office:value-type="float" office:value="0.857166666666667">
                <text:p>0.857166666666667</text:p>
                <draw:g>
                  <svg:desc>'Conco-Kernel'.J3:'Conco-Kernel'.J23</svg:desc>
                </draw:g>
              </table:table-cell>
              <table:table-cell office:value-type="float" office:value="0.848166666666667">
                <text:p>0.848166666666667</text:p>
                <draw:g>
                  <svg:desc>'Conco-Kernel'.K3:'Conco-Kernel'.K23</svg:desc>
                </draw:g>
              </table:table-cell>
              <table:table-cell office:value-type="float" office:value="0.844166666666667">
                <text:p>0.844166666666667</text:p>
                <draw:g>
                  <svg:desc>'Conco-Kernel'.L3:'Conco-Kernel'.L23</svg:desc>
                </draw:g>
              </table:table-cell>
              <table:table-cell office:value-type="float" office:value="0.847833333333333">
                <text:p>0.847833333333333</text:p>
                <draw:g>
                  <svg:desc>'Conco-Kernel'.M3:'Conco-Kernel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2">
                <text:p>0.832</text:p>
              </table:table-cell>
              <table:table-cell office:value-type="float" office:value="0.865166666666667">
                <text:p>0.8651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66833333333333">
                <text:p>0.866833333333333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6166666666667">
                <text:p>0.846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6166666666667">
                <text:p>0.8461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78166666666667">
                <text:p>0.878166666666667</text:p>
              </table:table-cell>
              <table:table-cell office:value-type="float" office:value="0.889333333333333">
                <text:p>0.88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">
                <text:p>0.8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">
                <text:p>0.85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9833333333333">
                <text:p>0.8898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925">
                <text:p>0.8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5">
                <text:p>0.887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2333333333333">
                <text:p>0.852333333333333</text:p>
              </table:table-cell>
              <table:table-cell office:value-type="float" office:value="0.8885">
                <text:p>0.8885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855">
                <text:p>0.8855</text:p>
              </table:table-cell>
              <table:table-cell office:value-type="float" office:value="0.894833333333333">
                <text:p>0.894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3666666666667">
                <text:p>0.853666666666667</text:p>
              </table:table-cell>
              <table:table-cell office:value-type="float" office:value="0.8935">
                <text:p>0.8935</text:p>
              </table:table-cell>
              <table:table-cell office:value-type="float" office:value="0.902">
                <text:p>0.902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">
                <text:p>0.863</text:p>
              </table:table-cell>
              <table:table-cell office:value-type="float" office:value="0.885">
                <text:p>0.88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985">
                <text:p>0.8985</text:p>
              </table:table-cell>
              <table:table-cell office:value-type="float" office:value="0.9">
                <text:p>0.9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97833333333333">
                <text:p>0.897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3833333333333">
                <text:p>0.863833333333333</text:p>
              </table:table-cell>
              <table:table-cell office:value-type="float" office:value="0.899833333333333">
                <text:p>0.899833333333333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900333333333333">
                <text:p>0.900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1">
                <text:p>0.861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5166666666667">
                <text:p>0.905166666666667</text:p>
              </table:table-cell>
              <table:table-cell office:value-type="float" office:value="0.893">
                <text:p>0.893</text:p>
              </table:table-cell>
              <table:table-cell office:value-type="float" office:value="0.900833333333333">
                <text:p>0.900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605">
                <text:p>0.8605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">
                <text:p>0.9</text:p>
              </table:table-cell>
              <table:table-cell office:value-type="float" office:value="0.892">
                <text:p>0.892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7">
                <text:p>0.867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85">
                <text:p>0.9085</text:p>
              </table:table-cell>
              <table:table-cell office:value-type="float" office:value="0.887">
                <text:p>0.88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65">
                <text:p>0.9065</text:p>
              </table:table-cell>
              <table:table-cell office:value-type="float" office:value="0.888">
                <text:p>0.888</text:p>
              </table:table-cell>
              <table:table-cell office:value-type="float" office:value="0.895666666666667">
                <text:p>0.895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6833333333333">
                <text:p>0.866833333333333</text:p>
              </table:table-cell>
              <table:table-cell office:value-type="float" office:value="0.9">
                <text:p>0.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9833333333333">
                <text:p>0.899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1166666666667">
                <text:p>0.851166666666667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3166666666667">
                <text:p>0.903166666666667</text:p>
              </table:table-cell>
              <table:table-cell office:value-type="float" office:value="0.892">
                <text:p>0.892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906166666666667">
                <text:p>0.906166666666667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903166666666667">
                <text:p>0.903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85">
                <text:p>0.9085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903333333333333">
                <text:p>0.9033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4cm" svg:height="9.653cm" xlink:href=".." xlink:type="simple" chart:class="chart:bar" chart:style-name="ch1">
        <chart:title svg:x="2.16cm" svg:y="0.328cm" chart:style-name="ch2">
          <text:p>Précision maximale à travers les epochs selon la taille du kernel</text:p>
        </chart:title>
        <chart:subtitle svg:x="0.308cm" svg:y="1.222cm" chart:style-name="ch3">
          <text:p>Avec nombre de canaux=20, nombre d'epoch=10, taux d'apprentissage=0.001 et 2 convolutions</text:p>
        </chart:subtitle>
        <chart:plot-area chart:style-name="ch4" table:cell-range-address="'Conco-Kernel'.I23:'Conco-Kernel'.M23" svg:x="1.303cm" svg:y="2.018cm" svg:width="15.593cm" svg:height="6.5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87cm" svg:y="2.018cm" svg:width="14.337cm" svg:height="5.9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7.944cm" svg:y="8.724cm" chart:style-name="ch6">
              <text:p>Taille de kernel</text:p>
            </chart:title>
          </chart:axis>
          <chart:axis chart:dimension="y" chart:name="primary-y" chart:style-name="ch7">
            <chart:title svg:x="0.451cm" svg:y="6.35cm" chart:style-name="ch8">
              <text:p>Précision max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Conco-Kernel'.I23:'Conco-Kernel'.M2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0.870333333333333">
                <text:p>0.870333333333333</text:p>
                <draw:g>
                  <svg:desc>'Conco-Kernel'.I23:'Conco-Kernel'.M23</svg:desc>
                </draw:g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85">
                <text:p>0.9085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903333333333333">
                <text:p>0.9033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99cm" svg:height="12.278cm" xlink:href=".." xlink:type="simple" chart:class="chart:bar" chart:style-name="ch1">
        <chart:title svg:x="4.446cm" svg:y="0.38cm" chart:style-name="ch2">
          <text:p>Précision maximale selon le nombre de canaux</text:p>
        </chart:title>
        <chart:subtitle svg:x="1.667cm" svg:y="1.326cm" chart:style-name="ch3">
          <text:p>Nombre d'epoch = 20, taux d'apprentissage=0.001, taille de kernel =5 et 2 convolutions</text:p>
        </chart:subtitle>
        <chart:legend chart:legend-position="end" svg:x="15.501cm" svg:y="5.879cm" style:legend-expansion="high" chart:style-name="ch4"/>
        <chart:plot-area chart:style-name="ch5" table:cell-range-address="'Convo-Channel'.N7:'Convo-Channel'.O12" chart:data-source-has-labels="both" svg:x="0.784cm" svg:y="2.346cm" svg:width="14.342cm" svg:height="9.5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78cm" svg:y="2.346cm" svg:width="13.452cm" svg:height="9.0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522cm" svg:y="11.77cm" chart:style-name="ch7">
              <text:p>Nombre de canaux</text:p>
            </chart:title>
            <chart:categories table:cell-range-address="'Convo-Channel'.N8:'Convo-Channel'.N12"/>
          </chart:axis>
          <chart:axis chart:dimension="y" chart:name="primary-y" chart:style-name="ch8">
            <chart:title svg:x="0cm" svg:y="8.22cm" chart:style-name="ch9">
              <text:p>Précision max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'Convo-Channel'.O8:'Convo-Channel'.O12" chart:label-cell-address="'Convo-Channel'.O7:'Convo-Channel'.O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récision</text:p>
                <draw:g>
                  <svg:desc>'Convo-Channel'.O7:'Convo-Channel'.O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nvo-Channel'.N8:'Convo-Channel'.N12</svg:desc>
                </draw:g>
              </table:table-cell>
              <table:table-cell office:value-type="float" office:value="0.907166666666667">
                <text:p>0.907166666666667</text:p>
                <draw:g>
                  <svg:desc>'Convo-Channel'.O8:'Convo-Channel'.O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18">
                <text:p>0.9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64cm" svg:height="11.82cm" xlink:href=".." xlink:type="simple" chart:class="chart:scatter" chart:style-name="ch1">
        <chart:title svg:x="0.469cm" svg:y="0.371cm" chart:style-name="ch2">
          <text:p>Comparaison des précisions des différentes fonctions d'activation, selon le nombre d'epoch, moyenné sur 1 à 4 couches</text:p>
        </chart:title>
        <chart:subtitle svg:x="4.464cm" svg:y="1.308cm" chart:style-name="ch3">
          <text:p>Taux d'apprentissage = 0.001, nombre d'epoch = 20, nombre de neurones par couche = 512</text:p>
        </chart:subtitle>
        <chart:legend chart:legend-position="end" svg:x="20.636cm" svg:y="5.022cm" style:legend-expansion="high" chart:style-name="ch4"/>
        <chart:plot-area chart:style-name="ch5" table:cell-range-address="'Comparaison-Activation'.B3:'Comparaison-Activation'.F22 'Comparaison-Activation'.C2:'Comparaison-Activation'.F2" chart:data-source-has-labels="row" svg:x="1.456cm" svg:y="2.147cm" svg:width="18.683cm" svg:height="8.508cm">
          <chartooo:coordinate-region svg:x="2.368cm" svg:y="2.307cm" svg:width="17.584cm" svg:height="7.78cm"/>
          <chart:axis chart:dimension="x" chart:name="primary-x" chart:style-name="ch6">
            <chart:title svg:x="10.277cm" svg:y="10.891cm" chart:style-name="ch7">
              <text:p>Epoch</text:p>
            </chart:title>
          </chart:axis>
          <chart:axis chart:dimension="y" chart:name="primary-y" chart:style-name="ch8">
            <chart:title svg:x="0.451cm" svg:y="9.263cm" chart:style-name="ch9">
              <text:p>Précision moyenne pour 1 à 4 couches</text:p>
            </chart:title>
            <chart:grid chart:style-name="ch10" chart:class="major"/>
          </chart:axis>
          <chart:series chart:style-name="ch11" chart:values-cell-range-address="'Comparaison-Activation'.C3:'Comparaison-Activation'.C22" chart:label-cell-address="'Comparaison-Activation'.C2:'Comparaison-Activation'.C2" chart:class="chart:scatter">
            <chart:domain table:cell-range-address="'Comparaison-Activation'.B3:'Comparaison-Activation'.B22"/>
            <chart:data-point chart:repeated="20"/>
          </chart:series>
          <chart:series chart:style-name="ch12" chart:values-cell-range-address="'Comparaison-Activation'.D3:'Comparaison-Activation'.D22" chart:label-cell-address="'Comparaison-Activation'.D2:'Comparaison-Activation'.D2" chart:class="chart:scatter">
            <chart:data-point chart:repeated="20"/>
          </chart:series>
          <chart:series chart:style-name="ch13" chart:values-cell-range-address="'Comparaison-Activation'.E3:'Comparaison-Activation'.E22" chart:label-cell-address="'Comparaison-Activation'.E2:'Comparaison-Activation'.E2" chart:class="chart:scatter">
            <chart:data-point chart:repeated="20"/>
          </chart:series>
          <chart:series chart:style-name="ch14" chart:values-cell-range-address="'Comparaison-Activation'.F3:'Comparaison-Activation'.F22" chart:label-cell-address="'Comparaison-Activation'.F2:'Comparaison-Activation'.F2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oyenne softplus</text:p>
                <draw:g>
                  <svg:desc>'Comparaison-Activation'.C2:'Comparaison-Activation'.C2</svg:desc>
                </draw:g>
              </table:table-cell>
              <table:table-cell office:value-type="string">
                <text:p>Moyenne tanh</text:p>
                <draw:g>
                  <svg:desc>'Comparaison-Activation'.D2:'Comparaison-Activation'.D2</svg:desc>
                </draw:g>
              </table:table-cell>
              <table:table-cell office:value-type="string">
                <text:p>Moyenne Rectify</text:p>
                <draw:g>
                  <svg:desc>'Comparaison-Activation'.E2:'Comparaison-Activation'.E2</svg:desc>
                </draw:g>
              </table:table-cell>
              <table:table-cell office:value-type="string">
                <text:p>Moyenne sigmoide</text:p>
                <draw:g>
                  <svg:desc>'Comparaison-Activation'.F2:'Comparaison-Activation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mparaison-Activation'.B3:'Comparaison-Activation'.B22</svg:desc>
                </draw:g>
              </table:table-cell>
              <table:table-cell office:value-type="float" office:value="0.858708333333333">
                <text:p>0.858708333333333</text:p>
                <draw:g>
                  <svg:desc>'Comparaison-Activation'.C3:'Comparaison-Activation'.C22</svg:desc>
                </draw:g>
              </table:table-cell>
              <table:table-cell office:value-type="float" office:value="0.859388888888889">
                <text:p>0.859388888888889</text:p>
                <draw:g>
                  <svg:desc>'Comparaison-Activation'.D3:'Comparaison-Activation'.D22</svg:desc>
                </draw:g>
              </table:table-cell>
              <table:table-cell office:value-type="float" office:value="0.862583333333333">
                <text:p>0.862583333333333</text:p>
                <draw:g>
                  <svg:desc>'Comparaison-Activation'.E3:'Comparaison-Activation'.E22</svg:desc>
                </draw:g>
              </table:table-cell>
              <table:table-cell office:value-type="float" office:value="0.855083333333333">
                <text:p>0.855083333333333</text:p>
                <draw:g>
                  <svg:desc>'Comparaison-Activation'.F3:'Comparaison-Activation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76555555555556">
                <text:p>0.876555555555556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69333333333333">
                <text:p>0.869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0375">
                <text:p>0.880375</text:p>
              </table:table-cell>
              <table:table-cell office:value-type="float" office:value="0.882222222222222">
                <text:p>0.882222222222222</text:p>
              </table:table-cell>
              <table:table-cell office:value-type="float" office:value="0.884416666666667">
                <text:p>0.884416666666667</text:p>
              </table:table-cell>
              <table:table-cell office:value-type="float" office:value="0.882041666666667">
                <text:p>0.882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41666666667">
                <text:p>0.888541666666667</text:p>
              </table:table-cell>
              <table:table-cell office:value-type="float" office:value="0.887555555555556">
                <text:p>0.887555555555556</text:p>
              </table:table-cell>
              <table:table-cell office:value-type="float" office:value="0.889083333333333">
                <text:p>0.889083333333333</text:p>
              </table:table-cell>
              <table:table-cell office:value-type="float" office:value="0.884875">
                <text:p>0.884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87208333333333">
                <text:p>0.887208333333333</text:p>
              </table:table-cell>
              <table:table-cell office:value-type="float" office:value="0.885958333333333">
                <text:p>0.88595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625">
                <text:p>0.894625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2291666666667">
                <text:p>0.892291666666667</text:p>
              </table:table-cell>
              <table:table-cell office:value-type="float" office:value="0.889583333333333">
                <text:p>0.8895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541666666667">
                <text:p>0.893541666666667</text:p>
              </table:table-cell>
              <table:table-cell office:value-type="float" office:value="0.894">
                <text:p>0.894</text:p>
              </table:table-cell>
              <table:table-cell office:value-type="float" office:value="0.896208333333333">
                <text:p>0.896208333333333</text:p>
              </table:table-cell>
              <table:table-cell office:value-type="float" office:value="0.8895">
                <text:p>0.8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9708333333333">
                <text:p>0.899708333333333</text:p>
              </table:table-cell>
              <table:table-cell office:value-type="float" office:value="0.9005">
                <text:p>0.9005</text:p>
              </table:table-cell>
              <table:table-cell office:value-type="float" office:value="0.893625">
                <text:p>0.893625</text:p>
              </table:table-cell>
              <table:table-cell office:value-type="float" office:value="0.891583333333333">
                <text:p>0.8915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8975">
                <text:p>0.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00333333333333">
                <text:p>0.900333333333333</text:p>
              </table:table-cell>
              <table:table-cell office:value-type="float" office:value="0.901041666666667">
                <text:p>0.901041666666667</text:p>
              </table:table-cell>
              <table:table-cell office:value-type="float" office:value="0.89275">
                <text:p>0.89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3611111111111">
                <text:p>0.903611111111111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891125">
                <text:p>0.891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6888888888889">
                <text:p>0.906888888888889</text:p>
              </table:table-cell>
              <table:table-cell office:value-type="float" office:value="0.897625">
                <text:p>0.897625</text:p>
              </table:table-cell>
              <table:table-cell office:value-type="float" office:value="0.895291666666667">
                <text:p>0.8952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3458333333333">
                <text:p>0.903458333333333</text:p>
              </table:table-cell>
              <table:table-cell office:value-type="float" office:value="0.905111111111111">
                <text:p>0.905111111111111</text:p>
              </table:table-cell>
              <table:table-cell office:value-type="float" office:value="0.899958333333334">
                <text:p>0.899958333333334</text:p>
              </table:table-cell>
              <table:table-cell office:value-type="float" office:value="0.895791666666667">
                <text:p>0.89579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15">
                <text:p>0.9015</text:p>
              </table:table-cell>
              <table:table-cell office:value-type="float" office:value="0.903666666666667">
                <text:p>0.903666666666667</text:p>
              </table:table-cell>
              <table:table-cell office:value-type="float" office:value="0.899708333333333">
                <text:p>0.899708333333333</text:p>
              </table:table-cell>
              <table:table-cell office:value-type="float" office:value="0.89475">
                <text:p>0.89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9416666666667">
                <text:p>0.899416666666667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0375">
                <text:p>0.900375</text:p>
              </table:table-cell>
              <table:table-cell office:value-type="float" office:value="0.895125">
                <text:p>0.89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4708333333333">
                <text:p>0.904708333333333</text:p>
              </table:table-cell>
              <table:table-cell office:value-type="float" office:value="0.905833333333333">
                <text:p>0.905833333333333</text:p>
              </table:table-cell>
              <table:table-cell office:value-type="float" office:value="0.90225">
                <text:p>0.90225</text:p>
              </table:table-cell>
              <table:table-cell office:value-type="float" office:value="0.895291666666667">
                <text:p>0.8952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0425">
                <text:p>0.90425</text:p>
              </table:table-cell>
              <table:table-cell office:value-type="float" office:value="0.905055555555556">
                <text:p>0.905055555555556</text:p>
              </table:table-cell>
              <table:table-cell office:value-type="float" office:value="0.897125">
                <text:p>0.897125</text:p>
              </table:table-cell>
              <table:table-cell office:value-type="float" office:value="0.894958333333333">
                <text:p>0.89495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4777777777778">
                <text:p>0.904777777777778</text:p>
              </table:table-cell>
              <table:table-cell office:value-type="float" office:value="0.902958333333333">
                <text:p>0.902958333333333</text:p>
              </table:table-cell>
              <table:table-cell office:value-type="float" office:value="0.895666666666667">
                <text:p>0.895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04833333333334">
                <text:p>0.904833333333334</text:p>
              </table:table-cell>
              <table:table-cell office:value-type="float" office:value="0.906555555555556">
                <text:p>0.906555555555556</text:p>
              </table:table-cell>
              <table:table-cell office:value-type="float" office:value="0.898875">
                <text:p>0.898875</text:p>
              </table:table-cell>
              <table:table-cell office:value-type="float" office:value="0.896791666666667">
                <text:p>0.89679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6">
                <text:p>0.906</text:p>
              </table:table-cell>
              <table:table-cell office:value-type="float" office:value="0.905777777777778">
                <text:p>0.905777777777778</text:p>
              </table:table-cell>
              <table:table-cell office:value-type="float" office:value="0.898875">
                <text:p>0.898875</text:p>
              </table:table-cell>
              <table:table-cell office:value-type="float" office:value="0.899583333333333">
                <text:p>0.89958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0066" draw:fill-color="#0000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66cm" svg:height="9cm" xlink:href=".." xlink:type="simple" chart:class="chart:scatter" chart:style-name="ch1">
        <chart:title svg:x="4.672cm" svg:y="0.315cm" chart:style-name="ch2">
          <text:p>Précisions de RN-1couche en fonction du nombre d'epoch</text:p>
        </chart:title>
        <chart:subtitle svg:x="1.814cm" svg:y="1.196cm" chart:style-name="ch3">
          <text:p>Avec nombre de couches = 1, modèle sigmoide, taux d'apprentissage = 0.001, nombre d'epoch = 10</text:p>
        </chart:subtitle>
        <chart:legend chart:legend-position="end" svg:x="17.135cm" svg:y="3.193cm" style:legend-expansion="high" chart:style-name="ch4"/>
        <chart:plot-area chart:style-name="ch5" table:cell-range-address="'Sig-1Layer Analyse'.I27:'Sig-1Layer Analyse'.O36 'Sig-1Layer Analyse'.J26:'Sig-1Layer Analyse'.O26" chart:data-source-has-labels="row" svg:x="1.378cm" svg:y="1.979cm" svg:width="15.338cm" svg:height="5.912cm">
          <chartooo:coordinate-region svg:x="2.105cm" svg:y="2.139cm" svg:width="14.424cm" svg:height="5.184cm"/>
          <chart:axis chart:dimension="x" chart:name="primary-x" chart:style-name="ch6">
            <chart:title svg:x="8.54cm" svg:y="8.071cm" chart:style-name="ch7">
              <text:p>epoch</text:p>
            </chart:title>
          </chart:axis>
          <chart:axis chart:dimension="y" chart:name="primary-y" chart:style-name="ch8">
            <chart:title svg:x="0.451cm" svg:y="5.654cm" chart:style-name="ch9">
              <text:p>précision</text:p>
            </chart:title>
            <chart:grid chart:style-name="ch10" chart:class="major"/>
          </chart:axis>
          <chart:series chart:style-name="ch11" chart:values-cell-range-address="'Sig-1Layer Analyse'.J27:'Sig-1Layer Analyse'.J36" chart:label-cell-address="'Sig-1Layer Analyse'.J26:'Sig-1Layer Analyse'.J26" chart:class="chart:scatter">
            <chart:domain table:cell-range-address="'Sig-1Layer Analyse'.I27:'Sig-1Layer Analyse'.I36"/>
            <chart:data-point chart:repeated="10"/>
          </chart:series>
          <chart:series chart:style-name="ch12" chart:values-cell-range-address="'Sig-1Layer Analyse'.K27:'Sig-1Layer Analyse'.K36" chart:label-cell-address="'Sig-1Layer Analyse'.K26:'Sig-1Layer Analyse'.K26" chart:class="chart:scatter">
            <chart:data-point chart:repeated="10"/>
          </chart:series>
          <chart:series chart:style-name="ch13" chart:values-cell-range-address="'Sig-1Layer Analyse'.L27:'Sig-1Layer Analyse'.L36" chart:label-cell-address="'Sig-1Layer Analyse'.L26:'Sig-1Layer Analyse'.L26" chart:class="chart:scatter">
            <chart:data-point chart:repeated="10"/>
          </chart:series>
          <chart:series chart:style-name="ch14" chart:values-cell-range-address="'Sig-1Layer Analyse'.M27:'Sig-1Layer Analyse'.M36" chart:label-cell-address="'Sig-1Layer Analyse'.M26:'Sig-1Layer Analyse'.M26" chart:class="chart:scatter">
            <chart:data-point chart:repeated="10"/>
          </chart:series>
          <chart:series chart:style-name="ch15" chart:values-cell-range-address="'Sig-1Layer Analyse'.N27:'Sig-1Layer Analyse'.N36" chart:label-cell-address="'Sig-1Layer Analyse'.N26:'Sig-1Layer Analyse'.N26" chart:class="chart:scatter">
            <chart:data-point chart:repeated="10"/>
          </chart:series>
          <chart:series chart:style-name="ch16" chart:values-cell-range-address="'Sig-1Layer Analyse'.O27:'Sig-1Layer Analyse'.O36" chart:label-cell-address="'Sig-1Layer Analyse'.O26:'Sig-1Layer Analyse'.O26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Neurone</text:p>
                <draw:g>
                  <svg:desc>'Sig-1Layer Analyse'.J26:'Sig-1Layer Analyse'.J26</svg:desc>
                </draw:g>
              </table:table-cell>
              <table:table-cell office:value-type="string">
                <text:p>5 Neurones</text:p>
                <draw:g>
                  <svg:desc>'Sig-1Layer Analyse'.K26:'Sig-1Layer Analyse'.K26</svg:desc>
                </draw:g>
              </table:table-cell>
              <table:table-cell office:value-type="string">
                <text:p>10 Neurones</text:p>
                <draw:g>
                  <svg:desc>'Sig-1Layer Analyse'.L26:'Sig-1Layer Analyse'.L26</svg:desc>
                </draw:g>
              </table:table-cell>
              <table:table-cell office:value-type="string">
                <text:p>100 Neurones</text:p>
                <draw:g>
                  <svg:desc>'Sig-1Layer Analyse'.M26:'Sig-1Layer Analyse'.M26</svg:desc>
                </draw:g>
              </table:table-cell>
              <table:table-cell office:value-type="string">
                <text:p>1000 Neurones</text:p>
                <draw:g>
                  <svg:desc>'Sig-1Layer Analyse'.N26:'Sig-1Layer Analyse'.N26</svg:desc>
                </draw:g>
              </table:table-cell>
              <table:table-cell office:value-type="string">
                <text:p>10000 Neurones</text:p>
                <draw:g>
                  <svg:desc>'Sig-1Layer Analyse'.O26:'Sig-1Layer Analyse'.O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1Layer Analyse'.I27:'Sig-1Layer Analyse'.I36</svg:desc>
                </draw:g>
              </table:table-cell>
              <table:table-cell office:value-type="float" office:value="0.247666666666667">
                <text:p>0.247666666666667</text:p>
                <draw:g>
                  <svg:desc>'Sig-1Layer Analyse'.J27:'Sig-1Layer Analyse'.J36</svg:desc>
                </draw:g>
              </table:table-cell>
              <table:table-cell office:value-type="float" office:value="0.764666666666667">
                <text:p>0.764666666666667</text:p>
                <draw:g>
                  <svg:desc>'Sig-1Layer Analyse'.K27:'Sig-1Layer Analyse'.K36</svg:desc>
                </draw:g>
              </table:table-cell>
              <table:table-cell office:value-type="float" office:value="0.783">
                <text:p>0.783</text:p>
                <draw:g>
                  <svg:desc>'Sig-1Layer Analyse'.L27:'Sig-1Layer Analyse'.L36</svg:desc>
                </draw:g>
              </table:table-cell>
              <table:table-cell office:value-type="float" office:value="0.845166666666667">
                <text:p>0.845166666666667</text:p>
                <draw:g>
                  <svg:desc>'Sig-1Layer Analyse'.M27:'Sig-1Layer Analyse'.M36</svg:desc>
                </draw:g>
              </table:table-cell>
              <table:table-cell office:value-type="float" office:value="0.859666666666667">
                <text:p>0.859666666666667</text:p>
                <draw:g>
                  <svg:desc>'Sig-1Layer Analyse'.N27:'Sig-1Layer Analyse'.N36</svg:desc>
                </draw:g>
              </table:table-cell>
              <table:table-cell office:value-type="float" office:value="0.844">
                <text:p>0.844</text:p>
                <draw:g>
                  <svg:desc>'Sig-1Layer Analyse'.O27:'Sig-1Layer Analyse'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9166666666667">
                <text:p>0.219166666666667</text:p>
              </table:table-cell>
              <table:table-cell office:value-type="float" office:value="0.798333333333333">
                <text:p>0.798333333333333</text:p>
              </table:table-cell>
              <table:table-cell office:value-type="float" office:value="0.8195">
                <text:p>0.8195</text:p>
              </table:table-cell>
              <table:table-cell office:value-type="float" office:value="0.864666666666667">
                <text:p>0.864666666666667</text:p>
              </table:table-cell>
              <table:table-cell office:value-type="float" office:value="0.875666666666667">
                <text:p>0.875666666666667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01333333333333">
                <text:p>0.201333333333333</text:p>
              </table:table-cell>
              <table:table-cell office:value-type="float" office:value="0.8065">
                <text:p>0.8065</text:p>
              </table:table-cell>
              <table:table-cell office:value-type="float" office:value="0.833833333333333">
                <text:p>0.8338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825">
                <text:p>0.8825</text:p>
              </table:table-cell>
              <table:table-cell office:value-type="float" office:value="0.871333333333333">
                <text:p>0.871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165">
                <text:p>0.2165</text:p>
              </table:table-cell>
              <table:table-cell office:value-type="float" office:value="0.812666666666667">
                <text:p>0.812666666666667</text:p>
              </table:table-cell>
              <table:table-cell office:value-type="float" office:value="0.838166666666667">
                <text:p>0.838166666666667</text:p>
              </table:table-cell>
              <table:table-cell office:value-type="float" office:value="0.880666666666667">
                <text:p>0.880666666666667</text:p>
              </table:table-cell>
              <table:table-cell office:value-type="float" office:value="0.8915">
                <text:p>0.8915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">
                <text:p>0.22</text:p>
              </table:table-cell>
              <table:table-cell office:value-type="float" office:value="0.8165">
                <text:p>0.8165</text:p>
              </table:table-cell>
              <table:table-cell office:value-type="float" office:value="0.842666666666667">
                <text:p>0.842666666666667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5333333333333">
                <text:p>0.895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5666666666667">
                <text:p>0.225666666666667</text:p>
              </table:table-cell>
              <table:table-cell office:value-type="float" office:value="0.819666666666667">
                <text:p>0.819666666666667</text:p>
              </table:table-cell>
              <table:table-cell office:value-type="float" office:value="0.845333333333333">
                <text:p>0.845333333333333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76166666666667">
                <text:p>0.87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415">
                <text:p>0.2415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0.847">
                <text:p>0.847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885833333333333">
                <text:p>0.88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455">
                <text:p>0.2455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0.851333333333333">
                <text:p>0.851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965">
                <text:p>0.8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45">
                <text:p>0.2645</text:p>
              </table:table-cell>
              <table:table-cell office:value-type="float" office:value="0.822666666666667">
                <text:p>0.822666666666667</text:p>
              </table:table-cell>
              <table:table-cell office:value-type="float" office:value="0.854833333333333">
                <text:p>0.854833333333333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7333333333333">
                <text:p>0.897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7666666666667">
                <text:p>0.277666666666667</text:p>
              </table:table-cell>
              <table:table-cell office:value-type="float" office:value="0.83">
                <text:p>0.8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45">
                <text:p>0.8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5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667cm" svg:height="13.999cm" xlink:href=".." xlink:type="simple" chart:class="chart:scatter" chart:style-name="ch1">
        <chart:title svg:x="5.762cm" svg:y="0.414cm" chart:style-name="ch2">
          <text:p>Variation de la précision selon le nombre de layers</text:p>
        </chart:title>
        <chart:subtitle svg:x="2.521cm" svg:y="1.394cm" chart:style-name="ch3">
          <text:p>Avec taux d'apprentissage = 0.01, nombre de neurones par couche = 512, nombre d'epoch = 10</text:p>
        </chart:subtitle>
        <chart:legend chart:legend-position="end" svg:x="18.815cm" svg:y="4.854cm" style:legend-expansion="high" chart:style-name="ch4"/>
        <chart:plot-area chart:style-name="ch5" table:cell-range-address="'Sig-NLayer-lr=0.001'.I3:'Sig-NLayer-lr=0.001'.S12 'Sig-NLayer-lr=0.001'.J2:'Sig-NLayer-lr=0.001'.S2" chart:data-source-has-labels="row" svg:x="1.392cm" svg:y="2.276cm" svg:width="16.99cm" svg:height="10.515cm">
          <chartooo:coordinate-region svg:x="2.304cm" svg:y="2.436cm" svg:width="15.891cm" svg:height="9.787cm"/>
          <chart:axis chart:dimension="x" chart:name="primary-x" chart:style-name="ch6">
            <chart:title svg:x="9.367cm" svg:y="13.07cm" chart:style-name="ch7">
              <text:p>Epoch</text:p>
            </chart:title>
          </chart:axis>
          <chart:axis chart:dimension="y" chart:name="primary-y" chart:style-name="ch8">
            <chart:title svg:x="0.451cm" svg:y="8.26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1'.J3:'Sig-NLayer-lr=0.001'.J12" chart:label-cell-address="'Sig-NLayer-lr=0.001'.J2:'Sig-NLayer-lr=0.001'.J2" chart:class="chart:scatter">
            <chart:domain table:cell-range-address="'Sig-NLayer-lr=0.001'.I3:'Sig-NLayer-lr=0.001'.I12"/>
            <chart:data-point chart:repeated="10"/>
          </chart:series>
          <chart:series chart:style-name="ch12" chart:values-cell-range-address="'Sig-NLayer-lr=0.001'.K3:'Sig-NLayer-lr=0.001'.K12" chart:label-cell-address="'Sig-NLayer-lr=0.001'.K2:'Sig-NLayer-lr=0.001'.K2" chart:class="chart:scatter">
            <chart:data-point chart:repeated="10"/>
          </chart:series>
          <chart:series chart:style-name="ch13" chart:values-cell-range-address="'Sig-NLayer-lr=0.001'.L3:'Sig-NLayer-lr=0.001'.L12" chart:label-cell-address="'Sig-NLayer-lr=0.001'.L2:'Sig-NLayer-lr=0.001'.L2" chart:class="chart:scatter">
            <chart:data-point chart:repeated="10"/>
          </chart:series>
          <chart:series chart:style-name="ch14" chart:values-cell-range-address="'Sig-NLayer-lr=0.001'.M3:'Sig-NLayer-lr=0.001'.M12" chart:label-cell-address="'Sig-NLayer-lr=0.001'.M2:'Sig-NLayer-lr=0.001'.M2" chart:class="chart:scatter">
            <chart:data-point chart:repeated="10"/>
          </chart:series>
          <chart:series chart:style-name="ch15" chart:values-cell-range-address="'Sig-NLayer-lr=0.001'.N3:'Sig-NLayer-lr=0.001'.N12" chart:label-cell-address="'Sig-NLayer-lr=0.001'.N2:'Sig-NLayer-lr=0.001'.N2" chart:class="chart:scatter">
            <chart:data-point chart:repeated="10"/>
          </chart:series>
          <chart:series chart:style-name="ch16" chart:values-cell-range-address="'Sig-NLayer-lr=0.001'.O3:'Sig-NLayer-lr=0.001'.O12" chart:label-cell-address="'Sig-NLayer-lr=0.001'.O2:'Sig-NLayer-lr=0.001'.O2" chart:class="chart:scatter">
            <chart:data-point chart:repeated="10"/>
          </chart:series>
          <chart:series chart:style-name="ch17" chart:values-cell-range-address="'Sig-NLayer-lr=0.001'.P3:'Sig-NLayer-lr=0.001'.P12" chart:label-cell-address="'Sig-NLayer-lr=0.001'.P2:'Sig-NLayer-lr=0.001'.P2" chart:class="chart:scatter">
            <chart:data-point chart:repeated="10"/>
          </chart:series>
          <chart:series chart:style-name="ch18" chart:values-cell-range-address="'Sig-NLayer-lr=0.001'.Q3:'Sig-NLayer-lr=0.001'.Q12" chart:label-cell-address="'Sig-NLayer-lr=0.001'.Q2:'Sig-NLayer-lr=0.001'.Q2" chart:class="chart:scatter">
            <chart:data-point chart:repeated="10"/>
          </chart:series>
          <chart:series chart:style-name="ch19" chart:values-cell-range-address="'Sig-NLayer-lr=0.001'.R3:'Sig-NLayer-lr=0.001'.R12" chart:label-cell-address="'Sig-NLayer-lr=0.001'.R2:'Sig-NLayer-lr=0.001'.R2" chart:class="chart:scatter">
            <chart:data-point chart:repeated="10"/>
          </chart:series>
          <chart:series chart:style-name="ch20" chart:values-cell-range-address="'Sig-NLayer-lr=0.001'.S3:'Sig-NLayer-lr=0.001'.S12" chart:label-cell-address="'Sig-NLayer-lr=0.001'.S2:'Sig-NLayer-lr=0.001'.S2" chart:class="chart:scatte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ig-NLayer-lr=0.001'.J2:'Sig-NLayer-lr=0.001'.J2</svg:desc>
                </draw:g>
              </table:table-cell>
              <table:table-cell office:value-type="string">
                <text:p>2 Layers</text:p>
                <draw:g>
                  <svg:desc>'Sig-NLayer-lr=0.001'.K2:'Sig-NLayer-lr=0.001'.K2</svg:desc>
                </draw:g>
              </table:table-cell>
              <table:table-cell office:value-type="string">
                <text:p>3 Layers</text:p>
                <draw:g>
                  <svg:desc>'Sig-NLayer-lr=0.001'.L2:'Sig-NLayer-lr=0.001'.L2</svg:desc>
                </draw:g>
              </table:table-cell>
              <table:table-cell office:value-type="string">
                <text:p>4 Layers</text:p>
                <draw:g>
                  <svg:desc>'Sig-NLayer-lr=0.001'.M2:'Sig-NLayer-lr=0.001'.M2</svg:desc>
                </draw:g>
              </table:table-cell>
              <table:table-cell office:value-type="string">
                <text:p>5 Layers</text:p>
                <draw:g>
                  <svg:desc>'Sig-NLayer-lr=0.001'.N2:'Sig-NLayer-lr=0.001'.N2</svg:desc>
                </draw:g>
              </table:table-cell>
              <table:table-cell office:value-type="string">
                <text:p>6 Layers</text:p>
                <draw:g>
                  <svg:desc>'Sig-NLayer-lr=0.001'.O2:'Sig-NLayer-lr=0.001'.O2</svg:desc>
                </draw:g>
              </table:table-cell>
              <table:table-cell office:value-type="string">
                <text:p>7 Layers</text:p>
                <draw:g>
                  <svg:desc>'Sig-NLayer-lr=0.001'.P2:'Sig-NLayer-lr=0.001'.P2</svg:desc>
                </draw:g>
              </table:table-cell>
              <table:table-cell office:value-type="string">
                <text:p>8 Layers</text:p>
                <draw:g>
                  <svg:desc>'Sig-NLayer-lr=0.001'.Q2:'Sig-NLayer-lr=0.001'.Q2</svg:desc>
                </draw:g>
              </table:table-cell>
              <table:table-cell office:value-type="string">
                <text:p>9 Layers</text:p>
                <draw:g>
                  <svg:desc>'Sig-NLayer-lr=0.001'.R2:'Sig-NLayer-lr=0.001'.R2</svg:desc>
                </draw:g>
              </table:table-cell>
              <table:table-cell office:value-type="string">
                <text:p>10 Layers</text:p>
                <draw:g>
                  <svg:desc>'Sig-NLayer-lr=0.001'.S2:'Sig-NLayer-lr=0.001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1'.I3:'Sig-NLayer-lr=0.001'.I12</svg:desc>
                </draw:g>
              </table:table-cell>
              <table:table-cell office:value-type="float" office:value="0.856666666666667">
                <text:p>0.856666666666667</text:p>
                <draw:g>
                  <svg:desc>'Sig-NLayer-lr=0.001'.J3:'Sig-NLayer-lr=0.001'.J12</svg:desc>
                </draw:g>
              </table:table-cell>
              <table:table-cell office:value-type="float" office:value="0.864">
                <text:p>0.864</text:p>
                <draw:g>
                  <svg:desc>'Sig-NLayer-lr=0.001'.K3:'Sig-NLayer-lr=0.001'.K12</svg:desc>
                </draw:g>
              </table:table-cell>
              <table:table-cell office:value-type="float" office:value="0.849333333333333">
                <text:p>0.849333333333333</text:p>
                <draw:g>
                  <svg:desc>'Sig-NLayer-lr=0.001'.L3:'Sig-NLayer-lr=0.001'.L12</svg:desc>
                </draw:g>
              </table:table-cell>
              <table:table-cell office:value-type="float" office:value="0.817333333333333">
                <text:p>0.817333333333333</text:p>
                <draw:g>
                  <svg:desc>'Sig-NLayer-lr=0.001'.M3:'Sig-NLayer-lr=0.001'.M12</svg:desc>
                </draw:g>
              </table:table-cell>
              <table:table-cell office:value-type="float" office:value="0.739">
                <text:p>0.739</text:p>
                <draw:g>
                  <svg:desc>'Sig-NLayer-lr=0.001'.N3:'Sig-NLayer-lr=0.001'.N12</svg:desc>
                </draw:g>
              </table:table-cell>
              <table:table-cell office:value-type="float" office:value="0.686166666666667">
                <text:p>0.686166666666667</text:p>
                <draw:g>
                  <svg:desc>'Sig-NLayer-lr=0.001'.O3:'Sig-NLayer-lr=0.001'.O12</svg:desc>
                </draw:g>
              </table:table-cell>
              <table:table-cell office:value-type="float" office:value="0.628666666666667">
                <text:p>0.628666666666667</text:p>
                <draw:g>
                  <svg:desc>'Sig-NLayer-lr=0.001'.P3:'Sig-NLayer-lr=0.001'.P12</svg:desc>
                </draw:g>
              </table:table-cell>
              <table:table-cell office:value-type="float" office:value="0.639333333333333">
                <text:p>0.639333333333333</text:p>
                <draw:g>
                  <svg:desc>'Sig-NLayer-lr=0.001'.Q3:'Sig-NLayer-lr=0.001'.Q12</svg:desc>
                </draw:g>
              </table:table-cell>
              <table:table-cell office:value-type="float" office:value="0.454666666666667">
                <text:p>0.454666666666667</text:p>
                <draw:g>
                  <svg:desc>'Sig-NLayer-lr=0.001'.R3:'Sig-NLayer-lr=0.001'.R12</svg:desc>
                </draw:g>
              </table:table-cell>
              <table:table-cell office:value-type="float" office:value="0.620333333333333">
                <text:p>0.620333333333333</text:p>
                <draw:g>
                  <svg:desc>'Sig-NLayer-lr=0.001'.S3:'Sig-NLayer-lr=0.001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0.8635">
                <text:p>0.8635</text:p>
              </table:table-cell>
              <table:table-cell office:value-type="float" office:value="0.864">
                <text:p>0.864</text:p>
              </table:table-cell>
              <table:table-cell office:value-type="float" office:value="0.855833333333333">
                <text:p>0.855833333333333</text:p>
              </table:table-cell>
              <table:table-cell office:value-type="float" office:value="0.823833333333333">
                <text:p>0.823833333333333</text:p>
              </table:table-cell>
              <table:table-cell office:value-type="float" office:value="0.790333333333333">
                <text:p>0.790333333333333</text:p>
              </table:table-cell>
              <table:table-cell office:value-type="float" office:value="0.808">
                <text:p>0.808</text:p>
              </table:table-cell>
              <table:table-cell office:value-type="float" office:value="0.798">
                <text:p>0.798</text:p>
              </table:table-cell>
              <table:table-cell office:value-type="float" office:value="0.527666666666667">
                <text:p>0.527666666666667</text:p>
              </table:table-cell>
              <table:table-cell office:value-type="float" office:value="0.712666666666667">
                <text:p>0.712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2">
                <text:p>0.882</text:p>
              </table:table-cell>
              <table:table-cell office:value-type="float" office:value="0.87">
                <text:p>0.87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1">
                <text:p>0.851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826833333333333">
                <text:p>0.826833333333333</text:p>
              </table:table-cell>
              <table:table-cell office:value-type="float" office:value="0.706833333333333">
                <text:p>0.706833333333333</text:p>
              </table:table-cell>
              <table:table-cell office:value-type="float" office:value="0.765666666666667">
                <text:p>0.76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25">
                <text:p>0.8825</text:p>
              </table:table-cell>
              <table:table-cell office:value-type="float" office:value="0.8865">
                <text:p>0.8865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61666666666667">
                <text:p>0.861666666666667</text:p>
              </table:table-cell>
              <table:table-cell office:value-type="float" office:value="0.8315">
                <text:p>0.8315</text:p>
              </table:table-cell>
              <table:table-cell office:value-type="float" office:value="0.853166666666667">
                <text:p>0.853166666666667</text:p>
              </table:table-cell>
              <table:table-cell office:value-type="float" office:value="0.735">
                <text:p>0.73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5">
                <text:p>0.8905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8645">
                <text:p>0.8645</text:p>
              </table:table-cell>
              <table:table-cell office:value-type="float" office:value="0.818">
                <text:p>0.818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1">
                <text:p>0.891</text:p>
              </table:table-cell>
              <table:table-cell office:value-type="float" office:value="0.8865">
                <text:p>0.8865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44">
                <text:p>0.844</text:p>
              </table:table-cell>
              <table:table-cell office:value-type="float" office:value="0.851666666666667">
                <text:p>0.851666666666667</text:p>
              </table:table-cell>
              <table:table-cell office:value-type="float" office:value="0.870166666666667">
                <text:p>0.870166666666667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26166666666667">
                <text:p>0.82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6">
                <text:p>0.886</text:p>
              </table:table-cell>
              <table:table-cell office:value-type="float" office:value="0.879">
                <text:p>0.879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15">
                <text:p>0.8815</text:p>
              </table:table-cell>
              <table:table-cell office:value-type="float" office:value="0.875">
                <text:p>0.875</text:p>
              </table:table-cell>
              <table:table-cell office:value-type="float" office:value="0.866166666666667">
                <text:p>0.8661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45">
                <text:p>0.8745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1833333333333">
                <text:p>0.841833333333333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725">
                <text:p>0.8725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66333333333333">
                <text:p>0.866333333333333</text:p>
              </table:table-cell>
              <table:table-cell office:value-type="float" office:value="0.8525">
                <text:p>0.852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1666666666667">
                <text:p>0.8816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60166666666667">
                <text:p>0.860166666666667</text:p>
              </table:table-cell>
              <table:table-cell office:value-type="float" office:value="0.863166666666667">
                <text:p>0.8631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5cm" chart:style-name="ch2">
          <text:p>Précision par epoch</text:p>
        </chart:title>
        <chart:subtitle svg:x="1.805cm" svg:y="1.196cm" chart:style-name="ch3">
          <text:p>Nombre layer=10, nombre neurones par layer=512, nombre epoch=100</text:p>
        </chart:subtitle>
        <chart:legend chart:legend-position="end" svg:x="13.227cm" svg:y="4.24cm" style:legend-expansion="high" chart:style-name="ch4"/>
        <chart:plot-area chart:style-name="ch5" table:cell-range-address="'Sig-10Layer-512N-100epoch'.F5:'Sig-10Layer-512N-100epoch'.G36 'Sig-10Layer-512N-100epoch'.F4:'Sig-10Layer-512N-100epoch'.F4" chart:data-source-has-labels="row" svg:x="1.279cm" svg:y="1.979cm" svg:width="11.628cm" svg:height="5.912cm">
          <chartooo:coordinate-region svg:x="2.006cm" svg:y="2.139cm" svg:width="10.714cm" svg:height="5.184cm"/>
          <chart:axis chart:dimension="x" chart:name="primary-x" chart:style-name="ch6">
            <chart:title svg:x="6.573cm" svg:y="8.071cm" chart:style-name="ch7">
              <text:p>Epoch</text:p>
            </chart:title>
          </chart:axis>
          <chart:axis chart:dimension="y" chart:name="primary-y" chart:style-name="ch6">
            <chart:title svg:x="0.451cm" svg:y="5.667cm" chart:style-name="ch8">
              <text:p>Précision</text:p>
            </chart:title>
            <chart:grid chart:style-name="ch9" chart:class="major"/>
          </chart:axis>
          <chart:series chart:style-name="ch10" chart:values-cell-range-address="'Sig-10Layer-512N-100epoch'.F5:'Sig-10Layer-512N-100epoch'.F36" chart:label-cell-address="'Sig-10Layer-512N-100epoch'.F4:'Sig-10Layer-512N-100epoch'.F4" chart:class="chart:scatter">
            <chart:domain table:cell-range-address="'Sig-10Layer-512N-100epoch'.G5:'Sig-10Layer-512N-100epoch'.G36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Précision</text:p>
                <draw:g>
                  <svg:desc>'Sig-10Layer-512N-100epoch'.F4:'Sig-10Layer-512N-100epoch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10Layer-512N-100epoch'.G5:'Sig-10Layer-512N-100epoch'.G36</svg:desc>
                </draw:g>
              </table:table-cell>
              <table:table-cell office:value-type="float" office:value="0.612333333333333">
                <text:p>0.612333333333333</text:p>
                <draw:g>
                  <svg:desc>'Sig-10Layer-512N-100epoch'.F5:'Sig-10Layer-512N-100epoch'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9333333333333">
                <text:p>0.619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5666666666667">
                <text:p>0.835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4666666666667">
                <text:p>0.86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9333333333333">
                <text:p>0.859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0166666666667">
                <text:p>0.870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6333333333333">
                <text:p>0.876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6666666666667">
                <text:p>0.87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5166666666667">
                <text:p>0.875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8833333333333">
                <text:p>0.878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45">
                <text:p>0.8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1833333333333">
                <text:p>0.881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68166666666667">
                <text:p>0.868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82333333333333">
                <text:p>0.882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71333333333333">
                <text:p>0.871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74666666666667">
                <text:p>0.874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2833333333333">
                <text:p>0.882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1333333333333">
                <text:p>0.881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2666666666667">
                <text:p>0.882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78833333333333">
                <text:p>0.878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355cm" svg:height="12.471cm" xlink:href=".." xlink:type="simple" chart:class="chart:scatter" chart:style-name="ch1">
        <chart:title svg:x="5.106cm" svg:y="0.384cm" chart:style-name="ch2">
          <text:p>Variation de la précision selon le nombre de layers</text:p>
        </chart:title>
        <chart:subtitle svg:x="1.865cm" svg:y="1.334cm" chart:style-name="ch3">
          <text:p>Avec taux d'apprentissage = 0.01, nombre de neurones par couche = 512, nombre d'epoch = 10</text:p>
        </chart:subtitle>
        <chart:legend chart:legend-position="end" svg:x="17.503cm" svg:y="4.509cm" style:legend-expansion="high" chart:style-name="ch4"/>
        <chart:plot-area chart:style-name="ch5" table:cell-range-address="'Sig-NLayer-lr=0.01'.H5:'Sig-NLayer-lr=0.01'.P15" chart:data-source-has-labels="row" svg:x="1.366cm" svg:y="2.186cm" svg:width="15.73cm" svg:height="9.107cm">
          <chartooo:coordinate-region svg:x="2.278cm" svg:y="2.346cm" svg:width="14.631cm" svg:height="8.379cm"/>
          <chart:axis chart:dimension="x" chart:name="primary-x" chart:style-name="ch6">
            <chart:title svg:x="8.711cm" svg:y="11.542cm" chart:style-name="ch7">
              <text:p>Epoch</text:p>
            </chart:title>
          </chart:axis>
          <chart:axis chart:dimension="y" chart:name="primary-y" chart:style-name="ch8">
            <chart:title svg:x="0.451cm" svg:y="7.471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1'.I6:'Sig-NLayer-lr=0.01'.I15" chart:label-cell-address="'Sig-NLayer-lr=0.01'.I5:'Sig-NLayer-lr=0.01'.I5" chart:class="chart:scatter">
            <chart:domain table:cell-range-address="'Sig-NLayer-lr=0.01'.H6:'Sig-NLayer-lr=0.01'.H15"/>
            <chart:data-point chart:repeated="10"/>
          </chart:series>
          <chart:series chart:style-name="ch12" chart:values-cell-range-address="'Sig-NLayer-lr=0.01'.J6:'Sig-NLayer-lr=0.01'.J15" chart:label-cell-address="'Sig-NLayer-lr=0.01'.J5:'Sig-NLayer-lr=0.01'.J5" chart:class="chart:scatter">
            <chart:data-point chart:repeated="10"/>
          </chart:series>
          <chart:series chart:style-name="ch13" chart:values-cell-range-address="'Sig-NLayer-lr=0.01'.K6:'Sig-NLayer-lr=0.01'.K15" chart:label-cell-address="'Sig-NLayer-lr=0.01'.K5:'Sig-NLayer-lr=0.01'.K5" chart:class="chart:scatter">
            <chart:data-point chart:repeated="10"/>
          </chart:series>
          <chart:series chart:style-name="ch14" chart:values-cell-range-address="'Sig-NLayer-lr=0.01'.L6:'Sig-NLayer-lr=0.01'.L15" chart:label-cell-address="'Sig-NLayer-lr=0.01'.L5:'Sig-NLayer-lr=0.01'.L5" chart:class="chart:scatter">
            <chart:data-point chart:repeated="10"/>
          </chart:series>
          <chart:series chart:style-name="ch15" chart:values-cell-range-address="'Sig-NLayer-lr=0.01'.M6:'Sig-NLayer-lr=0.01'.M15" chart:label-cell-address="'Sig-NLayer-lr=0.01'.M5:'Sig-NLayer-lr=0.01'.M5" chart:class="chart:scatter">
            <chart:data-point chart:repeated="10"/>
          </chart:series>
          <chart:series chart:style-name="ch16" chart:values-cell-range-address="'Sig-NLayer-lr=0.01'.N6:'Sig-NLayer-lr=0.01'.N15" chart:label-cell-address="'Sig-NLayer-lr=0.01'.N5:'Sig-NLayer-lr=0.01'.N5" chart:class="chart:scatter">
            <chart:data-point chart:repeated="10"/>
          </chart:series>
          <chart:series chart:style-name="ch17" chart:values-cell-range-address="'Sig-NLayer-lr=0.01'.O6:'Sig-NLayer-lr=0.01'.O15" chart:label-cell-address="'Sig-NLayer-lr=0.01'.O5:'Sig-NLayer-lr=0.01'.O5" chart:class="chart:scatter">
            <chart:data-point chart:repeated="10"/>
          </chart:series>
          <chart:series chart:style-name="ch18" chart:values-cell-range-address="'Sig-NLayer-lr=0.01'.P6:'Sig-NLayer-lr=0.01'.P15" chart:label-cell-address="'Sig-NLayer-lr=0.01'.P5:'Sig-NLayer-lr=0.01'.P5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1'.I5:'Sig-NLayer-lr=0.01'.I5</svg:desc>
                </draw:g>
              </table:table-cell>
              <table:table-cell office:value-type="string">
                <text:p>2 Layers</text:p>
                <draw:g>
                  <svg:desc>'Sig-NLayer-lr=0.01'.J5:'Sig-NLayer-lr=0.01'.J5</svg:desc>
                </draw:g>
              </table:table-cell>
              <table:table-cell office:value-type="string">
                <text:p>3 Layers</text:p>
                <draw:g>
                  <svg:desc>'Sig-NLayer-lr=0.01'.K5:'Sig-NLayer-lr=0.01'.K5</svg:desc>
                </draw:g>
              </table:table-cell>
              <table:table-cell office:value-type="string">
                <text:p>4 Layers</text:p>
                <draw:g>
                  <svg:desc>'Sig-NLayer-lr=0.01'.L5:'Sig-NLayer-lr=0.01'.L5</svg:desc>
                </draw:g>
              </table:table-cell>
              <table:table-cell office:value-type="string">
                <text:p>5 Layers</text:p>
                <draw:g>
                  <svg:desc>'Sig-NLayer-lr=0.01'.M5:'Sig-NLayer-lr=0.01'.M5</svg:desc>
                </draw:g>
              </table:table-cell>
              <table:table-cell office:value-type="string">
                <text:p>7 Layers</text:p>
                <draw:g>
                  <svg:desc>'Sig-NLayer-lr=0.01'.N5:'Sig-NLayer-lr=0.01'.N5</svg:desc>
                </draw:g>
              </table:table-cell>
              <table:table-cell office:value-type="string">
                <text:p>8 Layers</text:p>
                <draw:g>
                  <svg:desc>'Sig-NLayer-lr=0.01'.O5:'Sig-NLayer-lr=0.01'.O5</svg:desc>
                </draw:g>
              </table:table-cell>
              <table:table-cell office:value-type="string">
                <text:p>10 Layers</text:p>
                <draw:g>
                  <svg:desc>'Sig-NLayer-lr=0.01'.P5:'Sig-NLayer-lr=0.01'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1'.H6:'Sig-NLayer-lr=0.01'.H15</svg:desc>
                </draw:g>
              </table:table-cell>
              <table:table-cell office:value-type="float" office:value="0.803833333333333">
                <text:p>0.803833333333333</text:p>
                <draw:g>
                  <svg:desc>'Sig-NLayer-lr=0.01'.I6:'Sig-NLayer-lr=0.01'.I15</svg:desc>
                </draw:g>
              </table:table-cell>
              <table:table-cell office:value-type="float" office:value="0.800166666666667">
                <text:p>0.800166666666667</text:p>
                <draw:g>
                  <svg:desc>'Sig-NLayer-lr=0.01'.J6:'Sig-NLayer-lr=0.01'.J15</svg:desc>
                </draw:g>
              </table:table-cell>
              <table:table-cell office:value-type="float" office:value="0.779833333333333">
                <text:p>0.779833333333333</text:p>
                <draw:g>
                  <svg:desc>'Sig-NLayer-lr=0.01'.K6:'Sig-NLayer-lr=0.01'.K15</svg:desc>
                </draw:g>
              </table:table-cell>
              <table:table-cell office:value-type="float" office:value="0.7295">
                <text:p>0.7295</text:p>
                <draw:g>
                  <svg:desc>'Sig-NLayer-lr=0.01'.L6:'Sig-NLayer-lr=0.01'.L15</svg:desc>
                </draw:g>
              </table:table-cell>
              <table:table-cell office:value-type="float" office:value="0.768833333333333">
                <text:p>0.768833333333333</text:p>
                <draw:g>
                  <svg:desc>'Sig-NLayer-lr=0.01'.M6:'Sig-NLayer-lr=0.01'.M15</svg:desc>
                </draw:g>
              </table:table-cell>
              <table:table-cell office:value-type="float" office:value="0.619">
                <text:p>0.619</text:p>
                <draw:g>
                  <svg:desc>'Sig-NLayer-lr=0.01'.N6:'Sig-NLayer-lr=0.01'.N15</svg:desc>
                </draw:g>
              </table:table-cell>
              <table:table-cell office:value-type="float" office:value="0.691666666666667">
                <text:p>0.691666666666667</text:p>
                <draw:g>
                  <svg:desc>'Sig-NLayer-lr=0.01'.O6:'Sig-NLayer-lr=0.01'.O15</svg:desc>
                </draw:g>
              </table:table-cell>
              <table:table-cell office:value-type="float" office:value="0.636833333333333">
                <text:p>0.636833333333333</text:p>
                <draw:g>
                  <svg:desc>'Sig-NLayer-lr=0.01'.P6:'Sig-NLayer-lr=0.01'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55">
                <text:p>0.8155</text:p>
              </table:table-cell>
              <table:table-cell office:value-type="float" office:value="0.825166666666667">
                <text:p>0.825166666666667</text:p>
              </table:table-cell>
              <table:table-cell office:value-type="float" office:value="0.820333333333333">
                <text:p>0.820333333333333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0.759166666666667">
                <text:p>0.759166666666667</text:p>
              </table:table-cell>
              <table:table-cell office:value-type="float" office:value="0.652333333333333">
                <text:p>0.652333333333333</text:p>
              </table:table-cell>
              <table:table-cell office:value-type="float" office:value="0.708833333333333">
                <text:p>0.708833333333333</text:p>
              </table:table-cell>
              <table:table-cell office:value-type="float" office:value="0.680333333333333">
                <text:p>0.68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839333333333333">
                <text:p>0.839333333333333</text:p>
              </table:table-cell>
              <table:table-cell office:value-type="float" office:value="0.835833333333333">
                <text:p>0.835833333333333</text:p>
              </table:table-cell>
              <table:table-cell office:value-type="float" office:value="0.806333333333333">
                <text:p>0.806333333333333</text:p>
              </table:table-cell>
              <table:table-cell office:value-type="float" office:value="0.804166666666667">
                <text:p>0.804166666666667</text:p>
              </table:table-cell>
              <table:table-cell office:value-type="float" office:value="0.665166666666667">
                <text:p>0.665166666666667</text:p>
              </table:table-cell>
              <table:table-cell office:value-type="float" office:value="0.772666666666667">
                <text:p>0.772666666666667</text:p>
              </table:table-cell>
              <table:table-cell office:value-type="float" office:value="0.617666666666667">
                <text:p>0.617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5333333333333">
                <text:p>0.835333333333333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4833333333333">
                <text:p>0.824833333333333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747">
                <text:p>0.747</text:p>
              </table:table-cell>
              <table:table-cell office:value-type="float" office:value="0.800333333333333">
                <text:p>0.800333333333333</text:p>
              </table:table-cell>
              <table:table-cell office:value-type="float" office:value="0.669666666666667">
                <text:p>0.669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7333333333333">
                <text:p>0.807333333333333</text:p>
              </table:table-cell>
              <table:table-cell office:value-type="float" office:value="0.838166666666667">
                <text:p>0.838166666666667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0.814">
                <text:p>0.814</text:p>
              </table:table-cell>
              <table:table-cell office:value-type="float" office:value="0.782833333333333">
                <text:p>0.782833333333333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776">
                <text:p>0.776</text:p>
              </table:table-cell>
              <table:table-cell office:value-type="float" office:value="0.694833333333333">
                <text:p>0.694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14">
                <text:p>0.814</text:p>
              </table:table-cell>
              <table:table-cell office:value-type="float" office:value="0.8415">
                <text:p>0.8415</text:p>
              </table:table-cell>
              <table:table-cell office:value-type="float" office:value="0.807333333333333">
                <text:p>0.807333333333333</text:p>
              </table:table-cell>
              <table:table-cell office:value-type="float" office:value="0.812333333333333">
                <text:p>0.812333333333333</text:p>
              </table:table-cell>
              <table:table-cell office:value-type="float" office:value="0.734166666666667">
                <text:p>0.734166666666667</text:p>
              </table:table-cell>
              <table:table-cell office:value-type="float" office:value="0.801833333333333">
                <text:p>0.801833333333333</text:p>
              </table:table-cell>
              <table:table-cell office:value-type="float" office:value="0.544666666666667">
                <text:p>0.54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355">
                <text:p>0.8355</text:p>
              </table:table-cell>
              <table:table-cell office:value-type="float" office:value="0.815666666666667">
                <text:p>0.815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20333333333333">
                <text:p>0.820333333333333</text:p>
              </table:table-cell>
              <table:table-cell office:value-type="float" office:value="0.763333333333333">
                <text:p>0.763333333333333</text:p>
              </table:table-cell>
              <table:table-cell office:value-type="float" office:value="0.809333333333333">
                <text:p>0.809333333333333</text:p>
              </table:table-cell>
              <table:table-cell office:value-type="float" office:value="0.688833333333333">
                <text:p>0.688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4666666666667">
                <text:p>0.814666666666667</text:p>
              </table:table-cell>
              <table:table-cell office:value-type="float" office:value="0.821666666666667">
                <text:p>0.821666666666667</text:p>
              </table:table-cell>
              <table:table-cell office:value-type="float" office:value="0.8405">
                <text:p>0.8405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28">
                <text:p>0.828</text:p>
              </table:table-cell>
              <table:table-cell office:value-type="float" office:value="0.769666666666667">
                <text:p>0.769666666666667</text:p>
              </table:table-cell>
              <table:table-cell office:value-type="float" office:value="0.789833333333333">
                <text:p>0.789833333333333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39833333333333">
                <text:p>0.839833333333333</text:p>
              </table:table-cell>
              <table:table-cell office:value-type="float" office:value="0.8415">
                <text:p>0.8415</text:p>
              </table:table-cell>
              <table:table-cell office:value-type="float" office:value="0.827666666666667">
                <text:p>0.827666666666667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787666666666667">
                <text:p>0.787666666666667</text:p>
              </table:table-cell>
              <table:table-cell office:value-type="float" office:value="0.789">
                <text:p>0.789</text:p>
              </table:table-cell>
              <table:table-cell office:value-type="float" office:value="0.677833333333333">
                <text:p>0.677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2">
                <text:p>0.832</text:p>
              </table:table-cell>
              <table:table-cell office:value-type="float" office:value="0.835666666666667">
                <text:p>0.835666666666667</text:p>
              </table:table-cell>
              <table:table-cell office:value-type="float" office:value="0.8405">
                <text:p>0.8405</text:p>
              </table:table-cell>
              <table:table-cell office:value-type="float" office:value="0.832166666666667">
                <text:p>0.832166666666667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7715">
                <text:p>0.7715</text:p>
              </table:table-cell>
              <table:table-cell office:value-type="float" office:value="0.815">
                <text:p>0.815</text:p>
              </table:table-cell>
              <table:table-cell office:value-type="float" office:value="0.721">
                <text:p>0.7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007cm" svg:height="17.441cm" xlink:href=".." xlink:type="simple" chart:class="chart:scatter" chart:style-name="ch1">
        <chart:title svg:x="10.432cm" svg:y="0.483cm" chart:style-name="ch2">
          <text:p>Variation de la précision selon le nombre de layers</text:p>
        </chart:title>
        <chart:subtitle svg:x="6.979cm" svg:y="1.532cm" chart:style-name="ch3">
          <text:p>Avec taux d'apprentissage = 0.0001, nombre de neurones par couche = 512, nombre d'epoch = 50</text:p>
        </chart:subtitle>
        <chart:legend chart:legend-position="end" svg:x="28.34cm" svg:y="7.203cm" style:legend-expansion="high" chart:style-name="ch4"/>
        <chart:plot-area chart:style-name="ch5" table:cell-range-address="'Sig-NLayer-lr=0.0001'.H6:'Sig-NLayer-lr=0.0001'.O55 'Sig-NLayer-lr=0.0001'.I5:'Sig-NLayer-lr=0.0001'.O5" chart:data-source-has-labels="row" svg:x="1.579cm" svg:y="2.483cm" svg:width="26.141cm" svg:height="13.681cm">
          <chartooo:coordinate-region svg:x="2.306cm" svg:y="2.644cm" svg:width="25.227cm" svg:height="12.952cm"/>
          <chart:axis chart:dimension="x" chart:name="primary-x" chart:style-name="ch6">
            <chart:title svg:x="14.129cm" svg:y="16.512cm" chart:style-name="ch7">
              <text:p>Epoch</text:p>
            </chart:title>
          </chart:axis>
          <chart:axis chart:dimension="y" chart:name="primary-y" chart:style-name="ch8">
            <chart:title svg:x="0.451cm" svg:y="10.05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01'.I6:'Sig-NLayer-lr=0.0001'.I55" chart:label-cell-address="'Sig-NLayer-lr=0.0001'.I5:'Sig-NLayer-lr=0.0001'.I5" chart:class="chart:scatter">
            <chart:domain table:cell-range-address="'Sig-NLayer-lr=0.0001'.H6:'Sig-NLayer-lr=0.0001'.H55"/>
            <chart:data-point chart:repeated="50"/>
          </chart:series>
          <chart:series chart:style-name="ch12" chart:values-cell-range-address="'Sig-NLayer-lr=0.0001'.J6:'Sig-NLayer-lr=0.0001'.J55" chart:label-cell-address="'Sig-NLayer-lr=0.0001'.J5:'Sig-NLayer-lr=0.0001'.J5" chart:class="chart:scatter">
            <chart:data-point chart:repeated="50"/>
          </chart:series>
          <chart:series chart:style-name="ch13" chart:values-cell-range-address="'Sig-NLayer-lr=0.0001'.K6:'Sig-NLayer-lr=0.0001'.K55" chart:label-cell-address="'Sig-NLayer-lr=0.0001'.K5:'Sig-NLayer-lr=0.0001'.K5" chart:class="chart:scatter">
            <chart:data-point chart:repeated="50"/>
          </chart:series>
          <chart:series chart:style-name="ch14" chart:values-cell-range-address="'Sig-NLayer-lr=0.0001'.L6:'Sig-NLayer-lr=0.0001'.L55" chart:label-cell-address="'Sig-NLayer-lr=0.0001'.L5:'Sig-NLayer-lr=0.0001'.L5" chart:class="chart:scatter">
            <chart:data-point chart:repeated="50"/>
          </chart:series>
          <chart:series chart:style-name="ch15" chart:values-cell-range-address="'Sig-NLayer-lr=0.0001'.M6:'Sig-NLayer-lr=0.0001'.M55" chart:label-cell-address="'Sig-NLayer-lr=0.0001'.M5:'Sig-NLayer-lr=0.0001'.M5" chart:class="chart:scatter">
            <chart:data-point chart:repeated="50"/>
          </chart:series>
          <chart:series chart:style-name="ch16" chart:values-cell-range-address="'Sig-NLayer-lr=0.0001'.N6:'Sig-NLayer-lr=0.0001'.N55" chart:label-cell-address="'Sig-NLayer-lr=0.0001'.N5:'Sig-NLayer-lr=0.0001'.N5" chart:class="chart:scatter">
            <chart:data-point chart:repeated="50"/>
          </chart:series>
          <chart:series chart:style-name="ch17" chart:values-cell-range-address="'Sig-NLayer-lr=0.0001'.O6:'Sig-NLayer-lr=0.0001'.O55" chart:label-cell-address="'Sig-NLayer-lr=0.0001'.O5:'Sig-NLayer-lr=0.0001'.O5" chart:class="chart:scatter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001'.I5:'Sig-NLayer-lr=0.0001'.I5</svg:desc>
                </draw:g>
              </table:table-cell>
              <table:table-cell office:value-type="string">
                <text:p>2 Layers</text:p>
                <draw:g>
                  <svg:desc>'Sig-NLayer-lr=0.0001'.J5:'Sig-NLayer-lr=0.0001'.J5</svg:desc>
                </draw:g>
              </table:table-cell>
              <table:table-cell office:value-type="string">
                <text:p>3 Layers</text:p>
                <draw:g>
                  <svg:desc>'Sig-NLayer-lr=0.0001'.K5:'Sig-NLayer-lr=0.0001'.K5</svg:desc>
                </draw:g>
              </table:table-cell>
              <table:table-cell office:value-type="string">
                <text:p>4 Layers</text:p>
                <draw:g>
                  <svg:desc>'Sig-NLayer-lr=0.0001'.L5:'Sig-NLayer-lr=0.0001'.L5</svg:desc>
                </draw:g>
              </table:table-cell>
              <table:table-cell office:value-type="string">
                <text:p>5 Layers</text:p>
                <draw:g>
                  <svg:desc>'Sig-NLayer-lr=0.0001'.M5:'Sig-NLayer-lr=0.0001'.M5</svg:desc>
                </draw:g>
              </table:table-cell>
              <table:table-cell office:value-type="string">
                <text:p>6 Layers</text:p>
                <draw:g>
                  <svg:desc>'Sig-NLayer-lr=0.0001'.N5:'Sig-NLayer-lr=0.0001'.N5</svg:desc>
                </draw:g>
              </table:table-cell>
              <table:table-cell office:value-type="string">
                <text:p>7 Layers</text:p>
                <draw:g>
                  <svg:desc>'Sig-NLayer-lr=0.0001'.O5:'Sig-NLayer-lr=0.0001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01'.H6:'Sig-NLayer-lr=0.0001'.H55</svg:desc>
                </draw:g>
              </table:table-cell>
              <table:table-cell office:value-type="float" office:value="0.790166666666667">
                <text:p>0.790166666666667</text:p>
                <draw:g>
                  <svg:desc>'Sig-NLayer-lr=0.0001'.I6:'Sig-NLayer-lr=0.0001'.I55</svg:desc>
                </draw:g>
              </table:table-cell>
              <table:table-cell office:value-type="float" office:value="0.764">
                <text:p>0.764</text:p>
                <draw:g>
                  <svg:desc>'Sig-NLayer-lr=0.0001'.J6:'Sig-NLayer-lr=0.0001'.J55</svg:desc>
                </draw:g>
              </table:table-cell>
              <table:table-cell office:value-type="float" office:value="0.630666666666667">
                <text:p>0.630666666666667</text:p>
                <draw:g>
                  <svg:desc>'Sig-NLayer-lr=0.0001'.K6:'Sig-NLayer-lr=0.0001'.K55</svg:desc>
                </draw:g>
              </table:table-cell>
              <table:table-cell office:value-type="float" office:value="0.402333333333333">
                <text:p>0.402333333333333</text:p>
                <draw:g>
                  <svg:desc>'Sig-NLayer-lr=0.0001'.L6:'Sig-NLayer-lr=0.0001'.L55</svg:desc>
                </draw:g>
              </table:table-cell>
              <table:table-cell office:value-type="float" office:value="0.0956666666666667">
                <text:p>0.0956666666666667</text:p>
                <draw:g>
                  <svg:desc>'Sig-NLayer-lr=0.0001'.M6:'Sig-NLayer-lr=0.0001'.M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N6:'Sig-NLayer-lr=0.0001'.N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O6:'Sig-NLayer-lr=0.0001'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18666666666667">
                <text:p>0.81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34833333333333">
                <text:p>0.734833333333333</text:p>
              </table:table-cell>
              <table:table-cell office:value-type="float" office:value="0.2925">
                <text:p>0.2925</text:p>
              </table:table-cell>
              <table:table-cell office:value-type="float" office:value="0.0948333333333333">
                <text:p>0.0948333333333333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75">
                <text:p>0.8375</text:p>
              </table:table-cell>
              <table:table-cell office:value-type="float" office:value="0.8335">
                <text:p>0.8335</text:p>
              </table:table-cell>
              <table:table-cell office:value-type="float" office:value="0.797166666666667">
                <text:p>0.797166666666667</text:p>
              </table:table-cell>
              <table:table-cell office:value-type="float" office:value="0.792166666666667">
                <text:p>0.792166666666667</text:p>
              </table:table-cell>
              <table:table-cell office:value-type="float" office:value="0.553833333333333">
                <text:p>0.553833333333333</text:p>
              </table:table-cell>
              <table:table-cell office:value-type="float" office:value="0.0988333333333333">
                <text:p>0.0988333333333333</text:p>
              </table:table-cell>
              <table:table-cell office:value-type="float" office:value="0.0976666666666667">
                <text:p>0.097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">
                <text:p>0.848</text:p>
              </table:table-cell>
              <table:table-cell office:value-type="float" office:value="0.8445">
                <text:p>0.8445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624666666666667">
                <text:p>0.624666666666667</text:p>
              </table:table-cell>
              <table:table-cell office:value-type="float" office:value="0.102833333333333">
                <text:p>0.102833333333333</text:p>
              </table:table-cell>
              <table:table-cell office:value-type="float" office:value="0.102333333333333">
                <text:p>0.102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8435">
                <text:p>0.8435</text:p>
              </table:table-cell>
              <table:table-cell office:value-type="float" office:value="0.839666666666667">
                <text:p>0.839666666666667</text:p>
              </table:table-cell>
              <table:table-cell office:value-type="float" office:value="0.753666666666667">
                <text:p>0.753666666666667</text:p>
              </table:table-cell>
              <table:table-cell office:value-type="float" office:value="0.217166666666667">
                <text:p>0.217166666666667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7">
                <text:p>0.857</text:p>
              </table:table-cell>
              <table:table-cell office:value-type="float" office:value="0.8495">
                <text:p>0.8495</text:p>
              </table:table-cell>
              <table:table-cell office:value-type="float" office:value="0.8465">
                <text:p>0.8465</text:p>
              </table:table-cell>
              <table:table-cell office:value-type="float" office:value="0.785166666666667">
                <text:p>0.785166666666667</text:p>
              </table:table-cell>
              <table:table-cell office:value-type="float" office:value="0.447">
                <text:p>0.44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61166666666667">
                <text:p>0.861166666666667</text:p>
              </table:table-cell>
              <table:table-cell office:value-type="float" office:value="0.856333333333333">
                <text:p>0.856333333333333</text:p>
              </table:table-cell>
              <table:table-cell office:value-type="float" office:value="0.8575">
                <text:p>0.8575</text:p>
              </table:table-cell>
              <table:table-cell office:value-type="float" office:value="0.794666666666667">
                <text:p>0.794666666666667</text:p>
              </table:table-cell>
              <table:table-cell office:value-type="float" office:value="0.543">
                <text:p>0.5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9833333333333">
                <text:p>0.859833333333333</text:p>
              </table:table-cell>
              <table:table-cell office:value-type="float" office:value="0.863666666666667">
                <text:p>0.863666666666667</text:p>
              </table:table-cell>
              <table:table-cell office:value-type="float" office:value="0.8595">
                <text:p>0.8595</text:p>
              </table:table-cell>
              <table:table-cell office:value-type="float" office:value="0.862166666666667">
                <text:p>0.86216666666666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01">
                <text:p>0.601</text:p>
              </table:table-cell>
              <table:table-cell office:value-type="float" office:value="0.560666666666667">
                <text:p>0.56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65333333333333">
                <text:p>0.865333333333333</text:p>
              </table:table-cell>
              <table:table-cell office:value-type="float" office:value="0.863">
                <text:p>0.863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0.601833333333333">
                <text:p>0.601833333333333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4">
                <text:p>0.864</text:p>
              </table:table-cell>
              <table:table-cell office:value-type="float" office:value="0.8685">
                <text:p>0.8685</text:p>
              </table:table-cell>
              <table:table-cell office:value-type="float" office:value="0.869">
                <text:p>0.86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618">
                <text:p>0.61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166666666667">
                <text:p>0.868166666666667</text:p>
              </table:table-cell>
              <table:table-cell office:value-type="float" office:value="0.871">
                <text:p>0.871</text:p>
              </table:table-cell>
              <table:table-cell office:value-type="float" office:value="0.873833333333333">
                <text:p>0.8738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643833333333333">
                <text:p>0.64383333333333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871666666666667">
                <text:p>0.871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636833333333333">
                <text:p>0.6368333333333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74166666666667">
                <text:p>0.874166666666667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6455">
                <text:p>0.645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5">
                <text:p>0.8735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4666666666667">
                <text:p>0.874666666666667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646833333333333">
                <text:p>0.646833333333333</text:p>
              </table:table-cell>
              <table:table-cell office:value-type="float" office:value="0.777166666666667">
                <text:p>0.77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815">
                <text:p>0.8815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56">
                <text:p>0.856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59166666666667">
                <text:p>0.65916666666666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661166666666667">
                <text:p>0.661166666666667</text:p>
              </table:table-cell>
              <table:table-cell office:value-type="float" office:value="0.824166666666667">
                <text:p>0.824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5333333333333">
                <text:p>0.875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663833333333333">
                <text:p>0.663833333333333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2666666666667">
                <text:p>0.662666666666667</text:p>
              </table:table-cell>
              <table:table-cell office:value-type="float" office:value="0.826833333333333">
                <text:p>0.826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785">
                <text:p>0.8785</text:p>
              </table:table-cell>
              <table:table-cell office:value-type="float" office:value="0.880833333333333">
                <text:p>0.8808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84166666666667">
                <text:p>0.884166666666667</text:p>
              </table:table-cell>
              <table:table-cell office:value-type="float" office:value="0.8655">
                <text:p>0.8655</text:p>
              </table:table-cell>
              <table:table-cell office:value-type="float" office:value="0.658">
                <text:p>0.658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55">
                <text:p>0.8855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657666666666667">
                <text:p>0.65766666666666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2166666666667">
                <text:p>0.882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701">
                <text:p>0.701</text:p>
              </table:table-cell>
              <table:table-cell office:value-type="float" office:value="0.834833333333333">
                <text:p>0.834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69">
                <text:p>0.869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">
                <text:p>0.87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845">
                <text:p>0.8845</text:p>
              </table:table-cell>
              <table:table-cell office:value-type="float" office:value="0.867">
                <text:p>0.867</text:p>
              </table:table-cell>
              <table:table-cell office:value-type="float" office:value="0.805166666666667">
                <text:p>0.8051666666666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875">
                <text:p>0.8875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14833333333333">
                <text:p>0.814833333333333</text:p>
              </table:table-cell>
              <table:table-cell office:value-type="float" office:value="0.840666666666667">
                <text:p>0.84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82">
                <text:p>0.882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40166666666667">
                <text:p>0.840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3">
                <text:p>0.883</text:p>
              </table:table-cell>
              <table:table-cell office:value-type="float" office:value="0.891">
                <text:p>0.891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305">
                <text:p>0.8305</text:p>
              </table:table-cell>
              <table:table-cell office:value-type="float" office:value="0.836166666666667">
                <text:p>0.836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905">
                <text:p>0.890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64333333333333">
                <text:p>0.864333333333333</text:p>
              </table:table-cell>
              <table:table-cell office:value-type="float" office:value="0.831166666666667">
                <text:p>0.831166666666667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9">
                <text:p>0.89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15">
                <text:p>0.891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37833333333333">
                <text:p>0.837833333333333</text:p>
              </table:table-cell>
              <table:table-cell office:value-type="float" office:value="0.837666666666667">
                <text:p>0.837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65">
                <text:p>0.8865</text:p>
              </table:table-cell>
              <table:table-cell office:value-type="float" office:value="0.892">
                <text:p>0.892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42333333333333">
                <text:p>0.842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7">
                <text:p>0.88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73166666666667">
                <text:p>0.873166666666667</text:p>
              </table:table-cell>
              <table:table-cell office:value-type="float" office:value="0.8455">
                <text:p>0.8455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2166666666667">
                <text:p>0.84216666666666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455">
                <text:p>0.845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4333333333333">
                <text:p>0.89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5">
                <text:p>0.845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0.847833333333333">
                <text:p>0.847833333333333</text:p>
              </table:table-cell>
              <table:table-cell office:value-type="float" office:value="0.851833333333333">
                <text:p>0.851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5">
                <text:p>0.8885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844333333333333">
                <text:p>0.844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745">
                <text:p>0.8745</text:p>
              </table:table-cell>
              <table:table-cell office:value-type="float" office:value="0.845166666666667">
                <text:p>0.84516666666666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8666666666667">
                <text:p>0.84866666666666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805">
                <text:p>0.8805</text:p>
              </table:table-cell>
              <table:table-cell office:value-type="float" office:value="0.85">
                <text:p>0.8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54333333333333">
                <text:p>0.8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85">
                <text:p>0.8985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695">
                <text:p>0.8695</text:p>
              </table:table-cell>
              <table:table-cell office:value-type="float" office:value="0.848333333333333">
                <text:p>0.848333333333333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4">
                <text:p>0.894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72">
                <text:p>0.872</text:p>
              </table:table-cell>
              <table:table-cell office:value-type="float" office:value="0.844833333333333">
                <text:p>0.844833333333333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">
                <text:p>0.89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99">
                <text:p>0.89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6">
                <text:p>0.876</text:p>
              </table:table-cell>
              <table:table-cell office:value-type="float" office:value="0.850833333333333">
                <text:p>0.85083333333333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895">
                <text:p>0.8895</text:p>
              </table:table-cell>
              <table:table-cell office:value-type="float" office:value="0.8715">
                <text:p>0.8715</text:p>
              </table:table-cell>
              <table:table-cell office:value-type="float" office:value="0.849833333333333">
                <text:p>0.849833333333333</text:p>
              </table:table-cell>
              <table:table-cell office:value-type="float" office:value="0.848333333333333">
                <text:p>0.84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15">
                <text:p>0.8915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76833333333333">
                <text:p>0.876833333333333</text:p>
              </table:table-cell>
              <table:table-cell office:value-type="float" office:value="0.850666666666667">
                <text:p>0.850666666666667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47666666666667">
                <text:p>0.84766666666666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007cm" svg:height="17.441cm" xlink:href=".." xlink:type="simple" chart:class="chart:scatter" chart:style-name="ch1">
        <chart:title svg:x="10.432cm" svg:y="0.483cm" chart:style-name="ch2">
          <text:p>Variation de la précision selon le nombre de layers</text:p>
        </chart:title>
        <chart:subtitle svg:x="6.979cm" svg:y="1.532cm" chart:style-name="ch3">
          <text:p>Avec taux d'apprentissage = 0.0001, nombre de neurones par couche = 512, nombre d'epoch = 50</text:p>
        </chart:subtitle>
        <chart:legend chart:legend-position="end" svg:x="28.34cm" svg:y="7.203cm" style:legend-expansion="high" chart:style-name="ch4"/>
        <chart:plot-area chart:style-name="ch5" table:cell-range-address="'Sig-NLayer-lr=0.0001'.H6:'Sig-NLayer-lr=0.0001'.O55 'Sig-NLayer-lr=0.0001'.I5:'Sig-NLayer-lr=0.0001'.O5" chart:data-source-has-labels="row" svg:x="1.579cm" svg:y="2.483cm" svg:width="26.141cm" svg:height="13.681cm">
          <chartooo:coordinate-region svg:x="2.491cm" svg:y="2.644cm" svg:width="25.042cm" svg:height="12.952cm"/>
          <chart:axis chart:dimension="x" chart:name="primary-x" chart:style-name="ch6">
            <chart:title svg:x="14.129cm" svg:y="16.512cm" chart:style-name="ch7">
              <text:p>Epoch</text:p>
            </chart:title>
          </chart:axis>
          <chart:axis chart:dimension="y" chart:name="primary-y" chart:style-name="ch8">
            <chart:title svg:x="0.451cm" svg:y="10.05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01'.I6:'Sig-NLayer-lr=0.0001'.I55" chart:label-cell-address="'Sig-NLayer-lr=0.0001'.I5:'Sig-NLayer-lr=0.0001'.I5" chart:class="chart:scatter">
            <chart:domain table:cell-range-address="'Sig-NLayer-lr=0.0001'.H6:'Sig-NLayer-lr=0.0001'.H55"/>
            <chart:data-point chart:repeated="50"/>
          </chart:series>
          <chart:series chart:style-name="ch12" chart:values-cell-range-address="'Sig-NLayer-lr=0.0001'.J6:'Sig-NLayer-lr=0.0001'.J55" chart:label-cell-address="'Sig-NLayer-lr=0.0001'.J5:'Sig-NLayer-lr=0.0001'.J5" chart:class="chart:scatter">
            <chart:data-point chart:repeated="50"/>
          </chart:series>
          <chart:series chart:style-name="ch13" chart:values-cell-range-address="'Sig-NLayer-lr=0.0001'.K6:'Sig-NLayer-lr=0.0001'.K55" chart:label-cell-address="'Sig-NLayer-lr=0.0001'.K5:'Sig-NLayer-lr=0.0001'.K5" chart:class="chart:scatter">
            <chart:data-point chart:repeated="50"/>
          </chart:series>
          <chart:series chart:style-name="ch14" chart:values-cell-range-address="'Sig-NLayer-lr=0.0001'.L6:'Sig-NLayer-lr=0.0001'.L55" chart:label-cell-address="'Sig-NLayer-lr=0.0001'.L5:'Sig-NLayer-lr=0.0001'.L5" chart:class="chart:scatter">
            <chart:data-point chart:repeated="50"/>
          </chart:series>
          <chart:series chart:style-name="ch15" chart:values-cell-range-address="'Sig-NLayer-lr=0.0001'.M6:'Sig-NLayer-lr=0.0001'.M55" chart:label-cell-address="'Sig-NLayer-lr=0.0001'.M5:'Sig-NLayer-lr=0.0001'.M5" chart:class="chart:scatter">
            <chart:data-point chart:repeated="50"/>
          </chart:series>
          <chart:series chart:style-name="ch16" chart:values-cell-range-address="'Sig-NLayer-lr=0.0001'.N6:'Sig-NLayer-lr=0.0001'.N55" chart:label-cell-address="'Sig-NLayer-lr=0.0001'.N5:'Sig-NLayer-lr=0.0001'.N5" chart:class="chart:scatter">
            <chart:data-point chart:repeated="50"/>
          </chart:series>
          <chart:series chart:style-name="ch17" chart:values-cell-range-address="'Sig-NLayer-lr=0.0001'.O6:'Sig-NLayer-lr=0.0001'.O55" chart:label-cell-address="'Sig-NLayer-lr=0.0001'.O5:'Sig-NLayer-lr=0.0001'.O5" chart:class="chart:scatter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001'.I5:'Sig-NLayer-lr=0.0001'.I5</svg:desc>
                </draw:g>
              </table:table-cell>
              <table:table-cell office:value-type="string">
                <text:p>2 Layers</text:p>
                <draw:g>
                  <svg:desc>'Sig-NLayer-lr=0.0001'.J5:'Sig-NLayer-lr=0.0001'.J5</svg:desc>
                </draw:g>
              </table:table-cell>
              <table:table-cell office:value-type="string">
                <text:p>3 Layers</text:p>
                <draw:g>
                  <svg:desc>'Sig-NLayer-lr=0.0001'.K5:'Sig-NLayer-lr=0.0001'.K5</svg:desc>
                </draw:g>
              </table:table-cell>
              <table:table-cell office:value-type="string">
                <text:p>4 Layers</text:p>
                <draw:g>
                  <svg:desc>'Sig-NLayer-lr=0.0001'.L5:'Sig-NLayer-lr=0.0001'.L5</svg:desc>
                </draw:g>
              </table:table-cell>
              <table:table-cell office:value-type="string">
                <text:p>5 Layers</text:p>
                <draw:g>
                  <svg:desc>'Sig-NLayer-lr=0.0001'.M5:'Sig-NLayer-lr=0.0001'.M5</svg:desc>
                </draw:g>
              </table:table-cell>
              <table:table-cell office:value-type="string">
                <text:p>6 Layers</text:p>
                <draw:g>
                  <svg:desc>'Sig-NLayer-lr=0.0001'.N5:'Sig-NLayer-lr=0.0001'.N5</svg:desc>
                </draw:g>
              </table:table-cell>
              <table:table-cell office:value-type="string">
                <text:p>7 Layers</text:p>
                <draw:g>
                  <svg:desc>'Sig-NLayer-lr=0.0001'.O5:'Sig-NLayer-lr=0.0001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01'.H6:'Sig-NLayer-lr=0.0001'.H55</svg:desc>
                </draw:g>
              </table:table-cell>
              <table:table-cell office:value-type="float" office:value="0.790166666666667">
                <text:p>0.790166666666667</text:p>
                <draw:g>
                  <svg:desc>'Sig-NLayer-lr=0.0001'.I6:'Sig-NLayer-lr=0.0001'.I55</svg:desc>
                </draw:g>
              </table:table-cell>
              <table:table-cell office:value-type="float" office:value="0.764">
                <text:p>0.764</text:p>
                <draw:g>
                  <svg:desc>'Sig-NLayer-lr=0.0001'.J6:'Sig-NLayer-lr=0.0001'.J55</svg:desc>
                </draw:g>
              </table:table-cell>
              <table:table-cell office:value-type="float" office:value="0.630666666666667">
                <text:p>0.630666666666667</text:p>
                <draw:g>
                  <svg:desc>'Sig-NLayer-lr=0.0001'.K6:'Sig-NLayer-lr=0.0001'.K55</svg:desc>
                </draw:g>
              </table:table-cell>
              <table:table-cell office:value-type="float" office:value="0.402333333333333">
                <text:p>0.402333333333333</text:p>
                <draw:g>
                  <svg:desc>'Sig-NLayer-lr=0.0001'.L6:'Sig-NLayer-lr=0.0001'.L55</svg:desc>
                </draw:g>
              </table:table-cell>
              <table:table-cell office:value-type="float" office:value="0.0956666666666667">
                <text:p>0.0956666666666667</text:p>
                <draw:g>
                  <svg:desc>'Sig-NLayer-lr=0.0001'.M6:'Sig-NLayer-lr=0.0001'.M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N6:'Sig-NLayer-lr=0.0001'.N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O6:'Sig-NLayer-lr=0.0001'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18666666666667">
                <text:p>0.81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34833333333333">
                <text:p>0.734833333333333</text:p>
              </table:table-cell>
              <table:table-cell office:value-type="float" office:value="0.2925">
                <text:p>0.2925</text:p>
              </table:table-cell>
              <table:table-cell office:value-type="float" office:value="0.0948333333333333">
                <text:p>0.0948333333333333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75">
                <text:p>0.8375</text:p>
              </table:table-cell>
              <table:table-cell office:value-type="float" office:value="0.8335">
                <text:p>0.8335</text:p>
              </table:table-cell>
              <table:table-cell office:value-type="float" office:value="0.797166666666667">
                <text:p>0.797166666666667</text:p>
              </table:table-cell>
              <table:table-cell office:value-type="float" office:value="0.792166666666667">
                <text:p>0.792166666666667</text:p>
              </table:table-cell>
              <table:table-cell office:value-type="float" office:value="0.553833333333333">
                <text:p>0.553833333333333</text:p>
              </table:table-cell>
              <table:table-cell office:value-type="float" office:value="0.0988333333333333">
                <text:p>0.0988333333333333</text:p>
              </table:table-cell>
              <table:table-cell office:value-type="float" office:value="0.0976666666666667">
                <text:p>0.097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">
                <text:p>0.848</text:p>
              </table:table-cell>
              <table:table-cell office:value-type="float" office:value="0.8445">
                <text:p>0.8445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624666666666667">
                <text:p>0.624666666666667</text:p>
              </table:table-cell>
              <table:table-cell office:value-type="float" office:value="0.102833333333333">
                <text:p>0.102833333333333</text:p>
              </table:table-cell>
              <table:table-cell office:value-type="float" office:value="0.102333333333333">
                <text:p>0.102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8435">
                <text:p>0.8435</text:p>
              </table:table-cell>
              <table:table-cell office:value-type="float" office:value="0.839666666666667">
                <text:p>0.839666666666667</text:p>
              </table:table-cell>
              <table:table-cell office:value-type="float" office:value="0.753666666666667">
                <text:p>0.753666666666667</text:p>
              </table:table-cell>
              <table:table-cell office:value-type="float" office:value="0.217166666666667">
                <text:p>0.217166666666667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7">
                <text:p>0.857</text:p>
              </table:table-cell>
              <table:table-cell office:value-type="float" office:value="0.8495">
                <text:p>0.8495</text:p>
              </table:table-cell>
              <table:table-cell office:value-type="float" office:value="0.8465">
                <text:p>0.8465</text:p>
              </table:table-cell>
              <table:table-cell office:value-type="float" office:value="0.785166666666667">
                <text:p>0.785166666666667</text:p>
              </table:table-cell>
              <table:table-cell office:value-type="float" office:value="0.447">
                <text:p>0.44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61166666666667">
                <text:p>0.861166666666667</text:p>
              </table:table-cell>
              <table:table-cell office:value-type="float" office:value="0.856333333333333">
                <text:p>0.856333333333333</text:p>
              </table:table-cell>
              <table:table-cell office:value-type="float" office:value="0.8575">
                <text:p>0.8575</text:p>
              </table:table-cell>
              <table:table-cell office:value-type="float" office:value="0.794666666666667">
                <text:p>0.794666666666667</text:p>
              </table:table-cell>
              <table:table-cell office:value-type="float" office:value="0.543">
                <text:p>0.5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9833333333333">
                <text:p>0.859833333333333</text:p>
              </table:table-cell>
              <table:table-cell office:value-type="float" office:value="0.863666666666667">
                <text:p>0.863666666666667</text:p>
              </table:table-cell>
              <table:table-cell office:value-type="float" office:value="0.8595">
                <text:p>0.8595</text:p>
              </table:table-cell>
              <table:table-cell office:value-type="float" office:value="0.862166666666667">
                <text:p>0.86216666666666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01">
                <text:p>0.601</text:p>
              </table:table-cell>
              <table:table-cell office:value-type="float" office:value="0.560666666666667">
                <text:p>0.56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65333333333333">
                <text:p>0.865333333333333</text:p>
              </table:table-cell>
              <table:table-cell office:value-type="float" office:value="0.863">
                <text:p>0.863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0.601833333333333">
                <text:p>0.601833333333333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4">
                <text:p>0.864</text:p>
              </table:table-cell>
              <table:table-cell office:value-type="float" office:value="0.8685">
                <text:p>0.8685</text:p>
              </table:table-cell>
              <table:table-cell office:value-type="float" office:value="0.869">
                <text:p>0.86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618">
                <text:p>0.61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166666666667">
                <text:p>0.868166666666667</text:p>
              </table:table-cell>
              <table:table-cell office:value-type="float" office:value="0.871">
                <text:p>0.871</text:p>
              </table:table-cell>
              <table:table-cell office:value-type="float" office:value="0.873833333333333">
                <text:p>0.8738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643833333333333">
                <text:p>0.64383333333333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871666666666667">
                <text:p>0.871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636833333333333">
                <text:p>0.6368333333333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74166666666667">
                <text:p>0.874166666666667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6455">
                <text:p>0.645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5">
                <text:p>0.8735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4666666666667">
                <text:p>0.874666666666667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646833333333333">
                <text:p>0.646833333333333</text:p>
              </table:table-cell>
              <table:table-cell office:value-type="float" office:value="0.777166666666667">
                <text:p>0.77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815">
                <text:p>0.8815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56">
                <text:p>0.856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59166666666667">
                <text:p>0.65916666666666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661166666666667">
                <text:p>0.661166666666667</text:p>
              </table:table-cell>
              <table:table-cell office:value-type="float" office:value="0.824166666666667">
                <text:p>0.824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5333333333333">
                <text:p>0.875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663833333333333">
                <text:p>0.663833333333333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2666666666667">
                <text:p>0.662666666666667</text:p>
              </table:table-cell>
              <table:table-cell office:value-type="float" office:value="0.826833333333333">
                <text:p>0.826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785">
                <text:p>0.8785</text:p>
              </table:table-cell>
              <table:table-cell office:value-type="float" office:value="0.880833333333333">
                <text:p>0.8808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84166666666667">
                <text:p>0.884166666666667</text:p>
              </table:table-cell>
              <table:table-cell office:value-type="float" office:value="0.8655">
                <text:p>0.8655</text:p>
              </table:table-cell>
              <table:table-cell office:value-type="float" office:value="0.658">
                <text:p>0.658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55">
                <text:p>0.8855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657666666666667">
                <text:p>0.65766666666666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2166666666667">
                <text:p>0.882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701">
                <text:p>0.701</text:p>
              </table:table-cell>
              <table:table-cell office:value-type="float" office:value="0.834833333333333">
                <text:p>0.834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69">
                <text:p>0.869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">
                <text:p>0.87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845">
                <text:p>0.8845</text:p>
              </table:table-cell>
              <table:table-cell office:value-type="float" office:value="0.867">
                <text:p>0.867</text:p>
              </table:table-cell>
              <table:table-cell office:value-type="float" office:value="0.805166666666667">
                <text:p>0.8051666666666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875">
                <text:p>0.8875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14833333333333">
                <text:p>0.814833333333333</text:p>
              </table:table-cell>
              <table:table-cell office:value-type="float" office:value="0.840666666666667">
                <text:p>0.84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82">
                <text:p>0.882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40166666666667">
                <text:p>0.840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3">
                <text:p>0.883</text:p>
              </table:table-cell>
              <table:table-cell office:value-type="float" office:value="0.891">
                <text:p>0.891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305">
                <text:p>0.8305</text:p>
              </table:table-cell>
              <table:table-cell office:value-type="float" office:value="0.836166666666667">
                <text:p>0.836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905">
                <text:p>0.890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64333333333333">
                <text:p>0.864333333333333</text:p>
              </table:table-cell>
              <table:table-cell office:value-type="float" office:value="0.831166666666667">
                <text:p>0.831166666666667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9">
                <text:p>0.89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15">
                <text:p>0.891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37833333333333">
                <text:p>0.837833333333333</text:p>
              </table:table-cell>
              <table:table-cell office:value-type="float" office:value="0.837666666666667">
                <text:p>0.837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65">
                <text:p>0.8865</text:p>
              </table:table-cell>
              <table:table-cell office:value-type="float" office:value="0.892">
                <text:p>0.892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42333333333333">
                <text:p>0.842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7">
                <text:p>0.88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73166666666667">
                <text:p>0.873166666666667</text:p>
              </table:table-cell>
              <table:table-cell office:value-type="float" office:value="0.8455">
                <text:p>0.8455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2166666666667">
                <text:p>0.84216666666666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455">
                <text:p>0.845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4333333333333">
                <text:p>0.89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5">
                <text:p>0.845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0.847833333333333">
                <text:p>0.847833333333333</text:p>
              </table:table-cell>
              <table:table-cell office:value-type="float" office:value="0.851833333333333">
                <text:p>0.851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5">
                <text:p>0.8885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844333333333333">
                <text:p>0.844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745">
                <text:p>0.8745</text:p>
              </table:table-cell>
              <table:table-cell office:value-type="float" office:value="0.845166666666667">
                <text:p>0.84516666666666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8666666666667">
                <text:p>0.84866666666666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805">
                <text:p>0.8805</text:p>
              </table:table-cell>
              <table:table-cell office:value-type="float" office:value="0.85">
                <text:p>0.8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54333333333333">
                <text:p>0.8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85">
                <text:p>0.8985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695">
                <text:p>0.8695</text:p>
              </table:table-cell>
              <table:table-cell office:value-type="float" office:value="0.848333333333333">
                <text:p>0.848333333333333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4">
                <text:p>0.894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72">
                <text:p>0.872</text:p>
              </table:table-cell>
              <table:table-cell office:value-type="float" office:value="0.844833333333333">
                <text:p>0.844833333333333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">
                <text:p>0.89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99">
                <text:p>0.89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6">
                <text:p>0.876</text:p>
              </table:table-cell>
              <table:table-cell office:value-type="float" office:value="0.850833333333333">
                <text:p>0.85083333333333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895">
                <text:p>0.8895</text:p>
              </table:table-cell>
              <table:table-cell office:value-type="float" office:value="0.8715">
                <text:p>0.8715</text:p>
              </table:table-cell>
              <table:table-cell office:value-type="float" office:value="0.849833333333333">
                <text:p>0.849833333333333</text:p>
              </table:table-cell>
              <table:table-cell office:value-type="float" office:value="0.848333333333333">
                <text:p>0.84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15">
                <text:p>0.8915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76833333333333">
                <text:p>0.876833333333333</text:p>
              </table:table-cell>
              <table:table-cell office:value-type="float" office:value="0.850666666666667">
                <text:p>0.850666666666667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47666666666667">
                <text:p>0.84766666666666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75cm" svg:height="14.958cm" xlink:href=".." xlink:type="simple" chart:class="chart:scatter" chart:style-name="ch1">
        <chart:title svg:x="2.751cm" svg:y="0.434cm" chart:style-name="ch2">
          <text:p>Variation de la précision selon le nombre de layers utilisant la fonction softplus</text:p>
        </chart:title>
        <chart:subtitle svg:x="2.103cm" svg:y="1.434cm" chart:style-name="ch3">
          <text:p>Avec nombre de neuronnes par couche = 512,  nombre epochs=20,  taux d'apprentissage = 0.001</text:p>
        </chart:subtitle>
        <chart:legend chart:legend-position="end" svg:x="18.508cm" svg:y="6.591cm" style:legend-expansion="high" chart:style-name="ch4"/>
        <chart:plot-area chart:style-name="ch5" table:cell-range-address="'Softplus-'.I6:'Softplus-'.M35 'Softplus-'.J5:'Softplus-'.M5" chart:data-source-has-labels="row" svg:x="1.382cm" svg:y="2.336cm" svg:width="16.703cm" svg:height="11.394cm">
          <chartooo:coordinate-region svg:x="2.294cm" svg:y="2.496cm" svg:width="15.604cm" svg:height="10.667cm"/>
          <chart:axis chart:dimension="x" chart:name="primary-x" chart:style-name="ch6">
            <chart:title svg:x="9.213cm" svg:y="14.029cm" chart:style-name="ch7">
              <text:p>Epoch</text:p>
            </chart:title>
          </chart:axis>
          <chart:axis chart:dimension="y" chart:name="primary-y" chart:style-name="ch8">
            <chart:title svg:x="0.451cm" svg:y="8.765cm" chart:style-name="ch9">
              <text:p>Précision</text:p>
            </chart:title>
            <chart:grid chart:style-name="ch10" chart:class="major"/>
          </chart:axis>
          <chart:series chart:style-name="ch11" chart:values-cell-range-address="'Softplus-'.J6:'Softplus-'.J35" chart:label-cell-address="'Softplus-'.J5:'Softplus-'.J5" chart:class="chart:scatter">
            <chart:domain table:cell-range-address="'Softplus-'.I6:'Softplus-'.I35"/>
            <chart:data-point chart:repeated="30"/>
          </chart:series>
          <chart:series chart:style-name="ch12" chart:values-cell-range-address="'Softplus-'.K6:'Softplus-'.K35" chart:label-cell-address="'Softplus-'.K5:'Softplus-'.K5" chart:class="chart:scatter">
            <chart:data-point chart:repeated="30"/>
          </chart:series>
          <chart:series chart:style-name="ch13" chart:values-cell-range-address="'Softplus-'.L6:'Softplus-'.L35" chart:label-cell-address="'Softplus-'.L5:'Softplus-'.L5" chart:class="chart:scatter">
            <chart:data-point chart:repeated="30"/>
          </chart:series>
          <chart:series chart:style-name="ch14" chart:values-cell-range-address="'Softplus-'.M6:'Softplus-'.M35" chart:label-cell-address="'Softplus-'.M5:'Softplus-'.M5" chart:class="chart:scatter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oftplus-'.J5:'Softplus-'.J5</svg:desc>
                </draw:g>
              </table:table-cell>
              <table:table-cell office:value-type="string">
                <text:p>2 Layers</text:p>
                <draw:g>
                  <svg:desc>'Softplus-'.K5:'Softplus-'.K5</svg:desc>
                </draw:g>
              </table:table-cell>
              <table:table-cell office:value-type="string">
                <text:p>3 Layers</text:p>
                <draw:g>
                  <svg:desc>'Softplus-'.L5:'Softplus-'.L5</svg:desc>
                </draw:g>
              </table:table-cell>
              <table:table-cell office:value-type="string">
                <text:p>4 Layers</text:p>
                <draw:g>
                  <svg:desc>'Softplus-'.M5:'Softplus-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oftplus-'.I6:'Softplus-'.I35</svg:desc>
                </draw:g>
              </table:table-cell>
              <table:table-cell office:value-type="float" office:value="0.856666666666667">
                <text:p>0.856666666666667</text:p>
                <draw:g>
                  <svg:desc>'Softplus-'.J6:'Softplus-'.J35</svg:desc>
                </draw:g>
              </table:table-cell>
              <table:table-cell office:value-type="float" office:value="0.854833333333333">
                <text:p>0.854833333333333</text:p>
                <draw:g>
                  <svg:desc>'Softplus-'.K6:'Softplus-'.K35</svg:desc>
                </draw:g>
              </table:table-cell>
              <table:table-cell office:value-type="float" office:value="0.862333333333333">
                <text:p>0.862333333333333</text:p>
                <draw:g>
                  <svg:desc>'Softplus-'.L6:'Softplus-'.L35</svg:desc>
                </draw:g>
              </table:table-cell>
              <table:table-cell office:value-type="float" office:value="0.861">
                <text:p>0.861</text:p>
                <draw:g>
                  <svg:desc>'Softplus-'.M6:'Softplus-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1">
                <text:p>0.881</text:p>
              </table:table-cell>
              <table:table-cell office:value-type="float" office:value="0.886">
                <text:p>0.886</text:p>
              </table:table-cell>
              <table:table-cell office:value-type="float" office:value="0.872">
                <text:p>0.872</text:p>
              </table:table-cell>
              <table:table-cell office:value-type="float" office:value="0.871666666666667">
                <text:p>0.87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4833333333333">
                <text:p>0.874833333333333</text:p>
              </table:table-cell>
              <table:table-cell office:value-type="float" office:value="0.889833333333333">
                <text:p>0.889833333333333</text:p>
              </table:table-cell>
              <table:table-cell office:value-type="float" office:value="0.884">
                <text:p>0.884</text:p>
              </table:table-cell>
              <table:table-cell office:value-type="float" office:value="0.872833333333333">
                <text:p>0.872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15">
                <text:p>0.8915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7166666666667">
                <text:p>0.887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8833333333333">
                <text:p>0.888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">
                <text:p>0.894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0333333333333">
                <text:p>0.89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2166666666667">
                <text:p>0.8921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8915">
                <text:p>0.8915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6166666666667">
                <text:p>0.9061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4666666666667">
                <text:p>0.89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1666666666667">
                <text:p>0.901666666666667</text:p>
              </table:table-cell>
              <table:table-cell office:value-type="float" office:value="0.905">
                <text:p>0.905</text:p>
              </table:table-cell>
              <table:table-cell office:value-type="float" office:value="0.897">
                <text:p>0.897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5">
                <text:p>0.8965</text:p>
              </table:table-cell>
              <table:table-cell office:value-type="float" office:value="0.9065">
                <text:p>0.9065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2">
                <text:p>0.902</text:p>
              </table:table-cell>
              <table:table-cell office:value-type="float" office:value="0.905333333333333">
                <text:p>0.905333333333333</text:p>
              </table:table-cell>
              <table:table-cell office:value-type="float" office:value="0.907833333333333">
                <text:p>0.907833333333333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985">
                <text:p>0.8985</text:p>
              </table:table-cell>
              <table:table-cell office:value-type="float" office:value="0.9055">
                <text:p>0.9055</text:p>
              </table:table-cell>
              <table:table-cell office:value-type="float" office:value="0.903833333333333">
                <text:p>0.903833333333333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5">
                <text:p>0.89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3166666666667">
                <text:p>0.903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9166666666667">
                <text:p>0.899166666666667</text:p>
              </table:table-cell>
              <table:table-cell office:value-type="float" office:value="0.9065">
                <text:p>0.9065</text:p>
              </table:table-cell>
              <table:table-cell office:value-type="float" office:value="0.900833333333333">
                <text:p>0.900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1333333333333">
                <text:p>0.901333333333333</text:p>
              </table:table-cell>
              <table:table-cell office:value-type="float" office:value="0.9045">
                <text:p>0.9045</text:p>
              </table:table-cell>
              <table:table-cell office:value-type="float" office:value="0.9065">
                <text:p>0.9065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3666666666667">
                <text:p>0.903666666666667</text:p>
              </table:table-cell>
              <table:table-cell office:value-type="float" office:value="0.905833333333333">
                <text:p>0.905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7833333333333">
                <text:p>0.907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4666666666667">
                <text:p>0.904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9666666666667">
                <text:p>0.89966666666666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10666666666667">
                <text:p>0.910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115">
                <text:p>0.9115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01333333333333">
                <text:p>0.9013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0.9055">
                <text:p>0.9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9045">
                <text:p>0.9045</text:p>
              </table:table-cell>
              <table:table-cell office:value-type="float" office:value="0.910333333333333">
                <text:p>0.910333333333333</text:p>
              </table:table-cell>
              <table:table-cell office:value-type="float" office:value="0.904333333333333">
                <text:p>0.904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7333333333333">
                <text:p>0.907333333333333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7333333333333">
                <text:p>0.907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25">
                <text:p>0.9025</text:p>
              </table:table-cell>
              <table:table-cell office:value-type="float" office:value="0.897">
                <text:p>0.897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4166666666667">
                <text:p>0.904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8">
                <text:p>0.8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4">
                <text:p>0.904</text:p>
              </table:table-cell>
              <table:table-cell office:value-type="float" office:value="0.903833333333333">
                <text:p>0.90383333333333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05333333333333">
                <text:p>0.905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65">
                <text:p>0.9065</text:p>
              </table:table-cell>
              <table:table-cell office:value-type="float" office:value="0.905">
                <text:p>0.905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2666666666667">
                <text:p>0.902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35">
                <text:p>0.9035</text:p>
              </table:table-cell>
              <table:table-cell office:value-type="float" office:value="0.909166666666667">
                <text:p>0.909166666666667</text:p>
              </table:table-cell>
              <table:table-cell office:value-type="float" office:value="0.907666666666667">
                <text:p>0.907666666666667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25">
                <text:p>0.9025</text:p>
              </table:table-cell>
              <table:table-cell office:value-type="float" office:value="0.905333333333333">
                <text:p>0.905333333333333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0.901333333333333">
                <text:p>0.901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741cm" svg:height="12.229cm" xlink:href=".." xlink:type="simple" chart:class="chart:scatter" chart:style-name="ch1">
        <chart:title svg:x="3.392cm" svg:y="0.379cm" chart:style-name="ch2">
          <text:p>Variation de la précision selon le nombre de layers utilisant la fonction tanh</text:p>
        </chart:title>
        <chart:subtitle svg:x="2.386cm" svg:y="1.324cm" chart:style-name="ch3">
          <text:p>Avec nombre de neuronnes par couche = 512,  nombre epochs=20,  taux d'apprentissage = 0.001</text:p>
        </chart:subtitle>
        <chart:legend chart:legend-position="end" svg:x="19.074cm" svg:y="5.226cm" style:legend-expansion="high" chart:style-name="ch4"/>
        <chart:plot-area chart:style-name="ch5" table:cell-range-address="'tanh-'.I6:'tanh-'.M25 'tanh-'.J5:'tanh-'.M5" chart:data-source-has-labels="row" svg:x="1.393cm" svg:y="2.171cm" svg:width="17.247cm" svg:height="8.885cm">
          <chartooo:coordinate-region svg:x="2.305cm" svg:y="2.331cm" svg:width="16.148cm" svg:height="8.157cm"/>
          <chart:axis chart:dimension="x" chart:name="primary-x" chart:style-name="ch6">
            <chart:title svg:x="9.496cm" svg:y="11.3cm" chart:style-name="ch7">
              <text:p>Epoch</text:p>
            </chart:title>
          </chart:axis>
          <chart:axis chart:dimension="y" chart:name="primary-y" chart:style-name="ch8">
            <chart:title svg:x="0.451cm" svg:y="7.345cm" chart:style-name="ch9">
              <text:p>Précision</text:p>
            </chart:title>
            <chart:grid chart:style-name="ch10" chart:class="major"/>
          </chart:axis>
          <chart:series chart:style-name="ch11" chart:values-cell-range-address="'tanh-'.J6:'tanh-'.J25" chart:label-cell-address="'tanh-'.J5:'tanh-'.J5" chart:class="chart:scatter">
            <chart:domain table:cell-range-address="'tanh-'.I6:'tanh-'.I25"/>
            <chart:data-point chart:repeated="20"/>
          </chart:series>
          <chart:series chart:style-name="ch12" chart:values-cell-range-address="'tanh-'.K6:'tanh-'.K25" chart:label-cell-address="'tanh-'.K5:'tanh-'.K5" chart:class="chart:scatter">
            <chart:data-point chart:repeated="20"/>
          </chart:series>
          <chart:series chart:style-name="ch13" chart:values-cell-range-address="'tanh-'.L6:'tanh-'.L25" chart:label-cell-address="'tanh-'.L5:'tanh-'.L5" chart:class="chart:scatter">
            <chart:data-point chart:repeated="20"/>
          </chart:series>
          <chart:series chart:style-name="ch14" chart:values-cell-range-address="'tanh-'.M6:'tanh-'.M25" chart:label-cell-address="'tanh-'.M5:'tanh-'.M5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tanh-'.J5:'tanh-'.J5</svg:desc>
                </draw:g>
              </table:table-cell>
              <table:table-cell office:value-type="string">
                <text:p>2 Layers</text:p>
                <draw:g>
                  <svg:desc>'tanh-'.K5:'tanh-'.K5</svg:desc>
                </draw:g>
              </table:table-cell>
              <table:table-cell office:value-type="string">
                <text:p>3 Layers</text:p>
                <draw:g>
                  <svg:desc>'tanh-'.L5:'tanh-'.L5</svg:desc>
                </draw:g>
              </table:table-cell>
              <table:table-cell office:value-type="string">
                <text:p>4 Layers</text:p>
                <draw:g>
                  <svg:desc>'tanh-'.M5:'tanh-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nh-'.I6:'tanh-'.I25</svg:desc>
                </draw:g>
              </table:table-cell>
              <table:table-cell office:value-type="float" office:value="0.8575">
                <text:p>0.8575</text:p>
                <draw:g>
                  <svg:desc>'tanh-'.J6:'tanh-'.J25</svg:desc>
                </draw:g>
              </table:table-cell>
              <table:table-cell office:value-type="float" office:value="0.864666666666667">
                <text:p>0.864666666666667</text:p>
                <draw:g>
                  <svg:desc>'tanh-'.K6:'tanh-'.K25</svg:desc>
                </draw:g>
              </table:table-cell>
              <table:table-cell office:value-type="float" office:value="0.86">
                <text:p>0.86</text:p>
                <draw:g>
                  <svg:desc>'tanh-'.L6:'tanh-'.L25</svg:desc>
                </draw:g>
              </table:table-cell>
              <table:table-cell office:value-type="float" office:value="0.86">
                <text:p>0.86</text:p>
                <draw:g>
                  <svg:desc>'tanh-'.M6:'tanh-'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63333333333333">
                <text:p>0.86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85">
                <text:p>0.8685</text:p>
              </table:table-cell>
              <table:table-cell office:value-type="float" office:value="0.858666666666667">
                <text:p>0.858666666666667</text:p>
              </table:table-cell>
              <table:table-cell office:value-type="float" office:value="0.870666666666667">
                <text:p>0.870666666666667</text:p>
              </table:table-cell>
              <table:table-cell office:value-type="float" office:value="0.871166666666667">
                <text:p>0.871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25">
                <text:p>0.8925</text:p>
              </table:table-cell>
              <table:table-cell office:value-type="float" office:value="0.885">
                <text:p>0.885</text:p>
              </table:table-cell>
              <table:table-cell office:value-type="float" office:value="0.878666666666667">
                <text:p>0.878666666666667</text:p>
              </table:table-cell>
              <table:table-cell office:value-type="float" office:value="0.870166666666667">
                <text:p>0.870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1166666666667">
                <text:p>0.881166666666667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78833333333333">
                <text:p>0.878833333333333</text:p>
              </table:table-cell>
              <table:table-cell office:value-type="float" office:value="0.869833333333333">
                <text:p>0.869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6333333333333">
                <text:p>0.87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67833333333333">
                <text:p>0.867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4833333333333">
                <text:p>0.884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84166666666667">
                <text:p>0.8841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5">
                <text:p>0.895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865">
                <text:p>0.886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6">
                <text:p>0.886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95">
                <text:p>0.895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85666666666667">
                <text:p>0.885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05">
                <text:p>0.890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8166666666667">
                <text:p>0.878166666666667</text:p>
              </table:table-cell>
              <table:table-cell office:value-type="float" office:value="0.888666666666667">
                <text:p>0.888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2166666666667">
                <text:p>0.892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5">
                <text:p>0.8875</text:p>
              </table:table-cell>
              <table:table-cell office:value-type="float" office:value="0.877333333333333">
                <text:p>0.877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15">
                <text:p>0.8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7666666666667">
                <text:p>0.887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05">
                <text:p>0.89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